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text:paragraph-rsid="00169170" style:font-weight-asian="bold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/>
    </style:style>
    <style:style style:name="P8" style:family="paragraph" style:parent-style-name="Standard">
      <style:text-properties fo:color="#000000" style:font-name="Times New Roman" fo:font-size="11pt" fo:font-weight="normal" text:paragraph-rsid="00169170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Times New Roman" fo:font-size="11pt" fo:font-weight="bold" text:paragraph-rsid="00169170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11" style:family="paragraph" style:parent-style-name="Standard">
      <style:text-properties style:font-name="Times New Roman" fo:font-size="10.5pt" text:paragraph-rsid="00169170" style:font-size-asian="10.5pt" style:font-size-complex="10.5pt"/>
    </style:style>
    <style:style style:name="P12" style:family="paragraph" style:parent-style-name="Standard">
      <style:text-properties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13" style:family="paragraph" style:parent-style-name="Standard">
      <style:text-properties fo:color="#943634" style:font-name="Thorndale AMT1" fo:font-size="10.5pt" fo:font-weight="normal" text:paragraph-rsid="00169170" style:font-size-asian="10.5pt" style:font-weight-asian="normal" style:font-name-complex="Thorndale AMT1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fo:font-weight="normal" text:paragraph-rsid="00169170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16" style:family="paragraph" style:parent-style-name="Standard">
      <style:text-properties fo:color="#943634" style:font-name="Thorndale AMT1" fo:font-size="10.5pt" fo:font-weight="bold" text:paragraph-rsid="00215355" style:font-size-asian="10.5pt" style:font-weight-asian="bold" style:font-name-complex="Thorndale AMT1" style:font-size-complex="10.5pt" style:font-weight-complex="bold"/>
    </style:style>
    <style:style style:name="P17" style:family="paragraph" style:parent-style-name="Standard">
      <style:text-properties fo:color="#943634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18" style:family="paragraph" style:parent-style-name="Standard">
      <style:text-properties fo:color="#943634" fo:font-size="10.5pt" text:paragraph-rsid="00169170" style:font-size-asian="10.5pt" style:font-size-complex="10.5pt"/>
    </style:style>
    <style:style style:name="P19" style:family="paragraph" style:parent-style-name="Standard"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20" style:family="paragraph" style:parent-style-name="Standard"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21" style:family="paragraph" style:parent-style-name="Standard"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22" style:family="paragraph" style:parent-style-name="Standard">
      <style:text-properties fo:color="#943634"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943634" style:font-name="Times New Roman" fo:font-size="10pt" fo:font-weight="bold" text:paragraph-rsid="00169170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.5pt" text:paragraph-rsid="00169170" style:font-size-asian="10.5pt" style:font-size-complex="10.5pt"/>
    </style:style>
    <style:style style:name="P25" style:family="paragraph" style:parent-style-name="Standard"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26" style:family="paragraph" style:parent-style-name="Standard">
      <style:text-properties fo:color="#99284c" fo:font-size="10.5pt" text:paragraph-rsid="00169170" style:font-size-asian="10.5pt" style:font-size-complex="10.5pt"/>
    </style:style>
    <style:style style:name="P27" style:family="paragraph" style:parent-style-name="Standard">
      <style:text-properties fo:color="#99284c" fo:font-size="10.5pt" text:paragraph-rsid="0020d07c" style:font-size-asian="10.5pt" style:font-size-complex="10.5pt"/>
    </style:style>
    <style:style style:name="P28" style:family="paragraph" style:parent-style-name="Standard"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29" style:family="paragraph" style:parent-style-name="Standard">
      <style:text-properties fo:color="#99284c" fo:font-size="10.5pt" fo:font-weight="bold" text:paragraph-rsid="00204674" style:font-size-asian="10.5pt" style:font-weight-asian="bold" style:font-size-complex="10.5pt" style:font-weight-complex="bold"/>
    </style:style>
    <style:style style:name="P30" style:family="paragraph" style:parent-style-name="Standard">
      <style:text-properties fo:color="#99284c" fo:font-size="10.5pt" fo:font-weight="bold" text:paragraph-rsid="00232924" style:font-size-asian="10.5pt" style:font-weight-asian="bold" style:font-size-complex="10.5pt" style:font-weight-complex="bold"/>
    </style:style>
    <style:style style:name="P31" style:family="paragraph" style:parent-style-name="Standard">
      <style:text-properties fo:color="#99284c" fo:font-size="10.5pt" fo:font-weight="bold" text:paragraph-rsid="002836fe" style:font-size-asian="10.5pt" style:font-weight-asian="bold" style:font-size-complex="10.5pt" style:font-weight-complex="bold"/>
    </style:style>
    <style:style style:name="P32" style:family="paragraph" style:parent-style-name="Standard">
      <style:text-properties fo:color="#99284c" fo:font-size="10.5pt" fo:font-weight="bold" text:paragraph-rsid="00295a21" style:font-size-asian="10.5pt" style:font-weight-asian="bold" style:font-size-complex="10.5pt" style:font-weight-complex="bold"/>
    </style:style>
    <style:style style:name="P33" style:family="paragraph" style:parent-style-name="Standard">
      <style:text-properties fo:color="#99284c" fo:font-size="10.5pt" fo:font-weight="normal" text:paragraph-rsid="00169170" style:font-size-asian="10.5pt" style:font-weight-asian="normal" style:font-size-complex="10.5pt" style:font-weight-complex="normal"/>
    </style:style>
    <style:style style:name="P34" style:family="paragraph" style:parent-style-name="Standard"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35" style:family="paragraph" style:parent-style-name="Standard">
      <style:text-properties fo:color="#99284c" fo:font-size="10.5pt" fo:language="en" fo:country="US" text:paragraph-rsid="00169170" style:font-size-asian="10.5pt" style:font-size-complex="10.5pt"/>
    </style:style>
    <style:style style:name="P36" style:family="paragraph" style:parent-style-name="Standard">
      <style:text-properties fo:color="#000080" fo:font-size="10.5pt" text:paragraph-rsid="00169170" style:font-size-asian="10.5pt" style:font-size-complex="10.5pt"/>
    </style:style>
    <style:style style:name="P37" style:family="paragraph" style:parent-style-name="Standard">
      <style:text-properties fo:color="#800000" fo:font-size="10.5pt" fo:font-weight="bold" text:paragraph-rsid="00169170" style:font-size-asian="10.5pt" style:font-weight-asian="bold" style:font-size-complex="10.5pt" style:font-weight-complex="bold"/>
    </style:style>
    <style:style style:name="P38" style:family="paragraph" style:parent-style-name="Standard">
      <style:text-properties text:paragraph-rsid="00169170"/>
    </style:style>
    <style:style style:name="P39" style:family="paragraph" style:parent-style-name="Standard">
      <style:text-properties text:paragraph-rsid="00204674"/>
    </style:style>
    <style:style style:name="P40" style:family="paragraph" style:parent-style-name="Standard">
      <style:text-properties text:paragraph-rsid="0020d07c"/>
    </style:style>
    <style:style style:name="P41" style:family="paragraph" style:parent-style-name="Standard">
      <style:text-properties text:paragraph-rsid="00232924"/>
    </style:style>
    <style:style style:name="P42" style:family="paragraph" style:parent-style-name="Standard">
      <style:text-properties text:paragraph-rsid="00234f71"/>
    </style:style>
    <style:style style:name="P43" style:family="paragraph" style:parent-style-name="Standard">
      <style:text-properties text:paragraph-rsid="00249ded"/>
    </style:style>
    <style:style style:name="P44" style:family="paragraph" style:parent-style-name="Standard">
      <style:text-properties text:paragraph-rsid="002540d4"/>
    </style:style>
    <style:style style:name="P45" style:family="paragraph" style:parent-style-name="Standard">
      <style:text-properties text:paragraph-rsid="00259e77"/>
    </style:style>
    <style:style style:name="P46" style:family="paragraph" style:parent-style-name="Standard">
      <style:text-properties text:paragraph-rsid="00264cf5"/>
    </style:style>
    <style:style style:name="P47" style:family="paragraph" style:parent-style-name="Standard">
      <style:text-properties text:paragraph-rsid="002836fe"/>
    </style:style>
    <style:style style:name="P48" style:family="paragraph" style:parent-style-name="Standard">
      <style:text-properties text:paragraph-rsid="002a1bef"/>
    </style:style>
    <style:style style:name="P49" style:family="paragraph" style:parent-style-name="Standard">
      <style:paragraph-properties style:writing-mode="lr-tb"/>
      <style:text-properties fo:color="#000000" style:font-name="Times New Roman" fo:font-size="11pt" fo:font-weight="normal" text:paragraph-rsid="00169170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style:writing-mode="lr-tb"/>
      <style:text-properties style:font-name="Times New Roman" fo:font-size="11pt" fo:font-weight="bold" text:paragraph-rsid="00169170" style:font-size-asian="11pt" style:font-weight-asian="bold" style:font-size-complex="11pt" style:font-weight-complex="bold"/>
    </style:style>
    <style:style style:name="P51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52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19b9ae" style:font-size-asian="10.5pt" style:font-weight-asian="bold" style:font-name-complex="Thorndale AMT1" style:font-size-complex="10.5pt" style:font-weight-complex="bold"/>
    </style:style>
    <style:style style:name="P53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paragraph-rsid="00215355" style:font-size-asian="10.5pt" style:font-weight-asian="bold" style:font-name-complex="Thorndale AMT1" style:font-size-complex="10.5pt" style:font-weight-complex="bold"/>
    </style:style>
    <style:style style:name="P54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text:paragraph-rsid="00188ad4" style:font-size-asian="10.5pt" style:font-weight-asian="normal" style:font-name-complex="Thorndale AMT1" style:font-size-complex="10.5pt" style:font-weight-complex="normal"/>
    </style:style>
    <style:style style:name="P55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text:paragraph-rsid="00169170" style:font-size-asian="10.5pt" style:font-name-complex="Thorndale AMT1" style:font-size-complex="10.5pt"/>
    </style:style>
    <style:style style:name="P56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text:paragraph-rsid="00169170" style:font-size-asian="10.5pt" style:font-size-complex="10.5pt"/>
    </style:style>
    <style:style style:name="P57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e5cb3" style:font-size-asian="10.5pt" style:font-weight-asian="normal" style:font-name-complex="Thorndale AMT1" style:font-size-complex="10.5pt" style:font-weight-complex="normal"/>
    </style:style>
    <style:style style:name="P58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69170" style:font-size-asian="10.5pt" style:font-weight-asian="normal" style:font-name-complex="Thorndale AMT1" style:font-size-complex="10.5pt" style:font-weight-complex="normal"/>
    </style:style>
    <style:style style:name="P59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normal" text:paragraph-rsid="00169170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e5cb3" style:font-size-asian="10.5pt" style:font-weight-asian="bold" style:font-name-complex="Thorndale AMT1" style:font-size-complex="10.5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63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d6cda" style:font-size-asian="10.5pt" style:font-weight-asian="bold" style:font-size-complex="10.5pt" style:font-weight-complex="bold"/>
    </style:style>
    <style:style style:name="P64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6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6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67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69170" style:font-size-asian="10.5pt" style:font-size-complex="10.5pt" style:font-weight-complex="bold"/>
    </style:style>
    <style:style style:name="P68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169170" style:font-size-asian="10.5pt" style:font-size-complex="10.5pt"/>
    </style:style>
    <style:style style:name="P69" style:family="paragraph" style:parent-style-name="Standard">
      <style:paragraph-properties fo:margin-left="0.85cm" fo:margin-right="0cm" fo:text-indent="0cm" style:auto-text-indent="false"/>
      <style:text-properties fo:color="#943634" fo:font-size="10.5pt" text:paragraph-rsid="0020d07c" style:font-size-asian="10.5pt" style:font-size-complex="10.5pt"/>
    </style:style>
    <style:style style:name="P70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7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pt" fo:font-weight="bold" text:paragraph-rsid="00169170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left="0.85cm" fo:margin-right="0cm" fo:text-indent="0cm" style:auto-text-indent="false"/>
      <style:text-properties fo:color="#943634"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7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77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margin-left="0.85cm" fo:margin-right="0cm" fo:text-indent="0cm" style:auto-text-indent="false"/>
      <style:text-properties fo:font-size="10.5pt" text:paragraph-rsid="00169170" style:font-size-asian="10.5pt" style:font-size-complex="10.5pt"/>
    </style:style>
    <style:style style:name="P79" style:family="paragraph" style:parent-style-name="Standard">
      <style:paragraph-properties fo:margin-left="0.85cm" fo:margin-right="0cm" fo:text-indent="0cm" style:auto-text-indent="false"/>
      <style:text-properties fo:font-size="10.5pt" text:paragraph-rsid="00249ded" style:font-size-asian="10.5pt" style:font-size-complex="10.5pt"/>
    </style:style>
    <style:style style:name="P80" style:family="paragraph" style:parent-style-name="Standard">
      <style:paragraph-properties fo:margin-left="0.85cm" fo:margin-right="0cm" fo:text-indent="0cm" style:auto-text-indent="false"/>
      <style:text-properties fo:font-weight="bold" text:paragraph-rsid="00169170" style:font-weight-asian="bold" style:font-weight-complex="bold"/>
    </style:style>
    <style:style style:name="P8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95a21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9284c" fo:font-size="10.5pt" text:paragraph-rsid="00169170" style:font-size-asian="10.5pt" style:font-size-complex="10.5pt"/>
    </style:style>
    <style:style style:name="P84" style:family="paragraph" style:parent-style-name="Standard">
      <style:paragraph-properties fo:margin-left="0.85cm" fo:margin-right="0cm" fo:text-indent="0cm" style:auto-text-indent="false"/>
      <style:text-properties fo:color="#99284c" fo:font-size="10.5pt" text:paragraph-rsid="00169170" style:font-size-asian="10.5pt" style:font-size-complex="10.5pt"/>
    </style:style>
    <style:style style:name="P8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169170" style:font-size-asian="10.5pt" style:font-weight-asian="normal" style:font-size-complex="10.5pt" style:font-weight-complex="normal"/>
    </style:style>
    <style:style style:name="P86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87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8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8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9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text:paragraph-rsid="00169170" style:font-size-asian="10.5pt" style:font-size-complex="10.5pt"/>
    </style:style>
    <style:style style:name="P9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fo:font-weight="bold" text:paragraph-rsid="00169170" style:font-size-asian="10.5pt" style:font-weight-asian="bold" style:font-size-complex="10.5pt" style:font-weight-complex="bold"/>
    </style:style>
    <style:style style:name="P9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style:font-name="Thorndale AMT1" fo:font-size="10.5pt" text:paragraph-rsid="00169170" style:font-size-asian="10.5pt" style:font-size-complex="10.5pt"/>
    </style:style>
    <style:style style:name="P93" style:family="paragraph" style:parent-style-name="Standard">
      <style:paragraph-properties fo:margin-left="0.85cm" fo:margin-right="0cm" fo:text-indent="0cm" style:auto-text-indent="false"/>
      <style:text-properties fo:color="#000080" fo:font-size="10.5pt" fo:font-weight="bold" text:paragraph-rsid="00169170" style:font-size-asian="10.5pt" style:font-weight-asian="bold" style:font-size-complex="10.5pt" style:font-weight-complex="bold"/>
    </style:style>
    <style:style style:name="P94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text:paragraph-rsid="00169170" style:font-size-asian="10.5pt" style:font-size-complex="10.5pt"/>
    </style:style>
    <style:style style:name="P95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bold" text:paragraph-rsid="00169170" style:font-size-asian="10.5pt" style:font-weight-asian="bold" style:font-size-complex="10.5pt" style:font-weight-complex="bold"/>
    </style:style>
    <style:style style:name="P96" style:family="paragraph" style:parent-style-name="Standard">
      <style:paragraph-properties fo:margin-left="0.85cm" fo:margin-right="0cm" fo:text-indent="0cm" style:auto-text-indent="false"/>
      <style:text-properties style:font-name="Times New Roman" fo:font-size="10.5pt" fo:font-weight="normal" text:paragraph-rsid="00169170" style:font-size-asian="10.5pt" style:font-weight-asian="normal" style:font-size-complex="10.5pt" style:font-weight-complex="normal"/>
    </style:style>
    <style:style style:name="P97" style:family="paragraph" style:parent-style-name="Standard">
      <style:paragraph-properties fo:margin-left="0.85cm" fo:margin-right="0cm" fo:text-indent="0cm" style:auto-text-indent="false"/>
      <style:text-properties style:font-name="Times New Roman" fo:font-size="10pt" text:paragraph-rsid="00169170" style:font-size-asian="10pt" style:font-size-complex="10pt"/>
    </style:style>
    <style:style style:name="P98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normal" text:paragraph-rsid="00169170" style:font-size-asian="10.5pt" style:font-weight-asian="normal" style:font-size-complex="10.5pt" style:font-weight-complex="normal"/>
    </style:style>
    <style:style style:name="P99" style:family="paragraph" style:parent-style-name="Standard">
      <style:paragraph-properties fo:margin-left="0.85cm" fo:margin-right="0cm" fo:text-indent="0cm" style:auto-text-indent="false"/>
      <style:text-properties fo:color="#800000" fo:font-size="10.5pt" fo:font-weight="bold" text:paragraph-rsid="00169170" style:font-size-asian="10.5pt" style:font-weight-asian="bold" style:font-size-complex="10.5pt" style:font-weight-complex="bold"/>
    </style:style>
    <style:style style:name="P100" style:family="paragraph" style:parent-style-name="Standard">
      <style:paragraph-properties fo:margin-left="0.85cm" fo:margin-right="0cm" fo:text-indent="0cm" style:auto-text-indent="false"/>
      <style:text-properties text:paragraph-rsid="00169170"/>
    </style:style>
    <style:style style:name="P101" style:family="paragraph" style:parent-style-name="Standard">
      <style:paragraph-properties fo:margin-left="0.85cm" fo:margin-right="0cm" fo:text-indent="0cm" style:auto-text-indent="false"/>
      <style:text-properties text:paragraph-rsid="001d6cda"/>
    </style:style>
    <style:style style:name="P102" style:family="paragraph" style:parent-style-name="Standard">
      <style:paragraph-properties fo:margin-left="0.85cm" fo:margin-right="0cm" fo:text-indent="0cm" style:auto-text-indent="false"/>
      <style:text-properties text:paragraph-rsid="00204674"/>
    </style:style>
    <style:style style:name="P103" style:family="paragraph" style:parent-style-name="Standard">
      <style:paragraph-properties fo:margin-left="0.85cm" fo:margin-right="0cm" fo:text-indent="0cm" style:auto-text-indent="false"/>
      <style:text-properties text:paragraph-rsid="0020d07c"/>
    </style:style>
    <style:style style:name="P104" style:family="paragraph" style:parent-style-name="Standard">
      <style:paragraph-properties fo:margin-left="0.85cm" fo:margin-right="0cm" fo:text-indent="0cm" style:auto-text-indent="false"/>
      <style:text-properties text:paragraph-rsid="00249ded"/>
    </style:style>
    <style:style style:name="P105" style:family="paragraph" style:parent-style-name="Standard">
      <style:paragraph-properties fo:margin-left="0.85cm" fo:margin-right="0cm" fo:text-indent="0cm" style:auto-text-indent="false"/>
      <style:text-properties text:paragraph-rsid="00259e77"/>
    </style:style>
    <style:style style:name="P106" style:family="paragraph" style:parent-style-name="Standard">
      <style:paragraph-properties fo:margin-left="0.85cm" fo:margin-right="0cm" fo:text-indent="0cm" style:auto-text-indent="false"/>
      <style:text-properties text:paragraph-rsid="00264cf5"/>
    </style:style>
    <style:style style:name="P107" style:family="paragraph" style:parent-style-name="Standard">
      <style:paragraph-properties fo:margin-left="0.85cm" fo:margin-right="0cm" fo:text-indent="0cm" style:auto-text-indent="false"/>
      <style:text-properties text:paragraph-rsid="002a1bef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109" style:family="paragraph" style:parent-style-name="Standard">
      <style:paragraph-properties fo:margin-left="0cm" fo:margin-right="0cm" fo:text-indent="0cm" style:auto-text-indent="false"/>
      <style:text-properties fo:color="#99284c" fo:font-size="10.5pt" text:paragraph-rsid="00169170" style:font-size-asian="10.5pt" style:font-size-complex="10.5pt"/>
    </style:style>
    <style:style style:name="P1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use-window-font-color="true" fo:font-size="10.5pt" fo:font-weight="bold" text:paragraph-rsid="002836fe" style:font-size-asian="10.5pt" style:font-weight-asian="bold" style:font-size-complex="10.5pt" style:font-weight-complex="bold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fo:font-weight="bold" text:paragraph-rsid="002a1bef" style:font-size-asian="10.5pt" style:font-weight-asian="bold" style:font-size-complex="10.5pt" style:font-weight-complex="bold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0.5pt" text:paragraph-rsid="00169170" style:font-size-asian="10.5pt" style:font-size-complex="10.5pt"/>
    </style:style>
    <style:style style:name="P114" style:family="paragraph" style:parent-style-name="Standard">
      <style:paragraph-properties fo:margin-left="0cm" fo:margin-right="0cm" fo:text-indent="0cm" style:auto-text-indent="false"/>
      <style:text-properties fo:font-size="10.5pt" text:paragraph-rsid="00169170" style:font-size-asian="10.5pt" style:font-size-complex="10.5pt"/>
    </style:style>
    <style:style style:name="P115" style:family="paragraph" style:parent-style-name="Standard">
      <style:paragraph-properties fo:margin-left="0cm" fo:margin-right="0cm" fo:text-indent="0cm" style:auto-text-indent="false"/>
      <style:text-properties fo:font-size="10.5pt" fo:font-weight="normal" text:paragraph-rsid="00169170" style:font-size-asian="10.5pt" style:font-weight-asian="normal" style:font-size-complex="10.5pt" style:font-weight-complex="normal"/>
    </style:style>
    <style:style style:name="P116" style:family="paragraph" style:parent-style-name="Standard">
      <style:paragraph-properties fo:margin-left="0cm" fo:margin-right="0cm" fo:text-indent="0cm" style:auto-text-indent="false"/>
      <style:text-properties fo:color="#800000" fo:font-size="10.5pt" fo:font-weight="normal" text:paragraph-rsid="00169170" style:font-size-asian="10.5pt" style:font-weight-asian="normal" style:font-size-complex="10.5pt" style:font-weight-complex="normal"/>
    </style:style>
    <style:style style:name="P117" style:family="paragraph" style:parent-style-name="Standard">
      <style:paragraph-properties fo:margin-left="0cm" fo:margin-right="0cm" fo:text-indent="0cm" style:auto-text-indent="false"/>
      <style:text-properties text:paragraph-rsid="00169170"/>
    </style:style>
    <style:style style:name="P118" style:family="paragraph" style:parent-style-name="Standard">
      <style:paragraph-properties fo:margin-left="1.7cm" fo:margin-right="0cm" fo:text-indent="0cm" style:auto-text-indent="false">
        <style:tab-stops/>
      </style:paragraph-properties>
      <style:text-properties fo:color="#99284c" fo:font-size="10.5pt" text:paragraph-rsid="00232924" style:font-size-asian="10.5pt" style:font-size-complex="10.5pt"/>
    </style:style>
    <style:style style:name="P119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120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size="10.5pt" text:paragraph-rsid="00169170" style:font-size-asian="10.5pt" style:font-size-complex="10.5pt"/>
    </style:style>
    <style:style style:name="P1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943634" fo:font-size="10.5pt" text:paragraph-rsid="00169170" style:font-size-asian="10.5pt" style:font-size-complex="10.5pt"/>
    </style:style>
    <style:style style:name="P122" style:family="paragraph" style:parent-style-name="Standard">
      <style:paragraph-properties fo:margin-left="2.551cm" fo:margin-right="0cm" fo:text-indent="1.251cm" style:auto-text-indent="false">
        <style:tab-stops/>
      </style:paragraph-properties>
      <style:text-properties text:paragraph-rsid="00169170"/>
    </style:style>
    <style:style style:name="P123" style:family="paragraph" style:parent-style-name="Standard">
      <style:paragraph-properties fo:margin-left="4.251cm" fo:margin-right="0cm" fo:text-indent="0cm" style:auto-text-indent="false">
        <style:tab-stops/>
      </style:paragraph-properties>
      <style:text-properties fo:color="#83caff" fo:font-size="10.5pt" text:paragraph-rsid="00169170" style:font-size-asian="10.5pt" style:font-size-complex="10.5pt"/>
    </style:style>
    <style:style style:name="P124" style:family="paragraph" style:parent-style-name="Standard" style:list-style-name="L1">
      <style:text-properties fo:color="#000000"/>
    </style:style>
    <style:style style:name="P125" style:family="paragraph" style:parent-style-name="Standard" style:list-style-name="L1">
      <style:text-properties fo:color="#000000" text:rsid="00188ad4" text:paragraph-rsid="00188ad4"/>
    </style:style>
    <style:style style:name="P126" style:family="paragraph" style:parent-style-name="Standard" style:list-style-name="L1">
      <style:text-properties fo:color="#000000" text:rsid="001b9489" text:paragraph-rsid="001b9489"/>
    </style:style>
    <style:style style:name="P127" style:family="paragraph" style:parent-style-name="Standard" style:list-style-name="L1">
      <style:text-properties fo:color="#000000" text:rsid="001b9489" text:paragraph-rsid="0035cbe7"/>
    </style:style>
    <style:style style:name="P128" style:family="paragraph" style:parent-style-name="Standard" style:list-style-name="L2">
      <style:text-properties fo:color="#000000"/>
    </style:style>
    <style:style style:name="P129" style:family="paragraph" style:parent-style-name="Standard" style:list-style-name="L2">
      <style:text-properties fo:color="#000000" fo:font-weight="bold" style:font-weight-asian="bold" style:font-weight-complex="bold"/>
    </style:style>
    <style:style style:name="P130" style:family="paragraph" style:parent-style-name="Standard" style:list-style-name="L2">
      <style:text-properties fo:color="#000000" fo:font-weight="normal" style:font-weight-asian="normal" style:font-weight-complex="normal"/>
    </style:style>
    <style:style style:name="P131" style:family="paragraph" style:parent-style-name="Standard">
      <style:text-properties fo:font-weight="normal" style:font-weight-asian="normal" style:font-weight-complex="normal"/>
    </style:style>
    <style:style style:name="P132" style:family="paragraph" style:parent-style-name="Standard">
      <style:text-properties fo:color="#943634" style:font-name="Thorndale AMT1" fo:font-size="10.5pt" fo:font-weight="bold" text:rsid="00215355" text:paragraph-rsid="00215355" style:font-size-asian="10.5pt" style:font-weight-asian="bold" style:font-name-complex="Thorndale AMT1" style:font-size-complex="10.5pt" style:font-weight-complex="bold"/>
    </style:style>
    <style:style style:name="P133" style:family="paragraph" style:parent-style-name="Standard"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134" style:family="paragraph" style:parent-style-name="Standard"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135" style:family="paragraph" style:parent-style-name="Standard">
      <style:text-properties fo:color="#943634" fo:font-size="10.5pt" fo:font-weight="bold" text:paragraph-rsid="00306066" style:font-size-asian="10.5pt" style:font-weight-asian="bold" style:font-size-complex="10.5pt" style:font-weight-complex="bold"/>
    </style:style>
    <style:style style:name="P136" style:family="paragraph" style:parent-style-name="Standard">
      <style:text-properties fo:color="#943634" fo:font-size="10.5pt" fo:font-weight="bold" text:paragraph-rsid="0033001d" style:font-size-asian="10.5pt" style:font-weight-asian="bold" style:font-size-complex="10.5pt" style:font-weight-complex="bold"/>
    </style:style>
    <style:style style:name="P137" style:family="paragraph" style:parent-style-name="Standard">
      <style:text-properties fo:color="#943634" fo:font-size="10.5pt" fo:font-weight="bold" text:paragraph-rsid="00392115" style:font-size-asian="10.5pt" style:font-weight-asian="bold" style:font-size-complex="10.5pt" style:font-weight-complex="bold"/>
    </style:style>
    <style:style style:name="P138" style:family="paragraph" style:parent-style-name="Standard">
      <style:text-properties fo:color="#99284c" fo:font-size="10.5pt" fo:font-weight="normal" text:rsid="00204674" text:paragraph-rsid="00169170" style:font-size-asian="10.5pt" style:font-weight-asian="normal" style:font-size-complex="10.5pt" style:font-weight-complex="normal"/>
    </style:style>
    <style:style style:name="P139" style:family="paragraph" style:parent-style-name="Standard">
      <style:text-properties fo:color="#99284c" fo:font-size="10.5pt" fo:font-weight="bold" text:rsid="00232924" text:paragraph-rsid="00232924" style:font-size-asian="10.5pt" style:font-weight-asian="bold" style:font-size-complex="10.5pt" style:font-weight-complex="bold"/>
    </style:style>
    <style:style style:name="P140" style:family="paragraph" style:parent-style-name="Standard">
      <style:text-properties fo:color="#99284c" fo:font-size="10.5pt" fo:font-weight="bold" text:rsid="00295a21" text:paragraph-rsid="00295a21" style:font-size-asian="10.5pt" style:font-weight-asian="bold" style:font-size-complex="10.5pt" style:font-weight-complex="bold"/>
    </style:style>
    <style:style style:name="P141" style:family="paragraph" style:parent-style-name="Standard">
      <style:text-properties fo:color="#99284c" fo:font-size="10.5pt" fo:font-weight="bold" text:paragraph-rsid="002da537" style:font-size-asian="10.5pt" style:font-weight-asian="bold" style:font-size-complex="10.5pt" style:font-weight-complex="bold"/>
    </style:style>
    <style:style style:name="P142" style:family="paragraph" style:parent-style-name="Standard">
      <style:text-properties fo:color="#99284c" fo:font-size="10.5pt" text:paragraph-rsid="00169170" style:font-size-asian="10.5pt" style:font-size-complex="10.5pt"/>
    </style:style>
    <style:style style:name="P143" style:family="paragraph" style:parent-style-name="Standard">
      <style:text-properties fo:color="#99284c" fo:font-size="10.5pt" fo:language="en" fo:country="US" fo:font-weight="bold" text:paragraph-rsid="003d8d71" style:font-size-asian="10.5pt" style:font-weight-asian="bold" style:font-size-complex="10.5pt" style:font-weight-complex="bold"/>
    </style:style>
    <style:style style:name="P144" style:family="paragraph" style:parent-style-name="Standard">
      <style:text-properties fo:color="#99284c" fo:font-size="10.5pt" fo:language="en" fo:country="US" fo:font-weight="bold" text:paragraph-rsid="003f97c9" style:font-size-asian="10.5pt" style:font-weight-asian="bold" style:font-size-complex="10.5pt" style:font-weight-complex="bold"/>
    </style:style>
    <style:style style:name="P145" style:family="paragraph" style:parent-style-name="Standard">
      <style:text-properties fo:color="#99284c" fo:font-size="10.5pt" fo:language="en" fo:country="US" fo:font-weight="bold" text:paragraph-rsid="003fe830" style:font-size-asian="10.5pt" style:font-weight-asian="bold" style:font-size-complex="10.5pt" style:font-weight-complex="bold"/>
    </style:style>
    <style:style style:name="P146" style:family="paragraph" style:parent-style-name="Standard">
      <style:text-properties fo:color="#99284c" fo:font-size="10.5pt" fo:language="en" fo:country="US" fo:font-weight="bold" text:paragraph-rsid="00404f8a" style:font-size-asian="10.5pt" style:font-weight-asian="bold" style:font-size-complex="10.5pt" style:font-weight-complex="bold"/>
    </style:style>
    <style:style style:name="P147" style:family="paragraph" style:parent-style-name="Standard">
      <style:text-properties fo:color="#99284c" fo:font-size="10.5pt" fo:language="en" fo:country="US" fo:font-weight="bold" text:paragraph-rsid="0044de4e" style:font-size-asian="10.5pt" style:font-weight-asian="bold" style:font-size-complex="10.5pt" style:font-weight-complex="bold"/>
    </style:style>
    <style:style style:name="P148" style:family="paragraph" style:parent-style-name="Standard">
      <style:text-properties fo:color="#99284c" fo:font-size="10.5pt" fo:language="en" fo:country="US" fo:font-weight="bold" text:paragraph-rsid="0044f2f7" style:font-size-asian="10.5pt" style:font-weight-asian="bold" style:font-size-complex="10.5pt" style:font-weight-complex="bold"/>
    </style:style>
    <style:style style:name="P149" style:family="paragraph" style:parent-style-name="Standard">
      <style:text-properties fo:color="#99284c" fo:font-size="10.5pt" fo:language="en" fo:country="US" fo:font-weight="normal" text:paragraph-rsid="00404f8a" style:font-size-asian="10.5pt" style:font-weight-asian="normal" style:font-size-complex="10.5pt" style:font-weight-complex="normal"/>
    </style:style>
    <style:style style:name="P150" style:family="paragraph" style:parent-style-name="Standard">
      <style:text-properties fo:font-size="10.5pt" fo:font-weight="bold" text:paragraph-rsid="002da537" style:font-size-asian="10.5pt" style:font-weight-asian="bold" style:font-size-complex="10.5pt" style:font-weight-complex="bold"/>
    </style:style>
    <style:style style:name="P151" style:family="paragraph" style:parent-style-name="Standard">
      <style:text-properties fo:font-size="10.5pt" fo:font-weight="bold" text:paragraph-rsid="003b12f1" style:font-size-asian="10.5pt" style:font-weight-asian="bold" style:font-size-complex="10.5pt" style:font-weight-complex="bold"/>
    </style:style>
    <style:style style:name="P152" style:family="paragraph" style:parent-style-name="Standard">
      <style:text-properties text:paragraph-rsid="002da537"/>
    </style:style>
    <style:style style:name="P153" style:family="paragraph" style:parent-style-name="Standard">
      <style:text-properties text:paragraph-rsid="00306066"/>
    </style:style>
    <style:style style:name="P154" style:family="paragraph" style:parent-style-name="Standard">
      <style:text-properties text:paragraph-rsid="00169170"/>
    </style:style>
    <style:style style:name="P155" style:family="paragraph" style:parent-style-name="Standard">
      <style:text-properties fo:color="#ff0000" fo:font-size="10.5pt" fo:language="en" fo:country="US" fo:font-weight="normal" text:paragraph-rsid="00404f8a" style:font-size-asian="10.5pt" style:font-weight-asian="normal" style:font-size-complex="10.5pt" style:font-weight-complex="normal"/>
    </style:style>
    <style:style style:name="P156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text:rsid="00188ad4" text:paragraph-rsid="00188ad4" style:font-size-asian="10.5pt" style:font-weight-asian="normal" style:font-name-complex="Thorndale AMT1" style:font-size-complex="10.5pt" style:font-weight-complex="normal"/>
    </style:style>
    <style:style style:name="P157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normal" text:rsid="0019b9ae" text:paragraph-rsid="0019b9ae" style:font-size-asian="10.5pt" style:font-weight-asian="normal" style:font-name-complex="Thorndale AMT1" style:font-size-complex="10.5pt" style:font-weight-complex="normal"/>
    </style:style>
    <style:style style:name="P158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rsid="00215355" text:paragraph-rsid="00215355" style:font-size-asian="10.5pt" style:font-weight-asian="bold" style:font-name-complex="Thorndale AMT1" style:font-size-complex="10.5pt" style:font-weight-complex="bold"/>
    </style:style>
    <style:style style:name="P159" style:family="paragraph" style:parent-style-name="Standard">
      <style:paragraph-properties fo:margin-left="0.85cm" fo:margin-right="0cm" fo:text-indent="0cm" style:auto-text-indent="false"/>
      <style:text-properties style:font-name="Thorndale AMT1" fo:font-size="10.5pt" fo:font-weight="bold" text:rsid="0019b9ae" text:paragraph-rsid="0019b9ae" style:font-size-asian="10.5pt" style:font-weight-asian="bold" style:font-name-complex="Thorndale AMT1" style:font-size-complex="10.5pt" style:font-weight-complex="bold"/>
    </style:style>
    <style:style style:name="P160" style:family="paragraph" style:parent-style-name="Standard">
      <style:paragraph-properties fo:margin-left="0.85cm" fo:margin-right="0cm" fo:text-indent="0cm" style:auto-text-indent="false"/>
      <style:text-properties fo:color="#943634" style:font-name="Thorndale AMT1" fo:font-size="10.5pt" fo:font-weight="bold" text:paragraph-rsid="00169170" style:font-size-asian="10.5pt" style:font-weight-asian="bold" style:font-name-complex="Thorndale AMT1" style:font-size-complex="10.5pt" style:font-weight-complex="bold"/>
    </style:style>
    <style:style style:name="P161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162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163" style:family="paragraph" style:parent-style-name="Standard">
      <style:paragraph-properties fo:margin-left="0.85cm" fo:margin-right="0cm" fo:text-indent="0cm" style:auto-text-indent="false"/>
      <style:text-properties fo:color="#943634" fo:font-size="10.5pt" fo:language="en" fo:country="US" fo:font-weight="bold" text:paragraph-rsid="00404f8a" style:font-size-asian="10.5pt" style:font-weight-asian="bold" style:font-size-complex="10.5pt" style:font-weight-complex="bold"/>
    </style:style>
    <style:style style:name="P164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169170" style:font-size-asian="10.5pt" style:font-weight-asian="bold" style:font-size-complex="10.5pt" style:font-weight-complex="bold"/>
    </style:style>
    <style:style style:name="P165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3001d" style:font-size-asian="10.5pt" style:font-weight-asian="bold" style:font-size-complex="10.5pt" style:font-weight-complex="bold"/>
    </style:style>
    <style:style style:name="P166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bold" text:paragraph-rsid="00345ef9" style:font-size-asian="10.5pt" style:font-weight-asian="bold" style:font-size-complex="10.5pt" style:font-weight-complex="bold"/>
    </style:style>
    <style:style style:name="P167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169170" style:font-size-asian="10.5pt" style:font-weight-asian="normal" style:font-size-complex="10.5pt" style:font-weight-complex="normal"/>
    </style:style>
    <style:style style:name="P168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c4c92" style:font-size-asian="10.5pt" style:font-weight-asian="normal" style:font-size-complex="10.5pt" style:font-weight-complex="normal"/>
    </style:style>
    <style:style style:name="P169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2da537" style:font-size-asian="10.5pt" style:font-weight-asian="normal" style:font-size-complex="10.5pt" style:font-weight-complex="normal"/>
    </style:style>
    <style:style style:name="P170" style:family="paragraph" style:parent-style-name="Standard">
      <style:paragraph-properties fo:margin-left="0.85cm" fo:margin-right="0cm" fo:text-indent="0cm" style:auto-text-indent="false"/>
      <style:text-properties fo:color="#943634" fo:font-size="10.5pt" fo:font-weight="normal" text:paragraph-rsid="003bfae7" style:font-size-asian="10.5pt" style:font-weight-asian="normal" style:font-size-complex="10.5pt" style:font-weight-complex="normal"/>
    </style:style>
    <style:style style:name="P171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rsid="00204674" text:paragraph-rsid="00169170" style:font-size-asian="10.5pt" style:font-weight-asian="normal" style:font-size-complex="10.5pt" style:font-weight-complex="normal"/>
    </style:style>
    <style:style style:name="P172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169170" style:font-size-asian="10.5pt" style:font-weight-asian="normal" style:font-size-complex="10.5pt" style:font-weight-complex="normal"/>
    </style:style>
    <style:style style:name="P173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normal" text:paragraph-rsid="003ea817" style:font-size-asian="10.5pt" style:font-weight-asian="normal" style:font-size-complex="10.5pt" style:font-weight-complex="normal"/>
    </style:style>
    <style:style style:name="P174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175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2da537" style:font-size-asian="10.5pt" style:font-weight-asian="bold" style:font-size-complex="10.5pt" style:font-weight-complex="bold"/>
    </style:style>
    <style:style style:name="P176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bfae7" style:font-size-asian="10.5pt" style:font-weight-asian="bold" style:font-size-complex="10.5pt" style:font-weight-complex="bold"/>
    </style:style>
    <style:style style:name="P177" style:family="paragraph" style:parent-style-name="Standard">
      <style:paragraph-properties fo:margin-left="0.85cm" fo:margin-right="0cm" fo:text-indent="0cm" style:auto-text-indent="false"/>
      <style:text-properties fo:color="#99284c" fo:font-size="10.5pt" fo:font-weight="bold" text:paragraph-rsid="003d8d71" style:font-size-asian="10.5pt" style:font-weight-asian="bold" style:font-size-complex="10.5pt" style:font-weight-complex="bold"/>
    </style:style>
    <style:style style:name="P178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3d8d71" style:font-size-asian="10.5pt" style:font-weight-asian="bold" style:font-size-complex="10.5pt" style:font-weight-complex="bold"/>
    </style:style>
    <style:style style:name="P179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180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3fe830" style:font-size-asian="10.5pt" style:font-weight-asian="bold" style:font-size-complex="10.5pt" style:font-weight-complex="bold"/>
    </style:style>
    <style:style style:name="P181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bold" text:paragraph-rsid="0042088b" style:font-size-asian="10.5pt" style:font-weight-asian="bold" style:font-size-complex="10.5pt" style:font-weight-complex="bold"/>
    </style:style>
    <style:style style:name="P182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169170" style:font-size-asian="10.5pt" style:font-weight-asian="normal" style:font-size-complex="10.5pt" style:font-weight-complex="normal"/>
    </style:style>
    <style:style style:name="P183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430f64" style:font-size-asian="10.5pt" style:font-weight-asian="normal" style:font-size-complex="10.5pt" style:font-weight-complex="normal"/>
    </style:style>
    <style:style style:name="P184" style:family="paragraph" style:parent-style-name="Standard">
      <style:paragraph-properties fo:margin-left="0.85cm" fo:margin-right="0cm" fo:text-indent="0cm" style:auto-text-indent="false"/>
      <style:text-properties fo:color="#99284c" fo:font-size="10.5pt" fo:language="en" fo:country="US" fo:font-weight="normal" text:paragraph-rsid="0044f2f7" style:font-size-asian="10.5pt" style:font-weight-asian="normal" style:font-size-complex="10.5pt" style:font-weight-complex="normal"/>
    </style:style>
    <style:style style:name="P185" style:family="paragraph" style:parent-style-name="Standard">
      <style:paragraph-properties fo:margin-left="0.85cm" fo:margin-right="0cm" fo:text-indent="0cm" style:auto-text-indent="false"/>
      <style:text-properties fo:font-size="10.5pt" text:rsid="00249ded" text:paragraph-rsid="00169170" style:font-size-asian="10.5pt" style:font-size-complex="10.5pt"/>
    </style:style>
    <style:style style:name="P186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169170" style:font-size-asian="10.5pt" style:font-weight-asian="bold" style:font-size-complex="10.5pt" style:font-weight-complex="bold"/>
    </style:style>
    <style:style style:name="P187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2da537" style:font-size-asian="10.5pt" style:font-weight-asian="bold" style:font-size-complex="10.5pt" style:font-weight-complex="bold"/>
    </style:style>
    <style:style style:name="P188" style:family="paragraph" style:parent-style-name="Standard">
      <style:paragraph-properties fo:margin-left="0.85cm" fo:margin-right="0cm" fo:text-indent="0cm" style:auto-text-indent="false"/>
      <style:text-properties fo:font-size="10.5pt" fo:font-weight="bold" text:paragraph-rsid="003b12f1" style:font-size-asian="10.5pt" style:font-weight-asian="bold" style:font-size-complex="10.5pt" style:font-weight-complex="bold"/>
    </style:style>
    <style:style style:name="P189" style:family="paragraph" style:parent-style-name="Standard">
      <style:paragraph-properties fo:margin-left="0.85cm" fo:margin-right="0cm" fo:text-indent="0cm" style:auto-text-indent="false"/>
      <style:text-properties fo:font-size="10.5pt" fo:font-weight="normal" text:paragraph-rsid="002da537" style:font-size-asian="10.5pt" style:font-weight-asian="normal" style:font-size-complex="10.5pt" style:font-weight-complex="normal"/>
    </style:style>
    <style:style style:name="P19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use-window-font-color="true" fo:font-size="10.5pt" fo:font-weight="bold" text:paragraph-rsid="00169170" style:font-size-asian="10.5pt" style:font-weight-asian="bold" style:font-size-complex="10.5pt" style:font-weight-complex="bold"/>
    </style:style>
    <style:style style:name="P191" style:family="paragraph" style:parent-style-name="Standard">
      <style:paragraph-properties fo:margin-left="0.85cm" fo:margin-right="0cm" fo:text-indent="0cm" style:auto-text-indent="false"/>
      <style:text-properties text:paragraph-rsid="00169170"/>
    </style:style>
    <style:style style:name="P192" style:family="paragraph" style:parent-style-name="Standard">
      <style:paragraph-properties fo:margin-left="0.85cm" fo:margin-right="0cm" fo:text-indent="0cm" style:auto-text-indent="false"/>
      <style:text-properties text:paragraph-rsid="002ede98"/>
    </style:style>
    <style:style style:name="P193" style:family="paragraph" style:parent-style-name="Standard">
      <style:paragraph-properties fo:margin-left="0.85cm" fo:margin-right="0cm" fo:text-indent="0cm" style:auto-text-indent="false"/>
      <style:text-properties fo:color="#ff0000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194" style:family="paragraph" style:parent-style-name="Standard">
      <style:paragraph-properties fo:margin-left="0cm" fo:margin-right="0cm" fo:text-indent="0cm" style:auto-text-indent="false"/>
      <style:text-properties fo:color="#943634" fo:font-size="10.5pt" fo:font-weight="bold" text:paragraph-rsid="0037e1d7" style:font-size-asian="10.5pt" style:font-weight-asian="bold" style:font-size-complex="10.5pt" style:font-weight-complex="bold"/>
    </style:style>
    <style:style style:name="P195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paragraph-rsid="00169170" style:font-size-asian="10.5pt" style:font-weight-asian="bold" style:font-size-complex="10.5pt" style:font-weight-complex="bold"/>
    </style:style>
    <style:style style:name="P196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paragraph-rsid="003ea817" style:font-size-asian="10.5pt" style:font-weight-asian="bold" style:font-size-complex="10.5pt" style:font-weight-complex="bold"/>
    </style:style>
    <style:style style:name="P197" style:family="paragraph" style:parent-style-name="Standard">
      <style:paragraph-properties fo:margin-left="0cm" fo:margin-right="0cm" fo:text-indent="0cm" style:auto-text-indent="false"/>
      <style:text-properties fo:color="#99284c" fo:font-size="10.5pt" fo:font-weight="bold" text:paragraph-rsid="003f97c9" style:font-size-asian="10.5pt" style:font-weight-asian="bold" style:font-size-complex="10.5pt" style:font-weight-complex="bold"/>
    </style:style>
    <style:style style:name="P198" style:family="paragraph" style:parent-style-name="Standard">
      <style:paragraph-properties fo:margin-left="0cm" fo:margin-right="0cm" fo:text-indent="0cm" style:auto-text-indent="false"/>
      <style:text-properties fo:color="#99284c" fo:font-size="10.5pt" fo:language="en" fo:country="US" fo:font-weight="bold" text:paragraph-rsid="00169170" style:font-size-asian="10.5pt" style:font-weight-asian="bold" style:font-size-complex="10.5pt" style:font-weight-complex="bold"/>
    </style:style>
    <style:style style:name="P199" style:family="paragraph" style:parent-style-name="Standard">
      <style:paragraph-properties fo:margin-left="0cm" fo:margin-right="0cm" fo:text-indent="0cm" style:auto-text-indent="false"/>
      <style:text-properties text:paragraph-rsid="0037e1d7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text:rsid="0019b9ae" style:font-weight-asian="normal" style:font-weight-complex="normal"/>
    </style:style>
    <style:style style:name="T5" style:family="text">
      <style:text-properties fo:font-weight="normal" text:rsid="001d6cda" style:font-weight-asian="normal" style:font-weight-complex="normal"/>
    </style:style>
    <style:style style:name="T6" style:family="text">
      <style:text-properties fo:font-weight="normal" text:rsid="001e5cb3" style:font-weight-asian="normal" style:font-weight-complex="normal"/>
    </style:style>
    <style:style style:name="T7" style:family="text">
      <style:text-properties fo:font-weight="normal" text:rsid="00204674" style:font-weight-asian="normal" style:font-weight-complex="normal"/>
    </style:style>
    <style:style style:name="T8" style:family="text">
      <style:text-properties fo:font-weight="normal" text:rsid="00232924" style:font-weight-asian="normal" style:font-weight-complex="normal"/>
    </style:style>
    <style:style style:name="T9" style:family="text">
      <style:text-properties fo:font-weight="normal" text:rsid="002836fe" style:font-weight-asian="normal" style:font-weight-complex="normal"/>
    </style:style>
    <style:style style:name="T10" style:family="text">
      <style:text-properties fo:font-weight="normal" text:rsid="002a1bef" style:font-weight-asian="normal" style:font-weight-complex="normal"/>
    </style:style>
    <style:style style:name="T11" style:family="text">
      <style:text-properties fo:font-weight="normal" text:rsid="00310a4a" style:font-weight-asian="normal" style:font-weight-complex="normal"/>
    </style:style>
    <style:style style:name="T12" style:family="text">
      <style:text-properties fo:font-weight="normal" text:rsid="0033001d" style:font-weight-asian="normal" style:font-weight-complex="normal"/>
    </style:style>
    <style:style style:name="T13" style:family="text">
      <style:text-properties fo:font-weight="normal" text:rsid="00345ef9" style:font-weight-asian="normal" style:font-weight-complex="normal"/>
    </style:style>
    <style:style style:name="T14" style:family="text">
      <style:text-properties fo:font-weight="normal" text:rsid="0037e1d7" style:font-weight-asian="normal" style:font-weight-complex="normal"/>
    </style:style>
    <style:style style:name="T15" style:family="text">
      <style:text-properties fo:font-weight="normal" text:rsid="003b12f1" style:font-weight-asian="normal" style:font-weight-complex="normal"/>
    </style:style>
    <style:style style:name="T16" style:family="text">
      <style:text-properties fo:font-weight="normal" text:rsid="00404f8a" style:font-weight-asian="normal" style:font-weight-complex="normal"/>
    </style:style>
    <style:style style:name="T17" style:family="text">
      <style:text-properties fo:font-weight="normal" text:rsid="0042088b" style:font-weight-asian="normal" style:font-weight-complex="normal"/>
    </style:style>
    <style:style style:name="T18" style:family="text">
      <style:text-properties fo:font-weight="normal" text:rsid="00430f64" style:font-weight-asian="normal" style:font-weight-complex="normal"/>
    </style:style>
    <style:style style:name="T19" style:family="text">
      <style:text-properties fo:color="#000000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0000" style:font-name="Thorndale AMT1"/>
    </style:style>
    <style:style style:name="T22" style:family="text">
      <style:text-properties fo:color="#000000" style:font-name="Thorndale AMT1" fo:language="en" fo:country="US"/>
    </style:style>
    <style:style style:name="T23" style:family="text">
      <style:text-properties fo:color="#000000" style:font-name="Thorndale AMT1" fo:language="en" fo:country="US" fo:font-weight="normal" style:font-weight-asian="normal" style:font-weight-complex="normal"/>
    </style:style>
    <style:style style:name="T24" style:family="text">
      <style:text-properties fo:color="#000000" style:font-name="Thorndale AMT1" fo:language="en" fo:country="US" fo:font-weight="normal" text:rsid="00204674" style:font-weight-asian="normal" style:font-weight-complex="normal"/>
    </style:style>
    <style:style style:name="T25" style:family="text">
      <style:text-properties fo:color="#000000" style:font-name="Thorndale AMT1" fo:language="en" fo:country="US" fo:font-weight="normal" text:rsid="002c4c92" style:font-weight-asian="normal" style:font-weight-complex="normal"/>
    </style:style>
    <style:style style:name="T26" style:family="text">
      <style:text-properties fo:color="#000000" style:font-name="Thorndale AMT1" fo:language="en" fo:country="US" fo:font-weight="normal" text:rsid="00306066" style:font-weight-asian="normal" style:font-weight-complex="normal"/>
    </style:style>
    <style:style style:name="T27" style:family="text">
      <style:text-properties fo:color="#000000" style:font-name="Thorndale AMT1" fo:language="en" fo:country="US" fo:font-weight="normal" text:rsid="00392115" style:font-weight-asian="normal" style:font-weight-complex="normal"/>
    </style:style>
    <style:style style:name="T28" style:family="text">
      <style:text-properties fo:color="#000000" style:font-name="Thorndale AMT1" fo:language="en" fo:country="US" fo:font-weight="normal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font-name="Thorndale AMT1" fo:language="en" fo:country="US" fo:font-weight="normal" text:rsid="0033001d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font-name="Thorndale AMT1" fo:language="en" fo:country="US" fo:font-weight="normal" text:rsid="00392115" style:font-name-asian="Times New Roman" style:font-weight-asian="normal" style:font-name-complex="Times New Roman" style:font-weight-complex="normal"/>
    </style:style>
    <style:style style:name="T31" style:family="text">
      <style:text-properties fo:color="#000000" style:font-name="Thorndale AMT1" fo:language="en" fo:country="US" fo:font-weight="bold" style:font-weight-asian="bold" style:font-weight-complex="bold"/>
    </style:style>
    <style:style style:name="T32" style:family="text">
      <style:text-properties fo:color="#000000" style:font-name="Thorndale AMT1" fo:language="en" fo:country="US" text:rsid="002c4c92"/>
    </style:style>
    <style:style style:name="T33" style:family="text">
      <style:text-properties fo:color="#000000" style:font-name="Thorndale AMT1" fo:font-size="10.5pt" fo:language="en" fo:country="US" style:font-size-asian="10.5pt" style:font-name-complex="Thorndale AMT1" style:font-size-complex="10.5pt"/>
    </style:style>
    <style:style style:name="T34" style:family="text">
      <style:text-properties fo:color="#000000" style:font-name="Thorndale AMT1" fo:font-size="10.5pt" fo:language="en" fo:country="US" text:rsid="0019b9ae" style:font-size-asian="10.5pt" style:font-name-complex="Thorndale AMT1" style:font-size-complex="10.5pt"/>
    </style:style>
    <style:style style:name="T35" style:family="text">
      <style:text-properties fo:color="#000000" style:font-name="Thorndale AMT1" fo:font-size="10.5pt" fo:language="en" fo:country="US" text:rsid="001d6cda" style:font-size-asian="10.5pt" style:font-name-complex="Thorndale AMT1" style:font-size-complex="10.5pt"/>
    </style:style>
    <style:style style:name="T36" style:family="text">
      <style:text-properties fo:color="#000000" style:font-name="Thorndale AMT1" fo:font-size="10.5pt" fo:language="en" fo:country="US" text:rsid="001e5cb3" style:font-size-asian="10.5pt" style:font-name-complex="Thorndale AMT1" style:font-size-complex="10.5pt"/>
    </style:style>
    <style:style style:name="T37" style:family="text">
      <style:text-properties fo:color="#000000" style:font-name="Thorndale AMT1" fo:font-size="10.5pt" fo:language="en" fo:country="US" style:font-size-asian="10.5pt" style:font-size-complex="10.5pt"/>
    </style:style>
    <style:style style:name="T38" style:family="text">
      <style:text-properties fo:color="#000000" style:font-name="Thorndale AMT1" fo:font-size="10.5pt" fo:language="en" fo:country="US" text:rsid="00306066" style:font-size-asian="10.5pt" style:font-size-complex="10.5pt"/>
    </style:style>
    <style:style style:name="T39" style:family="text">
      <style:text-properties fo:color="#000000" style:font-name="Thorndale AMT1" fo:font-size="10.5pt" fo:language="en" fo:country="US" text:rsid="00310a4a" style:font-size-asian="10.5pt" style:font-size-complex="10.5pt"/>
    </style:style>
    <style:style style:name="T40" style:family="text">
      <style:text-properties fo:color="#000000" style:font-name="Thorndale AMT1" fo:font-size="10.5pt" fo:language="en" fo:country="US" text:rsid="0033001d" style:font-size-asian="10.5pt" style:font-size-complex="10.5pt"/>
    </style:style>
    <style:style style:name="T41" style:family="text">
      <style:text-properties fo:color="#000000" style:font-name="Thorndale AMT1" fo:font-size="10.5pt" fo:language="en" fo:country="US" text:rsid="0037e1d7" style:font-size-asian="10.5pt" style:font-size-complex="10.5pt"/>
    </style:style>
    <style:style style:name="T42" style:family="text">
      <style:text-properties fo:color="#000000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43" style:family="text">
      <style:text-properties fo:color="#000000" style:font-name="Thorndale AMT1" fo:font-size="10.5pt" fo:language="en" fo:country="US" fo:font-style="normal" style:font-size-asian="10.5pt" style:font-style-asian="normal" style:font-size-complex="10.5pt" style:font-style-complex="normal"/>
    </style:style>
    <style:style style:name="T44" style:family="text">
      <style:text-properties fo:color="#000000" style:font-name="Thorndale AMT1" fo:font-size="10.5pt" fo:language="en" fo:country="US" fo:font-weight="normal" style:font-size-asian="10.5pt" style:font-weight-asian="normal" style:font-size-complex="10.5pt" style:font-weight-complex="normal"/>
    </style:style>
    <style:style style:name="T45" style:family="text">
      <style:text-properties fo:color="#000000" style:font-name="Thorndale AMT1" fo:font-size="10.5pt" fo:language="en" fo:country="US" fo:font-weight="normal" text:rsid="00392115" style:font-name-asian="Times New Roman" style:font-size-asian="10.5pt" style:font-weight-asian="normal" style:font-name-complex="Thorndale AMT1" style:font-size-complex="10.5pt" style:font-weight-complex="normal"/>
    </style:style>
    <style:style style:name="T46" style:family="text">
      <style:text-properties fo:color="#000000" style:font-name="Thorndale AMT1" fo:font-size="10.5pt" fo:language="en" fo:country="US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47" style:family="text">
      <style:text-properties fo:color="#000000" style:font-name="Thorndale AMT1" fo:font-size="10.5pt" fo:language="en" fo:country="US" fo:font-weight="normal" text:rsid="00392115" style:font-name-asian="Times New Roman" style:font-size-asian="10.5pt" style:font-weight-asian="normal" style:font-name-complex="Times New Roman" style:font-size-complex="10.5pt" style:font-weight-complex="normal"/>
    </style:style>
    <style:style style:name="T48" style:family="text">
      <style:text-properties fo:color="#000000" style:font-name="Thorndale AMT1"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color="#000000" style:font-name="Thorndale AMT1" fo:font-size="10.5pt" style:font-size-asian="10.5pt" style:font-size-complex="10.5pt"/>
    </style:style>
    <style:style style:name="T50" style:family="text">
      <style:text-properties fo:color="#000000" style:font-name="Thorndale AMT1" fo:font-size="10.5pt" fo:font-weight="normal" text:rsid="002890b9" style:font-size-asian="10.5pt" style:font-weight-asian="normal" style:font-size-complex="10.5pt" style:font-weight-complex="normal"/>
    </style:style>
    <style:style style:name="T51" style:family="text">
      <style:text-properties fo:color="#000000" style:font-name="Times New Roman" fo:font-size="10.5pt" fo:language="en" fo:country="US" fo:font-weight="normal" text:rsid="002a1bef" style:font-size-asian="10.5pt" style:font-weight-asian="normal" style:font-size-complex="10.5pt" style:font-weight-complex="normal"/>
    </style:style>
    <style:style style:name="T52" style:family="text">
      <style:text-properties fo:color="#000000"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53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4" style:family="text">
      <style:text-properties fo:color="#000000" fo:font-size="10.5pt" style:font-size-asian="10.5pt" style:font-size-complex="10.5pt"/>
    </style:style>
    <style:style style:name="T55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56" style:family="text">
      <style:text-properties fo:color="#000000" fo:font-size="10.5pt" fo:font-weight="normal" text:rsid="002890b9" style:font-size-asian="10.5pt" style:font-weight-asian="normal" style:font-size-complex="10.5pt" style:font-weight-complex="normal"/>
    </style:style>
    <style:style style:name="T57" style:family="text">
      <style:text-properties fo:color="#000000" fo:font-size="10.5pt" fo:font-weight="normal" text:rsid="00295a21" style:font-size-asian="10.5pt" style:font-weight-asian="normal" style:font-size-complex="10.5pt" style:font-weight-complex="normal"/>
    </style:style>
    <style:style style:name="T58" style:family="text">
      <style:text-properties fo:color="#000000" fo:font-weight="normal" style:font-weight-asian="normal" style:font-weight-complex="normal"/>
    </style:style>
    <style:style style:name="T59" style:family="text">
      <style:text-properties fo:color="#000000" fo:font-weight="normal" text:rsid="002890b9" style:font-weight-asian="normal" style:font-weight-complex="normal"/>
    </style:style>
    <style:style style:name="T60" style:family="text">
      <style:text-properties style:font-name="Thorndale AMT1"/>
    </style:style>
    <style:style style:name="T61" style:family="text">
      <style:text-properties style:font-name="Thorndale AMT1" text:rsid="001a66fd" style:font-name-complex="Thorndale AMT1"/>
    </style:style>
    <style:style style:name="T62" style:family="text">
      <style:text-properties style:font-name="Thorndale AMT1" text:rsid="001e5cb3" style:font-name-complex="Thorndale AMT1"/>
    </style:style>
    <style:style style:name="T63" style:family="text">
      <style:text-properties style:font-name="Thorndale AMT1" fo:font-weight="normal" style:font-weight-asian="normal" style:font-weight-complex="normal"/>
    </style:style>
    <style:style style:name="T64" style:family="text">
      <style:text-properties style:font-name="Thorndale AMT1" fo:font-weight="normal" text:rsid="002a1bef" style:font-weight-asian="normal" style:font-weight-complex="normal"/>
    </style:style>
    <style:style style:name="T65" style:family="text">
      <style:text-properties style:font-name="Thorndale AMT1" fo:font-size="10.5pt" fo:font-weight="normal" style:font-size-asian="10.5pt" style:font-weight-asian="normal" style:font-size-complex="10.5pt" style:font-weight-complex="normal"/>
    </style:style>
    <style:style style:name="T66" style:family="text">
      <style:text-properties fo:color="#943634"/>
    </style:style>
    <style:style style:name="T67" style:family="text">
      <style:text-properties fo:color="#943634" fo:font-weight="normal" style:font-weight-asian="normal" style:font-weight-complex="normal"/>
    </style:style>
    <style:style style:name="T68" style:family="text">
      <style:text-properties fo:color="#943634" fo:font-weight="normal" text:rsid="00204674" style:font-weight-asian="normal" style:font-weight-complex="normal"/>
    </style:style>
    <style:style style:name="T69" style:family="text">
      <style:text-properties fo:color="#943634" fo:font-weight="normal" text:rsid="002da537" style:font-weight-asian="normal" style:font-weight-complex="normal"/>
    </style:style>
    <style:style style:name="T70" style:family="text">
      <style:text-properties fo:color="#943634" fo:font-weight="normal" text:rsid="003fe830" style:font-weight-asian="normal" style:font-weight-complex="normal"/>
    </style:style>
    <style:style style:name="T71" style:family="text">
      <style:text-properties fo:color="#943634" fo:font-weight="normal" text:rsid="0044de4e" style:font-weight-asian="normal" style:font-weight-complex="normal"/>
    </style:style>
    <style:style style:name="T72" style:family="text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T73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74" style:family="text">
      <style:text-properties fo:color="#943634" style:font-name="Thorndale AMT1" fo:font-size="10.5pt" fo:font-weight="normal" text:rsid="002a1bef" style:font-size-asian="10.5pt" style:font-weight-asian="normal" style:font-size-complex="10.5pt" style:font-weight-complex="normal"/>
    </style:style>
    <style:style style:name="T75" style:family="text">
      <style:text-properties fo:color="#943634" style:font-name="Thorndale AMT1" fo:font-size="10.5pt" fo:font-weight="normal" text:rsid="00306066" style:font-size-asian="10.5pt" style:font-weight-asian="normal" style:font-size-complex="10.5pt" style:font-weight-complex="normal"/>
    </style:style>
    <style:style style:name="T76" style:family="text">
      <style:text-properties fo:color="#943634" style:font-name="Thorndale AMT1" fo:font-size="10.5pt" fo:font-weight="normal" text:rsid="0037e1d7" style:font-size-asian="10.5pt" style:font-weight-asian="normal" style:font-size-complex="10.5pt" style:font-weight-complex="normal"/>
    </style:style>
    <style:style style:name="T77" style:family="text">
      <style:text-properties fo:color="#943634" style:font-name="Thorndale AMT1" fo:font-size="10.5pt" fo:font-weight="normal" text:rsid="003fe830" style:font-size-asian="10.5pt" style:font-weight-asian="normal" style:font-size-complex="10.5pt" style:font-weight-complex="normal"/>
    </style:style>
    <style:style style:name="T78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79" style:family="text">
      <style:text-properties fo:color="#943634" style:font-name="Thorndale AMT1" fo:font-size="10.5pt" fo:font-weight="bold" style:font-size-asian="10.5pt" style:font-weight-asian="bold" style:font-name-complex="Thorndale AMT1" style:font-size-complex="10.5pt" style:font-weight-complex="bold"/>
    </style:style>
    <style:style style:name="T80" style:family="text">
      <style:text-properties fo:color="#943634" style:font-name="Thorndale AMT1" fo:font-size="10.5pt" fo:font-weight="bold" text:rsid="0019b9ae" style:font-size-asian="10.5pt" style:font-weight-asian="bold" style:font-name-complex="Thorndale AMT1" style:font-size-complex="10.5pt" style:font-weight-complex="bold"/>
    </style:style>
    <style:style style:name="T81" style:family="text">
      <style:text-properties fo:color="#943634" style:font-name="Thorndale AMT1" fo:font-size="10.5pt" fo:font-weight="bold" text:rsid="001a66fd" style:font-size-asian="10.5pt" style:font-weight-asian="bold" style:font-name-complex="Thorndale AMT1" style:font-size-complex="10.5pt" style:font-weight-complex="bold"/>
    </style:style>
    <style:style style:name="T82" style:family="text">
      <style:text-properties fo:color="#943634" style:font-name="Thorndale AMT1" fo:font-size="10.5pt" fo:font-weight="bold" text:rsid="001e5cb3" style:font-size-asian="10.5pt" style:font-weight-asian="bold" style:font-name-complex="Thorndale AMT1" style:font-size-complex="10.5pt" style:font-weight-complex="bold"/>
    </style:style>
    <style:style style:name="T83" style:family="text">
      <style:text-properties fo:color="#943634" style:font-name="Thorndale AMT1" fo:font-size="10.5pt" fo:font-weight="bold" text:rsid="00204674" style:font-size-asian="10.5pt" style:font-weight-asian="bold" style:font-name-complex="Thorndale AMT1" style:font-size-complex="10.5pt" style:font-weight-complex="bold"/>
    </style:style>
    <style:style style:name="T84" style:family="text">
      <style:text-properties fo:color="#943634" style:font-name="Thorndale AMT1" fo:font-size="10.5pt" style:font-size-asian="10.5pt" style:font-size-complex="10.5pt"/>
    </style:style>
    <style:style style:name="T85" style:family="text">
      <style:text-properties fo:color="#943634" style:font-name="Thorndale AMT1" fo:font-size="10.5pt" fo:language="en" fo:country="US" fo:font-weight="normal" style:font-size-asian="10.5pt" style:font-weight-asian="normal" style:font-name-complex="Thorndale AMT1" style:font-size-complex="10.5pt" style:font-weight-complex="normal"/>
    </style:style>
    <style:style style:name="T86" style:family="text">
      <style:text-properties fo:color="#943634" style:font-name="Thorndale AMT1" fo:font-size="10.5pt" fo:language="en" fo:country="US" fo:font-weight="normal" text:rsid="001d6cda" style:font-size-asian="10.5pt" style:font-weight-asian="normal" style:font-name-complex="Thorndale AMT1" style:font-size-complex="10.5pt" style:font-weight-complex="normal"/>
    </style:style>
    <style:style style:name="T87" style:family="text">
      <style:text-properties fo:color="#943634" style:font-name="Thorndale AMT1" fo:font-size="10.5pt" fo:language="en" fo:country="US" fo:font-weight="normal" text:rsid="001e5cb3" style:font-size-asian="10.5pt" style:font-weight-asian="normal" style:font-name-complex="Thorndale AMT1" style:font-size-complex="10.5pt" style:font-weight-complex="normal"/>
    </style:style>
    <style:style style:name="T88" style:family="text">
      <style:text-properties fo:color="#943634" style:font-name="Thorndale AMT1" fo:font-size="10.5pt" fo:language="en" fo:country="US" fo:font-weight="normal" text:rsid="00204674" style:font-size-asian="10.5pt" style:font-weight-asian="normal" style:font-name-complex="Thorndale AMT1" style:font-size-complex="10.5pt" style:font-weight-complex="normal"/>
    </style:style>
    <style:style style:name="T89" style:family="text">
      <style:text-properties fo:color="#943634" style:font-name="Thorndale AMT1" text:rsid="0019b9ae" style:font-name-complex="Thorndale AMT1"/>
    </style:style>
    <style:style style:name="T90" style:family="text">
      <style:text-properties fo:color="#943634" style:font-name="Thorndale AMT1" text:rsid="001a66fd" style:font-name-complex="Thorndale AMT1"/>
    </style:style>
    <style:style style:name="T91" style:family="text">
      <style:text-properties fo:color="#943634" style:font-name="Thorndale AMT1" text:rsid="00204674" style:font-name-complex="Thorndale AMT1"/>
    </style:style>
    <style:style style:name="T92" style:family="text">
      <style:text-properties fo:color="#943634" style:font-name="Thorndale AMT1" fo:font-weight="bold" style:font-name-asian="DejaVu Sans" style:font-weight-asian="bold" style:font-weight-complex="bold"/>
    </style:style>
    <style:style style:name="T93" style:family="text">
      <style:text-properties fo:color="#943634" style:font-name="Thorndale AMT1" fo:font-weight="bold" text:rsid="002a1bef" style:font-weight-asian="bold" style:font-weight-complex="bold"/>
    </style:style>
    <style:style style:name="T94" style:family="text">
      <style:text-properties fo:color="#943634" style:font-name="Thorndale AMT1" fo:font-weight="normal" style:font-weight-asian="normal" style:font-weight-complex="normal"/>
    </style:style>
    <style:style style:name="T95" style:family="text">
      <style:text-properties fo:color="#943634" fo:font-size="10.5pt" fo:font-weight="bold" style:font-size-asian="10.5pt" style:font-weight-asian="bold" style:font-size-complex="10.5pt" style:font-weight-complex="bold"/>
    </style:style>
    <style:style style:name="T96" style:family="text">
      <style:text-properties fo:color="#943634" fo:font-size="10.5pt" fo:font-weight="bold" text:rsid="002da537" style:font-size-asian="10.5pt" style:font-weight-asian="bold" style:font-size-complex="10.5pt" style:font-weight-complex="bold"/>
    </style:style>
    <style:style style:name="T97" style:family="text">
      <style:text-properties fo:color="#943634" fo:font-size="10.5pt" fo:font-weight="bold" text:rsid="002ede98" style:font-size-asian="10.5pt" style:font-weight-asian="bold" style:font-size-complex="10.5pt" style:font-weight-complex="bold"/>
    </style:style>
    <style:style style:name="T98" style:family="text">
      <style:text-properties fo:color="#943634" fo:font-size="10.5pt" fo:font-weight="bold" text:rsid="0037e1d7" style:font-size-asian="10.5pt" style:font-weight-asian="bold" style:font-size-complex="10.5pt" style:font-weight-complex="bold"/>
    </style:style>
    <style:style style:name="T99" style:family="text">
      <style:text-properties fo:color="#943634" fo:font-size="10.5pt" style:font-size-asian="10.5pt" style:font-size-complex="10.5pt"/>
    </style:style>
    <style:style style:name="T100" style:family="text">
      <style:text-properties fo:color="#943634" fo:font-size="10.5pt" style:font-size-asian="10.5pt" style:font-size-complex="10.5pt" style:font-weight-complex="bold"/>
    </style:style>
    <style:style style:name="T101" style:family="text">
      <style:text-properties fo:color="#943634" fo:font-size="10.5pt" text:rsid="00215355" style:font-size-asian="10.5pt" style:font-size-complex="10.5pt"/>
    </style:style>
    <style:style style:name="T102" style:family="text">
      <style:text-properties fo:color="#943634" fo:font-size="10.5pt" fo:font-weight="normal" style:font-size-asian="10.5pt" style:font-weight-asian="normal" style:font-size-complex="10.5pt" style:font-weight-complex="normal"/>
    </style:style>
    <style:style style:name="T103" style:family="text">
      <style:text-properties fo:color="#943634" fo:font-size="10.5pt" fo:font-weight="normal" text:rsid="00204674" style:font-size-asian="10.5pt" style:font-weight-asian="normal" style:font-size-complex="10.5pt" style:font-weight-complex="normal"/>
    </style:style>
    <style:style style:name="T104" style:family="text">
      <style:text-properties fo:color="#943634" fo:font-size="10.5pt" fo:font-weight="normal" text:rsid="0020d07c" style:font-size-asian="10.5pt" style:font-weight-asian="normal" style:font-size-complex="10.5pt" style:font-weight-complex="normal"/>
    </style:style>
    <style:style style:name="T105" style:family="text">
      <style:text-properties fo:color="#943634" fo:font-size="10.5pt" fo:font-weight="normal" text:rsid="00295a21" style:font-size-asian="10.5pt" style:font-weight-asian="normal" style:font-size-complex="10.5pt" style:font-weight-complex="normal"/>
    </style:style>
    <style:style style:name="T106" style:family="text">
      <style:text-properties fo:color="#943634" fo:font-size="10.5pt" fo:font-weight="normal" text:rsid="002da537" style:font-size-asian="10.5pt" style:font-weight-asian="normal" style:font-size-complex="10.5pt" style:font-weight-complex="normal"/>
    </style:style>
    <style:style style:name="T107" style:family="text">
      <style:text-properties fo:color="#943634" fo:font-size="10.5pt" fo:font-weight="normal" text:rsid="002ede98" style:font-size-asian="10.5pt" style:font-weight-asian="normal" style:font-size-complex="10.5pt" style:font-weight-complex="normal"/>
    </style:style>
    <style:style style:name="T108" style:family="text">
      <style:text-properties fo:color="#943634" fo:font-size="10.5pt" fo:font-weight="normal" text:rsid="00306066" style:font-size-asian="10.5pt" style:font-weight-asian="normal" style:font-size-complex="10.5pt" style:font-weight-complex="normal"/>
    </style:style>
    <style:style style:name="T109" style:family="text">
      <style:text-properties fo:color="#943634" fo:font-size="10.5pt" fo:font-weight="normal" text:rsid="0036e5d4" style:font-size-asian="10.5pt" style:font-weight-asian="normal" style:font-size-complex="10.5pt" style:font-weight-complex="normal"/>
    </style:style>
    <style:style style:name="T110" style:family="text">
      <style:text-properties fo:color="#943634" fo:font-size="10.5pt" style:text-underline-style="none" fo:font-weight="bold" style:font-size-asian="10.5pt" style:font-weight-asian="bold" style:font-size-complex="10.5pt" style:font-weight-complex="bold"/>
    </style:style>
    <style:style style:name="T111" style:family="text">
      <style:text-properties fo:color="#943634" fo:font-size="10.5pt" style:text-underline-style="none" fo:font-weight="bold" text:rsid="00306066" style:font-size-asian="10.5pt" style:font-weight-asian="bold" style:font-size-complex="10.5pt" style:font-weight-complex="bold"/>
    </style:style>
    <style:style style:name="T112" style:family="text">
      <style:text-properties fo:color="#943634" fo:font-size="10.5pt" style:text-underline-style="none" fo:font-weight="bold" text:rsid="002ede98" style:font-size-asian="10.5pt" style:font-weight-asian="bold" style:font-size-complex="10.5pt" style:font-weight-complex="bold"/>
    </style:style>
    <style:style style:name="T113" style:family="text">
      <style:text-properties fo:color="#943634" fo:font-weight="bold" style:font-weight-asian="bold" style:font-weight-complex="bold"/>
    </style:style>
    <style:style style:name="T114" style:family="text">
      <style:text-properties fo:color="#943634" style:font-name="Arial" style:font-name-asian="DejaVu Sans"/>
    </style:style>
    <style:style style:name="T115" style:family="text">
      <style:text-properties fo:color="#943634" style:font-name="Arial" fo:font-weight="bold" style:font-name-asian="DejaVu Sans" style:font-weight-asian="bold" style:font-weight-complex="bold"/>
    </style:style>
    <style:style style:name="T116" style:family="text">
      <style:text-properties fo:color="#943634" fo:language="en" fo:country="US" fo:font-weight="normal" style:font-weight-asian="normal" style:font-weight-complex="normal"/>
    </style:style>
    <style:style style:name="T117" style:family="text">
      <style:text-properties fo:color="#943634" style:font-name="DejaVu Sans" fo:font-size="10.5pt" fo:font-weight="bold" style:font-size-asian="10.5pt" style:font-weight-asian="bold" style:font-size-complex="10.5pt" style:font-weight-complex="bold"/>
    </style:style>
    <style:style style:name="T118" style:family="text">
      <style:text-properties fo:color="#943634" style:font-name="Times New Roman" fo:font-weight="normal" style:font-weight-asian="normal" style:font-name-complex="Times New Roman" style:font-weight-complex="normal"/>
    </style:style>
    <style:style style:name="T119" style:family="text">
      <style:text-properties fo:color="#943634" style:font-name="Times New Roman" fo:font-weight="normal" text:rsid="0042088b" style:font-weight-asian="normal" style:font-name-complex="Times New Roman" style:font-weight-complex="normal"/>
    </style:style>
    <style:style style:name="T120" style:family="text">
      <style:text-properties fo:color="#943634" style:font-name="Times New Roman" style:font-name-complex="Times New Roman"/>
    </style:style>
    <style:style style:name="T121" style:family="text">
      <style:text-properties fo:color="#943634" style:font-name="Times New Roman" text:rsid="0042088b" style:font-name-complex="Times New Roman"/>
    </style:style>
    <style:style style:name="T122" style:family="text">
      <style:text-properties fo:color="#943634" style:font-name="Times New Roman" text:rsid="00430f64" style:font-name-complex="Times New Roman"/>
    </style:style>
    <style:style style:name="T123" style:family="text">
      <style:text-properties fo:color="#943634" text:rsid="0019b9ae"/>
    </style:style>
    <style:style style:name="T124" style:family="text">
      <style:text-properties fo:color="#943634" text:rsid="0020d07c"/>
    </style:style>
    <style:style style:name="T125" style:family="text">
      <style:text-properties fo:color="#943634" text:rsid="00295a21"/>
    </style:style>
    <style:style style:name="T126" style:family="text">
      <style:text-properties fo:color="#943634" text:rsid="002da537"/>
    </style:style>
    <style:style style:name="T127" style:family="text">
      <style:text-properties fo:color="#943634" text:rsid="00310a4a"/>
    </style:style>
    <style:style style:name="T128" style:family="text">
      <style:text-properties fo:color="#943634" text:rsid="003bfae7"/>
    </style:style>
    <style:style style:name="T129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130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131" style:family="text">
      <style:text-properties fo:color="#99284c" style:font-name="Thorndale AMT1" fo:font-size="10.5pt" fo:font-weight="bold" text:rsid="00232924" style:font-size-asian="10.5pt" style:font-weight-asian="bold" style:font-size-complex="10.5pt" style:font-weight-complex="bold"/>
    </style:style>
    <style:style style:name="T132" style:family="text">
      <style:text-properties fo:color="#99284c" style:font-name="Thorndale AMT1" fo:font-size="10.5pt" fo:font-weight="bold" text:rsid="00249ded" style:font-size-asian="10.5pt" style:font-weight-asian="bold" style:font-size-complex="10.5pt" style:font-weight-complex="bold"/>
    </style:style>
    <style:style style:name="T133" style:family="text">
      <style:text-properties fo:color="#99284c" style:font-name="Thorndale AMT1" fo:font-size="10.5pt" fo:font-weight="bold" text:rsid="002540d4" style:font-size-asian="10.5pt" style:font-weight-asian="bold" style:font-size-complex="10.5pt" style:font-weight-complex="bold"/>
    </style:style>
    <style:style style:name="T134" style:family="text">
      <style:text-properties fo:color="#99284c" style:font-name="Thorndale AMT1" fo:font-size="10.5pt" fo:font-weight="bold" text:rsid="00259e77" style:font-size-asian="10.5pt" style:font-weight-asian="bold" style:font-size-complex="10.5pt" style:font-weight-complex="bold"/>
    </style:style>
    <style:style style:name="T135" style:family="text">
      <style:text-properties fo:color="#99284c" style:font-name="Thorndale AMT1" fo:font-size="10.5pt" fo:font-weight="bold" text:rsid="00264cf5" style:font-size-asian="10.5pt" style:font-weight-asian="bold" style:font-size-complex="10.5pt" style:font-weight-complex="bold"/>
    </style:style>
    <style:style style:name="T136" style:family="text">
      <style:text-properties fo:color="#99284c" style:font-name="Thorndale AMT1" fo:font-size="10.5pt" fo:font-weight="bold" text:rsid="00295a21" style:font-size-asian="10.5pt" style:font-weight-asian="bold" style:font-size-complex="10.5pt" style:font-weight-complex="bold"/>
    </style:style>
    <style:style style:name="T137" style:family="text">
      <style:text-properties fo:color="#99284c" style:font-name="Thorndale AMT1" fo:font-size="10.5pt" fo:font-weight="bold" text:rsid="002a1bef" style:font-size-asian="10.5pt" style:font-weight-asian="bold" style:font-size-complex="10.5pt" style:font-weight-complex="bold"/>
    </style:style>
    <style:style style:name="T138" style:family="text">
      <style:text-properties fo:color="#99284c" style:font-name="Thorndale AMT1" fo:font-size="10.5pt" fo:font-weight="bold" text:rsid="002a1bef" style:font-size-asian="10.5pt" style:font-weight-asian="bold" style:font-size-complex="10.5pt"/>
    </style:style>
    <style:style style:name="T139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140" style:family="text">
      <style:text-properties fo:color="#99284c" style:font-name="Thorndale AMT1" fo:font-size="10.5pt" fo:font-weight="normal" text:rsid="002540d4" style:font-size-asian="10.5pt" style:font-weight-asian="normal" style:font-size-complex="10.5pt" style:font-weight-complex="normal"/>
    </style:style>
    <style:style style:name="T141" style:family="text">
      <style:text-properties fo:color="#99284c" style:font-name="Thorndale AMT1" fo:font-size="10.5pt" fo:font-weight="normal" text:rsid="00259e77" style:font-size-asian="10.5pt" style:font-weight-asian="normal" style:font-size-complex="10.5pt" style:font-weight-complex="normal"/>
    </style:style>
    <style:style style:name="T142" style:family="text">
      <style:text-properties fo:color="#99284c" style:font-name="Thorndale AMT1" fo:font-size="10.5pt" fo:font-weight="normal" text:rsid="00264cf5" style:font-size-asian="10.5pt" style:font-weight-asian="normal" style:font-size-complex="10.5pt" style:font-weight-complex="normal"/>
    </style:style>
    <style:style style:name="T143" style:family="text">
      <style:text-properties fo:color="#99284c" style:font-name="Thorndale AMT1" fo:font-size="10.5pt" fo:font-weight="normal" text:rsid="002a1bef" style:font-size-asian="10.5pt" style:font-weight-asian="normal" style:font-size-complex="10.5pt" style:font-weight-complex="normal"/>
    </style:style>
    <style:style style:name="T144" style:family="text">
      <style:text-properties fo:color="#99284c" style:font-name="Thorndale AMT1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45" style:family="text">
      <style:text-properties fo:color="#99284c" style:font-name="Thorndale AMT1" fo:font-size="10.5pt" fo:font-weight="normal" text:rsid="00259e77" style:font-name-asian="Times New Roman" style:font-size-asian="10.5pt" style:font-weight-asian="normal" style:font-name-complex="Times New Roman" style:font-size-complex="10.5pt" style:font-weight-complex="normal"/>
    </style:style>
    <style:style style:name="T146" style:family="text">
      <style:text-properties fo:color="#99284c" style:font-name="Thorndale AMT1" fo:font-size="10.5pt" fo:language="en" fo:country="US" fo:font-weight="bold" style:font-size-asian="10.5pt" style:font-weight-asian="bold" style:font-size-complex="10.5pt" style:font-weight-complex="bold"/>
    </style:style>
    <style:style style:name="T147" style:family="text">
      <style:text-properties fo:color="#99284c" style:font-name="Thorndale AMT1" text:rsid="002a1bef"/>
    </style:style>
    <style:style style:name="T148" style:family="text">
      <style:text-properties fo:color="#99284c" fo:font-size="10.5pt" fo:font-weight="bold" style:font-size-asian="10.5pt" style:font-weight-asian="bold" style:font-size-complex="10.5pt"/>
    </style:style>
    <style:style style:name="T149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150" style:family="text">
      <style:text-properties fo:color="#99284c" fo:font-size="10.5pt" fo:font-weight="bold" text:rsid="0020d07c" style:font-size-asian="10.5pt" style:font-weight-asian="bold" style:font-size-complex="10.5pt" style:font-weight-complex="bold"/>
    </style:style>
    <style:style style:name="T151" style:family="text">
      <style:text-properties fo:color="#99284c" fo:font-size="10.5pt" fo:font-weight="bold" text:rsid="00232924" style:font-size-asian="10.5pt" style:font-weight-asian="bold" style:font-size-complex="10.5pt" style:font-weight-complex="bold"/>
    </style:style>
    <style:style style:name="T152" style:family="text">
      <style:text-properties fo:color="#99284c" fo:font-size="10.5pt" fo:font-weight="bold" text:rsid="00204674" style:font-size-asian="10.5pt" style:font-weight-asian="bold" style:font-size-complex="10.5pt" style:font-weight-complex="bold"/>
    </style:style>
    <style:style style:name="T153" style:family="text">
      <style:text-properties fo:color="#99284c" fo:font-size="10.5pt" fo:font-weight="bold" text:rsid="00234f71" style:font-size-asian="10.5pt" style:font-weight-asian="bold" style:font-size-complex="10.5pt" style:font-weight-complex="bold"/>
    </style:style>
    <style:style style:name="T154" style:family="text">
      <style:text-properties fo:color="#99284c" fo:font-size="10.5pt" fo:font-weight="bold" text:rsid="00249ded" style:font-size-asian="10.5pt" style:font-weight-asian="bold" style:font-size-complex="10.5pt" style:font-weight-complex="bold"/>
    </style:style>
    <style:style style:name="T155" style:family="text">
      <style:text-properties fo:color="#99284c" fo:font-size="10.5pt" fo:font-weight="bold" text:rsid="00264cf5" style:font-size-asian="10.5pt" style:font-weight-asian="bold" style:font-size-complex="10.5pt" style:font-weight-complex="bold"/>
    </style:style>
    <style:style style:name="T156" style:family="text">
      <style:text-properties fo:color="#99284c" fo:font-size="10.5pt" fo:font-weight="bold" text:rsid="002836fe" style:font-size-asian="10.5pt" style:font-weight-asian="bold" style:font-size-complex="10.5pt" style:font-weight-complex="bold"/>
    </style:style>
    <style:style style:name="T157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158" style:family="text">
      <style:text-properties fo:color="#99284c" fo:font-size="10.5pt" fo:font-weight="normal" text:rsid="0020d07c" style:font-size-asian="10.5pt" style:font-weight-asian="normal" style:font-size-complex="10.5pt" style:font-weight-complex="normal"/>
    </style:style>
    <style:style style:name="T159" style:family="text">
      <style:text-properties fo:color="#99284c" fo:font-size="10.5pt" fo:font-weight="normal" text:rsid="00232924" style:font-size-asian="10.5pt" style:font-weight-asian="normal" style:font-size-complex="10.5pt" style:font-weight-complex="normal"/>
    </style:style>
    <style:style style:name="T160" style:family="text">
      <style:text-properties fo:color="#99284c" fo:font-size="10.5pt" fo:font-weight="normal" text:rsid="00234f71" style:font-size-asian="10.5pt" style:font-weight-asian="normal" style:font-size-complex="10.5pt" style:font-weight-complex="normal"/>
    </style:style>
    <style:style style:name="T161" style:family="text">
      <style:text-properties fo:color="#99284c" fo:font-size="10.5pt" fo:font-weight="normal" text:rsid="00249ded" style:font-size-asian="10.5pt" style:font-weight-asian="normal" style:font-size-complex="10.5pt" style:font-weight-complex="normal"/>
    </style:style>
    <style:style style:name="T162" style:family="text">
      <style:text-properties fo:color="#99284c" fo:font-size="10.5pt" fo:font-weight="normal" text:rsid="00264cf5" style:font-size-asian="10.5pt" style:font-weight-asian="normal" style:font-size-complex="10.5pt" style:font-weight-complex="normal"/>
    </style:style>
    <style:style style:name="T163" style:family="text">
      <style:text-properties fo:color="#99284c" fo:font-size="10.5pt" fo:font-weight="normal" text:rsid="002836fe" style:font-size-asian="10.5pt" style:font-weight-asian="normal" style:font-size-complex="10.5pt" style:font-weight-complex="normal"/>
    </style:style>
    <style:style style:name="T164" style:family="text">
      <style:text-properties fo:color="#99284c" fo:font-size="10.5pt" fo:font-weight="normal" text:rsid="0035cbe7" style:font-size-asian="10.5pt" style:font-weight-asian="normal" style:font-size-complex="10.5pt" style:font-weight-complex="normal"/>
    </style:style>
    <style:style style:name="T165" style:family="text">
      <style:text-properties fo:color="#99284c" fo:font-size="10.5pt" fo:font-weight="normal" text:rsid="0036e5d4" style:font-size-asian="10.5pt" style:font-weight-asian="normal" style:font-size-complex="10.5pt" style:font-weight-complex="normal"/>
    </style:style>
    <style:style style:name="T166" style:family="text">
      <style:text-properties fo:color="#99284c" fo:font-size="10.5pt" style:font-size-asian="10.5pt" style:font-size-complex="10.5pt"/>
    </style:style>
    <style:style style:name="T167" style:family="text">
      <style:text-properties fo:color="#99284c" fo:font-size="10.5pt" text:rsid="00215355" style:font-size-asian="10.5pt" style:font-size-complex="10.5pt"/>
    </style:style>
    <style:style style:name="T168" style:family="text">
      <style:text-properties fo:color="#99284c" fo:font-size="10.5pt" text:rsid="00234f71" style:font-size-asian="10.5pt" style:font-size-complex="10.5pt"/>
    </style:style>
    <style:style style:name="T169" style:family="text">
      <style:text-properties fo:color="#99284c" fo:font-size="10.5pt" text:rsid="00264cf5" style:font-size-asian="10.5pt" style:font-size-complex="10.5pt"/>
    </style:style>
    <style:style style:name="T170" style:family="text">
      <style:text-properties fo:color="#99284c" fo:font-size="10.5pt" text:rsid="002836fe" style:font-size-asian="10.5pt" style:font-size-complex="10.5pt"/>
    </style:style>
    <style:style style:name="T171" style:family="text">
      <style:text-properties fo:color="#99284c" fo:font-size="10.5pt" text:rsid="0036e5d4" style:font-size-asian="10.5pt" style:font-size-complex="10.5pt"/>
    </style:style>
    <style:style style:name="T172" style:family="text">
      <style:text-properties fo:color="#99284c" fo:font-size="10.5pt" fo:language="en" fo:country="US" fo:font-weight="bold" style:font-size-asian="10.5pt" style:font-weight-asian="bold" style:font-size-complex="10.5pt" style:font-weight-complex="bold"/>
    </style:style>
    <style:style style:name="T173" style:family="text">
      <style:text-properties fo:color="#99284c" fo:font-size="10.5pt" fo:language="en" fo:country="US" fo:font-weight="bold" text:rsid="003fe830" style:font-size-asian="10.5pt" style:font-weight-asian="bold" style:font-size-complex="10.5pt" style:font-weight-complex="bold"/>
    </style:style>
    <style:style style:name="T174" style:family="text">
      <style:text-properties fo:color="#99284c" fo:font-weight="normal" style:font-weight-asian="normal" style:font-weight-complex="normal"/>
    </style:style>
    <style:style style:name="T175" style:family="text">
      <style:text-properties fo:color="#99284c" fo:font-weight="normal" text:rsid="0020d07c" style:font-weight-asian="normal" style:font-weight-complex="normal"/>
    </style:style>
    <style:style style:name="T176" style:family="text">
      <style:text-properties fo:color="#99284c" fo:font-weight="normal" text:rsid="00234f71" style:font-weight-asian="normal" style:font-weight-complex="normal"/>
    </style:style>
    <style:style style:name="T177" style:family="text">
      <style:text-properties fo:color="#99284c" fo:font-weight="normal" text:rsid="00249ded" style:font-weight-asian="normal" style:font-weight-complex="normal"/>
    </style:style>
    <style:style style:name="T178" style:family="text">
      <style:text-properties fo:color="#99284c" fo:font-weight="bold" style:font-weight-asian="bold" style:font-weight-complex="bold"/>
    </style:style>
    <style:style style:name="T179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180" style:family="text">
      <style:text-properties fo:color="#99284c" style:font-name="Times New Roman" fo:font-size="10.5pt" fo:font-weight="normal" text:rsid="00232924" style:font-name-asian="Times New Roman" style:font-size-asian="10.5pt" style:font-weight-asian="normal" style:font-name-complex="Times New Roman" style:font-size-complex="10.5pt" style:font-weight-complex="normal"/>
    </style:style>
    <style:style style:name="T181" style:family="text">
      <style:text-properties fo:color="#99284c" style:font-name="Times New Roman" fo:font-size="10.5pt" fo:font-weight="normal" text:rsid="00259e77" style:font-name-asian="Times New Roman" style:font-size-asian="10.5pt" style:font-weight-asian="normal" style:font-name-complex="Times New Roman" style:font-size-complex="10.5pt" style:font-weight-complex="normal"/>
    </style:style>
    <style:style style:name="T182" style:family="text">
      <style:text-properties fo:color="#99284c" style:font-name="Times New Roman" fo:font-size="10.5pt" fo:font-weight="normal" text:rsid="00264cf5" style:font-name-asian="Times New Roman" style:font-size-asian="10.5pt" style:font-weight-asian="normal" style:font-name-complex="Times New Roman" style:font-size-complex="10.5pt" style:font-weight-complex="normal"/>
    </style:style>
    <style:style style:name="T183" style:family="text">
      <style:text-properties fo:color="#99284c" style:font-name="Times New Roman" fo:font-weight="normal" style:font-name-asian="Times New Roman" style:font-weight-asian="normal" style:font-name-complex="Times New Roman" style:font-weight-complex="normal"/>
    </style:style>
    <style:style style:name="T184" style:family="text">
      <style:text-properties fo:color="#99284c" style:font-name="Times New Roman" fo:font-weight="normal" text:rsid="00234f71" style:font-name-asian="Times New Roman" style:font-weight-asian="normal" style:font-name-complex="Times New Roman" style:font-weight-complex="normal"/>
    </style:style>
    <style:style style:name="T185" style:family="text">
      <style:text-properties fo:color="#99284c" style:font-name="DejaVu Sans" fo:font-size="10.5pt" fo:font-weight="bold" style:font-size-asian="10.5pt" style:font-weight-asian="bold" style:font-size-complex="10.5pt" style:font-weight-complex="bold"/>
    </style:style>
    <style:style style:name="T186" style:family="text">
      <style:text-properties fo:color="#99284c" text:rsid="002836fe"/>
    </style:style>
    <style:style style:name="T187" style:family="text">
      <style:text-properties fo:color="#99284c" text:rsid="003d8d71"/>
    </style:style>
    <style:style style:name="T188" style:family="text">
      <style:text-properties style:font-name="Times New Roman"/>
    </style:style>
    <style:style style:name="T189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190" style:family="text">
      <style:text-properties style:font-name="Times New Roman" fo:font-weight="normal" text:rsid="00232924" style:font-name-asian="Times New Roman" style:font-weight-asian="normal" style:font-name-complex="Times New Roman" style:font-weight-complex="normal"/>
    </style:style>
    <style:style style:name="T191" style:family="text">
      <style:text-properties style:font-name="Times New Roman" fo:font-weight="normal" text:rsid="00234f71" style:font-name-asian="Times New Roman" style:font-weight-asian="normal" style:font-name-complex="Times New Roman" style:font-weight-complex="normal"/>
    </style:style>
    <style:style style:name="T192" style:family="text">
      <style:text-properties style:font-name="Times New Roman" fo:font-weight="normal" text:rsid="002540d4" style:font-name-asian="Times New Roman" style:font-weight-asian="normal" style:font-name-complex="Times New Roman" style:font-weight-complex="normal"/>
    </style:style>
    <style:style style:name="T193" style:family="text">
      <style:text-properties style:font-name="Times New Roman" fo:font-weight="normal" text:rsid="00310a4a" style:font-name-asian="Times New Roman" style:font-weight-asian="normal" style:font-name-complex="Times New Roman" style:font-weight-complex="normal"/>
    </style:style>
    <style:style style:name="T194" style:family="text">
      <style:text-properties style:font-name="Times New Roman" fo:font-weight="normal" text:rsid="0033001d" style:font-name-asian="Times New Roman" style:font-weight-asian="normal" style:font-name-complex="Times New Roman" style:font-weight-complex="normal"/>
    </style:style>
    <style:style style:name="T195" style:family="text">
      <style:text-properties style:font-name="Times New Roman" fo:font-weight="normal" text:rsid="0037e1d7" style:font-name-asian="Times New Roman" style:font-weight-asian="normal" style:font-name-complex="Times New Roman" style:font-weight-complex="normal"/>
    </style:style>
    <style:style style:name="T196" style:family="text">
      <style:text-properties style:font-name="Times New Roman" fo:font-weight="normal" style:font-weight-asian="normal" style:font-weight-complex="normal"/>
    </style:style>
    <style:style style:name="T197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198" style:family="text">
      <style:text-properties style:font-name="Times New Roman" fo:font-size="10.5pt" style:font-size-asian="10.5pt" style:font-size-complex="10.5pt"/>
    </style:style>
    <style:style style:name="T199" style:family="text">
      <style:text-properties style:font-name="Times New Roman" fo:font-weight="bold" style:font-weight-asian="bold" style:font-weight-complex="bold"/>
    </style:style>
    <style:style style:name="T200" style:family="text">
      <style:text-properties style:font-name="Times New Roman" style:font-name-asian="Times New Roman" style:font-name-complex="Times New Roman"/>
    </style:style>
    <style:style style:name="T201" style:family="text">
      <style:text-properties style:font-name="Times New Roman" text:rsid="0033001d" style:font-name-asian="Times New Roman" style:font-name-complex="Times New Roman"/>
    </style:style>
    <style:style style:name="T202" style:family="text">
      <style:text-properties fo:color="#ff0000" fo:font-weight="normal" text:rsid="003f97c9" style:font-weight-asian="normal" style:font-weight-complex="normal"/>
    </style:style>
    <style:style style:name="T203" style:family="text">
      <style:text-properties fo:color="#ff0000" fo:font-weight="normal" text:rsid="00404f8a" style:font-weight-asian="normal" style:font-weight-complex="normal"/>
    </style:style>
    <style:style style:name="T204" style:family="text">
      <style:text-properties fo:color="#ff0000" style:font-name="Thorndale AMT1" fo:language="en" fo:country="US"/>
    </style:style>
    <style:style style:name="T205" style:family="text">
      <style:text-properties fo:color="#ff0000" style:font-name="Thorndale AMT1" fo:language="en" fo:country="US" fo:font-weight="bold" style:font-weight-asian="bold" style:font-weight-complex="bold"/>
    </style:style>
    <style:style style:name="T206" style:family="text">
      <style:text-properties fo:color="#ff0000" style:font-name="Thorndale AMT1" fo:font-size="10.5pt" fo:font-weight="bold" style:font-size-asian="10.5pt" style:font-weight-asian="bold" style:font-size-complex="10.5pt" style:font-weight-complex="bold"/>
    </style:style>
    <style:style style:name="T207" style:family="text">
      <style:text-properties fo:color="#ff0000" style:font-name="Thorndale AMT1" fo:font-size="10.5pt" fo:language="en" fo:country="US" fo:font-weight="bold" style:font-size-asian="10.5pt" style:font-weight-asian="bold" style:font-name-complex="Thorndale AMT1" style:font-size-complex="10.5pt" style:font-weight-complex="bold"/>
    </style:style>
    <style:style style:name="T208" style:family="text">
      <style:text-properties fo:color="#ff0000" fo:font-weight="bold" style:font-weight-asian="bold" style:font-name-complex="Thorndale AMT1" style:font-weight-complex="bold"/>
    </style:style>
    <style:style style:name="T209" style:family="text">
      <style:text-properties fo:color="#ff0000" fo:font-weight="bold" text:rsid="003ea817" style:font-weight-asian="bold" style:font-weight-complex="bold"/>
    </style:style>
    <style:style style:name="T210" style:family="text">
      <style:text-properties fo:color="#ff0000" text:rsid="003ea817"/>
    </style:style>
    <style:style style:name="T211" style:family="text">
      <style:text-properties fo:color="#ff0000" fo:language="en" fo:country="US" text:rsid="003ea817"/>
    </style:style>
    <style:style style:name="T212" style:family="text">
      <style:text-properties fo:color="#ff0000" fo:language="en" fo:country="US" text:rsid="003f97c9"/>
    </style:style>
    <style:style style:name="T213" style:family="text">
      <style:text-properties fo:color="#ff0000" fo:language="en" fo:country="US" text:rsid="00404f8a"/>
    </style:style>
    <style:style style:name="T214" style:family="text">
      <style:text-properties fo:color="#ff0000" style:font-name="Times New Roman" text:rsid="0042088b" style:font-name-complex="Times New Roman"/>
    </style:style>
    <style:style style:name="T215" style:family="text">
      <style:text-properties fo:color="#ff0000" style:font-name="Times New Roman" text:rsid="00430f64" style:font-name-complex="Times New Roman"/>
    </style:style>
    <style:style style:name="T216" style:family="text">
      <style:text-properties fo:color="#ff0000" style:font-name="Times New Roman" text:rsid="0044de4e" style:font-name-complex="Times New Roman"/>
    </style:style>
    <style:style style:name="T217" style:family="text">
      <style:text-properties fo:language="en" fo:country="US"/>
    </style:style>
    <style:style style:name="T218" style:family="text">
      <style:text-properties fo:language="en" fo:country="US" fo:font-weight="normal" style:font-weight-asian="normal" style:font-weight-complex="normal"/>
    </style:style>
    <style:style style:name="T219" style:family="text">
      <style:text-properties fo:language="en" fo:country="US" fo:font-weight="normal" text:rsid="001d6cda" style:font-weight-asian="normal" style:font-weight-complex="normal"/>
    </style:style>
    <style:style style:name="T220" style:family="text">
      <style:text-properties fo:language="en" fo:country="US" fo:font-weight="normal" text:rsid="001e5cb3" style:font-weight-asian="normal" style:font-weight-complex="normal"/>
    </style:style>
    <style:style style:name="T221" style:family="text">
      <style:text-properties fo:language="en" fo:country="US" fo:font-weight="normal" text:rsid="003b12f1" style:font-weight-asian="normal" style:font-weight-complex="normal"/>
    </style:style>
    <style:style style:name="T222" style:family="text">
      <style:text-properties fo:language="en" fo:country="US" fo:font-weight="normal" text:rsid="003f97c9" style:font-weight-asian="normal" style:font-weight-complex="normal"/>
    </style:style>
    <style:style style:name="T223" style:family="text">
      <style:text-properties style:text-position="sub 65%" fo:font-weight="normal" style:font-weight-asian="normal" style:font-weight-complex="normal"/>
    </style:style>
    <style:style style:name="T224" style:family="text">
      <style:text-properties style:text-position="sub 65%" style:font-name="Times New Roman" fo:font-size="10.5pt" style:font-size-asian="10.5pt" style:font-size-complex="10.5pt"/>
    </style:style>
    <style:style style:name="T225" style:family="text">
      <style:text-properties fo:font-size="10.5pt"/>
    </style:style>
    <style:style style:name="T226" style:family="text">
      <style:text-properties fo:font-size="10.5pt" fo:font-weight="bold" style:font-size-asian="10.5pt" style:font-weight-asian="bold" style:font-size-complex="10.5pt" style:font-weight-complex="bold"/>
    </style:style>
    <style:style style:name="T227" style:family="text">
      <style:text-properties fo:font-size="10.5pt" style:font-size-asian="10.5pt" style:font-size-complex="10.5pt"/>
    </style:style>
    <style:style style:name="T228" style:family="text">
      <style:text-properties fo:font-size="10.5pt" fo:language="en" fo:country="US" style:font-size-asian="10.5pt" style:font-size-complex="10.5pt"/>
    </style:style>
    <style:style style:name="T229" style:family="text">
      <style:text-properties style:text-position="-33% 100%" fo:font-size="10.5pt" style:font-size-asian="10.5pt" style:font-size-complex="10.5pt"/>
    </style:style>
    <style:style style:name="T230" style:family="text">
      <style:text-properties style:text-position="-33% 100%" fo:font-size="10.5pt" fo:language="en" fo:country="US" style:font-size-asian="10.5pt" style:font-size-complex="10.5pt"/>
    </style:style>
    <style:style style:name="T231" style:family="text">
      <style:text-properties fo:color="#800000"/>
    </style:style>
    <style:style style:name="T232" style:family="text">
      <style:text-properties fo:color="#800000" fo:font-size="10.5pt" style:font-size-asian="10.5pt" style:font-size-complex="10.5pt"/>
    </style:style>
    <style:style style:name="T233" style:family="text">
      <style:text-properties fo:color="#800000" fo:font-size="10.5pt" fo:language="en" fo:country="US" style:font-size-asian="10.5pt" style:font-size-complex="10.5pt"/>
    </style:style>
    <style:style style:name="T234" style:family="text">
      <style:text-properties fo:color="#800000" fo:language="en" fo:country="US"/>
    </style:style>
    <style:style style:name="T235" style:family="text">
      <style:text-properties text:rsid="00188ad4"/>
    </style:style>
    <style:style style:name="T236" style:family="text">
      <style:text-properties text:rsid="0019b9ae"/>
    </style:style>
    <style:style style:name="T237" style:family="text">
      <style:text-properties style:font-size-asian="10.5pt"/>
    </style:style>
    <style:style style:name="T238" style:family="text">
      <style:text-properties style:font-name-complex="Thorndale AMT1"/>
    </style:style>
    <style:style style:name="T239" style:family="text">
      <style:text-properties text:rsid="001a66fd" style:font-name-complex="Thorndale AMT1"/>
    </style:style>
    <style:style style:name="T240" style:family="text">
      <style:text-properties text:rsid="001e5cb3" style:font-name-complex="Thorndale AMT1"/>
    </style:style>
    <style:style style:name="T241" style:family="text">
      <style:text-properties style:font-size-complex="10.5pt"/>
    </style:style>
    <style:style style:name="T242" style:family="text">
      <style:text-properties style:font-weight-asian="bold"/>
    </style:style>
    <style:style style:name="T243" style:family="text">
      <style:text-properties style:font-weight-complex="bold"/>
    </style:style>
    <style:style style:name="T244" style:family="text">
      <style:text-properties text:rsid="001a66fd"/>
    </style:style>
    <style:style style:name="T245" style:family="text">
      <style:text-properties text:rsid="001e5cb3"/>
    </style:style>
    <style:style style:name="T246" style:family="text">
      <style:text-properties text:rsid="00204674"/>
    </style:style>
    <style:style style:name="T247" style:family="text">
      <style:text-properties text:rsid="0020d07c"/>
    </style:style>
    <style:style style:name="T248" style:family="text">
      <style:text-properties text:rsid="00215355"/>
    </style:style>
    <style:style style:name="T249" style:family="text">
      <style:text-properties text:rsid="00232924"/>
    </style:style>
    <style:style style:name="T250" style:family="text">
      <style:text-properties text:rsid="00234f71"/>
    </style:style>
    <style:style style:name="T251" style:family="text">
      <style:text-properties text:rsid="00249ded"/>
    </style:style>
    <style:style style:name="T252" style:family="text">
      <style:text-properties text:rsid="002836fe"/>
    </style:style>
    <style:style style:name="T253" style:family="text">
      <style:text-properties text:rsid="002890b9"/>
    </style:style>
    <style:style style:name="T254" style:family="text">
      <style:text-properties text:rsid="00295a21"/>
    </style:style>
    <style:style style:name="T255" style:family="text">
      <style:text-properties text:rsid="002a1bef"/>
    </style:style>
    <style:style style:name="T256" style:family="text">
      <style:text-properties text:rsid="002be32f"/>
    </style:style>
    <style:style style:name="T257" style:family="text">
      <style:text-properties text:rsid="002c4c92"/>
    </style:style>
    <style:style style:name="T258" style:family="text">
      <style:text-properties text:rsid="002da537"/>
    </style:style>
    <style:style style:name="T259" style:family="text">
      <style:text-properties text:rsid="002ede98"/>
    </style:style>
    <style:style style:name="T260" style:family="text">
      <style:text-properties text:rsid="00306066"/>
    </style:style>
    <style:style style:name="T261" style:family="text">
      <style:text-properties text:rsid="00310a4a"/>
    </style:style>
    <style:style style:name="T262" style:family="text">
      <style:text-properties text:rsid="0033001d"/>
    </style:style>
    <style:style style:name="T263" style:family="text">
      <style:text-properties text:rsid="0035cbe7"/>
    </style:style>
    <style:style style:name="T264" style:family="text">
      <style:text-properties text:rsid="0036e5d4"/>
    </style:style>
    <style:style style:name="T265" style:family="text">
      <style:text-properties style:font-name="Thorndale AMT1" fo:font-weight="normal" style:font-weight-asian="normal" style:font-name-complex="Thorndale AMT1" style:font-weight-complex="normal"/>
    </style:style>
    <style:style style:name="T266" style:family="text">
      <style:text-properties style:font-name="Thorndale AMT1" fo:font-weight="normal" text:rsid="00345ef9" style:font-weight-asian="normal" style:font-name-complex="Thorndale AMT1" style:font-weight-complex="normal"/>
    </style:style>
    <style:style style:name="T267" style:family="text">
      <style:text-properties style:font-name="Thorndale AMT1" fo:font-weight="normal" text:rsid="0037e1d7" style:font-weight-asian="normal" style:font-name-complex="Thorndale AMT1" style:font-weight-complex="normal"/>
    </style:style>
    <style:style style:name="T268" style:family="text">
      <style:text-properties style:font-name="Thorndale AMT1" fo:font-weight="normal" text:rsid="0037e1d7" style:font-name-asian="Times New Roman" style:font-weight-asian="normal" style:font-name-complex="Thorndale AMT1" style:font-weight-complex="normal"/>
    </style:style>
    <style:style style:name="T269" style:family="text">
      <style:text-properties style:font-name="Thorndale AMT1" fo:font-weight="normal" text:rsid="00392115" style:font-name-asian="Times New Roman" style:font-weight-asian="normal" style:font-name-complex="Thorndale AMT1" style:font-weight-complex="normal"/>
    </style:style>
    <style:style style:name="T270" style:family="text">
      <style:text-properties text:rsid="003b12f1"/>
    </style:style>
    <style:style style:name="T271" style:family="text">
      <style:text-properties text:rsid="003bfae7"/>
    </style:style>
    <style:style style:name="T272" style:family="text">
      <style:text-properties text:rsid="003d8d71"/>
    </style:style>
    <style:style style:name="T273" style:family="text">
      <style:text-properties text:rsid="003f97c9"/>
    </style:style>
    <style:style style:name="T274" style:family="text">
      <style:text-properties text:rsid="003fe830"/>
    </style:style>
    <style:style style:name="T275" style:family="text">
      <style:text-properties text:rsid="00404f8a"/>
    </style:style>
    <style:style style:name="T276" style:family="text">
      <style:text-properties text:rsid="0042088b"/>
    </style:style>
    <style:style style:name="T277" style:family="text">
      <style:text-properties text:rsid="00430f64"/>
    </style:style>
    <style:style style:name="T278" style:family="text">
      <style:text-properties text:rsid="0044de4e"/>
    </style:style>
    <style:style style:name="T279" style:family="text">
      <style:text-properties text:rsid="0044f2f7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9. Esquema de traducción orientado al traductor predictivo – recursivo</text:p>
      <text:p text:style-name="P3"/>
      <text:p text:style-name="P4"/>
      <text:p text:style-name="P1">9.1. Variables globales</text:p>
      <text:p text:style-name="P3"/>
      <text:list xml:id="list1474072725" text:style-name="L1">
        <text:list-item>
          <text:p text:style-name="P124">ts: Almacena la tabla de símbolos.</text:p>
        </text:list-item>
        <text:list-item>
          <text:p text:style-name="P124">numVars: Almacena la siguiente dirección de memoria libre.</text:p>
        </text:list-item>
        <text:list-item>
          <text:p text:style-name="P125">cod</text:p>
        </text:list-item>
        <text:list-item>
          <text:p text:style-name="P125">n</text:p>
        </text:list-item>
        <text:list-item>
          <text:p text:style-name="P125">etq</text:p>
        </text:list-item>
        <text:list-item>
          <text:p text:style-name="P125">dir</text:p>
        </text:list-item>
        <text:list-item>
          <text:p text:style-name="P126">pend</text:p>
        </text:list-item>
        <text:list-item>
          <text:p text:style-name="P127"><text:span text:style-name="T263">param</text:span><text:span text:style-name="T264">s</text:span></text:p>
        </text:list-item>
      </text:list>
      <text:p text:style-name="P1"/>
      <text:p text:style-name="P131"/>
      <text:p text:style-name="P1"/>
      <text:p text:style-name="P1">9.2. Nuevas operaciones y transformación de ecuaciones semánticas</text:p>
      <text:p text:style-name="P3"/>
      <text:p text:style-name="P7">Las siguientes operaciones devuelven un booleano indicando si el Token actual corresponde a lo esperado. En función de ese resultado se puede decidir entre varias reglas de la gramática, o se pueden detectar errores en el código.</text:p>
      <text:p text:style-name="P7"/>
      <text:list xml:id="list276757017" text:style-name="L2">
        <text:list-item>
          <text:p text:style-name="P128"><text:span text:style-name="T2">in()</text:span>: sirve para comprobar que lo siguiente es un token “in”</text:p>
        </text:list-item>
        <text:list-item>
          <text:p text:style-name="P128"><text:span text:style-name="T2">out()</text:span>: sirve para comprobar que lo siguiente es un token “out”</text:p>
        </text:list-item>
        <text:list-item>
          <text:p text:style-name="P129">Identificador(out: lex)<text:span text:style-name="T3">: reconoce el token del identificador léxico y devuelve su lexema</text:span></text:p>
        </text:list-item>
        <text:list-item>
          <text:p text:style-name="P129">dosPuntosIgual(): <text:span text:style-name="T3">reconoce :=. Afecta a InsAsignación.</text:span></text:p>
        </text:list-item>
        <text:list-item>
          <text:p text:style-name="P129">ampersand()<text:span text:style-name="T3">: reconoce &amp;. Afecta a Programa.</text:span></text:p>
        </text:list-item>
        <text:list-item>
          <text:p text:style-name="P129">puntoYComa()<text:span text:style-name="T3">: reconoce ; Afecta a Declaraciones e Instrucciones</text:span></text:p>
        </text:list-item>
        <text:list-item>
          <text:p text:style-name="P130"><text:span text:style-name="T2">barraVertical()</text:span>: reconoce |. Afecta a Instrucciones</text:p>
        </text:list-item>
        <text:list-item>
          <text:p text:style-name="P130"><text:span text:style-name="T2">AbrePar(), CierraPar()</text:span>: reconocen los paréntesis. Afectan a Instrucciones.</text:p>
        </text:list-item>
      </text:list>
      <text:p text:style-name="P5"/>
      <text:p text:style-name="P5"/>
      <text:p text:style-name="P1">9.3. Esquema <text:s/>de traducción</text:p>
      <text:p text:style-name="P1"/>
      <text:p text:style-name="P12">Programa<text:span text:style-name="T235">(out: error</text:span><text:span text:style-name="T245">1</text:span><text:span text:style-name="T235">)</text:span> → </text:p>
      <text:p text:style-name="P51">{</text:p>
      <text:p text:style-name="P54"><text:tab/><text:span text:style-name="T235">etq = longInicio+1</text:span></text:p>
      <text:p text:style-name="P156"><text:tab/>dir = 0</text:p>
      <text:p text:style-name="P156"><text:tab/>n = 0</text:p>
      <text:p text:style-name="P54"><text:span text:style-name="T235"><text:tab/>ts = creaTS()</text:span><text:span text:style-name="T66"><text:tab/></text:span></text:p>
      <text:p text:style-name="P54"><text:span text:style-name="T66"><text:tab/></text:span><text:span text:style-name="T123">cod = {}</text:span></text:p>
      <text:p text:style-name="P51">}</text:p>
      <text:p text:style-name="P53">Declaraciones<text:span text:style-name="T236">(out: error</text:span><text:span text:style-name="T245">2</text:span><text:span text:style-name="T236">)</text:span> </text:p>
      <text:p text:style-name="P158">ampersand()</text:p>
      <text:p text:style-name="P159">{</text:p>
      <text:p text:style-name="P157"><text:tab/>cod += inicio(n,dir)</text:p>
      <text:p text:style-name="P157"><text:tab/>cod += ir-a(etq)</text:p>
      <text:p text:style-name="P159">}</text:p>
      <text:p text:style-name="P52">Instrucciones<text:span text:style-name="T236">(out: error</text:span><text:span text:style-name="T245">3</text:span><text:span text:style-name="T236">)</text:span></text:p>
      <text:p text:style-name="P51">{</text:p>
      <text:p text:style-name="P51"><text:tab/><text:span text:style-name="T4">cod += stop</text:span></text:p>
      <text:p text:style-name="P51"><text:span text:style-name="T4"><text:tab/></text:span><text:span text:style-name="T6">error1= error2 v error 3</text:span></text:p>
      <text:p text:style-name="P51">}</text:p>
      <text:p text:style-name="P38"><text:soft-page-break/><text:span text:style-name="Fuente_20_de_20_párrafo_20_predeter."><text:span text:style-name="T72"/></text:span></text:p>
      <text:p text:style-name="P38"><text:span text:style-name="Fuente_20_de_20_párrafo_20_predeter."><text:span text:style-name="T72"/></text:span></text:p>
      <text:p text:style-name="P38"><text:span text:style-name="Fuente_20_de_20_párrafo_20_predeter."><text:span text:style-name="T72"/></text:span></text:p>
      <text:p text:style-name="P38"><text:span text:style-name="Fuente_20_de_20_párrafo_20_predeter."><text:span text:style-name="T72"/></text:span></text:p>
      <text:p text:style-name="P38"><text:span text:style-name="Fuente_20_de_20_párrafo_20_predeter."><text:span text:style-name="T72"/></text:span></text:p>
      <text:p text:style-name="P38"><text:span text:style-name="T79">Declaraciones</text:span><text:span text:style-name="T80">(out: error</text:span><text:span text:style-name="T80">1</text:span><text:span text:style-name="T80">)</text:span><text:span text:style-name="T79"> → </text:span><text:span text:style-name="T79">Declaracion</text:span><text:bookmark-start text:name="__DdeLink__24681_2085866184"/><text:span text:style-name="T80">(out: error</text:span><text:span text:style-name="T82">2</text:span><text:span text:style-name="T80">, tam</text:span><text:span text:style-name="T82">2</text:span><text:span text:style-name="T80">, </text:span><text:span text:style-name="T81">id</text:span><text:span text:style-name="T82">2</text:span><text:span text:style-name="T81">, props</text:span><text:span text:style-name="T82">2</text:span><text:span text:style-name="T80">)</text:span><text:bookmark-end text:name="__DdeLink__24681_2085866184"/></text:p>
      <text:p text:style-name="P55">{</text:p>
      <text:p text:style-name="P38"><text:span text:style-name="Fuente_20_de_20_párrafo_20_predeter."><text:span text:style-name="T33"><text:tab/><text:tab/></text:span></text:span><text:span text:style-name="Fuente_20_de_20_párrafo_20_predeter."><text:span text:style-name="T34">dir += </text:span></text:span><text:span text:style-name="Fuente_20_de_20_párrafo_20_predeter."><text:span text:style-name="T36">tam2</text:span></text:span></text:p>
      <text:p text:style-name="P57"><text:span text:style-name="T238"><text:tab/></text:span><text:span text:style-name="T245">errorh3</text:span><text:span text:style-name="T238"> = </text:span><text:span text:style-name="T245">error2</text:span><text:span text:style-name="T238"> <text:s/>v <text:s/>(existeID(</text:span><text:span text:style-name="T244">ts</text:span><text:span text:style-name="T238">,</text:span><text:span text:style-name="T245">id2</text:span><text:span text:style-name="T238">) <text:s/>٨ <text:tab/>ts[id</text:span><text:span text:style-name="T245">2</text:span><text:span text:style-name="T238">].nivel = n)</text:span></text:p>
      <text:p text:style-name="P59"><text:span text:style-name="T238"><text:tab/></text:span><text:span text:style-name="T239">ts = </text:span><text:span text:style-name="T238">inserta(</text:span><text:span text:style-name="T240">ts</text:span><text:span text:style-name="T238">,</text:span><text:span text:style-name="T240">id2, </text:span><text:span text:style-name="T238">props</text:span><text:span text:style-name="T240">2</text:span><text:span text:style-name="T238"> ++</text:span><text:span text:style-name="T208"> Declaracion.propsops</text:span><text:span text:style-name="T238">)</text:span></text:p>
      <text:p text:style-name="P13"><text:tab/><text:tab/>pend - = ( si (props<text:span text:style-name="T245">2</text:span>.clase = tipo) {<text:span text:style-name="T245">id2</text:span>} sino {}</text:p>
      <text:p text:style-name="P60">}</text:p>
      <text:p text:style-name="P60">DeclaracionesRec<text:bookmark-start text:name="__DdeLink__24679_2085866184"/><text:span text:style-name="T244">(In: errorh</text:span><text:span text:style-name="T245">3</text:span><text:span text:style-name="T244">; out error</text:span><text:span text:style-name="T245">3</text:span><text:span text:style-name="T244">)</text:span><text:bookmark-end text:name="__DdeLink__24679_2085866184"/></text:p>
      <text:p text:style-name="P60">{</text:p>
      <text:p text:style-name="P59"><text:span text:style-name="T238"><text:tab/></text:span><text:span text:style-name="T240">error1 = error3</text:span></text:p>
      <text:p text:style-name="P60">}<text:bookmark-start text:name="__DdeLink__10602_375864274"/><text:tab/></text:p>
      <text:p text:style-name="P13"><text:bookmark-end text:name="__DdeLink__10602_375864274"/></text:p>
      <text:p text:style-name="P15"/>
      <text:p text:style-name="P16">DeclaracionesRec<text:bookmark-start text:name="__DdeLink__24683_2085866184"/><text:span text:style-name="T244">(In: errorh</text:span><text:span text:style-name="T245">1</text:span><text:span text:style-name="T244">; out error</text:span><text:span text:style-name="T245">1</text:span><text:span text:style-name="T244">)</text:span><text:bookmark-end text:name="__DdeLink__24683_2085866184"/> → </text:p>
      <text:p text:style-name="P132"><text:tab/>puntoYcoma()</text:p>
      <text:p text:style-name="P16"><text:span text:style-name="T248"><text:tab/></text:span> Declaracion<text:bookmark-start text:name="__DdeLink__24688_2085866184"/><text:span text:style-name="T236">(out: error</text:span><text:span text:style-name="T245">2</text:span><text:span text:style-name="T236">, tam</text:span><text:span text:style-name="T245">2</text:span><text:span text:style-name="T236">, </text:span><text:span text:style-name="T244">id</text:span><text:span text:style-name="T245">2</text:span><text:span text:style-name="T244">, props</text:span><text:span text:style-name="T245">2</text:span><text:span text:style-name="T236">)</text:span><text:bookmark-end text:name="__DdeLink__24688_2085866184"/></text:p>
      <text:p text:style-name="P60">{</text:p>
      <text:p text:style-name="P100"><text:span text:style-name="Fuente_20_de_20_párrafo_20_predeter."><text:span text:style-name="T33"><text:tab/>dir += </text:span></text:span><text:span text:style-name="Fuente_20_de_20_párrafo_20_predeter."><text:span text:style-name="T36">tam2</text:span></text:span></text:p>
      <text:p text:style-name="P61"><text:span text:style-name="T3"><text:tab/>errorh</text:span><text:span text:style-name="T6">3</text:span><text:span text:style-name="T3"> = </text:span><text:span text:style-name="T6">errorh1</text:span><text:span text:style-name="T3"> v error</text:span><text:span text:style-name="T6">2</text:span><text:span text:style-name="T3"> v<text:tab/>(existeID(</text:span><text:span text:style-name="T5">ts</text:span><text:span text:style-name="T3">,id</text:span><text:span text:style-name="T6">2</text:span><text:span text:style-name="T3">) <text:s/>٨ </text:span><text:span text:style-name="Fuente_20_de_20_párrafo_20_predeter."><text:span text:style-name="T219">ts</text:span></text:span><text:span text:style-name="Fuente_20_de_20_párrafo_20_predeter."><text:span text:style-name="T218">[id</text:span></text:span><text:span text:style-name="Fuente_20_de_20_párrafo_20_predeter."><text:span text:style-name="T220">2</text:span></text:span><text:span text:style-name="Fuente_20_de_20_párrafo_20_predeter."><text:span text:style-name="T218">].nivel = </text:span></text:span><text:span text:style-name="Fuente_20_de_20_párrafo_20_predeter."><text:span text:style-name="T219">n</text:span></text:span><text:span text:style-name="Fuente_20_de_20_párrafo_20_predeter."><text:span text:style-name="T218">)</text:span></text:span></text:p>
      <text:p text:style-name="P100"><text:span text:style-name="Fuente_20_de_20_párrafo_20_predeter."><text:span text:style-name="T33"><text:tab/></text:span></text:span><text:span text:style-name="Fuente_20_de_20_párrafo_20_predeter."><text:span text:style-name="T35">ts</text:span></text:span><text:span text:style-name="Fuente_20_de_20_párrafo_20_predeter."><text:span text:style-name="T33"> = inserta(</text:span></text:span><text:span text:style-name="Fuente_20_de_20_párrafo_20_predeter."><text:span text:style-name="T35">ts</text:span></text:span><text:span text:style-name="Fuente_20_de_20_párrafo_20_predeter."><text:span text:style-name="T33">, </text:span></text:span><text:span text:style-name="Fuente_20_de_20_párrafo_20_predeter."><text:span text:style-name="T36">id2</text:span></text:span><text:span text:style-name="Fuente_20_de_20_párrafo_20_predeter."><text:span text:style-name="T33">, </text:span></text:span><text:span text:style-name="Fuente_20_de_20_párrafo_20_predeter."><text:span text:style-name="T36">props2</text:span></text:span><text:span text:style-name="Fuente_20_de_20_párrafo_20_predeter."><text:span text:style-name="T207"> ++ Declaracion.propsop</text:span></text:span><text:span text:style-name="Fuente_20_de_20_párrafo_20_predeter."><text:span text:style-name="T33">)<text:tab/></text:span></text:span></text:p>
      <text:p text:style-name="P101"><text:span text:style-name="Fuente_20_de_20_párrafo_20_predeter."><text:span text:style-name="T85"><text:tab/></text:span></text:span><text:span text:style-name="Fuente_20_de_20_párrafo_20_predeter."><text:span text:style-name="T86">pend - = ( si (props</text:span></text:span><text:span text:style-name="Fuente_20_de_20_párrafo_20_predeter."><text:span text:style-name="T87">2</text:span></text:span><text:span text:style-name="Fuente_20_de_20_párrafo_20_predeter."><text:span text:style-name="T86">.clase = tipo) {</text:span></text:span><text:span text:style-name="Fuente_20_de_20_párrafo_20_predeter."><text:span text:style-name="T88">id2</text:span></text:span><text:span text:style-name="Fuente_20_de_20_párrafo_20_predeter."><text:span text:style-name="T86">} sino {}</text:span></text:span><text:span text:style-name="T72"><text:tab/><text:tab/></text:span></text:p>
      <text:p text:style-name="P60">}</text:p>
      <text:p text:style-name="P63">DeclaracionesRec<text:bookmark-start text:name="__DdeLink__24686_2085866184"/><text:span text:style-name="T61">(In: errorh</text:span><text:span text:style-name="T62">3</text:span><text:span text:style-name="T61">; out error</text:span><text:span text:style-name="T62">3</text:span><text:span text:style-name="T61">)</text:span><text:bookmark-end text:name="__DdeLink__24686_2085866184"/></text:p>
      <text:p text:style-name="P62">{</text:p>
      <text:p text:style-name="P58"><text:span text:style-name="T246"><text:tab/>e</text:span>rror<text:span text:style-name="T246">1</text:span> = <text:span text:style-name="T246">error3</text:span></text:p>
      <text:p text:style-name="P62">}</text:p>
      <text:p text:style-name="P17"><text:tab/></text:p>
      <text:p text:style-name="P14"><text:tab/></text:p>
      <text:p text:style-name="P39"><text:span text:style-name="Fuente_20_de_20_párrafo_20_predeter."><text:span text:style-name="T130">DeclaracionesRec</text:span></text:span><text:span text:style-name="Fuente_20_de_20_párrafo_20_predeter."><text:span text:style-name="T81">(In: errorh</text:span></text:span><text:span text:style-name="Fuente_20_de_20_párrafo_20_predeter."><text:span text:style-name="T83">1</text:span></text:span><text:span text:style-name="Fuente_20_de_20_párrafo_20_predeter."><text:span text:style-name="T81">; out error</text:span></text:span><text:span text:style-name="Fuente_20_de_20_párrafo_20_predeter."><text:span text:style-name="T83">1</text:span></text:span><text:span text:style-name="Fuente_20_de_20_párrafo_20_predeter."><text:span text:style-name="T81">)</text:span></text:span><text:span text:style-name="Fuente_20_de_20_párrafo_20_predeter."><text:span text:style-name="T130"> → </text:span></text:span><text:bookmark-start text:name="__DdeLink__7005_1948327631"/><text:span text:style-name="Fuente_20_de_20_párrafo_20_predeter."><text:span text:style-name="T78">λ</text:span></text:span><text:bookmark-end text:name="__DdeLink__7005_1948327631"/></text:p>
      <text:p text:style-name="P100"><text:span text:style-name="Fuente_20_de_20_párrafo_20_predeter."><text:span text:style-name="T78">{</text:span></text:span></text:p>
      <text:p text:style-name="P77"><text:span text:style-name="Fuente_20_de_20_párrafo_20_predeter."><text:span text:style-name="T23"><text:tab/></text:span></text:span><text:span text:style-name="Fuente_20_de_20_párrafo_20_predeter."><text:span text:style-name="T24">error1 = errorh1</text:span></text:span></text:p>
      <text:p text:style-name="P80"><text:span text:style-name="Fuente_20_de_20_párrafo_20_predeter."><text:span text:style-name="T84">}</text:span></text:span></text:p>
      <text:p text:style-name="P2"><text:span text:style-name="Fuente_20_de_20_párrafo_20_predeter."><text:span text:style-name="T73"/></text:span></text:p>
      <text:p text:style-name="P109"/>
      <text:p text:style-name="P29">Declaracion<text:bookmark-start text:name="__DdeLink__24690_2085866184"/><text:span text:style-name="T89">(out: error</text:span><text:span text:style-name="T91">1</text:span><text:span text:style-name="T89">, tam</text:span><text:span text:style-name="T91">1</text:span><text:span text:style-name="T89">, </text:span><text:span text:style-name="T90">id</text:span><text:span text:style-name="T91">1</text:span><text:span text:style-name="T90">, props</text:span><text:span text:style-name="T91">1</text:span><text:span text:style-name="T89">)</text:span><text:bookmark-end text:name="__DdeLink__24690_2085866184"/> → DeclaracionTipo<text:span text:style-name="T246">(out: error2, id2)</text:span></text:p>
      <text:p text:style-name="P28">{</text:p>
      <text:p text:style-name="P33"><text:tab/><text:span text:style-name="T246">t</text:span>am <text:s text:c="8"/>= 0</text:p>
      <text:p text:style-name="P33"><text:tab/><text:span text:style-name="T246">error1 = error2</text:span></text:p>
      <text:p text:style-name="P33"><text:tab/><text:span text:style-name="T246">id1 = id2</text:span></text:p>
      <text:p text:style-name="P138"><text:tab/>props1 = &lt;&gt;</text:p>
      <text:p text:style-name="P28">}</text:p>
      <text:p text:style-name="P33"/>
      <text:p text:style-name="P29">Declaracion<text:bookmark-start text:name="__DdeLink__24693_2085866184"/><text:span text:style-name="T89">(out: error</text:span><text:span text:style-name="T91">1</text:span><text:span text:style-name="T89">, tam</text:span><text:span text:style-name="T91">1</text:span><text:span text:style-name="T89">, </text:span><text:span text:style-name="T90">id</text:span><text:span text:style-name="T91">1</text:span><text:span text:style-name="T90">, props</text:span><text:span text:style-name="T91">1</text:span><text:span text:style-name="T89">)</text:span><text:bookmark-end text:name="__DdeLink__24693_2085866184"/> → DeclaracionVariable<text:bookmark-start text:name="__DdeLink__29681_2085866184"/><text:bookmark-start text:name="__DdeLink__29684_2085866184"/><text:span text:style-name="T246">(out: error2, id2, props2)</text:span><text:bookmark-end text:name="__DdeLink__29681_2085866184"/><text:bookmark-end text:name="__DdeLink__29684_2085866184"/></text:p>
      <text:p text:style-name="P81">{</text:p>
      <text:p text:style-name="P81"><text:tab/><text:span text:style-name="T7">id1 = id2</text:span></text:p>
      <text:p text:style-name="P171"><text:tab/>props1 = props2 ++ &lt;dir:dir&gt;</text:p>
      <text:p text:style-name="P81"><text:span text:style-name="T7"><text:tab/></text:span><text:span text:style-name="Fuente_20_de_20_párrafo_20_predeter."><text:span text:style-name="T68">error1 = error2</text:span></text:span></text:p>
      <text:p text:style-name="P102"><text:span text:style-name="Fuente_20_de_20_párrafo_20_predeter."><text:span text:style-name="T103"><text:tab/>tam1 = </text:span></text:span><text:span text:style-name="Fuente_20_de_20_párrafo_20_predeter."><text:span text:style-name="T104">props2.tipo.tam</text:span></text:span></text:p>
      <text:p text:style-name="P81">}<text:span text:style-name="T66"><text:tab/></text:span></text:p>
      <text:p text:style-name="P28"/>
      <text:p text:style-name="P28"/>
      <text:p text:style-name="P40"><text:span text:style-name="Fuente_20_de_20_párrafo_20_predeter."><text:span text:style-name="T149">Declaracion</text:span></text:span><text:span text:style-name="Fuente_20_de_20_párrafo_20_predeter."><text:span text:style-name="T80">(out: error</text:span></text:span><text:span text:style-name="Fuente_20_de_20_párrafo_20_predeter."><text:span text:style-name="T83">1</text:span></text:span><text:span text:style-name="Fuente_20_de_20_párrafo_20_predeter."><text:span text:style-name="T80">, tam</text:span></text:span><text:span text:style-name="Fuente_20_de_20_párrafo_20_predeter."><text:span text:style-name="T83">1</text:span></text:span><text:span text:style-name="Fuente_20_de_20_párrafo_20_predeter."><text:span text:style-name="T80">, </text:span></text:span><text:span text:style-name="Fuente_20_de_20_párrafo_20_predeter."><text:span text:style-name="T81">id</text:span></text:span><text:span text:style-name="Fuente_20_de_20_párrafo_20_predeter."><text:span text:style-name="T83">1</text:span></text:span><text:span text:style-name="Fuente_20_de_20_párrafo_20_predeter."><text:span text:style-name="T81">, props</text:span></text:span><text:span text:style-name="Fuente_20_de_20_párrafo_20_predeter."><text:span text:style-name="T83">1</text:span></text:span><text:span text:style-name="Fuente_20_de_20_párrafo_20_predeter."><text:span text:style-name="T80">)</text:span></text:span><text:span text:style-name="Fuente_20_de_20_párrafo_20_predeter."><text:span text:style-name="T149"> →</text:span></text:span><text:span text:style-name="Fuente_20_de_20_párrafo_20_predeter."><text:span text:style-name="T80"> </text:span></text:span><text:span text:style-name="Fuente_20_de_20_párrafo_20_predeter."><text:span text:style-name="T149">DeclaracionProcedimiento</text:span></text:span><text:span text:style-name="Fuente_20_de_20_párrafo_20_predeter."><text:span text:style-name="T150">(out: error2,id2,props2)</text:span></text:span></text:p>
      <text:p text:style-name="P100"><text:span text:style-name="Fuente_20_de_20_párrafo_20_predeter."><text:span text:style-name="T149">{</text:span></text:span></text:p>
      <text:p text:style-name="P69"><text:span text:style-name="Fuente_20_de_20_párrafo_20_predeter."><text:span text:style-name="T178"><text:tab/></text:span></text:span><text:span text:style-name="Fuente_20_de_20_párrafo_20_predeter."><text:span text:style-name="T175">error1 = error2</text:span></text:span></text:p>
      <text:p text:style-name="P69"><text:span text:style-name="Fuente_20_de_20_párrafo_20_predeter."><text:span text:style-name="T175"><text:tab/>tam1 = 0</text:span></text:span></text:p>
      <text:p text:style-name="P69"><text:soft-page-break/><text:span text:style-name="Fuente_20_de_20_párrafo_20_predeter."><text:span text:style-name="T175"><text:tab/>id1= id2</text:span></text:span></text:p>
      <text:p text:style-name="P103"><text:span text:style-name="Fuente_20_de_20_párrafo_20_predeter."><text:span text:style-name="T158"><text:tab/>props1 = props2</text:span></text:span></text:p>
      <text:p text:style-name="P100"><text:span text:style-name="Fuente_20_de_20_párrafo_20_predeter."><text:span text:style-name="T149">}</text:span></text:span></text:p>
      <text:p text:style-name="P38"><text:span text:style-name="Fuente_20_de_20_párrafo_20_predeter."><text:span text:style-name="T157"/></text:span></text:p>
      <text:p text:style-name="P38"><text:span text:style-name="Fuente_20_de_20_párrafo_20_predeter."><text:span text:style-name="T157"/></text:span></text:p>
      <text:p text:style-name="P26"/>
      <text:p text:style-name="P30">DeclaracionTipo<text:bookmark-start text:name="__DdeLink__29687_2085866184"/><text:span text:style-name="T246">(out: error</text:span><text:span text:style-name="T247">1</text:span><text:span text:style-name="T246">, id</text:span><text:span text:style-name="T247">1</text:span><text:span text:style-name="T246">, props</text:span><text:span text:style-name="T247">1</text:span><text:span text:style-name="T246">)</text:span><text:bookmark-end text:name="__DdeLink__29687_2085866184"/> → </text:p>
      <text:p text:style-name="P30"><text:tab/>tipo<text:span text:style-name="T249">()</text:span> </text:p>
      <text:p text:style-name="P30"><text:tab/>id<text:span text:style-name="T249">(out: lex)</text:span> </text:p>
      <text:p text:style-name="P30"><text:span text:style-name="T249"><text:tab/>igual()</text:span> </text:p>
      <text:p text:style-name="P30"><text:tab/>Tipo<text:span text:style-name="T247">(out: error2, tipo2;)</text:span></text:p>
      <text:p text:style-name="P81">{</text:p>
      <text:p text:style-name="P27"><text:tab/><text:tab/><text:span text:style-name="T247">id1=lex</text:span></text:p>
      <text:p text:style-name="P27"><text:span text:style-name="T247"><text:tab/><text:tab/>props1=</text:span>&lt;clase:tipo, tipo: tipo<text:span text:style-name="T247">2</text:span>, <text:span text:style-name="Fuente_20_de_20_párrafo_20_predeter."><text:span text:style-name="T66">nivel: </text:span></text:span><text:span text:style-name="Fuente_20_de_20_párrafo_20_predeter."><text:span text:style-name="T124">n</text:span></text:span>&gt;</text:p>
      <text:p text:style-name="P18"><text:tab/><text:tab/>error<text:span text:style-name="T248">1</text:span> = error<text:span text:style-name="T248">2</text:span> v existeID(<text:span text:style-name="T248">ts</text:span>, lex) v ¬existeRef(<text:span text:style-name="T248">ts</text:span>,<text:span text:style-name="T248">tipo2</text:span>)</text:p>
      <text:p text:style-name="P81">}</text:p>
      <text:p text:style-name="P81"/>
      <text:p text:style-name="P108"/>
      <text:p text:style-name="P30">DeclaraciónVariable<text:bookmark-start text:name="__DdeLink__34488_2085866184"/><text:span text:style-name="T246">(out: error</text:span><text:span text:style-name="T247">1</text:span><text:span text:style-name="T246">, id</text:span><text:span text:style-name="T247">1</text:span><text:span text:style-name="T246">, props</text:span><text:span text:style-name="T247">1</text:span><text:span text:style-name="T246">)</text:span><text:bookmark-end text:name="__DdeLink__34488_2085866184"/> → </text:p>
      <text:p text:style-name="P30"><text:tab/>id<text:span text:style-name="T249">(out:lex)</text:span></text:p>
      <text:p text:style-name="P139"><text:tab/>dosPuntos()</text:p>
      <text:p text:style-name="P30"><text:span text:style-name="T249"><text:tab/></text:span>Tipo<text:span text:style-name="T248">(out: error2,tipo2)</text:span></text:p>
      <text:p text:style-name="P81">{</text:p>
      <text:p text:style-name="P84"><text:tab/><text:span text:style-name="T248">id1</text:span> = lex</text:p>
      <text:p text:style-name="P100"><text:span text:style-name="Fuente_20_de_20_párrafo_20_predeter."><text:span text:style-name="T166"><text:tab/></text:span></text:span><text:span text:style-name="Fuente_20_de_20_párrafo_20_predeter."><text:span text:style-name="T167">props1=</text:span></text:span><text:span text:style-name="Fuente_20_de_20_párrafo_20_predeter."><text:span text:style-name="T166"> &lt;clase:var, tipo:</text:span></text:span><text:span text:style-name="Fuente_20_de_20_párrafo_20_predeter."><text:span text:style-name="T167">tipo2</text:span></text:span><text:span text:style-name="Fuente_20_de_20_párrafo_20_predeter."><text:span text:style-name="T166">, </text:span></text:span><text:span text:style-name="Fuente_20_de_20_párrafo_20_predeter."><text:span text:style-name="T99">nivel: </text:span></text:span><text:span text:style-name="Fuente_20_de_20_párrafo_20_predeter."><text:span text:style-name="T101">n</text:span></text:span><text:span text:style-name="Fuente_20_de_20_párrafo_20_predeter."><text:span text:style-name="T166">&gt;</text:span></text:span></text:p>
      <text:p text:style-name="P68"><text:tab/><text:span text:style-name="T248">error1</text:span> = <text:span text:style-name="T248">error2</text:span> v existeID(<text:span text:style-name="T248">ts</text:span>, lex) v ¬existeRef(<text:span text:style-name="T248">ts</text:span>,<text:span text:style-name="T248">tipo2</text:span>)</text:p>
      <text:p text:style-name="P81">}</text:p>
      <text:p text:style-name="P26"/>
      <text:p text:style-name="P26"/>
      <text:p text:style-name="P41"><text:span text:style-name="Fuente_20_de_20_párrafo_20_predeter."><text:span text:style-name="T149">DeclaracionProcedimiento</text:span></text:span><text:span text:style-name="Fuente_20_de_20_párrafo_20_predeter."><text:span text:style-name="T152">(out: error</text:span></text:span><text:span text:style-name="Fuente_20_de_20_párrafo_20_predeter."><text:span text:style-name="T150">1</text:span></text:span><text:span text:style-name="Fuente_20_de_20_párrafo_20_predeter."><text:span text:style-name="T152">, id</text:span></text:span><text:span text:style-name="Fuente_20_de_20_párrafo_20_predeter."><text:span text:style-name="T150">1</text:span></text:span><text:span text:style-name="Fuente_20_de_20_párrafo_20_predeter."><text:span text:style-name="T152">, props</text:span></text:span><text:span text:style-name="Fuente_20_de_20_párrafo_20_predeter."><text:span text:style-name="T150">1</text:span></text:span><text:span text:style-name="Fuente_20_de_20_párrafo_20_predeter."><text:span text:style-name="T152">)</text:span></text:span><text:span text:style-name="Fuente_20_de_20_párrafo_20_predeter."><text:span text:style-name="T149"> → </text:span></text:span></text:p>
      <text:p text:style-name="P41"><text:span text:style-name="Fuente_20_de_20_párrafo_20_predeter."><text:span text:style-name="T149"><text:tab/>procedure</text:span></text:span><text:span text:style-name="Fuente_20_de_20_párrafo_20_predeter."><text:span text:style-name="T151">()</text:span></text:span></text:p>
      <text:p text:style-name="P41"><text:span text:style-name="Fuente_20_de_20_párrafo_20_predeter."><text:span text:style-name="T151"><text:tab/></text:span></text:span><text:span text:style-name="Fuente_20_de_20_párrafo_20_predeter."><text:span text:style-name="T149">id</text:span></text:span><text:span text:style-name="Fuente_20_de_20_párrafo_20_predeter."><text:span text:style-name="T151">(out:lex)</text:span></text:span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49"><text:tab/></text:span></text:span><text:span text:style-name="Fuente_20_de_20_párrafo_20_predeter."><text:span text:style-name="T159">ts_aux = ts;</text:span></text:span></text:p>
      <text:p text:style-name="P84"><text:span text:style-name="Fuente_20_de_20_párrafo_20_predeter."><text:span text:style-name="T3"><text:tab/></text:span></text:span><text:span text:style-name="Fuente_20_de_20_párrafo_20_predeter."><text:span text:style-name="T8">ts</text:span></text:span><text:span text:style-name="Fuente_20_de_20_párrafo_20_predeter."><text:span text:style-name="T3"> = creaTS(</text:span></text:span><text:span text:style-name="Fuente_20_de_20_párrafo_20_predeter."><text:span text:style-name="T8">ts_aux</text:span></text:span><text:span text:style-name="Fuente_20_de_20_párrafo_20_predeter."><text:span text:style-name="T3">)</text:span></text:span></text:p>
      <text:p text:style-name="P118"><text:span text:style-name="Fuente_20_de_20_párrafo_20_predeter."><text:span text:style-name="T8">n += 1;</text:span></text:span></text:p>
      <text:p text:style-name="P100"><text:span text:style-name="Fuente_20_de_20_párrafo_20_predeter."><text:span text:style-name="T149">}</text:span></text:span></text:p>
      <text:p text:style-name="P100"><text:span text:style-name="Fuente_20_de_20_párrafo_20_predeter."><text:span text:style-name="T149">FParametros</text:span></text:span><text:bookmark-start text:name="__DdeLink__34496_2085866184"/><text:bookmark-start text:name="__DdeLink__34497_2085866184"/><text:span text:style-name="Fuente_20_de_20_párrafo_20_predeter."><text:span text:style-name="T151">(out:error2)</text:span></text:span><text:bookmark-end text:name="__DdeLink__34496_2085866184"/><text:bookmark-end text:name="__DdeLink__34497_2085866184"/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49"><text:tab/></text:span></text:span><text:span text:style-name="Fuente_20_de_20_párrafo_20_predeter."><text:span text:style-name="T159">ts</text:span></text:span><text:span text:style-name="Fuente_20_de_20_párrafo_20_predeter."><text:span text:style-name="T157"> = inserta(ts, lex, &lt;clase:proc, tipo: &lt;t:proc, param</text:span></text:span><text:span text:style-name="Fuente_20_de_20_párrafo_20_predeter."><text:span text:style-name="T164">etro</text:span></text:span><text:span text:style-name="Fuente_20_de_20_párrafo_20_predeter."><text:span text:style-name="T157">s: </text:span></text:span><text:span text:style-name="Fuente_20_de_20_párrafo_20_predeter."><text:span text:style-name="T164">params</text:span></text:span><text:span text:style-name="Fuente_20_de_20_párrafo_20_predeter."><text:span text:style-name="T157">&gt;, </text:span></text:span><text:bookmark-start text:name="__DdeLink__22085_1730890738"/><text:span text:style-name="Fuente_20_de_20_párrafo_20_predeter."><text:span text:style-name="T179"><text:s/>nivel: </text:span></text:span><text:span text:style-name="Fuente_20_de_20_párrafo_20_predeter."><text:span text:style-name="T180">n</text:span></text:span><text:span text:style-name="Fuente_20_de_20_párrafo_20_predeter."><text:span text:style-name="T179">&gt;</text:span></text:span><text:bookmark-end text:name="__DdeLink__22085_1730890738"/><text:span text:style-name="Fuente_20_de_20_párrafo_20_predeter."><text:span text:style-name="T157">)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4">params = {}</text:span></text:span></text:p>
      <text:p text:style-name="P100"><text:span text:style-name="Fuente_20_de_20_párrafo_20_predeter."><text:span text:style-name="T149">}</text:span></text:span></text:p>
      <text:p text:style-name="P100"><text:span text:style-name="Fuente_20_de_20_párrafo_20_predeter."><text:span text:style-name="T149">Bloque</text:span></text:span><text:bookmark-start text:name="__DdeLink__34491_2085866184"/><text:span text:style-name="Fuente_20_de_20_párrafo_20_predeter."><text:span text:style-name="T151">(out: error3, </text:span></text:span><text:span text:style-name="Fuente_20_de_20_párrafo_20_predeter."><text:span text:style-name="T153">inicio3)</text:span></text:span><text:bookmark-end text:name="__DdeLink__34491_2085866184"/></text:p>
      <text:p text:style-name="P100"><text:span text:style-name="Fuente_20_de_20_párrafo_20_predeter."><text:span text:style-name="T149">{</text:span></text:span></text:p>
      <text:p text:style-name="P68"><text:span text:style-name="Fuente_20_de_20_párrafo_20_predeter."><text:span text:style-name="T178"><text:tab/></text:span></text:span><text:span text:style-name="Fuente_20_de_20_párrafo_20_predeter."><text:span text:style-name="T174">error</text:span></text:span><text:span text:style-name="Fuente_20_de_20_párrafo_20_predeter."><text:span text:style-name="T176">1</text:span></text:span><text:span text:style-name="Fuente_20_de_20_párrafo_20_predeter."><text:span text:style-name="T174"> = error</text:span></text:span><text:span text:style-name="Fuente_20_de_20_párrafo_20_predeter."><text:span text:style-name="T176">2</text:span></text:span><text:span text:style-name="Fuente_20_de_20_párrafo_20_predeter."><text:span text:style-name="T174"> v </text:span></text:span><text:span text:style-name="Fuente_20_de_20_párrafo_20_predeter."><text:span text:style-name="T176">error3</text:span></text:span><text:span text:style-name="Fuente_20_de_20_párrafo_20_predeter."><text:span text:style-name="T174"> v (existeID(FParametros.ts, id.lex) <text:s/></text:span></text:span><text:span text:style-name="Fuente_20_de_20_párrafo_20_predeter."><text:span text:style-name="T183">٨ </text:span></text:span><text:span text:style-name="Fuente_20_de_20_párrafo_20_predeter."><text:span text:style-name="T184">ts</text:span></text:span><text:span text:style-name="Fuente_20_de_20_párrafo_20_predeter."><text:span text:style-name="T183">[lex].nivel = </text:span></text:span><text:span text:style-name="Fuente_20_de_20_párrafo_20_predeter."><text:span text:style-name="T184">n</text:span></text:span><text:span text:style-name="Fuente_20_de_20_párrafo_20_predeter."><text:span text:style-name="T183">)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0">id1 = lex</text:span></text:span></text:p>
      <text:p text:style-name="P84"><text:tab/><text:span text:style-name="T250">props1</text:span> = <text:bookmark-start text:name="__DdeLink__22083_1730890738"/><text:bookmark-start text:name="__DdeLink__22087_1730890738"/>&lt;clase:proc, tipo: &lt;t:proc, param<text:span text:style-name="T263">etro</text:span>s: <text:span text:style-name="T250">params</text:span>&gt;, <text:span text:style-name="Fuente_20_de_20_párrafo_20_predeter."><text:span text:style-name="T189">nivel: </text:span></text:span><text:span text:style-name="Fuente_20_de_20_párrafo_20_predeter."><text:span text:style-name="T191">n</text:span></text:span><text:bookmark-end text:name="__DdeLink__22083_1730890738"/><text:bookmark-end text:name="__DdeLink__22087_1730890738"/><text:span text:style-name="Fuente_20_de_20_párrafo_20_predeter."><text:span text:style-name="T189">,</text:span></text:span><text:span text:style-name="Fuente_20_de_20_párrafo_20_predeter."><text:span text:style-name="T192"> </text:span></text:span><text:span text:style-name="Fuente_20_de_20_párrafo_20_predeter."><text:span text:style-name="T189">inicio: </text:span></text:span><text:span text:style-name="Fuente_20_de_20_párrafo_20_predeter."><text:span text:style-name="T191">inicio3</text:span></text:span><text:span text:style-name="Fuente_20_de_20_párrafo_20_predeter."><text:span text:style-name="T189">&gt;</text:span></text:span></text:p>
      <text:p text:style-name="P84"><text:span text:style-name="Fuente_20_de_20_párrafo_20_predeter."><text:span text:style-name="T189"><text:tab/></text:span></text:span><text:span text:style-name="Fuente_20_de_20_párrafo_20_predeter."><text:span text:style-name="T190">n - = 1;</text:span></text:span></text:p>
      <text:p text:style-name="P84"><text:span text:style-name="Fuente_20_de_20_párrafo_20_predeter."><text:span text:style-name="T190"><text:tab/>ts = ts_aux</text:span></text:span></text:p>
      <text:p text:style-name="P100"><text:span text:style-name="Fuente_20_de_20_párrafo_20_predeter."><text:span text:style-name="T149">}</text:span></text:span></text:p>
      <text:p text:style-name="P26"/>
      <text:p text:style-name="P26"/>
      <text:p text:style-name="P42"><text:span text:style-name="Fuente_20_de_20_párrafo_20_predeter."><text:span text:style-name="T149">Bloque</text:span></text:span><text:bookmark-start text:name="__DdeLink__34494_2085866184"/><text:span text:style-name="Fuente_20_de_20_párrafo_20_predeter."><text:span text:style-name="T151">(out: error</text:span></text:span><text:span text:style-name="Fuente_20_de_20_párrafo_20_predeter."><text:span text:style-name="T153">1</text:span></text:span><text:span text:style-name="Fuente_20_de_20_párrafo_20_predeter."><text:span text:style-name="T151">, </text:span></text:span><text:span text:style-name="Fuente_20_de_20_párrafo_20_predeter."><text:span text:style-name="T153">inicio1)</text:span></text:span><text:bookmark-end text:name="__DdeLink__34494_2085866184"/><text:span text:style-name="Fuente_20_de_20_párrafo_20_predeter."><text:span text:style-name="T149"> → </text:span></text:span></text:p>
      <text:p text:style-name="P42"><text:span text:style-name="Fuente_20_de_20_párrafo_20_predeter."><text:span text:style-name="T149"><text:tab/>Declaraciones</text:span></text:span><text:span text:style-name="Fuente_20_de_20_párrafo_20_predeter."><text:span text:style-name="T153">(out: error2)</text:span></text:span></text:p>
      <text:p text:style-name="P42"><text:span text:style-name="Fuente_20_de_20_párrafo_20_predeter."><text:span text:style-name="T153"><text:tab/>ampe</text:span></text:span><text:span text:style-name="Fuente_20_de_20_párrafo_20_predeter."><text:span text:style-name="T153">rsand()</text:span></text:span><text:span text:style-name="Fuente_20_de_20_párrafo_20_predeter."><text:span text:style-name="T149"> </text:span></text:span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49"><text:tab/></text:span></text:span><text:span text:style-name="Fuente_20_de_20_párrafo_20_predeter."><text:span text:style-name="T160">inicio = etq</text:span></text:span></text:p>
      <text:p text:style-name="P100"><text:span text:style-name="Fuente_20_de_20_párrafo_20_predeter."><text:span text:style-name="T149"><text:tab/></text:span></text:span><text:span text:style-name="Fuente_20_de_20_párrafo_20_predeter."><text:span text:style-name="T160">etq + = longPrologo</text:span></text:span></text:p>
      <text:p text:style-name="P100"><text:span text:style-name="Fuente_20_de_20_párrafo_20_predeter."><text:span text:style-name="T160"><text:tab/>cod += prologo(n, dir)</text:span></text:span></text:p>
      <text:p text:style-name="P100"><text:span text:style-name="Fuente_20_de_20_párrafo_20_predeter."><text:span text:style-name="T149">}</text:span></text:span></text:p>
      <text:p text:style-name="P100"><text:soft-page-break/><text:span text:style-name="Fuente_20_de_20_párrafo_20_predeter."><text:span text:style-name="T149">Instrucciones</text:span></text:span><text:span text:style-name="Fuente_20_de_20_párrafo_20_predeter."><text:span text:style-name="T153">(out: error3)</text:span></text:span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49"><text:tab/></text:span></text:span><text:span text:style-name="Fuente_20_de_20_párrafo_20_predeter."><text:span text:style-name="T160">error1 = error2 v error3</text:span></text:span></text:p>
      <text:p text:style-name="P100"><text:span text:style-name="Fuente_20_de_20_párrafo_20_predeter."><text:span text:style-name="T166"><text:tab/></text:span></text:span><text:span text:style-name="Fuente_20_de_20_párrafo_20_predeter."><text:span text:style-name="T168">etq +=</text:span></text:span><text:span text:style-name="Fuente_20_de_20_párrafo_20_predeter."><text:span text:style-name="T166"> longEpilogo + 1</text:span></text:span></text:p>
      <text:p text:style-name="P100"><text:span text:style-name="Fuente_20_de_20_párrafo_20_predeter."><text:span text:style-name="T166"><text:tab/></text:span></text:span><text:span text:style-name="Fuente_20_de_20_párrafo_20_predeter."><text:span text:style-name="T168">cod += epilogo(n)</text:span></text:span></text:p>
      <text:p text:style-name="P100"><text:span text:style-name="Fuente_20_de_20_párrafo_20_predeter."><text:span text:style-name="T168"><text:tab/>cod +=</text:span></text:span><text:span text:style-name="Fuente_20_de_20_párrafo_20_predeter."><text:span text:style-name="T157"> ir-ind</text:span></text:span></text:p>
      <text:p text:style-name="P100"><text:span text:style-name="Fuente_20_de_20_párrafo_20_predeter."><text:span text:style-name="T149">}</text:span></text:span></text:p>
      <text:p text:style-name="P38"><text:span text:style-name="Fuente_20_de_20_párrafo_20_predeter."><text:span text:style-name="T166"/></text:span></text:p>
      <text:p text:style-name="P38"><text:span text:style-name="Fuente_20_de_20_párrafo_20_predeter."><text:span text:style-name="T166"/></text:span></text:p>
      <text:p text:style-name="P43"><text:span text:style-name="Fuente_20_de_20_párrafo_20_predeter."><text:span text:style-name="T149">Bloque</text:span></text:span><text:span text:style-name="Fuente_20_de_20_párrafo_20_predeter."><text:span text:style-name="T151">(out: error</text:span></text:span><text:span text:style-name="Fuente_20_de_20_párrafo_20_predeter."><text:span text:style-name="T153">1</text:span></text:span><text:span text:style-name="Fuente_20_de_20_párrafo_20_predeter."><text:span text:style-name="T151">, </text:span></text:span><text:span text:style-name="Fuente_20_de_20_párrafo_20_predeter."><text:span text:style-name="T153">inicio1)</text:span></text:span><text:span text:style-name="Fuente_20_de_20_párrafo_20_predeter."><text:span text:style-name="T149"> → </text:span></text:span></text:p>
      <text:p text:style-name="P100"><text:span text:style-name="Fuente_20_de_20_párrafo_20_predeter."><text:span text:style-name="T149">{</text:span></text:span></text:p>
      <text:p text:style-name="P79"><text:span text:style-name="Fuente_20_de_20_párrafo_20_predeter."><text:span text:style-name="T174"><text:tab/></text:span></text:span><text:span text:style-name="Fuente_20_de_20_párrafo_20_predeter."><text:span text:style-name="T177">inicio1 = etq</text:span></text:span></text:p>
      <text:p text:style-name="P79"><text:span text:style-name="Fuente_20_de_20_párrafo_20_predeter."><text:span text:style-name="T177"><text:tab/></text:span></text:span><text:span text:style-name="Fuente_20_de_20_párrafo_20_predeter."><text:span text:style-name="T177">etq += longPrologo</text:span></text:span></text:p>
      <text:p text:style-name="P78"><text:span text:style-name="Fuente_20_de_20_párrafo_20_predeter."><text:span text:style-name="T177"><text:tab/>cod += prologo(n,dir)</text:span></text:span></text:p>
      <text:p text:style-name="P100"><text:span text:style-name="Fuente_20_de_20_párrafo_20_predeter."><text:span text:style-name="T149">}</text:span></text:span></text:p>
      <text:p text:style-name="P100"><text:span text:style-name="Fuente_20_de_20_párrafo_20_predeter."><text:span text:style-name="T149">Instrucciones</text:span></text:span><text:span text:style-name="Fuente_20_de_20_párrafo_20_predeter."><text:span text:style-name="T154">(out: error2)</text:span></text:span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1">error1 = error2</text:span></text:span></text:p>
      <text:p text:style-name="P78"><text:tab/><text:span text:style-name="T251">cod += epilogo(n)</text:span></text:p>
      <text:p text:style-name="P185"><text:tab/>cod += ir-ind</text:p>
      <text:p text:style-name="P114"><text:tab/><text:tab/><text:span text:style-name="T251">etq += longEpilogo + 1</text:span></text:p>
      <text:p text:style-name="P100"><text:span text:style-name="Fuente_20_de_20_párrafo_20_predeter."><text:span text:style-name="T149">}</text:span></text:span></text:p>
      <text:p text:style-name="P38"><text:span text:style-name="Fuente_20_de_20_párrafo_20_predeter."><text:span text:style-name="T149"/></text:span></text:p>
      <text:p text:style-name="P38"><text:span text:style-name="Fuente_20_de_20_párrafo_20_predeter."><text:span text:style-name="T149"/></text:span></text:p>
      <text:p text:style-name="P38"><text:span text:style-name="Fuente_20_de_20_párrafo_20_predeter."><text:span text:style-name="T149"/></text:span></text:p>
      <text:p text:style-name="P43"><text:span text:style-name="Fuente_20_de_20_párrafo_20_predeter."><text:span text:style-name="T149">FParametros</text:span></text:span><text:bookmark-start text:name="__DdeLink__43044_2085866184"/><text:span text:style-name="Fuente_20_de_20_párrafo_20_predeter."><text:span text:style-name="T151">(out:error</text:span></text:span><text:span text:style-name="Fuente_20_de_20_párrafo_20_predeter."><text:span text:style-name="T154">1</text:span></text:span><text:span text:style-name="Fuente_20_de_20_párrafo_20_predeter."><text:span text:style-name="T151">)</text:span></text:span><text:bookmark-end text:name="__DdeLink__43044_2085866184"/><text:span text:style-name="Fuente_20_de_20_párrafo_20_predeter."><text:span text:style-name="T149"> → </text:span></text:span></text:p>
      <text:p text:style-name="P38"><text:span text:style-name="Fuente_20_de_20_párrafo_20_predeter."><text:span text:style-name="T149"><text:tab/></text:span></text:span><text:span text:style-name="Fuente_20_de_20_párrafo_20_predeter."><text:span text:style-name="T154">abrePar()</text:span></text:span></text:p>
      <text:p text:style-name="P100"><text:span text:style-name="Fuente_20_de_20_párrafo_20_predeter."><text:span text:style-name="T149">LFParametros</text:span></text:span><text:span text:style-name="Fuente_20_de_20_párrafo_20_predeter."><text:span text:style-name="T154">(out: error2)</text:span></text:span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61"><text:tab/>error1 = error2</text:span></text:span></text:p>
      <text:p text:style-name="P100"><text:span text:style-name="Fuente_20_de_20_párrafo_20_predeter."><text:span text:style-name="T149">}</text:span></text:span></text:p>
      <text:p text:style-name="P104"><text:span text:style-name="Fuente_20_de_20_párrafo_20_predeter."><text:span text:style-name="T154">cierraPar()</text:span></text:span></text:p>
      <text:p text:style-name="P38"><text:span text:style-name="Fuente_20_de_20_párrafo_20_predeter."><text:span text:style-name="T149"/></text:span></text:p>
      <text:p text:style-name="P44"><text:span text:style-name="Fuente_20_de_20_párrafo_20_predeter."><text:span text:style-name="T149">FParametros</text:span></text:span><text:span text:style-name="Fuente_20_de_20_párrafo_20_predeter."><text:span text:style-name="T151">(out:error</text:span></text:span><text:span text:style-name="Fuente_20_de_20_párrafo_20_predeter."><text:span text:style-name="T154">1</text:span></text:span><text:span text:style-name="Fuente_20_de_20_párrafo_20_predeter."><text:span text:style-name="T151">)</text:span></text:span><text:span text:style-name="Fuente_20_de_20_párrafo_20_predeter."><text:span text:style-name="T149"> → </text:span></text:span><text:span text:style-name="Fuente_20_de_20_párrafo_20_predeter."><text:span text:style-name="T185">λ</text:span></text:span></text:p>
      <text:p text:style-name="P100"><text:span text:style-name="Fuente_20_de_20_párrafo_20_predeter."><text:span text:style-name="T185">{</text:span></text:span></text:p>
      <text:p text:style-name="P100"><text:span text:style-name="Fuente_20_de_20_párrafo_20_predeter."><text:span text:style-name="T139"><text:tab/></text:span></text:span><text:span text:style-name="Fuente_20_de_20_párrafo_20_predeter."><text:span text:style-name="T206">dir = 0</text:span></text:span></text:p>
      <text:p text:style-name="P100"><text:span text:style-name="Fuente_20_de_20_párrafo_20_predeter."><text:span text:style-name="T130"><text:tab/></text:span></text:span><text:span text:style-name="Fuente_20_de_20_párrafo_20_predeter."><text:span text:style-name="T139">error</text:span></text:span><text:span text:style-name="Fuente_20_de_20_párrafo_20_predeter."><text:span text:style-name="T140">1</text:span></text:span><text:span text:style-name="Fuente_20_de_20_párrafo_20_predeter."><text:span text:style-name="T139"> = false</text:span></text:span></text:p>
      <text:p text:style-name="P100"><text:span text:style-name="Fuente_20_de_20_párrafo_20_predeter."><text:span text:style-name="T185">}</text:span></text:span></text:p>
      <text:p text:style-name="P38"><text:span text:style-name="Fuente_20_de_20_párrafo_20_predeter."><text:span text:style-name="T185"/></text:span></text:p>
      <text:p text:style-name="P44"><text:span text:style-name="Fuente_20_de_20_párrafo_20_predeter."><text:span text:style-name="T130">LFParametros</text:span></text:span><text:span text:style-name="Fuente_20_de_20_párrafo_20_predeter."><text:span text:style-name="T131">(out:error</text:span></text:span><text:span text:style-name="Fuente_20_de_20_párrafo_20_predeter."><text:span text:style-name="T132">1</text:span></text:span><text:span text:style-name="Fuente_20_de_20_párrafo_20_predeter."><text:span text:style-name="T131">)</text:span></text:span><text:span text:style-name="Fuente_20_de_20_párrafo_20_predeter."><text:span text:style-name="T130"> → </text:span></text:span></text:p>
      <text:p text:style-name="P100"><text:span text:style-name="Fuente_20_de_20_párrafo_20_predeter."><text:span text:style-name="T130">FParametro</text:span></text:span><text:bookmark-start text:name="__DdeLink__43052_2085866184"/><text:span text:style-name="Fuente_20_de_20_párrafo_20_predeter."><text:span text:style-name="T133">(out: error2, id2, props2, tam2)</text:span></text:span><text:bookmark-end text:name="__DdeLink__43052_2085866184"/></text:p>
      <text:p text:style-name="P100"><text:span text:style-name="Fuente_20_de_20_párrafo_20_predeter."><text:span text:style-name="T130">{</text:span></text:span></text:p>
      <text:p text:style-name="P105"><text:span text:style-name="Fuente_20_de_20_párrafo_20_predeter."><text:span text:style-name="T139"><text:tab/></text:span></text:span><text:span text:style-name="Fuente_20_de_20_párrafo_20_predeter."><text:span text:style-name="T140">errorh3 = error2 </text:span></text:span><text:span text:style-name="Fuente_20_de_20_párrafo_20_predeter."><text:span text:style-name="T141">v </text:span></text:span><text:span text:style-name="Fuente_20_de_20_párrafo_20_predeter."><text:span text:style-name="T181">existeID(ts,id2) <text:s/>٨ ts[id2].nivel = n)</text:span></text:span></text:p>
      <text:p text:style-name="P100"><text:span text:style-name="Fuente_20_de_20_párrafo_20_predeter."><text:span text:style-name="T139"><text:tab/></text:span></text:span><text:span text:style-name="Fuente_20_de_20_párrafo_20_predeter."><text:span text:style-name="T140">ts</text:span></text:span><text:span text:style-name="Fuente_20_de_20_párrafo_20_predeter."><text:span text:style-name="T139"> = inserta(</text:span></text:span><text:span text:style-name="Fuente_20_de_20_párrafo_20_predeter."><text:span text:style-name="T140">ts</text:span></text:span><text:span text:style-name="Fuente_20_de_20_párrafo_20_predeter."><text:span text:style-name="T139">, </text:span></text:span><text:span text:style-name="Fuente_20_de_20_párrafo_20_predeter."><text:span text:style-name="T140">id2,</text:span></text:span><text:span text:style-name="Fuente_20_de_20_párrafo_20_predeter."><text:span text:style-name="T139"> FParametro.props ++ &lt;dir:0&gt;)</text:span></text:span></text:p>
      <text:p text:style-name="P100"><text:span text:style-name="Fuente_20_de_20_párrafo_20_predeter."><text:span text:style-name="T139"><text:tab/></text:span></text:span><text:span text:style-name="Fuente_20_de_20_párrafo_20_predeter."><text:span text:style-name="T140">dir</text:span></text:span><text:span text:style-name="Fuente_20_de_20_párrafo_20_predeter."><text:span text:style-name="T139"> = </text:span></text:span><text:span text:style-name="Fuente_20_de_20_párrafo_20_predeter."><text:span text:style-name="T140">tam2</text:span></text:span></text:p>
      <text:p text:style-name="P100"><text:span text:style-name="Fuente_20_de_20_párrafo_20_predeter."><text:span text:style-name="T130">}</text:span></text:span></text:p>
      <text:p text:style-name="P100"><text:span text:style-name="Fuente_20_de_20_párrafo_20_predeter."><text:span text:style-name="T130">LFParametrosRec</text:span></text:span><text:bookmark-start text:name="__DdeLink__43049_2085866184"/><text:span text:style-name="Fuente_20_de_20_párrafo_20_predeter."><text:span text:style-name="T133">(in:errorh3; </text:span></text:span><text:span text:style-name="Fuente_20_de_20_párrafo_20_predeter."><text:span text:style-name="T134">out: error3</text:span></text:span><text:span text:style-name="Fuente_20_de_20_párrafo_20_predeter."><text:span text:style-name="T133">)</text:span></text:span><text:bookmark-end text:name="__DdeLink__43049_2085866184"/></text:p>
      <text:p text:style-name="P100"><text:span text:style-name="Fuente_20_de_20_párrafo_20_predeter."><text:span text:style-name="T130">{</text:span></text:span></text:p>
      <text:p text:style-name="P105"><text:span text:style-name="Fuente_20_de_20_párrafo_20_predeter."><text:span text:style-name="T179"><text:tab/>LFParametros.error =</text:span></text:span><text:span text:style-name="Fuente_20_de_20_párrafo_20_predeter."><text:span text:style-name="T181"> error3</text:span></text:span></text:p>
      <text:p text:style-name="P100"><text:span text:style-name="Fuente_20_de_20_párrafo_20_predeter."><text:span text:style-name="T130">}</text:span></text:span></text:p>
      <text:p text:style-name="P38"><text:span text:style-name="Fuente_20_de_20_párrafo_20_predeter."><text:span text:style-name="T139"><text:tab/></text:span></text:span></text:p>
      <text:p text:style-name="P38"><text:bookmark-start text:name="__DdeLink__7007_1948327631"/><text:span text:style-name="Fuente_20_de_20_párrafo_20_predeter."><text:span text:style-name="T130"/></text:span></text:p>
      <text:p text:style-name="P45"><text:span text:style-name="Fuente_20_de_20_párrafo_20_predeter."><text:span text:style-name="T130"/></text:span></text:p>
      <text:p text:style-name="P45"><text:span text:style-name="Fuente_20_de_20_párrafo_20_predeter."><text:span text:style-name="T130"/></text:span></text:p>
      <text:p text:style-name="P45"><text:span text:style-name="Fuente_20_de_20_párrafo_20_predeter."><text:span text:style-name="T130">LFParametrosRec</text:span></text:span><text:bookmark-start text:name="__DdeLink__43054_2085866184"/><text:bookmark-start text:name="__DdeLink__43057_2085866184"/><text:span text:style-name="Fuente_20_de_20_párrafo_20_predeter."><text:span text:style-name="T133">(in:errorh</text:span></text:span><text:span text:style-name="Fuente_20_de_20_párrafo_20_predeter."><text:span text:style-name="T134">1</text:span></text:span><text:span text:style-name="Fuente_20_de_20_párrafo_20_predeter."><text:span text:style-name="T133">; </text:span></text:span><text:span text:style-name="Fuente_20_de_20_párrafo_20_predeter."><text:span text:style-name="T134">out: error1</text:span></text:span><text:span text:style-name="Fuente_20_de_20_párrafo_20_predeter."><text:span text:style-name="T133">)</text:span></text:span><text:bookmark-end text:name="__DdeLink__43054_2085866184"/><text:bookmark-end text:name="__DdeLink__43057_2085866184"/><text:span text:style-name="Fuente_20_de_20_párrafo_20_predeter."><text:span text:style-name="T130"> → </text:span></text:span></text:p>
      <text:p text:style-name="P38"><text:span text:style-name="Fuente_20_de_20_párrafo_20_predeter."><text:span text:style-name="T130"><text:tab/></text:span></text:span><text:span text:style-name="Fuente_20_de_20_párrafo_20_predeter."><text:span text:style-name="T134">coma()</text:span></text:span></text:p>
      <text:p text:style-name="P105"><text:span text:style-name="Fuente_20_de_20_párrafo_20_predeter."><text:span text:style-name="T130">FParametro</text:span></text:span><text:bookmark-start text:name="__DdeLink__43059_2085866184"/><text:span text:style-name="Fuente_20_de_20_párrafo_20_predeter."><text:span text:style-name="T133">(out: error2, id2, props2, tam2)</text:span></text:span><text:bookmark-end text:name="__DdeLink__43059_2085866184"/></text:p>
      <text:p text:style-name="P100"><text:span text:style-name="Fuente_20_de_20_párrafo_20_predeter."><text:span text:style-name="T130">{</text:span></text:span></text:p>
      <text:p text:style-name="P100"><text:span text:style-name="Fuente_20_de_20_párrafo_20_predeter."><text:span text:style-name="T139"><text:tab/></text:span></text:span><text:span text:style-name="Fuente_20_de_20_párrafo_20_predeter."><text:span text:style-name="T141">dir += tam2</text:span></text:span></text:p>
      <text:p text:style-name="P100"><text:span text:style-name="Fuente_20_de_20_párrafo_20_predeter."><text:span text:style-name="T139"><text:tab/>errorh</text:span></text:span><text:span text:style-name="Fuente_20_de_20_párrafo_20_predeter."><text:span text:style-name="T142">3</text:span></text:span><text:span text:style-name="Fuente_20_de_20_párrafo_20_predeter."><text:span text:style-name="T139"> = errorh</text:span></text:span><text:span text:style-name="Fuente_20_de_20_párrafo_20_predeter."><text:span text:style-name="T142">1</text:span></text:span><text:span text:style-name="Fuente_20_de_20_párrafo_20_predeter."><text:span text:style-name="T139"> v error</text:span></text:span><text:span text:style-name="Fuente_20_de_20_párrafo_20_predeter."><text:span text:style-name="T142">2</text:span></text:span><text:span text:style-name="Fuente_20_de_20_párrafo_20_predeter."><text:span text:style-name="T139"> v </text:span></text:span><text:span text:style-name="Fuente_20_de_20_párrafo_20_predeter."><text:span text:style-name="T142">(</text:span></text:span><text:span text:style-name="Fuente_20_de_20_párrafo_20_predeter."><text:span text:style-name="T139">existeID(ts,id</text:span></text:span><text:span text:style-name="Fuente_20_de_20_párrafo_20_predeter."><text:span text:style-name="T142">2</text:span></text:span><text:span text:style-name="Fuente_20_de_20_párrafo_20_predeter."><text:span text:style-name="T139">) <text:s/></text:span></text:span><text:span text:style-name="Fuente_20_de_20_párrafo_20_predeter."><text:span text:style-name="T179">٨ </text:span></text:span><text:span text:style-name="Fuente_20_de_20_párrafo_20_predeter."><text:span text:style-name="T182">ts</text:span></text:span><text:span text:style-name="Fuente_20_de_20_párrafo_20_predeter."><text:span text:style-name="T179">[</text:span></text:span><text:span text:style-name="Fuente_20_de_20_párrafo_20_predeter."><text:span text:style-name="T182">i</text:span></text:span><text:span text:style-name="Fuente_20_de_20_párrafo_20_predeter."><text:span text:style-name="T179">d</text:span></text:span><text:span text:style-name="Fuente_20_de_20_párrafo_20_predeter."><text:span text:style-name="T182">2</text:span></text:span><text:span text:style-name="Fuente_20_de_20_párrafo_20_predeter."><text:span text:style-name="T179">].nivel = n)</text:span></text:span></text:p>
      <text:p text:style-name="P106"><text:soft-page-break/><text:span text:style-name="Fuente_20_de_20_párrafo_20_predeter."><text:span text:style-name="T144"><text:tab/>ts = inserta(</text:span></text:span><text:span text:style-name="Fuente_20_de_20_párrafo_20_predeter."><text:span text:style-name="T145">ts</text:span></text:span><text:span text:style-name="Fuente_20_de_20_párrafo_20_predeter."><text:span text:style-name="T144">, </text:span></text:span><text:span text:style-name="Fuente_20_de_20_párrafo_20_predeter."><text:span text:style-name="T145">id2</text:span></text:span><text:span text:style-name="Fuente_20_de_20_párrafo_20_predeter."><text:span text:style-name="T144">, </text:span></text:span><text:span text:style-name="Fuente_20_de_20_párrafo_20_predeter."><text:span text:style-name="T145">props2</text:span></text:span><text:span text:style-name="Fuente_20_de_20_párrafo_20_predeter."><text:span text:style-name="T144">)</text:span></text:span></text:p>
      <text:p text:style-name="P100"><text:span text:style-name="Fuente_20_de_20_párrafo_20_predeter."><text:span text:style-name="T130">}</text:span></text:span></text:p>
      <text:p text:style-name="P106"><text:span text:style-name="Fuente_20_de_20_párrafo_20_predeter."><text:span text:style-name="T130">LFParametrosRec</text:span></text:span><text:span text:style-name="Fuente_20_de_20_párrafo_20_predeter."><text:span text:style-name="T133">(in:errorh</text:span></text:span><text:span text:style-name="Fuente_20_de_20_párrafo_20_predeter."><text:span text:style-name="T135">3</text:span></text:span><text:span text:style-name="Fuente_20_de_20_párrafo_20_predeter."><text:span text:style-name="T133">; </text:span></text:span><text:span text:style-name="Fuente_20_de_20_párrafo_20_predeter."><text:span text:style-name="T134">out: error</text:span></text:span><text:span text:style-name="Fuente_20_de_20_párrafo_20_predeter."><text:span text:style-name="T135">3</text:span></text:span><text:span text:style-name="Fuente_20_de_20_párrafo_20_predeter."><text:span text:style-name="T133">)</text:span></text:span></text:p>
      <text:p text:style-name="P100"><text:span text:style-name="Fuente_20_de_20_párrafo_20_predeter."><text:span text:style-name="T130">{</text:span></text:span></text:p>
      <text:p text:style-name="P100"><text:span text:style-name="Fuente_20_de_20_párrafo_20_predeter."><text:span text:style-name="T142"><text:tab/>error1 = error3</text:span></text:span></text:p>
      <text:p text:style-name="P100"><text:span text:style-name="Fuente_20_de_20_párrafo_20_predeter."><text:span text:style-name="T130">}</text:span></text:span></text:p>
      <text:p text:style-name="P38"><text:span text:style-name="Fuente_20_de_20_párrafo_20_predeter."><text:span text:style-name="T139"/></text:span></text:p>
      <text:p text:style-name="P46"><text:span text:style-name="Fuente_20_de_20_párrafo_20_predeter."><text:span text:style-name="T130">LFParametrosRec</text:span></text:span><text:span text:style-name="Fuente_20_de_20_párrafo_20_predeter."><text:span text:style-name="T133">(in:errorh</text:span></text:span><text:span text:style-name="Fuente_20_de_20_párrafo_20_predeter."><text:span text:style-name="T134">1</text:span></text:span><text:span text:style-name="Fuente_20_de_20_párrafo_20_predeter."><text:span text:style-name="T133">; </text:span></text:span><text:span text:style-name="Fuente_20_de_20_párrafo_20_predeter."><text:span text:style-name="T134">out: error1</text:span></text:span><text:span text:style-name="Fuente_20_de_20_párrafo_20_predeter."><text:span text:style-name="T133">)</text:span></text:span><text:span text:style-name="Fuente_20_de_20_párrafo_20_predeter."><text:span text:style-name="T130"> → </text:span></text:span><text:bookmark-start text:name="__DdeLink__7009_1948327631"/><text:span text:style-name="Fuente_20_de_20_párrafo_20_predeter."><text:span text:style-name="T78">λ</text:span></text:span><text:bookmark-end text:name="__DdeLink__7009_1948327631"/></text:p>
      <text:p text:style-name="P100"><text:span text:style-name="Fuente_20_de_20_párrafo_20_predeter."><text:span text:style-name="T78">{</text:span></text:span></text:p>
      <text:p text:style-name="P106"><text:span text:style-name="Fuente_20_de_20_párrafo_20_predeter."><text:span text:style-name="T139"><text:tab/></text:span></text:span><text:span text:style-name="Fuente_20_de_20_párrafo_20_predeter."><text:span text:style-name="T142">error1 = errorh1</text:span></text:span><text:bookmark-end text:name="__DdeLink__7007_1948327631"/></text:p>
      <text:p text:style-name="P100"><text:span text:style-name="Fuente_20_de_20_párrafo_20_predeter."><text:span text:style-name="T185">}</text:span></text:span></text:p>
      <text:p text:style-name="P38"><text:span text:style-name="Fuente_20_de_20_párrafo_20_predeter."><text:span text:style-name="T185"/></text:span></text:p>
      <text:p text:style-name="P38"><text:span text:style-name="Fuente_20_de_20_párrafo_20_predeter."><text:span text:style-name="T166"/></text:span></text:p>
      <text:p text:style-name="P46"><text:span text:style-name="Fuente_20_de_20_párrafo_20_predeter."><text:span text:style-name="T149">FParametro</text:span></text:span><text:bookmark-start text:name="__DdeLink__43065_2085866184"/><text:span text:style-name="Fuente_20_de_20_párrafo_20_predeter."><text:span text:style-name="T133">(out: error</text:span></text:span><text:span text:style-name="Fuente_20_de_20_párrafo_20_predeter."><text:span text:style-name="T135">1</text:span></text:span><text:span text:style-name="Fuente_20_de_20_párrafo_20_predeter."><text:span text:style-name="T133">, id</text:span></text:span><text:span text:style-name="Fuente_20_de_20_párrafo_20_predeter."><text:span text:style-name="T135">1</text:span></text:span><text:span text:style-name="Fuente_20_de_20_párrafo_20_predeter."><text:span text:style-name="T133">, props</text:span></text:span><text:span text:style-name="Fuente_20_de_20_párrafo_20_predeter."><text:span text:style-name="T135">1</text:span></text:span><text:span text:style-name="Fuente_20_de_20_párrafo_20_predeter."><text:span text:style-name="T133">, tam</text:span></text:span><text:span text:style-name="Fuente_20_de_20_párrafo_20_predeter."><text:span text:style-name="T135">1</text:span></text:span><text:span text:style-name="Fuente_20_de_20_párrafo_20_predeter."><text:span text:style-name="T133">)</text:span></text:span><text:bookmark-end text:name="__DdeLink__43065_2085866184"/><text:span text:style-name="Fuente_20_de_20_párrafo_20_predeter."><text:span text:style-name="T149"> → </text:span></text:span></text:p>
      <text:p text:style-name="P46"><text:span text:style-name="Fuente_20_de_20_párrafo_20_predeter."><text:span text:style-name="T149"><text:tab/>var</text:span></text:span><text:span text:style-name="Fuente_20_de_20_párrafo_20_predeter."><text:span text:style-name="T155">()</text:span></text:span></text:p>
      <text:p text:style-name="P46"><text:span text:style-name="Fuente_20_de_20_párrafo_20_predeter."><text:span text:style-name="T155"><text:tab/></text:span></text:span><text:span text:style-name="Fuente_20_de_20_párrafo_20_predeter."><text:span text:style-name="T149">Tipo</text:span></text:span><text:bookmark-start text:name="__DdeLink__43061_2085866184"/><text:span text:style-name="Fuente_20_de_20_párrafo_20_predeter."><text:span text:style-name="T155">(out: </text:span></text:span><text:span text:style-name="Fuente_20_de_20_párrafo_20_predeter."><text:span text:style-name="T156">error2,</text:span></text:span><text:span text:style-name="Fuente_20_de_20_párrafo_20_predeter."><text:span text:style-name="T155"> tipo</text:span></text:span><text:span text:style-name="Fuente_20_de_20_párrafo_20_predeter."><text:span text:style-name="T156">2</text:span></text:span><text:span text:style-name="Fuente_20_de_20_párrafo_20_predeter."><text:span text:style-name="T155">)</text:span></text:span><text:bookmark-end text:name="__DdeLink__43061_2085866184"/></text:p>
      <text:p text:style-name="P46"><text:span text:style-name="Fuente_20_de_20_párrafo_20_predeter."><text:span text:style-name="T155"><text:tab/></text:span></text:span><text:span text:style-name="Fuente_20_de_20_párrafo_20_predeter."><text:span text:style-name="T149">id</text:span></text:span><text:span text:style-name="Fuente_20_de_20_párrafo_20_predeter."><text:span text:style-name="T155">(</text:span></text:span><text:bookmark-start text:name="__DdeLink__43063_2085866184"/><text:span text:style-name="Fuente_20_de_20_párrafo_20_predeter."><text:span text:style-name="T155">out: lex)</text:span></text:span><text:bookmark-end text:name="__DdeLink__43063_2085866184"/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66"><text:tab/></text:span></text:span><text:span text:style-name="Fuente_20_de_20_párrafo_20_predeter."><text:span text:style-name="T169">tam1</text:span></text:span><text:span text:style-name="Fuente_20_de_20_párrafo_20_predeter."><text:span text:style-name="T166"> <text:s text:c="5"/>= 1</text:span></text:span></text:p>
      <text:p text:style-name="P100"><text:span text:style-name="Fuente_20_de_20_párrafo_20_predeter."><text:span text:style-name="T166"><text:tab/></text:span></text:span><text:span text:style-name="Fuente_20_de_20_párrafo_20_predeter."><text:span text:style-name="T169">param</text:span></text:span><text:span text:style-name="Fuente_20_de_20_párrafo_20_predeter."><text:span text:style-name="T171">s</text:span></text:span><text:span text:style-name="Fuente_20_de_20_párrafo_20_predeter."><text:span text:style-name="T166"> <text:s text:c="3"/></text:span></text:span><text:span text:style-name="Fuente_20_de_20_párrafo_20_predeter."><text:span text:style-name="T171">+</text:span></text:span><text:span text:style-name="Fuente_20_de_20_párrafo_20_predeter."><text:span text:style-name="T166">= &lt;modo: variable, tipo: tipo</text:span></text:span><text:span text:style-name="Fuente_20_de_20_párrafo_20_predeter."><text:span text:style-name="T170">2</text:span></text:span><text:span text:style-name="Fuente_20_de_20_párrafo_20_predeter."><text:span text:style-name="T166">, dir: </text:span></text:span><text:span text:style-name="Fuente_20_de_20_párrafo_20_predeter."><text:span text:style-name="T169">dir</text:span></text:span><text:span text:style-name="Fuente_20_de_20_párrafo_20_predeter."><text:span text:style-name="T166">&gt;</text:span></text:span></text:p>
      <text:p text:style-name="P100"><text:span text:style-name="Fuente_20_de_20_párrafo_20_predeter."><text:span text:style-name="T148"><text:tab/></text:span></text:span><text:span text:style-name="Fuente_20_de_20_párrafo_20_predeter."><text:span text:style-name="T157">id = </text:span></text:span><text:span text:style-name="Fuente_20_de_20_párrafo_20_predeter."><text:span text:style-name="T162">lex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3">props1 </text:span></text:span><text:span text:style-name="Fuente_20_de_20_párrafo_20_predeter."><text:span text:style-name="T157">= &lt;clase: pvar, tipo: </text:span></text:span><text:span text:style-name="Fuente_20_de_20_párrafo_20_predeter."><text:span text:style-name="T163">tipo2</text:span></text:span><text:span text:style-name="Fuente_20_de_20_párrafo_20_predeter."><text:span text:style-name="T157">, nivel: </text:span></text:span><text:span text:style-name="Fuente_20_de_20_párrafo_20_predeter."><text:span text:style-name="T163">n</text:span></text:span><text:span text:style-name="Fuente_20_de_20_párrafo_20_predeter."><text:span text:style-name="T157">&gt;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3">error1 </text:span></text:span><text:span text:style-name="Fuente_20_de_20_párrafo_20_predeter."><text:span text:style-name="T157">= </text:span></text:span><text:span text:style-name="Fuente_20_de_20_párrafo_20_predeter."><text:span text:style-name="T163">error2</text:span></text:span></text:p>
      <text:p text:style-name="P100"><text:span text:style-name="Fuente_20_de_20_párrafo_20_predeter."><text:span text:style-name="T149">}</text:span></text:span></text:p>
      <text:p text:style-name="P38"><text:span text:style-name="Fuente_20_de_20_párrafo_20_predeter."><text:span text:style-name="T166"/></text:span></text:p>
      <text:p text:style-name="P47"><text:span text:style-name="Fuente_20_de_20_párrafo_20_predeter."><text:span text:style-name="T149">FParametro</text:span></text:span><text:span text:style-name="Fuente_20_de_20_párrafo_20_predeter."><text:span text:style-name="T133">(out: error</text:span></text:span><text:span text:style-name="Fuente_20_de_20_párrafo_20_predeter."><text:span text:style-name="T135">1</text:span></text:span><text:span text:style-name="Fuente_20_de_20_párrafo_20_predeter."><text:span text:style-name="T133">, id</text:span></text:span><text:span text:style-name="Fuente_20_de_20_párrafo_20_predeter."><text:span text:style-name="T135">1</text:span></text:span><text:span text:style-name="Fuente_20_de_20_párrafo_20_predeter."><text:span text:style-name="T133">, props</text:span></text:span><text:span text:style-name="Fuente_20_de_20_párrafo_20_predeter."><text:span text:style-name="T135">1</text:span></text:span><text:span text:style-name="Fuente_20_de_20_párrafo_20_predeter."><text:span text:style-name="T133">, tam</text:span></text:span><text:span text:style-name="Fuente_20_de_20_párrafo_20_predeter."><text:span text:style-name="T135">1</text:span></text:span><text:span text:style-name="Fuente_20_de_20_párrafo_20_predeter."><text:span text:style-name="T133">)</text:span></text:span><text:span text:style-name="Fuente_20_de_20_párrafo_20_predeter."><text:span text:style-name="T149"> →</text:span></text:span></text:p>
      <text:p text:style-name="P47"><text:span text:style-name="Fuente_20_de_20_párrafo_20_predeter."><text:span text:style-name="T149"><text:tab/>Tipo</text:span></text:span><text:span text:style-name="Fuente_20_de_20_párrafo_20_predeter."><text:span text:style-name="T155">(out: </text:span></text:span><text:span text:style-name="Fuente_20_de_20_párrafo_20_predeter."><text:span text:style-name="T156">error2,</text:span></text:span><text:span text:style-name="Fuente_20_de_20_párrafo_20_predeter."><text:span text:style-name="T155"> tipo</text:span></text:span><text:span text:style-name="Fuente_20_de_20_párrafo_20_predeter."><text:span text:style-name="T156">2</text:span></text:span><text:span text:style-name="Fuente_20_de_20_párrafo_20_predeter."><text:span text:style-name="T156">)</text:span></text:span></text:p>
      <text:p text:style-name="P47"><text:span text:style-name="Fuente_20_de_20_párrafo_20_predeter."><text:span text:style-name="T155"><text:tab/></text:span></text:span><text:span text:style-name="Fuente_20_de_20_párrafo_20_predeter."><text:span text:style-name="T149">id</text:span></text:span><text:span text:style-name="Fuente_20_de_20_párrafo_20_predeter."><text:span text:style-name="T156">(</text:span></text:span><text:span text:style-name="Fuente_20_de_20_párrafo_20_predeter."><text:span text:style-name="T155">out: lex)</text:span></text:span></text:p>
      <text:p text:style-name="P100"><text:span text:style-name="Fuente_20_de_20_párrafo_20_predeter."><text:span text:style-name="T149">{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3">tam1 = tipo2.tam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3">param</text:span></text:span><text:span text:style-name="Fuente_20_de_20_párrafo_20_predeter."><text:span text:style-name="T165">s</text:span></text:span><text:span text:style-name="Fuente_20_de_20_párrafo_20_predeter."><text:span text:style-name="T157"> <text:s text:c="3"/></text:span></text:span><text:span text:style-name="Fuente_20_de_20_párrafo_20_predeter."><text:span text:style-name="T165">+</text:span></text:span><text:span text:style-name="Fuente_20_de_20_párrafo_20_predeter."><text:span text:style-name="T157">= &lt;modo: valor, tipo: </text:span></text:span><text:span text:style-name="Fuente_20_de_20_párrafo_20_predeter."><text:span text:style-name="T163">tipo2</text:span></text:span><text:span text:style-name="Fuente_20_de_20_párrafo_20_predeter."><text:span text:style-name="T157">, dir: </text:span></text:span><text:span text:style-name="Fuente_20_de_20_párrafo_20_predeter."><text:span text:style-name="T163">dir</text:span></text:span><text:span text:style-name="Fuente_20_de_20_párrafo_20_predeter."><text:span text:style-name="T157">&gt;</text:span></text:span></text:p>
      <text:p text:style-name="P84"><text:tab/><text:span text:style-name="Fuente_20_de_20_párrafo_20_predeter."><text:span text:style-name="T9">id1 = lex</text:span></text:span></text:p>
      <text:p text:style-name="P100"><text:span text:style-name="Fuente_20_de_20_párrafo_20_predeter."><text:span text:style-name="T157"><text:tab/></text:span></text:span><text:span text:style-name="Fuente_20_de_20_párrafo_20_predeter."><text:span text:style-name="T163">props1 </text:span></text:span><text:span text:style-name="Fuente_20_de_20_párrafo_20_predeter."><text:span text:style-name="T157">= &lt;clase: var, tipo: </text:span></text:span><text:span text:style-name="Fuente_20_de_20_párrafo_20_predeter."><text:span text:style-name="T163">tipo2</text:span></text:span><text:span text:style-name="Fuente_20_de_20_párrafo_20_predeter."><text:span text:style-name="T157">, nivel: </text:span></text:span><text:span text:style-name="Fuente_20_de_20_párrafo_20_predeter."><text:span text:style-name="T163">n</text:span></text:span><text:span text:style-name="Fuente_20_de_20_párrafo_20_predeter."><text:span text:style-name="T157">&gt;</text:span></text:span></text:p>
      <text:p text:style-name="P68"><text:span text:style-name="Fuente_20_de_20_párrafo_20_predeter."><text:span text:style-name="T3"><text:tab/></text:span></text:span><text:span text:style-name="Fuente_20_de_20_párrafo_20_predeter."><text:span text:style-name="T9">error1 = error2</text:span></text:span></text:p>
      <text:p text:style-name="P100"><text:span text:style-name="Fuente_20_de_20_párrafo_20_predeter."><text:span text:style-name="T149">}</text:span></text:span></text:p>
      <text:p text:style-name="P119"/>
      <text:p text:style-name="P31">Tipo<text:bookmark-start text:name="__DdeLink__43068_2085866184"/><text:span text:style-name="T252">(out: error1, tipo1)</text:span><text:bookmark-end text:name="__DdeLink__43068_2085866184"/> → </text:p>
      <text:p text:style-name="P31"><text:tab/>id<text:span text:style-name="T252">(out: lex)</text:span></text:p>
      <text:p text:style-name="P81">{</text:p>
      <text:p text:style-name="P84"><text:s text:c="4"/><text:span text:style-name="T253">tipo1</text:span> =</text:p>
      <text:p text:style-name="P84"><text:s text:c="8"/>&lt;</text:p>
      <text:p text:style-name="P84"><text:s text:c="12"/>t:ref,</text:p>
      <text:p text:style-name="P84"><text:s text:c="12"/>id:lex,</text:p>
      <text:p text:style-name="P84"><text:s text:c="12"/>tam:<text:span text:style-name="T253">ts</text:span>[lex].tipo.tam</text:p>
      <text:p text:style-name="P83"><text:s text:c="8"/>&gt;</text:p>
      <text:p text:style-name="P67"><text:tab/>error<text:span text:style-name="T253">1</text:span> = <text:s/>si existeID(<text:span text:style-name="T253">ts</text:span>,lex)</text:p>
      <text:p text:style-name="P67"><text:tab/><text:tab/><text:tab/><text:span text:style-name="T253">ts</text:span>[lex].clase != tipo</text:p>
      <text:p text:style-name="P67"><text:tab/><text:tab/> <text:s text:c="7"/>sino </text:p>
      <text:p text:style-name="P122"><text:span text:style-name="Fuente_20_de_20_párrafo_20_predeter."><text:span text:style-name="T100">false</text:span></text:span><text:span text:style-name="Fuente_20_de_20_párrafo_20_predeter."><text:span text:style-name="T95"><text:tab/><text:tab/></text:span></text:span></text:p>
      <text:p text:style-name="P67"><text:tab/><text:span text:style-name="T253">pend</text:span> <text:span text:style-name="T253">+</text:span>= <text:s/>si (¬existeID(<text:span text:style-name="T253">ts</text:span>,<text:span text:style-name="T253">lex</text:span>))</text:p>
      <text:p text:style-name="P67"><text:tab/><text:tab/><text:tab/>{<text:span text:style-name="T253">lex</text:span>}</text:p>
      <text:p text:style-name="P67"><text:tab/><text:tab/> <text:s text:c="7"/>sino </text:p>
      <text:p text:style-name="P123"><text:span text:style-name="Fuente_20_de_20_párrafo_20_predeter."><text:span text:style-name="T114">ⵁ</text:span></text:span></text:p>
      <text:p text:style-name="P88"><text:span text:style-name="Fuente_20_de_20_párrafo_20_predeter."><text:span text:style-name="T115">}</text:span></text:span><text:span text:style-name="Fuente_20_de_20_párrafo_20_predeter."><text:span text:style-name="T113"><text:tab/></text:span></text:span></text:p>
      <text:p text:style-name="P88"><text:span text:style-name="Fuente_20_de_20_párrafo_20_predeter."><text:span text:style-name="T113"/></text:span></text:p>
      <text:p text:style-name="P111">Tipo<text:span text:style-name="T186">(out: error1, tipo1)</text:span> → Boolean</text:p>
      <text:p text:style-name="P89">{</text:p>
      <text:p text:style-name="P90"><text:tab/>tipo<text:span text:style-name="T253">1</text:span> = &lt;t:boolean,tam:1&gt;</text:p>
      <text:p text:style-name="P90"><text:span text:style-name="Fuente_20_de_20_párrafo_20_predeter."><text:span text:style-name="T20"><text:tab/></text:span></text:span><text:span text:style-name="Fuente_20_de_20_párrafo_20_predeter."><text:span text:style-name="T59">error1 </text:span></text:span><text:span text:style-name="Fuente_20_de_20_párrafo_20_predeter."><text:span text:style-name="T19">= false</text:span></text:span></text:p>
      <text:p text:style-name="P89">}</text:p>
      <text:p text:style-name="P89"><text:soft-page-break/></text:p>
      <text:p text:style-name="P110"/>
      <text:p text:style-name="P111">Tipo<text:span text:style-name="T186">(out: error1, tipo1)</text:span> → Character</text:p>
      <text:p text:style-name="P91">{</text:p>
      <text:p text:style-name="P92"><text:tab/><text:span text:style-name="T253">tipo1</text:span> = &lt;t:character,tam:1&gt;</text:p>
      <text:p text:style-name="P100"><text:span text:style-name="Fuente_20_de_20_párrafo_20_predeter."><text:span text:style-name="T48"><text:tab/></text:span></text:span><text:span text:style-name="Fuente_20_de_20_párrafo_20_predeter."><text:span text:style-name="T50">error1</text:span></text:span><text:span text:style-name="Fuente_20_de_20_párrafo_20_predeter."><text:span text:style-name="T49"> = false</text:span></text:span></text:p>
      <text:p text:style-name="P90"><text:span text:style-name="Fuente_20_de_20_párrafo_20_predeter."><text:span text:style-name="T92">}</text:span></text:span></text:p>
      <text:p text:style-name="P110"/>
      <text:p text:style-name="P111">Tipo<text:span text:style-name="T186">(out: error1, tipo1)</text:span> → Float</text:p>
      <text:p text:style-name="P89">{</text:p>
      <text:p text:style-name="P90"><text:tab/><text:span text:style-name="T253">tipo1</text:span> = &lt;t:float,tam:1&gt;</text:p>
      <text:p text:style-name="P100"><text:span text:style-name="Fuente_20_de_20_párrafo_20_predeter."><text:span text:style-name="T53"><text:tab/></text:span></text:span><text:span text:style-name="Fuente_20_de_20_párrafo_20_predeter."><text:span text:style-name="T56">error1</text:span></text:span><text:span text:style-name="Fuente_20_de_20_párrafo_20_predeter."><text:span text:style-name="T54"> = false</text:span></text:span></text:p>
      <text:p text:style-name="P89">}</text:p>
      <text:p text:style-name="P110"/>
      <text:p text:style-name="P111">Tipo<text:span text:style-name="T186">(out: error1, tipo1)</text:span> → Natural</text:p>
      <text:p text:style-name="P89">{</text:p>
      <text:p text:style-name="P90"><text:tab/><text:span text:style-name="T253">tipo1</text:span> = &lt;t:natural,tam:1&gt;</text:p>
      <text:p text:style-name="P100"><text:span text:style-name="Fuente_20_de_20_párrafo_20_predeter."><text:span text:style-name="T55"><text:tab/></text:span></text:span><text:span text:style-name="Fuente_20_de_20_párrafo_20_predeter."><text:span text:style-name="T56">error1</text:span></text:span><text:span text:style-name="Fuente_20_de_20_párrafo_20_predeter."><text:span text:style-name="T54"> = false</text:span></text:span></text:p>
      <text:p text:style-name="P89">}</text:p>
      <text:p text:style-name="P89"/>
      <text:p text:style-name="P111">Tipo<text:span text:style-name="T186">(out: error1, tipo1)</text:span> → Integer</text:p>
      <text:p text:style-name="P89">{</text:p>
      <text:p text:style-name="P90"><text:tab/><text:span text:style-name="T253">tipo1</text:span> = &lt;t:integer,tam:1&gt;</text:p>
      <text:p text:style-name="P100"><text:span text:style-name="Fuente_20_de_20_párrafo_20_predeter."><text:span text:style-name="T55"><text:tab/></text:span></text:span><text:span text:style-name="Fuente_20_de_20_párrafo_20_predeter."><text:span text:style-name="T56">e</text:span></text:span><text:span text:style-name="Fuente_20_de_20_párrafo_20_predeter."><text:span text:style-name="T57">rror1</text:span></text:span><text:span text:style-name="Fuente_20_de_20_párrafo_20_predeter."><text:span text:style-name="T54"> = false</text:span></text:span></text:p>
      <text:p text:style-name="P90"><text:span text:style-name="Fuente_20_de_20_párrafo_20_predeter."><text:span text:style-name="T115">}</text:span></text:span></text:p>
      <text:p text:style-name="P26"/>
      <text:p text:style-name="P32">Tipo<text:span text:style-name="T252">(out: error1, tipo1)</text:span> → </text:p>
      <text:p text:style-name="P32"><text:tab/>array<text:span text:style-name="T254">()</text:span></text:p>
      <text:p text:style-name="P140"><text:tab/>abreCorchete()</text:p>
      <text:p text:style-name="P32"><text:span text:style-name="T254"><text:tab/></text:span>num<text:span text:style-name="T254">(out:lex)</text:span></text:p>
      <text:p text:style-name="P32"><text:tab/><text:span text:style-name="T254">cierraCorchete()</text:span></text:p>
      <text:p text:style-name="P140"><text:tab/>of()</text:p>
      <text:p text:style-name="P32"><text:span text:style-name="T254"><text:tab/></text:span>Tipo<text:span text:style-name="T254">(out: error2, tipo2)</text:span></text:p>
      <text:p text:style-name="P81">{</text:p>
      <text:p text:style-name="P84"><text:s/><text:tab/>tipo<text:span text:style-name="T254">1</text:span> =</text:p>
      <text:p text:style-name="P84"><text:s text:c="8"/><text:tab/><text:tab/>&lt;</text:p>
      <text:p text:style-name="P84"><text:tab/> <text:s text:c="11"/>t:array,</text:p>
      <text:p text:style-name="P84"><text:tab/> <text:s text:c="11"/>nelems:valorDe(lex),</text:p>
      <text:p text:style-name="P84"><text:tab/> <text:s text:c="11"/>tbase:tipo<text:span text:style-name="T254">2</text:span>,</text:p>
      <text:p text:style-name="P84"><text:tab/> <text:s text:c="11"/>tam:valorDe(lex)*tipo<text:span text:style-name="T254">2</text:span>.tam</text:p>
      <text:p text:style-name="P84"><text:tab/> <text:s text:c="7"/>&gt;</text:p>
      <text:p text:style-name="P84"><text:span text:style-name="Fuente_20_de_20_párrafo_20_predeter."><text:span text:style-name="T66"><text:tab/></text:span></text:span><text:span text:style-name="Fuente_20_de_20_párrafo_20_predeter."><text:span text:style-name="T125">error1</text:span></text:span><text:span text:style-name="Fuente_20_de_20_párrafo_20_predeter."><text:span text:style-name="T66"> = </text:span></text:span><text:span text:style-name="Fuente_20_de_20_párrafo_20_predeter."><text:span text:style-name="T125">tipo2</text:span></text:span><text:span text:style-name="Fuente_20_de_20_párrafo_20_predeter."><text:span text:style-name="T66">.error v ¬existeRef (</text:span></text:span><text:span text:style-name="Fuente_20_de_20_párrafo_20_predeter."><text:span text:style-name="T125">ts</text:span></text:span><text:span text:style-name="Fuente_20_de_20_párrafo_20_predeter."><text:span text:style-name="T66"> ,</text:span></text:span><text:span text:style-name="Fuente_20_de_20_párrafo_20_predeter."><text:span text:style-name="T125">tipo2</text:span></text:span></text:p>
      <text:p text:style-name="P81">}</text:p>
      <text:p text:style-name="P26"/>
      <text:p text:style-name="P31">Tipo<text:span text:style-name="T252">(out: error1, tipo1)</text:span> → ^Tipo<text:span text:style-name="T254">(out: error2, tipo2)</text:span></text:p>
      <text:p text:style-name="P81">{</text:p>
      <text:p text:style-name="P84"><text:tab/><text:span text:style-name="T254">tipo1</text:span> =</text:p>
      <text:p text:style-name="P84"><text:tab/> <text:s text:c="7"/>&lt;</text:p>
      <text:p text:style-name="P84"><text:tab/> <text:s text:c="11"/>t:puntero,</text:p>
      <text:p text:style-name="P84"><text:tab/> <text:s text:c="11"/>tbase:<text:span text:style-name="T254">tipo2,</text:span></text:p>
      <text:p text:style-name="P84"><text:tab/> <text:s text:c="11"/>tam:1</text:p>
      <text:p text:style-name="P84"><text:tab/> <text:s text:c="7"/>&gt;</text:p>
      <text:p text:style-name="P84"><text:span text:style-name="Fuente_20_de_20_párrafo_20_predeter."><text:span text:style-name="T66"><text:tab/></text:span></text:span><text:span text:style-name="Fuente_20_de_20_párrafo_20_predeter."><text:span text:style-name="T125">error1 = error2</text:span></text:span></text:p>
      <text:p text:style-name="P81">}</text:p>
      <text:p text:style-name="P81"/>
      <text:p text:style-name="P28"/>
      <text:p text:style-name="P32">Tipo<text:span text:style-name="T252">(out: error1, tipo1)</text:span> → </text:p>
      <text:p text:style-name="P32"><text:tab/>reg<text:span text:style-name="T254">()</text:span></text:p>
      <text:p text:style-name="P82">Campos<text:bookmark-start text:name="__DdeLink__43071_2085866184"/><text:span text:style-name="T254">(out: error2, campos2, </text:span><text:span text:style-name="T255">tam2</text:span><text:span text:style-name="T254">)</text:span><text:bookmark-end text:name="__DdeLink__43071_2085866184"/></text:p>
      <text:p text:style-name="P82">freg<text:span text:style-name="T254">()</text:span></text:p>
      <text:p text:style-name="P81"><text:soft-page-break/>{</text:p>
      <text:p text:style-name="P84"><text:s/><text:tab/>Tipo.tipo =</text:p>
      <text:p text:style-name="P84"><text:tab/> <text:s text:c="7"/>&lt;</text:p>
      <text:p text:style-name="P84"><text:tab/> <text:s text:c="11"/>t:array,</text:p>
      <text:p text:style-name="P84"><text:tab/> <text:s text:c="11"/>campos: campos<text:span text:style-name="T255">2</text:span>,</text:p>
      <text:p text:style-name="P84"><text:tab/> <text:s text:c="11"/>tam: <text:span text:style-name="T255">tam2</text:span></text:p>
      <text:p text:style-name="P84"><text:tab/> <text:s text:c="7"/>&gt;</text:p>
      <text:p text:style-name="P38"><text:span text:style-name="Fuente_20_de_20_párrafo_20_predeter."><text:span text:style-name="T102"><text:tab/><text:tab/></text:span></text:span><text:span text:style-name="Fuente_20_de_20_párrafo_20_predeter."><text:span text:style-name="T105">error1 = error2</text:span></text:span></text:p>
      <text:p text:style-name="P93">}</text:p>
      <text:p text:style-name="P36"/>
      <text:p text:style-name="P48"><text:span text:style-name="Fuente_20_de_20_párrafo_20_predeter."><text:span text:style-name="T129">Campos</text:span></text:span><text:span text:style-name="Fuente_20_de_20_párrafo_20_predeter."><text:span text:style-name="T136">(out: error</text:span></text:span><text:span text:style-name="Fuente_20_de_20_párrafo_20_predeter."><text:span text:style-name="T137">1</text:span></text:span><text:span text:style-name="Fuente_20_de_20_párrafo_20_predeter."><text:span text:style-name="T136">, campos</text:span></text:span><text:span text:style-name="Fuente_20_de_20_párrafo_20_predeter."><text:span text:style-name="T137">1</text:span></text:span><text:span text:style-name="Fuente_20_de_20_párrafo_20_predeter."><text:span text:style-name="T136">, </text:span></text:span><text:span text:style-name="Fuente_20_de_20_párrafo_20_predeter."><text:span text:style-name="T137">tam1</text:span></text:span><text:span text:style-name="Fuente_20_de_20_párrafo_20_predeter."><text:span text:style-name="T136">)</text:span></text:span><text:span text:style-name="Fuente_20_de_20_párrafo_20_predeter."><text:span text:style-name="T129"> → </text:span></text:span></text:p>
      <text:p text:style-name="P100"><text:span text:style-name="Fuente_20_de_20_párrafo_20_predeter."><text:span text:style-name="T129">{</text:span></text:span></text:p>
      <text:p text:style-name="P100"><text:span text:style-name="Fuente_20_de_20_párrafo_20_predeter."><text:span text:style-name="T139"><text:tab/></text:span></text:span><text:span text:style-name="Fuente_20_de_20_párrafo_20_predeter."><text:span text:style-name="T143">desh2 = 0</text:span></text:span></text:p>
      <text:p text:style-name="P100"><text:span text:style-name="Fuente_20_de_20_párrafo_20_predeter."><text:span text:style-name="T129">}</text:span></text:span></text:p>
      <text:p text:style-name="P100"><text:span text:style-name="Fuente_20_de_20_párrafo_20_predeter."><text:span text:style-name="T129">Campo</text:span></text:span><text:bookmark-start text:name="__DdeLink__43076_2085866184"/><text:span text:style-name="Fuente_20_de_20_párrafo_20_predeter."><text:span text:style-name="T138">(in: desh2; out: error2, id2, campo2, tam2)</text:span></text:span><text:bookmark-end text:name="__DdeLink__43076_2085866184"/></text:p>
      <text:p text:style-name="P100"><text:span text:style-name="Fuente_20_de_20_párrafo_20_predeter."><text:span text:style-name="T129">{</text:span></text:span></text:p>
      <text:p text:style-name="P100"><text:span text:style-name="Fuente_20_de_20_párrafo_20_predeter."><text:span text:style-name="T139"><text:tab/></text:span></text:span><text:span text:style-name="Fuente_20_de_20_párrafo_20_predeter."><text:span text:style-name="T143">camposh3</text:span></text:span><text:span text:style-name="Fuente_20_de_20_párrafo_20_predeter."><text:span text:style-name="T139"> = [campo</text:span></text:span><text:span text:style-name="Fuente_20_de_20_párrafo_20_predeter."><text:span text:style-name="T143">2</text:span></text:span><text:span text:style-name="Fuente_20_de_20_párrafo_20_predeter."><text:span text:style-name="T139">]</text:span></text:span></text:p>
      <text:p text:style-name="P66"><text:span text:style-name="T3"><text:tab/></text:span><text:span text:style-name="T10">errorh3</text:span><text:span text:style-name="T3"> = </text:span><text:span text:style-name="T10">error2</text:span></text:p>
      <text:p text:style-name="P66"><text:span text:style-name="Fuente_20_de_20_párrafo_20_predeter."><text:span text:style-name="T63"><text:tab/></text:span></text:span><text:span text:style-name="Fuente_20_de_20_párrafo_20_predeter."><text:span text:style-name="T64">desh3 = tam2</text:span></text:span></text:p>
      <text:p text:style-name="P100"><text:span text:style-name="Fuente_20_de_20_párrafo_20_predeter."><text:span text:style-name="T129">}</text:span></text:span></text:p>
      <text:p text:style-name="P107"><text:span text:style-name="Fuente_20_de_20_párrafo_20_predeter."><text:span text:style-name="T129">CamposRec</text:span></text:span><text:bookmark-start text:name="__DdeLink__43074_2085866184"/><text:span text:style-name="Fuente_20_de_20_párrafo_20_predeter."><text:span text:style-name="T138">(in: errorh3, camposh3, desh3; out: error3, campos3, tam3)</text:span></text:span><text:bookmark-end text:name="__DdeLink__43074_2085866184"/></text:p>
      <text:p text:style-name="P100"><text:span text:style-name="Fuente_20_de_20_párrafo_20_predeter."><text:span text:style-name="T129">{</text:span></text:span></text:p>
      <text:p text:style-name="P100"><text:span text:style-name="Fuente_20_de_20_párrafo_20_predeter."><text:span text:style-name="T139"><text:tab/></text:span></text:span><text:span text:style-name="Fuente_20_de_20_párrafo_20_predeter."><text:span text:style-name="T143">error1 = error3</text:span></text:span></text:p>
      <text:p text:style-name="P100"><text:span text:style-name="Fuente_20_de_20_párrafo_20_predeter."><text:span text:style-name="T143"><text:tab/>campos1 = campos3</text:span></text:span></text:p>
      <text:p text:style-name="P100"><text:span text:style-name="Fuente_20_de_20_párrafo_20_predeter."><text:span text:style-name="T143"><text:tab/>tam1 = tam3</text:span></text:span></text:p>
      <text:p text:style-name="P100"><text:span text:style-name="Fuente_20_de_20_párrafo_20_predeter."><text:span text:style-name="T129">}</text:span></text:span></text:p>
      <text:p text:style-name="P38"><text:span text:style-name="Fuente_20_de_20_párrafo_20_predeter."><text:span text:style-name="T129"><text:tab/></text:span></text:span></text:p>
      <text:p text:style-name="P38"><text:span text:style-name="Fuente_20_de_20_párrafo_20_predeter."><text:span text:style-name="T129"/></text:span></text:p>
      <text:p text:style-name="P38"><text:span text:style-name="Fuente_20_de_20_párrafo_20_predeter."><text:span text:style-name="T129"/></text:span></text:p>
      <text:p text:style-name="P48"><text:span text:style-name="Fuente_20_de_20_párrafo_20_predeter."><text:span text:style-name="T129">CamposRec</text:span></text:span><text:bookmark-start text:name="__DdeLink__43078_2085866184"/><text:span text:style-name="Fuente_20_de_20_párrafo_20_predeter."><text:span text:style-name="T138">(in: errorh1, camposh1 desh1; out: error1, campos1, tam1)</text:span></text:span><text:bookmark-end text:name="__DdeLink__43078_2085866184"/><text:span text:style-name="Fuente_20_de_20_párrafo_20_predeter."><text:span text:style-name="T129"> →</text:span></text:span></text:p>
      <text:p text:style-name="P48"><text:span text:style-name="Fuente_20_de_20_párrafo_20_predeter."><text:span text:style-name="T129"><text:tab/></text:span></text:span><text:span text:style-name="Fuente_20_de_20_párrafo_20_predeter."><text:span text:style-name="T138">puntoYComa()</text:span></text:span></text:p>
      <text:p text:style-name="P100"><text:span text:style-name="Fuente_20_de_20_párrafo_20_predeter."><text:span text:style-name="T129">{</text:span></text:span></text:p>
      <text:p text:style-name="P100"><text:span text:style-name="Fuente_20_de_20_párrafo_20_predeter."><text:span text:style-name="T52"><text:tab/></text:span></text:span><text:span text:style-name="Fuente_20_de_20_párrafo_20_predeter."><text:span text:style-name="T51">desh2 = desh1</text:span></text:span></text:p>
      <text:p text:style-name="P100"><text:span text:style-name="Fuente_20_de_20_párrafo_20_predeter."><text:span text:style-name="T129">}</text:span></text:span></text:p>
      <text:p text:style-name="P107"><text:span text:style-name="Fuente_20_de_20_párrafo_20_predeter."><text:span text:style-name="T129">Campo</text:span></text:span><text:bookmark-start text:name="__DdeLink__43080_2085866184"/><text:span text:style-name="Fuente_20_de_20_párrafo_20_predeter."><text:span text:style-name="T138">(in: desh2; out: error2, id2, campo2, tam2)</text:span></text:span><text:bookmark-end text:name="__DdeLink__43080_2085866184"/></text:p>
      <text:p text:style-name="P100"><text:span text:style-name="Fuente_20_de_20_párrafo_20_predeter."><text:span text:style-name="T129">{</text:span></text:span></text:p>
      <text:p text:style-name="P100"><text:span text:style-name="Fuente_20_de_20_párrafo_20_predeter."><text:span text:style-name="T129"><text:tab/></text:span></text:span><text:span text:style-name="Fuente_20_de_20_párrafo_20_predeter."><text:span text:style-name="T143">camposh3 = camposh1 ++ campo2</text:span></text:span></text:p>
      <text:p text:style-name="P100"><text:span text:style-name="Fuente_20_de_20_párrafo_20_predeter."><text:span text:style-name="T143"><text:tab/>errorh3 = errorh1 v error2 v existeCampo(camposh1, id2)</text:span></text:span></text:p>
      <text:p text:style-name="P100"><text:span text:style-name="Fuente_20_de_20_párrafo_20_predeter."><text:span text:style-name="T74"><text:tab/>desh3 = tam2 + desh1</text:span></text:span></text:p>
      <text:p text:style-name="P100"><text:span text:style-name="Fuente_20_de_20_párrafo_20_predeter."><text:span text:style-name="T129">}</text:span></text:span></text:p>
      <text:p text:style-name="P107"><text:span text:style-name="Fuente_20_de_20_párrafo_20_predeter."><text:span text:style-name="T129">CamposRec</text:span></text:span><text:span text:style-name="Fuente_20_de_20_párrafo_20_predeter."><text:span text:style-name="T138">(in: errorh3, camposh3, desh3; out: error3, campos3, tam3)</text:span></text:span></text:p>
      <text:p text:style-name="P100"><text:span text:style-name="Fuente_20_de_20_párrafo_20_predeter."><text:span text:style-name="T129">{</text:span></text:span></text:p>
      <text:p text:style-name="P107"><text:span text:style-name="Fuente_20_de_20_párrafo_20_predeter."><text:span text:style-name="T139"><text:tab/></text:span></text:span><text:span text:style-name="Fuente_20_de_20_párrafo_20_predeter."><text:span text:style-name="T143">error1 = error3</text:span></text:span></text:p>
      <text:p text:style-name="P107"><text:span text:style-name="Fuente_20_de_20_párrafo_20_predeter."><text:span text:style-name="T143"><text:tab/>campos1 = campos3</text:span></text:span></text:p>
      <text:p text:style-name="P107"><text:span text:style-name="Fuente_20_de_20_párrafo_20_predeter."><text:span text:style-name="T143"><text:tab/>tam1 = tam3</text:span></text:span></text:p>
      <text:p text:style-name="P100"><text:span text:style-name="Fuente_20_de_20_párrafo_20_predeter."><text:span text:style-name="T129">}</text:span></text:span></text:p>
      <text:p text:style-name="P38"><text:span text:style-name="Fuente_20_de_20_párrafo_20_predeter."><text:span text:style-name="T129"><text:tab/></text:span></text:span></text:p>
      <text:p text:style-name="P38"><text:span text:style-name="Fuente_20_de_20_párrafo_20_predeter."><text:span text:style-name="T139"/></text:span></text:p>
      <text:p text:style-name="P48"><text:span text:style-name="Fuente_20_de_20_párrafo_20_predeter."><text:span text:style-name="T129">CamposRec</text:span></text:span><text:span text:style-name="Fuente_20_de_20_párrafo_20_predeter."><text:span text:style-name="T138">(in: errorh1, camposh1 desh1; out: error1, campos1, tam1)</text:span></text:span><text:span text:style-name="Fuente_20_de_20_párrafo_20_predeter."><text:span text:style-name="T129"> → </text:span></text:span><text:span text:style-name="Fuente_20_de_20_párrafo_20_predeter."><text:span text:style-name="T78">λ</text:span></text:span></text:p>
      <text:p text:style-name="P100"><text:span text:style-name="Fuente_20_de_20_párrafo_20_predeter."><text:span text:style-name="T78">{</text:span></text:span></text:p>
      <text:p text:style-name="P100"><text:span text:style-name="Fuente_20_de_20_párrafo_20_predeter."><text:span text:style-name="T78"><text:tab/></text:span></text:span><text:span text:style-name="Fuente_20_de_20_párrafo_20_predeter."><text:span text:style-name="T74">error1= errorh1;</text:span></text:span></text:p>
      <text:p text:style-name="P100"><text:span text:style-name="Fuente_20_de_20_párrafo_20_predeter."><text:span text:style-name="T74"><text:tab/>campos1 = camposh1</text:span></text:span></text:p>
      <text:p text:style-name="P100"><text:span text:style-name="Fuente_20_de_20_párrafo_20_predeter."><text:span text:style-name="T74"><text:tab/>tam1 = desh1</text:span></text:span></text:p>
      <text:p text:style-name="P84"><text:span text:style-name="Fuente_20_de_20_párrafo_20_predeter."><text:span text:style-name="T93">}</text:span></text:span></text:p>
      <text:p text:style-name="P19"><text:span text:style-name="Fuente_20_de_20_párrafo_20_predeter."><text:span text:style-name="T94"/></text:span></text:p>
      <text:p text:style-name="P120"/>
      <text:p text:style-name="P112">Campo<text:span text:style-name="Fuente_20_de_20_párrafo_20_predeter."><text:span text:style-name="T147">(in: desh1; out: error1, id1, campo1, tam1)</text:span></text:span> → </text:p>
      <text:p text:style-name="P112"><text:tab/>id<text:span text:style-name="T255">(out: lex)</text:span></text:p>
      <text:p text:style-name="P112"><text:span text:style-name="T255"><text:tab/>dosPuntos()</text:span> </text:p>
      <text:p text:style-name="P76">Tipo<text:span text:style-name="T255">(out: error2, tipo2)</text:span></text:p>
      <text:p text:style-name="P76"><text:soft-page-break/>{</text:p>
      <text:p text:style-name="P74"><text:s text:c="4"/><text:span text:style-name="T255">campo1</text:span> =</text:p>
      <text:p text:style-name="P74"><text:s text:c="8"/>&lt;</text:p>
      <text:p text:style-name="P74"><text:s text:c="12"/>id:<text:span text:style-name="T255">lex,</text:span></text:p>
      <text:p text:style-name="P74"><text:s text:c="12"/>tipo:<text:span text:style-name="T255">tipo2</text:span>,</text:p>
      <text:p text:style-name="P74"><text:s text:c="12"/>desp:desh<text:span text:style-name="T255">1</text:span></text:p>
      <text:p text:style-name="P74"><text:s text:c="8"/>&gt;</text:p>
      <text:p text:style-name="P74"><text:s text:c="4"/><text:span text:style-name="T255">tam1</text:span> <text:s text:c="2"/>= <text:span text:style-name="T255">tipo2</text:span>.tam</text:p>
      <text:p text:style-name="P121"><text:span text:style-name="T256">erro</text:span>r<text:span text:style-name="T256">1</text:span> = <text:span text:style-name="T256">error2</text:span> v ¬existeRef(<text:span text:style-name="T256">ts</text:span>,<text:span text:style-name="T256">tipo2</text:span>)</text:p>
      <text:p text:style-name="P76">}</text:p>
      <text:p text:style-name="P113"/>
      <text:p text:style-name="P113"/>
      <text:p text:style-name="P20">Instrucciones<text:span text:style-name="T257">(out: error1)</text:span> →</text:p>
      <text:p text:style-name="P66">Instrucción<text:span text:style-name="T257">(out: error2)</text:span></text:p>
      <text:p text:style-name="P66">{</text:p>
      <text:p text:style-name="P65"><text:span text:style-name="Fuente_20_de_20_párrafo_20_predeter."><text:span text:style-name="T22"><text:tab/></text:span></text:span><text:span text:style-name="Fuente_20_de_20_párrafo_20_predeter."><text:span text:style-name="T32">errorh3 = error2</text:span></text:span></text:p>
      <text:p text:style-name="P66">}</text:p>
      <text:p text:style-name="P66">InstruccionesRec<text:span text:style-name="T257">(in: errorh3; out: error3)</text:span></text:p>
      <text:p text:style-name="P66">{</text:p>
      <text:p text:style-name="P65"><text:tab/><text:span text:style-name="Fuente_20_de_20_párrafo_20_predeter."><text:span text:style-name="T32">error1 = error3</text:span></text:span></text:p>
      <text:p text:style-name="P66">}</text:p>
      <text:p text:style-name="P19"/>
      <text:p text:style-name="P19"><text:tab/></text:p>
      <text:p text:style-name="P20">InstruccionesRec<text:span text:style-name="T257">(in: errorh1; out: error1)</text:span> →</text:p>
      <text:p text:style-name="P20"><text:tab/><text:span text:style-name="T257">puntoYComa()</text:span></text:p>
      <text:p text:style-name="P66">Instrucción<text:span text:style-name="T257">(out: error2)</text:span></text:p>
      <text:p text:style-name="P66">{</text:p>
      <text:p text:style-name="P168"><text:tab/><text:span text:style-name="T257">errorh3=error1</text:span><text:span text:style-name="Fuente_20_de_20_párrafo_20_predeter."><text:span text:style-name="T32"> v errorh1</text:span></text:span></text:p>
      <text:p text:style-name="P66">}</text:p>
      <text:p text:style-name="P66">InstruccionesRec<text:span text:style-name="T257">(in: errorh3; out: error3)</text:span></text:p>
      <text:p text:style-name="P66">{</text:p>
      <text:p text:style-name="P65"><text:tab/><text:span text:style-name="Fuente_20_de_20_párrafo_20_predeter."><text:span text:style-name="T32">error1 = error3</text:span></text:span></text:p>
      <text:p text:style-name="P66">}</text:p>
      <text:p text:style-name="P20"><text:tab/></text:p>
      <text:p text:style-name="P19"/>
      <text:p text:style-name="P19"><text:tab/></text:p>
      <text:p text:style-name="P20">InstruccionesRec<text:span text:style-name="T257">(in: error1h; out: error1)</text:span> → <text:bookmark-start text:name="__DdeLink__20807_213522392"/>λ<text:bookmark-end text:name="__DdeLink__20807_213522392"/></text:p>
      <text:p text:style-name="P66">{</text:p>
      <text:p text:style-name="P66"><text:span text:style-name="Fuente_20_de_20_párrafo_20_predeter."><text:span text:style-name="T23"><text:tab/></text:span></text:span><text:span text:style-name="Fuente_20_de_20_párrafo_20_predeter."><text:span text:style-name="T25">error1 = error1h</text:span></text:span></text:p>
      <text:p text:style-name="P100"><text:span text:style-name="Fuente_20_de_20_párrafo_20_predeter."><text:span text:style-name="T42">}</text:span></text:span></text:p>
      <text:p text:style-name="P38"><text:span text:style-name="Fuente_20_de_20_párrafo_20_predeter."><text:span text:style-name="T37"/></text:span></text:p>
      <text:p text:style-name="P24"><text:span text:style-name="Fuente_20_de_20_párrafo_20_predeter."><text:span text:style-name="T37"/></text:span></text:p>
      <text:p text:style-name="P24"/>
      <text:p text:style-name="P38"><text:span text:style-name="Fuente_20_de_20_párrafo_20_predeter."><text:span text:style-name="T95">Instrucción</text:span></text:span><text:bookmark-start text:name="__DdeLink__52441_2085866184"/><text:span text:style-name="Fuente_20_de_20_párrafo_20_predeter."><text:span text:style-name="T96">(out: error1)</text:span></text:span><text:bookmark-end text:name="__DdeLink__52441_2085866184"/><text:span text:style-name="Fuente_20_de_20_párrafo_20_predeter."><text:span text:style-name="T95"> → </text:span></text:span></text:p>
      <text:p text:style-name="P100"><text:span text:style-name="Fuente_20_de_20_párrafo_20_predeter."><text:span text:style-name="T95">InsProcedimiento</text:span></text:span><text:bookmark-start text:name="__DdeLink__52443_2085866184"/><text:span text:style-name="Fuente_20_de_20_párrafo_20_predeter."><text:span text:style-name="T96">(out: error 2)</text:span></text:span><text:bookmark-end text:name="__DdeLink__52443_2085866184"/></text:p>
      <text:p text:style-name="P100"><text:span text:style-name="Fuente_20_de_20_párrafo_20_predeter."><text:span text:style-name="T95">{</text:span></text:span></text:p>
      <text:p text:style-name="P100"><text:span text:style-name="Fuente_20_de_20_párrafo_20_predeter."><text:span text:style-name="T102"><text:tab/></text:span></text:span><text:bookmark-start text:name="__DdeLink__52446_2085866184"/><text:span text:style-name="Fuente_20_de_20_párrafo_20_predeter."><text:span text:style-name="T106">error1 = error2</text:span></text:span><text:bookmark-end text:name="__DdeLink__52446_2085866184"/></text:p>
      <text:p text:style-name="P100"><text:span text:style-name="Fuente_20_de_20_párrafo_20_predeter."><text:span text:style-name="T95">}</text:span></text:span></text:p>
      <text:p text:style-name="P25"/>
      <text:p text:style-name="P150">Instrucción<text:span text:style-name="Fuente_20_de_20_párrafo_20_predeter."><text:span text:style-name="T126">(out: error1)</text:span></text:span> → </text:p>
      <text:p text:style-name="P187">InsLectura<text:span text:style-name="Fuente_20_de_20_párrafo_20_predeter."><text:span text:style-name="T126">(out: error 2)</text:span></text:span></text:p>
      <text:p text:style-name="P77">{</text:p>
      <text:p text:style-name="P187"><text:span text:style-name="Fuente_20_de_20_párrafo_20_predeter."><text:span text:style-name="T3"><text:tab/></text:span></text:span><text:span text:style-name="Fuente_20_de_20_párrafo_20_predeter."><text:span text:style-name="T69">error1 = error2</text:span></text:span></text:p>
      <text:p text:style-name="P77">}</text:p>
      <text:p text:style-name="P25"/>
      <text:p text:style-name="P150">Instrucción<text:span text:style-name="Fuente_20_de_20_párrafo_20_predeter."><text:span text:style-name="T126">(out: error1)</text:span></text:span> → </text:p>
      <text:p text:style-name="P187">InsEscritura<text:span text:style-name="Fuente_20_de_20_párrafo_20_predeter."><text:span text:style-name="T126">(out: error 2)</text:span></text:span></text:p>
      <text:p text:style-name="P77">{</text:p>
      <text:p text:style-name="P187"><text:span text:style-name="Fuente_20_de_20_párrafo_20_predeter."><text:span text:style-name="T3"><text:tab/></text:span></text:span><text:span text:style-name="Fuente_20_de_20_párrafo_20_predeter."><text:span text:style-name="T69">error1 = error2</text:span></text:span></text:p>
      <text:p text:style-name="P77">{</text:p>
      <text:p text:style-name="P25"><text:soft-page-break/></text:p>
      <text:p text:style-name="P150">Instrucción<text:span text:style-name="Fuente_20_de_20_párrafo_20_predeter."><text:span text:style-name="T126">(out: error1)</text:span></text:span> → </text:p>
      <text:p text:style-name="P187">InsAsignación<text:span text:style-name="Fuente_20_de_20_párrafo_20_predeter."><text:span text:style-name="T126">(out: error 2)</text:span></text:span></text:p>
      <text:p text:style-name="P77">{</text:p>
      <text:p text:style-name="P189"><text:tab/><text:span text:style-name="Fuente_20_de_20_párrafo_20_predeter."><text:span text:style-name="T126">error1 = error2</text:span></text:span></text:p>
      <text:p text:style-name="P77">}</text:p>
      <text:p text:style-name="P28"/>
      <text:p text:style-name="P141">Instrucción<text:span text:style-name="Fuente_20_de_20_párrafo_20_predeter."><text:span text:style-name="T126">(out: error1)</text:span></text:span> → </text:p>
      <text:p text:style-name="P175">InsCompuesta<text:span text:style-name="Fuente_20_de_20_párrafo_20_predeter."><text:span text:style-name="T126">(out: error 2)</text:span></text:span></text:p>
      <text:p text:style-name="P81">{</text:p>
      <text:p text:style-name="P175"><text:span text:style-name="Fuente_20_de_20_párrafo_20_predeter."><text:span text:style-name="T67"><text:tab/></text:span></text:span><text:span text:style-name="Fuente_20_de_20_párrafo_20_predeter."><text:span text:style-name="T69">error1 = error2</text:span></text:span></text:p>
      <text:p text:style-name="P81">}</text:p>
      <text:p text:style-name="P81"/>
      <text:p text:style-name="P141">Instrucción<text:span text:style-name="Fuente_20_de_20_párrafo_20_predeter."><text:span text:style-name="T126">(out: error1)</text:span></text:span> → </text:p>
      <text:p text:style-name="P175">InsIf<text:span text:style-name="Fuente_20_de_20_párrafo_20_predeter."><text:span text:style-name="T126">(out: error 2)</text:span></text:span></text:p>
      <text:p text:style-name="P81">{</text:p>
      <text:p text:style-name="P175"><text:span text:style-name="Fuente_20_de_20_párrafo_20_predeter."><text:span text:style-name="T67"><text:tab/></text:span></text:span><text:span text:style-name="Fuente_20_de_20_párrafo_20_predeter."><text:span text:style-name="T69">error1 = error2</text:span></text:span></text:p>
      <text:p text:style-name="P81">}</text:p>
      <text:p text:style-name="P28"/>
      <text:p text:style-name="P141">Instrucción<text:span text:style-name="Fuente_20_de_20_párrafo_20_predeter."><text:span text:style-name="T126">(out: error1)</text:span></text:span> →</text:p>
      <text:p text:style-name="P175">InsWhile<text:span text:style-name="Fuente_20_de_20_párrafo_20_predeter."><text:span text:style-name="T126">(out: error 2)</text:span></text:span></text:p>
      <text:p text:style-name="P81">{</text:p>
      <text:p text:style-name="P169"><text:tab/><text:span text:style-name="Fuente_20_de_20_párrafo_20_predeter."><text:span text:style-name="T258">error1 = error2</text:span></text:span></text:p>
      <text:p text:style-name="P81">}</text:p>
      <text:p text:style-name="P28"/>
      <text:p text:style-name="P141">Instrucción<text:span text:style-name="Fuente_20_de_20_párrafo_20_predeter."><text:span text:style-name="T126">(out: error1)</text:span></text:span> →</text:p>
      <text:p text:style-name="P175">InsFor<text:span text:style-name="Fuente_20_de_20_párrafo_20_predeter."><text:span text:style-name="T126">(out: error 2)</text:span></text:span></text:p>
      <text:p text:style-name="P81">{</text:p>
      <text:p text:style-name="P169"><text:tab/><text:span text:style-name="Fuente_20_de_20_párrafo_20_predeter."><text:span text:style-name="T258">error1 = error2</text:span></text:span></text:p>
      <text:p text:style-name="P81">}</text:p>
      <text:p text:style-name="P141">Instrucción<text:span text:style-name="Fuente_20_de_20_párrafo_20_predeter."><text:span text:style-name="T126">(out: error1)</text:span></text:span> → </text:p>
      <text:p text:style-name="P175">InsNew<text:span text:style-name="Fuente_20_de_20_párrafo_20_predeter."><text:span text:style-name="T126">(out: error 2)</text:span></text:span></text:p>
      <text:p text:style-name="P81">{</text:p>
      <text:p text:style-name="P175"><text:span text:style-name="Fuente_20_de_20_párrafo_20_predeter."><text:span text:style-name="T67"><text:tab/></text:span></text:span><text:span text:style-name="Fuente_20_de_20_párrafo_20_predeter."><text:span text:style-name="T69">error1 = error2</text:span></text:span></text:p>
      <text:p text:style-name="P81">}</text:p>
      <text:p text:style-name="P28"/>
      <text:p text:style-name="P141">Instrucción<text:span text:style-name="Fuente_20_de_20_párrafo_20_predeter."><text:span text:style-name="T126">(out: error1)</text:span></text:span> →</text:p>
      <text:p text:style-name="P175">InsDis<text:span text:style-name="Fuente_20_de_20_párrafo_20_predeter."><text:span text:style-name="T126">(out: error 2)</text:span></text:span></text:p>
      <text:p text:style-name="P81">{</text:p>
      <text:p text:style-name="P175"><text:span text:style-name="Fuente_20_de_20_párrafo_20_predeter."><text:span text:style-name="T67"><text:tab/></text:span></text:span><text:span text:style-name="Fuente_20_de_20_párrafo_20_predeter."><text:span text:style-name="T69">error1 = error2</text:span></text:span></text:p>
      <text:p text:style-name="P81">}</text:p>
      <text:p text:style-name="P78"/>
      <text:p text:style-name="P24"/>
      <text:p text:style-name="P152"><text:span text:style-name="Fuente_20_de_20_párrafo_20_predeter."><text:span text:style-name="T95">InsProcedimiento</text:span></text:span><text:span text:style-name="Fuente_20_de_20_párrafo_20_predeter."><text:span text:style-name="T96">(out: error1)</text:span></text:span><text:span text:style-name="Fuente_20_de_20_párrafo_20_predeter."><text:span text:style-name="T95"> → </text:span></text:span></text:p>
      <text:p text:style-name="P152"><text:span text:style-name="Fuente_20_de_20_párrafo_20_predeter."><text:span text:style-name="T95"><text:tab/>id</text:span></text:span><text:span text:style-name="Fuente_20_de_20_párrafo_20_predeter."><text:span text:style-name="T96">(out: lex)</text:span></text:span></text:p>
      <text:p text:style-name="P100"><text:span text:style-name="Fuente_20_de_20_párrafo_20_predeter."><text:span text:style-name="T95">{</text:span></text:span></text:p>
      <text:p text:style-name="P100"><text:span text:style-name="Fuente_20_de_20_párrafo_20_predeter."><text:span text:style-name="T102"><text:tab/></text:span></text:span><text:span text:style-name="Fuente_20_de_20_párrafo_20_predeter."><text:span text:style-name="T109">params</text:span></text:span><text:span text:style-name="Fuente_20_de_20_párrafo_20_predeter."><text:span text:style-name="T102"> = </text:span></text:span><text:span text:style-name="Fuente_20_de_20_párrafo_20_predeter."><text:span text:style-name="T107">ts</text:span></text:span><text:span text:style-name="Fuente_20_de_20_párrafo_20_predeter."><text:span text:style-name="T102">[lex].tipo.parametros</text:span></text:span></text:p>
      <text:p text:style-name="P100"><text:span text:style-name="Fuente_20_de_20_párrafo_20_predeter."><text:span text:style-name="T102"><text:tab/></text:span></text:span><text:span text:style-name="Fuente_20_de_20_párrafo_20_predeter."><text:span text:style-name="T107">cod + = apilar-ret</text:span></text:span></text:p>
      <text:p text:style-name="P100"><text:span text:style-name="Fuente_20_de_20_párrafo_20_predeter."><text:span text:style-name="T107"><text:tab/>etq += longApilaRet</text:span></text:span></text:p>
      <text:p text:style-name="P100"><text:span text:style-name="Fuente_20_de_20_párrafo_20_predeter."><text:span text:style-name="T95">}</text:span></text:span></text:p>
      <text:p text:style-name="P100"><text:span text:style-name="Fuente_20_de_20_párrafo_20_predeter."><text:span text:style-name="T95">AParametros</text:span></text:span><text:span text:style-name="Fuente_20_de_20_párrafo_20_predeter."><text:span text:style-name="T97">(out: error2)</text:span></text:span></text:p>
      <text:p text:style-name="P100"><text:span text:style-name="Fuente_20_de_20_párrafo_20_predeter."><text:span text:style-name="T95">{</text:span></text:span></text:p>
      <text:p text:style-name="P192"><text:span text:style-name="Fuente_20_de_20_párrafo_20_predeter."><text:span text:style-name="T95"><text:tab/></text:span></text:span><text:span text:style-name="Fuente_20_de_20_párrafo_20_predeter."><text:span text:style-name="T107">error1 = error2 v</text:span></text:span><text:span text:style-name="Fuente_20_de_20_párrafo_20_predeter."><text:span text:style-name="T102"> ¬existeID(lex) v </text:span></text:span><text:span text:style-name="Fuente_20_de_20_párrafo_20_predeter."><text:span text:style-name="T107">ts</text:span></text:span><text:span text:style-name="Fuente_20_de_20_párrafo_20_predeter."><text:span text:style-name="T102">[lex].clase != proc</text:span></text:span></text:p>
      <text:p text:style-name="P192"><text:span text:style-name="Fuente_20_de_20_párrafo_20_predeter."><text:span text:style-name="T102"><text:tab/></text:span></text:span><text:span text:style-name="Fuente_20_de_20_párrafo_20_predeter."><text:span text:style-name="T107">cod += ir-a(ts[lex].inicio)</text:span></text:span></text:p>
      <text:p text:style-name="P192"><text:span text:style-name="Fuente_20_de_20_párrafo_20_predeter."><text:span text:style-name="T107"><text:tab/>etq += 1</text:span></text:span></text:p>
      <text:p text:style-name="P100"><text:span text:style-name="Fuente_20_de_20_párrafo_20_predeter."><text:span text:style-name="T95">}</text:span></text:span></text:p>
      <text:p text:style-name="P38"><text:span text:style-name="Fuente_20_de_20_párrafo_20_predeter."><text:span text:style-name="T95"/></text:span></text:p>
      <text:p text:style-name="P38"><text:span text:style-name="Fuente_20_de_20_párrafo_20_predeter."><text:span text:style-name="T95"/></text:span></text:p>
      <text:p text:style-name="P38"><text:span text:style-name="Fuente_20_de_20_párrafo_20_predeter."><text:span text:style-name="T95">AParametros</text:span></text:span><text:span text:style-name="Fuente_20_de_20_párrafo_20_predeter."><text:span text:style-name="T97">(</text:span></text:span><text:bookmark-start text:name="__DdeLink__52449_2085866184"/><text:span text:style-name="Fuente_20_de_20_párrafo_20_predeter."><text:span text:style-name="T97">out: error1</text:span></text:span><text:bookmark-end text:name="__DdeLink__52449_2085866184"/><text:span text:style-name="Fuente_20_de_20_párrafo_20_predeter."><text:span text:style-name="T97">)</text:span></text:span><text:span text:style-name="Fuente_20_de_20_párrafo_20_predeter."><text:span text:style-name="T95"> → </text:span></text:span></text:p>
      <text:p text:style-name="P192"><text:span text:style-name="Fuente_20_de_20_párrafo_20_predeter."><text:span text:style-name="T97">abrePar()</text:span></text:span></text:p>
      <text:p text:style-name="P192"><text:soft-page-break/><text:span text:style-name="Fuente_20_de_20_párrafo_20_predeter."><text:span text:style-name="T97">{</text:span></text:span></text:p>
      <text:p text:style-name="P192"><text:span text:style-name="Fuente_20_de_20_párrafo_20_predeter."><text:span text:style-name="T107"><text:tab/></text:span></text:span><text:span text:style-name="Fuente_20_de_20_párrafo_20_predeter."><text:span text:style-name="T108">etq += longInicioPaso</text:span></text:span></text:p>
      <text:p text:style-name="P192"><text:span text:style-name="Fuente_20_de_20_párrafo_20_predeter."><text:span text:style-name="T108"><text:tab/>cod += inicio-paso</text:span></text:span></text:p>
      <text:p text:style-name="P192"><text:span text:style-name="Fuente_20_de_20_párrafo_20_predeter."><text:span text:style-name="T97">}</text:span></text:span></text:p>
      <text:p text:style-name="P100"><text:span text:style-name="Fuente_20_de_20_párrafo_20_predeter."><text:span text:style-name="T95">LAParametros</text:span></text:span><text:span text:style-name="Fuente_20_de_20_párrafo_20_predeter."><text:span text:style-name="T97">(</text:span></text:span><text:bookmark-start text:name="__DdeLink__52451_2085866184"/><text:span text:style-name="Fuente_20_de_20_párrafo_20_predeter."><text:span text:style-name="T97">out: error2</text:span></text:span><text:bookmark-end text:name="__DdeLink__52451_2085866184"/><text:span text:style-name="Fuente_20_de_20_párrafo_20_predeter."><text:span text:style-name="T98">)</text:span></text:span></text:p>
      <text:p text:style-name="P192"><text:span text:style-name="Fuente_20_de_20_párrafo_20_predeter."><text:span text:style-name="T97">cierraPar()</text:span></text:span></text:p>
      <text:p text:style-name="P100"><text:span text:style-name="Fuente_20_de_20_párrafo_20_predeter."><text:span text:style-name="T95">{</text:span></text:span></text:p>
      <text:p text:style-name="P192"><text:span text:style-name="Fuente_20_de_20_párrafo_20_predeter."><text:span text:style-name="T95"><text:tab/></text:span></text:span><text:span text:style-name="Fuente_20_de_20_párrafo_20_predeter."><text:span text:style-name="T107">error1 = error2</text:span></text:span></text:p>
      <text:p text:style-name="P192"><text:span text:style-name="Fuente_20_de_20_párrafo_20_predeter."><text:span text:style-name="T107"><text:tab/></text:span></text:span><text:span text:style-name="Fuente_20_de_20_párrafo_20_predeter."><text:span text:style-name="T108">cod += fin-paso</text:span></text:span></text:p>
      <text:p text:style-name="P192"><text:span text:style-name="Fuente_20_de_20_párrafo_20_predeter."><text:span text:style-name="T108"><text:tab/>etq += longFinPase</text:span></text:span></text:p>
      <text:p text:style-name="P100"><text:span text:style-name="Fuente_20_de_20_párrafo_20_predeter."><text:span text:style-name="T95">}</text:span></text:span></text:p>
      <text:p text:style-name="P153"><text:span text:style-name="Fuente_20_de_20_párrafo_20_predeter."><text:span text:style-name="T110">AParametros</text:span></text:span><text:span text:style-name="Fuente_20_de_20_párrafo_20_predeter."><text:span text:style-name="T111">(</text:span></text:span><text:span text:style-name="Fuente_20_de_20_párrafo_20_predeter."><text:span text:style-name="T112">out: error1</text:span></text:span><text:span text:style-name="Fuente_20_de_20_párrafo_20_predeter."><text:span text:style-name="T111">)</text:span></text:span><text:span text:style-name="Fuente_20_de_20_párrafo_20_predeter."><text:span text:style-name="T95"> → </text:span></text:span><text:span text:style-name="Fuente_20_de_20_párrafo_20_predeter."><text:span text:style-name="T117">λ</text:span></text:span></text:p>
      <text:p text:style-name="P100"><text:span text:style-name="Fuente_20_de_20_párrafo_20_predeter."><text:span text:style-name="T117">{</text:span></text:span></text:p>
      <text:p text:style-name="P100"><text:span text:style-name="Fuente_20_de_20_párrafo_20_predeter."><text:span text:style-name="T73"><text:tab/></text:span></text:span><text:span text:style-name="Fuente_20_de_20_párrafo_20_predeter."><text:span text:style-name="T75">error1 = </text:span></text:span><text:span text:style-name="Fuente_20_de_20_párrafo_20_predeter."><text:span text:style-name="T76">|params|</text:span></text:span><text:span text:style-name="Fuente_20_de_20_párrafo_20_predeter."><text:span text:style-name="T75"> &gt; 0</text:span></text:span></text:p>
      <text:p text:style-name="P100"><text:span text:style-name="Fuente_20_de_20_párrafo_20_predeter."><text:span text:style-name="T117">}</text:span></text:span></text:p>
      <text:p text:style-name="P20"><text:span text:style-name="Fuente_20_de_20_párrafo_20_predeter."/></text:p>
      <text:p text:style-name="P135"><text:span text:style-name="Fuente_20_de_20_párrafo_20_predeter.">LAParametros</text:span><text:span text:style-name="Fuente_20_de_20_párrafo_20_predeter."><text:span text:style-name="T260">(</text:span></text:span><text:span text:style-name="Fuente_20_de_20_párrafo_20_predeter."><text:span text:style-name="T259">out: error</text:span></text:span><text:span text:style-name="Fuente_20_de_20_párrafo_20_predeter."><text:span text:style-name="T260">1</text:span></text:span><text:span text:style-name="Fuente_20_de_20_párrafo_20_predeter."><text:span text:style-name="T260">)</text:span></text:span><text:span text:style-name="Fuente_20_de_20_párrafo_20_predeter."> → </text:span></text:p>
      <text:p text:style-name="P66"><text:span text:style-name="Fuente_20_de_20_párrafo_20_predeter.">{</text:span></text:p>
      <text:p text:style-name="P38"><text:span text:style-name="Fuente_20_de_20_párrafo_20_predeter."><text:span text:style-name="T37"><text:tab/><text:tab/></text:span></text:span><text:span text:style-name="Fuente_20_de_20_párrafo_20_predeter."><text:span text:style-name="T38">etq += 1</text:span></text:span></text:p>
      <text:p text:style-name="P38"><text:span text:style-name="Fuente_20_de_20_párrafo_20_predeter."><text:span text:style-name="T38"><text:tab/><text:tab/></text:span></text:span><text:span text:style-name="Fuente_20_de_20_párrafo_20_predeter."><text:span text:style-name="T39">cod += copia</text:span></text:span></text:p>
      <text:p text:style-name="P38"><text:span text:style-name="Fuente_20_de_20_párrafo_20_predeter."><text:span text:style-name="T38"><text:tab/><text:tab/>parh2 = </text:span></text:span><text:span text:style-name="Fuente_20_de_20_párrafo_20_predeter."><text:span text:style-name="T41">params</text:span></text:span><text:span text:style-name="Fuente_20_de_20_párrafo_20_predeter."><text:span text:style-name="T38">[</text:span></text:span><text:span text:style-name="Fuente_20_de_20_párrafo_20_predeter."><text:span text:style-name="T39">0].modo == var</text:span></text:span></text:p>
      <text:p text:style-name="P66"><text:span text:style-name="Fuente_20_de_20_párrafo_20_predeter.">}</text:span></text:p>
      <text:p text:style-name="P66"><text:span text:style-name="Fuente_20_de_20_párrafo_20_predeter.">Expresion</text:span><text:bookmark-start text:name="__DdeLink__52458_2085866184"/><text:span text:style-name="Fuente_20_de_20_párrafo_20_predeter."><text:span text:style-name="T261">(in: parh2; out: tipo2, modo2)</text:span></text:span><text:bookmark-end text:name="__DdeLink__52458_2085866184"/></text:p>
      <text:p text:style-name="P66"><text:span text:style-name="Fuente_20_de_20_párrafo_20_predeter.">{</text:span></text:p>
      <text:p text:style-name="P66"><text:span text:style-name="Fuente_20_de_20_párrafo_20_predeter."><text:tab/></text:span><text:span text:style-name="Fuente_20_de_20_párrafo_20_predeter."><text:span text:style-name="T11">nparam_h3 = 1</text:span></text:span></text:p>
      <text:p text:style-name="P66"><text:span text:style-name="Fuente_20_de_20_párrafo_20_predeter."><text:span text:style-name="T189"><text:tab/>errorh</text:span></text:span><text:span text:style-name="Fuente_20_de_20_párrafo_20_predeter."><text:span text:style-name="T193">3</text:span></text:span><text:span text:style-name="Fuente_20_de_20_párrafo_20_predeter."><text:span text:style-name="T189"> = </text:span></text:span><text:span text:style-name="Fuente_20_de_20_párrafo_20_predeter."><text:span text:style-name="T193">(tipo2 == &lt;t:</text:span></text:span><text:span text:style-name="Fuente_20_de_20_párrafo_20_predeter."><text:span text:style-name="T189">error</text:span></text:span><text:span text:style-name="Fuente_20_de_20_párrafo_20_predeter."><text:span text:style-name="T193">&gt;)</text:span></text:span><text:span text:style-name="Fuente_20_de_20_párrafo_20_predeter."><text:span text:style-name="T189"> v </text:span></text:span><text:span text:style-name="Fuente_20_de_20_párrafo_20_predeter."><text:span text:style-name="T193">(</text:span></text:span><text:span text:style-name="Fuente_20_de_20_párrafo_20_predeter."><text:span text:style-name="T189">|</text:span></text:span><text:span text:style-name="Fuente_20_de_20_párrafo_20_predeter."><text:span text:style-name="T195">params</text:span></text:span><text:span text:style-name="Fuente_20_de_20_párrafo_20_predeter."><text:span text:style-name="T189">|) &lt; 1 </text:span></text:span><text:span text:style-name="Fuente_20_de_20_párrafo_20_predeter."><text:span text:style-name="T200">v</text:span></text:span><text:span text:style-name="Fuente_20_de_20_párrafo_20_predeter."><text:span text:style-name="T189"> (</text:span></text:span><text:span text:style-name="Fuente_20_de_20_párrafo_20_predeter."><text:span text:style-name="T195">params</text:span></text:span><text:span text:style-name="Fuente_20_de_20_párrafo_20_predeter."><text:span text:style-name="T3">[0].modo = var </text:span></text:span><text:bookmark-start text:name="__DdeLink__14735_1844718597"/><text:span text:style-name="Fuente_20_de_20_párrafo_20_predeter."><text:span text:style-name="T189">٨</text:span></text:span><text:bookmark-end text:name="__DdeLink__14735_1844718597"/><text:span text:style-name="Fuente_20_de_20_párrafo_20_predeter."><text:span text:style-name="T189"> modo2 = val) </text:span></text:span><text:span text:style-name="Fuente_20_de_20_párrafo_20_predeter."><text:span text:style-name="T201">v</text:span></text:span></text:p>
      <text:p text:style-name="P66"><text:span text:style-name="Fuente_20_de_20_párrafo_20_predeter."><text:span text:style-name="T189"><text:tab/><text:tab/><text:tab/></text:span></text:span><text:span text:style-name="Fuente_20_de_20_párrafo_20_predeter."><text:span text:style-name="T194">NOT</text:span></text:span><text:span text:style-name="Fuente_20_de_20_párrafo_20_predeter."><text:span text:style-name="T189"> compatibles(</text:span></text:span><text:span text:style-name="Fuente_20_de_20_párrafo_20_predeter."><text:span text:style-name="T195">params</text:span></text:span><text:span text:style-name="Fuente_20_de_20_párrafo_20_predeter."><text:span text:style-name="T189">[0].tipo, tipo, </text:span></text:span><text:span text:style-name="Fuente_20_de_20_párrafo_20_predeter."><text:span text:style-name="T194">ts</text:span></text:span><text:span text:style-name="Fuente_20_de_20_párrafo_20_predeter."><text:span text:style-name="T189">)</text:span></text:span></text:p>
      <text:p text:style-name="P38"><text:span text:style-name="Fuente_20_de_20_párrafo_20_predeter."><text:span text:style-name="T37"><text:tab/><text:tab/></text:span></text:span><text:span text:style-name="Fuente_20_de_20_párrafo_20_predeter."><text:span text:style-name="T40">cod += pasoParametro(modo2,</text:span></text:span><text:span text:style-name="Fuente_20_de_20_párrafo_20_predeter."><text:span text:style-name="T41">params</text:span></text:span><text:span text:style-name="Fuente_20_de_20_párrafo_20_predeter."><text:span text:style-name="T40">[0])</text:span></text:span></text:p>
      <text:p text:style-name="P38"><text:span text:style-name="Fuente_20_de_20_párrafo_20_predeter."><text:span text:style-name="T40"><text:tab/><text:tab/>etq += longPaseoParametro</text:span></text:span></text:p>
      <text:p text:style-name="P66"><text:span text:style-name="Fuente_20_de_20_párrafo_20_predeter.">}</text:span></text:p>
      <text:p text:style-name="P66"><text:span text:style-name="Fuente_20_de_20_párrafo_20_predeter.">LAParametrosRec</text:span><text:bookmark-start text:name="__DdeLink__52461_2085866184"/><text:span text:style-name="Fuente_20_de_20_párrafo_20_predeter."><text:span text:style-name="T261">(nparamh3, errorh3; out: error3</text:span></text:span><text:span text:style-name="Fuente_20_de_20_párrafo_20_predeter."><text:span text:style-name="T262">)</text:span></text:span><text:bookmark-end text:name="__DdeLink__52461_2085866184"/></text:p>
      <text:p text:style-name="P66"><text:span text:style-name="Fuente_20_de_20_párrafo_20_predeter.">{</text:span></text:p>
      <text:p text:style-name="P66"><text:span text:style-name="Fuente_20_de_20_párrafo_20_predeter."><text:span text:style-name="T28"><text:tab/></text:span></text:span><text:span text:style-name="Fuente_20_de_20_párrafo_20_predeter."><text:span text:style-name="T29">error1 = error3</text:span></text:span></text:p>
      <text:p text:style-name="P66"><text:span text:style-name="Fuente_20_de_20_párrafo_20_predeter.">}</text:span></text:p>
      <text:p text:style-name="P20"><text:span text:style-name="Fuente_20_de_20_párrafo_20_predeter."><text:span text:style-name="T189"/></text:span></text:p>
      <text:p text:style-name="P20"><text:span text:style-name="Fuente_20_de_20_párrafo_20_predeter."><text:span text:style-name="T189"/></text:span></text:p>
      <text:p text:style-name="P20"><text:span text:style-name="Fuente_20_de_20_párrafo_20_predeter."/></text:p>
      <text:p text:style-name="P20"><text:span text:style-name="Fuente_20_de_20_párrafo_20_predeter."/></text:p>
      <text:p text:style-name="P136"><text:span text:style-name="Fuente_20_de_20_párrafo_20_predeter.">LAParametrosRec</text:span><text:span text:style-name="Fuente_20_de_20_párrafo_20_predeter."><text:span text:style-name="T261">(in: nparamh</text:span></text:span><text:span text:style-name="Fuente_20_de_20_párrafo_20_predeter."><text:span text:style-name="T262">1</text:span></text:span><text:span text:style-name="Fuente_20_de_20_párrafo_20_predeter."><text:span text:style-name="T261">, errorh</text:span></text:span><text:span text:style-name="Fuente_20_de_20_párrafo_20_predeter."><text:span text:style-name="T262">1</text:span></text:span><text:span text:style-name="Fuente_20_de_20_párrafo_20_predeter."><text:span text:style-name="T261">; out: error</text:span></text:span><text:span text:style-name="Fuente_20_de_20_párrafo_20_predeter."><text:span text:style-name="T262">1)</text:span></text:span><text:span text:style-name="Fuente_20_de_20_párrafo_20_predeter."> →</text:span></text:p>
      <text:p text:style-name="P136"><text:span text:style-name="Fuente_20_de_20_párrafo_20_predeter."><text:tab/></text:span><text:span text:style-name="Fuente_20_de_20_párrafo_20_predeter."><text:span text:style-name="T262">coma()</text:span></text:span><text:span text:style-name="Fuente_20_de_20_párrafo_20_predeter."> </text:span></text:p>
      <text:p text:style-name="P66"><text:span text:style-name="Fuente_20_de_20_párrafo_20_predeter.">{</text:span></text:p>
      <text:p text:style-name="P66"><text:span text:style-name="Fuente_20_de_20_párrafo_20_predeter."><text:span text:style-name="T3"><text:tab/></text:span></text:span><text:span text:style-name="Fuente_20_de_20_párrafo_20_predeter."><text:span text:style-name="T12">etq += longDireccionParFormal + 1</text:span></text:span></text:p>
      <text:p text:style-name="P165"><text:span text:style-name="Fuente_20_de_20_párrafo_20_predeter."><text:span text:style-name="T12"><text:tab/>cod += copia</text:span></text:span></text:p>
      <text:p text:style-name="P165"><text:span text:style-name="Fuente_20_de_20_párrafo_20_predeter."><text:span text:style-name="T12"><text:tab/>cod += direccionParFormal(</text:span></text:span><text:span text:style-name="Fuente_20_de_20_párrafo_20_predeter."><text:span text:style-name="T13">fparamsh1[nparamh1])</text:span></text:span></text:p>
      <text:p text:style-name="P165"><text:span text:style-name="Fuente_20_de_20_párrafo_20_predeter."><text:span text:style-name="T13"><text:tab/>parh2 = </text:span></text:span><text:span text:style-name="Fuente_20_de_20_párrafo_20_predeter."><text:span text:style-name="T14">params</text:span></text:span><text:span text:style-name="Fuente_20_de_20_párrafo_20_predeter."><text:span text:style-name="T13">[nparamh1].modo == var</text:span></text:span></text:p>
      <text:p text:style-name="P66"><text:span text:style-name="Fuente_20_de_20_párrafo_20_predeter.">}</text:span></text:p>
      <text:p text:style-name="P166"><text:span text:style-name="Fuente_20_de_20_párrafo_20_predeter.">Expresion</text:span><text:bookmark-start text:name="__DdeLink__52471_2085866184"/><text:span text:style-name="Fuente_20_de_20_párrafo_20_predeter."><text:span text:style-name="T261">(in: parh2; out: tipo2, modo2)</text:span></text:span><text:bookmark-end text:name="__DdeLink__52471_2085866184"/></text:p>
      <text:p text:style-name="P66"><text:span text:style-name="Fuente_20_de_20_párrafo_20_predeter.">{</text:span></text:p>
      <text:p text:style-name="P166"><text:span text:style-name="Fuente_20_de_20_párrafo_20_predeter."><text:span text:style-name="T3"><text:tab/></text:span></text:span><text:span text:style-name="Fuente_20_de_20_párrafo_20_predeter."><text:span text:style-name="T266">nparamh3 = nparamh1 + 1</text:span></text:span></text:p>
      <text:p text:style-name="P194"><text:span text:style-name="Fuente_20_de_20_párrafo_20_predeter."><text:span text:style-name="T265"><text:tab/><text:tab/></text:span></text:span><text:span text:style-name="Fuente_20_de_20_párrafo_20_predeter."><text:span text:style-name="T267">errorh3 = errorh1 v tipo2==&lt;t:error&gt; v |params| &lt; nparamh1 + 1 v </text:span></text:span></text:p>
      <text:p text:style-name="P194"><text:span text:style-name="Fuente_20_de_20_párrafo_20_predeter."><text:span text:style-name="T267"><text:tab/><text:tab/><text:tab/><text:tab/>(params[nparamh1].modo ==var <text:s/></text:span></text:span><text:span text:style-name="Fuente_20_de_20_párrafo_20_predeter."><text:span text:style-name="T268">٨ modo2 == val) v </text:span></text:span></text:p>
      <text:p text:style-name="P194"><text:span text:style-name="Fuente_20_de_20_párrafo_20_predeter."><text:span text:style-name="T268"><text:tab/><text:tab/><text:tab/><text:tab/>NOT compatibles(params[nparamh1].tipo, tipo2, ts)</text:span></text:span></text:p>
      <text:p text:style-name="P194"><text:span text:style-name="Fuente_20_de_20_párrafo_20_predeter."><text:span text:style-name="T268"><text:tab/><text:tab/>etq += longPasoParametro</text:span></text:span></text:p>
      <text:p text:style-name="P199"><text:span text:style-name="Fuente_20_de_20_párrafo_20_predeter."><text:tab/><text:tab/></text:span><text:span text:style-name="Fuente_20_de_20_párrafo_20_predeter.">cod +=</text:span><text:span text:style-name="Fuente_20_de_20_párrafo_20_predeter."> </text:span><text:span text:style-name="Fuente_20_de_20_párrafo_20_predeter."><text:span text:style-name="T46">pasoParametro(modo</text:span></text:span><text:span text:style-name="Fuente_20_de_20_párrafo_20_predeter."><text:span text:style-name="T47">2</text:span></text:span><text:span text:style-name="Fuente_20_de_20_párrafo_20_predeter."><text:span text:style-name="T46">,</text:span></text:span><text:span text:style-name="Fuente_20_de_20_párrafo_20_predeter."><text:span text:style-name="T47">params</text:span></text:span><text:span text:style-name="Fuente_20_de_20_párrafo_20_predeter."><text:span text:style-name="T46">[nparam</text:span></text:span><text:span text:style-name="Fuente_20_de_20_párrafo_20_predeter."><text:span text:style-name="T47">sh1</text:span></text:span><text:span text:style-name="Fuente_20_de_20_párrafo_20_predeter."><text:span text:style-name="T46">])</text:span></text:span></text:p>
      <text:p text:style-name="P66"><text:span text:style-name="Fuente_20_de_20_párrafo_20_predeter.">}</text:span></text:p>
      <text:p text:style-name="P166"><text:span text:style-name="Fuente_20_de_20_párrafo_20_predeter.">LAParametrosRec</text:span><text:bookmark-start text:name="__DdeLink__52468_2085866184"/><text:span text:style-name="Fuente_20_de_20_párrafo_20_predeter."><text:span text:style-name="T261">(in: nparamh3, errorh3; out: error3</text:span></text:span><text:span text:style-name="Fuente_20_de_20_párrafo_20_predeter."><text:span text:style-name="T262">)</text:span></text:span><text:bookmark-end text:name="__DdeLink__52468_2085866184"/></text:p>
      <text:p text:style-name="P66"><text:span text:style-name="Fuente_20_de_20_párrafo_20_predeter.">{</text:span></text:p>
      <text:p text:style-name="P66"><text:span text:style-name="Fuente_20_de_20_párrafo_20_predeter."><text:span text:style-name="T28"><text:tab/></text:span></text:span><text:span text:style-name="Fuente_20_de_20_párrafo_20_predeter."><text:span text:style-name="T30">error1 = error3</text:span></text:span></text:p>
      <text:p text:style-name="P66"><text:span text:style-name="Fuente_20_de_20_párrafo_20_predeter.">}</text:span></text:p>
      <text:p text:style-name="P20"><text:span text:style-name="Fuente_20_de_20_párrafo_20_predeter."><text:tab/></text:span></text:p>
      <text:p text:style-name="P20"><text:soft-page-break/><text:span text:style-name="Fuente_20_de_20_párrafo_20_predeter."><text:span text:style-name="T3"><text:tab/> </text:span></text:span></text:p>
      <text:p text:style-name="P20"><text:span text:style-name="Fuente_20_de_20_párrafo_20_predeter."><text:tab/></text:span></text:p>
      <text:p text:style-name="P20"><text:span text:style-name="Fuente_20_de_20_párrafo_20_predeter."><text:span text:style-name="T189"/></text:span></text:p>
      <text:p text:style-name="P137"><text:span text:style-name="Fuente_20_de_20_párrafo_20_predeter.">LAParametrosRec</text:span><text:span text:style-name="Fuente_20_de_20_párrafo_20_predeter."><text:span text:style-name="T261">(nparamh3, errorh3; out: error3</text:span></text:span><text:span text:style-name="Fuente_20_de_20_párrafo_20_predeter."><text:span text:style-name="T262">)</text:span></text:span><text:span text:style-name="Fuente_20_de_20_párrafo_20_predeter."> → λ</text:span></text:p>
      <text:p text:style-name="P66"><text:span text:style-name="Fuente_20_de_20_párrafo_20_predeter.">{</text:span></text:p>
      <text:p text:style-name="P66"><text:span text:style-name="Fuente_20_de_20_párrafo_20_predeter."><text:span text:style-name="T23"><text:tab/></text:span></text:span><text:span text:style-name="Fuente_20_de_20_párrafo_20_predeter."><text:span text:style-name="T27">error3= errorh3</text:span></text:span></text:p>
      <text:p text:style-name="P100"><text:span text:style-name="Fuente_20_de_20_párrafo_20_predeter."><text:span text:style-name="T2">}</text:span></text:span></text:p>
      <text:p text:style-name="P38"><text:span text:style-name="Fuente_20_de_20_párrafo_20_predeter."><text:span text:style-name="T43"/></text:span></text:p>
      <text:p text:style-name="P151">InsLectura<text:span text:style-name="T270">(out: error1)</text:span> → <text:s/></text:p>
      <text:p text:style-name="P151"><text:tab/>in<text:span text:style-name="T270">()</text:span></text:p>
      <text:p text:style-name="P151"><text:tab/><text:span text:style-name="T270">abrePar()</text:span></text:p>
      <text:p text:style-name="P151"><text:span text:style-name="T270"><text:tab/></text:span>id<text:span text:style-name="T270">(out:lex)</text:span></text:p>
      <text:p text:style-name="P151"><text:span text:style-name="T270"><text:tab/>cierraPar()</text:span></text:p>
      <text:p text:style-name="P77">{</text:p>
      <text:p text:style-name="P77"><text:tab/><text:span text:style-name="T15">error1 = NOT existeID(ts,lex)</text:span></text:p>
      <text:p text:style-name="P77"><text:span text:style-name="Fuente_20_de_20_párrafo_20_predeter."><text:span text:style-name="T221"><text:tab/>cod += in ts[lex].dir</text:span></text:span></text:p>
      <text:p text:style-name="P77"><text:span text:style-name="Fuente_20_de_20_párrafo_20_predeter."><text:span text:style-name="T221"><text:tab/>etq += 1</text:span></text:span></text:p>
      <text:p text:style-name="P77">}</text:p>
      <text:p text:style-name="P25"/>
      <text:p text:style-name="P151">InsEscritura<text:span text:style-name="T270">(out: error1)</text:span> → </text:p>
      <text:p text:style-name="P151"><text:tab/>out<text:span text:style-name="T270">()</text:span></text:p>
      <text:p text:style-name="P151"><text:span text:style-name="T270"><text:tab/>abrePar()</text:span></text:p>
      <text:p text:style-name="P151"><text:span text:style-name="T270"><text:tab/>Expresion</text:span></text:p>
      <text:p text:style-name="P151"><text:span text:style-name="T270"><text:tab/>cierraPar()</text:span></text:p>
      <text:p text:style-name="P77">{</text:p>
      <text:p text:style-name="P77"><text:tab/></text:p>
      <text:p text:style-name="P75"><text:tab/><text:span text:style-name="T270">parh2 = false</text:span></text:p>
      <text:p text:style-name="P75"/>
      <text:p text:style-name="P77">}</text:p>
      <text:p text:style-name="P188">Expresion<text:bookmark-start text:name="__DdeLink__52474_2085866184"/><text:span text:style-name="Fuente_20_de_20_párrafo_20_predeter."><text:span text:style-name="T127">(in: parh2; out: tipo2, modo2)</text:span></text:span><text:bookmark-end text:name="__DdeLink__52474_2085866184"/></text:p>
      <text:p text:style-name="P77">{</text:p>
      <text:p text:style-name="P75"><text:tab/><text:span text:style-name="T270">error1</text:span> = (tipo<text:span text:style-name="T270">2</text:span> = &lt;t:error&gt;)</text:p>
      <text:p text:style-name="P75"><text:tab/><text:span text:style-name="T270">etq += 1</text:span></text:p>
      <text:p text:style-name="P75"><text:tab/><text:span text:style-name="T270">cod += out</text:span></text:p>
      <text:p text:style-name="P77">}</text:p>
      <text:p text:style-name="P25"/>
      <text:p text:style-name="P25"/>
      <text:p text:style-name="P28"/>
      <text:p text:style-name="P28"/>
      <text:p text:style-name="P28"/>
      <text:p text:style-name="P28"/>
      <text:p text:style-name="P28">InsAsignación<text:span text:style-name="T271">(out: error1)</text:span> → </text:p>
      <text:p text:style-name="P176">Mem<text:span text:style-name="T271">(out: tipo2)</text:span></text:p>
      <text:p text:style-name="P176"><text:span text:style-name="T271">dosPuntosIgual()</text:span></text:p>
      <text:p text:style-name="P81">{</text:p>
      <text:p text:style-name="P170"><text:span text:style-name="T271"><text:tab/>parh3 = false</text:span></text:p>
      <text:p text:style-name="P81">}</text:p>
      <text:p text:style-name="P176">Expresión<text:span text:style-name="Fuente_20_de_20_párrafo_20_predeter."><text:span text:style-name="T127">(in: parh</text:span></text:span><text:span text:style-name="Fuente_20_de_20_párrafo_20_predeter."><text:span text:style-name="T128">3</text:span></text:span><text:span text:style-name="Fuente_20_de_20_párrafo_20_predeter."><text:span text:style-name="T127">; out: tipo</text:span></text:span><text:span text:style-name="Fuente_20_de_20_párrafo_20_predeter."><text:span text:style-name="T128">3</text:span></text:span><text:span text:style-name="Fuente_20_de_20_párrafo_20_predeter."><text:span text:style-name="T127">, modo</text:span></text:span><text:span text:style-name="Fuente_20_de_20_párrafo_20_predeter."><text:span text:style-name="T128">3</text:span></text:span><text:span text:style-name="Fuente_20_de_20_párrafo_20_predeter."><text:span text:style-name="T127">)</text:span></text:span></text:p>
      <text:p text:style-name="P81">{</text:p>
      <text:p text:style-name="P85"><text:tab/><text:span text:style-name="T271">etq += 1</text:span></text:p>
      <text:p text:style-name="P170"><text:span text:style-name="T271"><text:tab/>error1 = ¬ esCompatible(tipo2, tipo3,ts)</text:span></text:p>
      <text:p text:style-name="P85"><text:span text:style-name="T271"><text:tab/>si esCompatibleConTipoBasico(tipo2, ts)</text:span></text:p>
      <text:p text:style-name="P85"><text:span text:style-name="T271"><text:tab/><text:tab/>cod += desapila-ind</text:span></text:p>
      <text:p text:style-name="P85"><text:span text:style-name="T271"><text:tab/>si no</text:span></text:p>
      <text:p text:style-name="P85"><text:span text:style-name="T271"><text:tab/><text:tab/>cod += mueve(tipo2.tam)</text:span></text:p>
      <text:p text:style-name="P81">}</text:p>
      <text:p text:style-name="P26"/>
      <text:p text:style-name="P26"/>
      <text:p text:style-name="P26"/>
      <text:p text:style-name="P26"/>
      <text:p text:style-name="P28"><text:soft-page-break/>InsCompuesta<text:span text:style-name="T272">(out: error1)</text:span> → </text:p>
      <text:p text:style-name="P108"><text:tab/><text:span text:style-name="T272">abreCorchete()</text:span></text:p>
      <text:p text:style-name="P81">Instrucciones<text:span text:style-name="T272">(out: error2)</text:span></text:p>
      <text:p text:style-name="P177"><text:span text:style-name="T272">cierraCorchete()</text:span></text:p>
      <text:p text:style-name="P81">{</text:p>
      <text:p text:style-name="P65"><text:tab/><text:span text:style-name="T187">error1 = error2</text:span></text:p>
      <text:p text:style-name="P81">}</text:p>
      <text:p text:style-name="P26"/>
      <text:p text:style-name="P143">InsIf<text:span text:style-name="T272">(out: error1)</text:span> → </text:p>
      <text:p text:style-name="P143"><text:tab/>if <text:span text:style-name="T272">()</text:span></text:p>
      <text:p text:style-name="P86">{</text:p>
      <text:p text:style-name="P71"><text:tab/>parh2 = false</text:p>
      <text:p text:style-name="P86">}</text:p>
      <text:p text:style-name="P178">Expresion<text:span text:style-name="T272">(in: parh2; out: tipo2, modo2)</text:span> </text:p>
      <text:p text:style-name="P178">then <text:span text:style-name="T272">()</text:span></text:p>
      <text:p text:style-name="P86">{</text:p>
      <text:p text:style-name="P71"><text:tab/><text:span text:style-name="T272">etq += 1</text:span></text:p>
      <text:p text:style-name="P71"><text:span text:style-name="T272"><text:tab/></text:span><text:span text:style-name="T209">PARCHE: no puedo hacer el ir-f!!</text:span></text:p>
      <text:p text:style-name="P71"><text:span text:style-name="T209"><text:tab/>cod += noop</text:span></text:p>
      <text:p text:style-name="P71"><text:span text:style-name="T209"><text:tab/></text:span><text:span text:style-name="T210">aux = etq</text:span></text:p>
      <text:p text:style-name="P86">}</text:p>
      <text:p text:style-name="P86">Instrucción<text:span text:style-name="T273">(out: error3)</text:span></text:p>
      <text:p text:style-name="P86">{</text:p>
      <text:p text:style-name="P173"><text:span text:style-name="T217"><text:tab/></text:span><text:span text:style-name="T211">insertar(cod, ir-f(etq</text:span><text:span text:style-name="T213">+1</text:span><text:span text:style-name="T211">), aux) //reemplaza el noop con el ir-f. en </text:span><text:span text:style-name="T212">la posicion del código</text:span><text:span text:style-name="T211"> aux</text:span></text:p>
      <text:p text:style-name="P196"><text:span text:style-name="T218"><text:tab/><text:tab/></text:span><text:span text:style-name="T222">etq += 1</text:span></text:p>
      <text:p text:style-name="P196"><text:span text:style-name="T222"><text:tab/><text:tab/>aux=etq</text:span></text:p>
      <text:p text:style-name="P197"><text:span text:style-name="T222"><text:tab/><text:tab/>cod + = noop</text:span></text:p>
      <text:p text:style-name="P86">}</text:p>
      <text:p text:style-name="P86">Pelse<text:span text:style-name="T273">(out: error4)</text:span></text:p>
      <text:p text:style-name="P86">{</text:p>
      <text:p text:style-name="P86"><text:tab/><text:span text:style-name="T202">insertar(cod, ir-a(etq</text:span><text:span text:style-name="T202">),aux) //mismo problema</text:span></text:p>
      <text:p text:style-name="P86"><text:span text:style-name="T202"><text:tab/>error1 = tipo2 != &lt;t:bool&gt; v error3 v error4</text:span></text:p>
      <text:p text:style-name="P81"><text:span text:style-name="Fuente_20_de_20_párrafo_20_predeter."><text:span text:style-name="T116"><text:tab/>InsIf.error = Expresion.tipo != &lt;t:bool&gt; v Instrucción.error v Pelse.error</text:span></text:span></text:p>
      <text:p text:style-name="P86">}</text:p>
      <text:p text:style-name="P35"/>
      <text:p text:style-name="P144">PElse<text:span text:style-name="T273">(out: error1)</text:span> →</text:p>
      <text:p text:style-name="P144"><text:tab/>else<text:span text:style-name="T274">()</text:span></text:p>
      <text:p text:style-name="P86">Instrucción<text:span text:style-name="T274">(out: error2)</text:span></text:p>
      <text:p text:style-name="P86">{</text:p>
      <text:p text:style-name="P86"><text:span text:style-name="Fuente_20_de_20_párrafo_20_predeter."><text:span text:style-name="T67"><text:tab/></text:span></text:span><text:span text:style-name="Fuente_20_de_20_párrafo_20_predeter."><text:span text:style-name="T70">error1 = error2</text:span></text:span></text:p>
      <text:p text:style-name="P86">}</text:p>
      <text:p text:style-name="P38"><text:span text:style-name="Fuente_20_de_20_párrafo_20_predeter."><text:span text:style-name="T172"/></text:span></text:p>
      <text:p text:style-name="P38"><text:span text:style-name="Fuente_20_de_20_párrafo_20_predeter."><text:span text:style-name="T172">PElse</text:span></text:span><text:span text:style-name="Fuente_20_de_20_párrafo_20_predeter."><text:span text:style-name="T173">(out: error1)</text:span></text:span><text:span text:style-name="Fuente_20_de_20_párrafo_20_predeter."><text:span text:style-name="T172"> </text:span></text:span><text:span text:style-name="Fuente_20_de_20_párrafo_20_predeter."><text:span text:style-name="T146">→ </text:span></text:span><text:span text:style-name="Fuente_20_de_20_párrafo_20_predeter."><text:span text:style-name="T130">λ</text:span></text:span></text:p>
      <text:p text:style-name="P100"><text:span text:style-name="Fuente_20_de_20_párrafo_20_predeter."><text:span text:style-name="T130">{</text:span></text:span></text:p>
      <text:p text:style-name="P100"><text:span text:style-name="Fuente_20_de_20_párrafo_20_predeter."><text:span text:style-name="T73"><text:tab/></text:span></text:span><text:span text:style-name="Fuente_20_de_20_párrafo_20_predeter."><text:span text:style-name="T77">error1 = false</text:span></text:span></text:p>
      <text:p text:style-name="P100"><text:span text:style-name="Fuente_20_de_20_párrafo_20_predeter."><text:span text:style-name="T130">}</text:span></text:span></text:p>
      <text:p text:style-name="P35"/>
      <text:p text:style-name="P145">InsWhile<text:span text:style-name="T274">(out:error1)</text:span> → </text:p>
      <text:p text:style-name="P145"><text:tab/>while <text:span text:style-name="T274">()</text:span></text:p>
      <text:p text:style-name="P146"><text:span text:style-name="T274"><text:tab/></text:span><text:span text:style-name="T275">{</text:span></text:p>
      <text:p text:style-name="P149"><text:span text:style-name="T275"><text:tab/><text:tab/>etq_while = etq</text:span></text:p>
      <text:p text:style-name="P146"><text:span text:style-name="T275"><text:tab/>}</text:span><text:span text:style-name="T274"><text:tab/></text:span></text:p>
      <text:p text:style-name="P180">Expresion<text:span text:style-name="T274">(in: parh2; out: tipo2, modo2)</text:span></text:p>
      <text:p text:style-name="P180">do <text:span text:style-name="T274">()</text:span></text:p>
      <text:p text:style-name="P86">{</text:p>
      <text:p text:style-name="P163"><text:span text:style-name="T16"><text:tab/>etq += 1</text:span></text:p>
      <text:p text:style-name="P70"><text:span text:style-name="T16"><text:tab/>aux = etq</text:span></text:p>
      <text:p text:style-name="P70"><text:span text:style-name="T16"><text:tab/>cod += noop</text:span></text:p>
      <text:p text:style-name="P86">}</text:p>
      <text:p text:style-name="P86">Instrucción<text:span text:style-name="T275">(out: error3)</text:span></text:p>
      <text:p text:style-name="P86"><text:soft-page-break/>{</text:p>
      <text:p text:style-name="P86"><text:tab/><text:span text:style-name="T203">inserta(cod, ir-f(etq + 1), aux) (parche)</text:span></text:p>
      <text:p text:style-name="P86"><text:span text:style-name="T16"><text:tab/>etq += 1</text:span></text:p>
      <text:p text:style-name="P86"><text:span text:style-name="T16"><text:tab/>cod+= ir-a(etq_while)</text:span></text:p>
      <text:p text:style-name="P86"><text:span text:style-name="T16"><text:tab/>error1 = tipo2 != &lt;t:bool&gt; v error3</text:span></text:p>
      <text:p text:style-name="P86">}</text:p>
      <text:p text:style-name="P35"/>
      <text:p text:style-name="P146">InsFor<text:span text:style-name="T275">(out: error1)</text:span> → </text:p>
      <text:p text:style-name="P146"><text:tab/>for<text:span text:style-name="T275">()</text:span></text:p>
      <text:p text:style-name="P146"><text:span text:style-name="T275"><text:tab/>{</text:span></text:p>
      <text:p text:style-name="P149"><text:span text:style-name="T275"><text:tab/><text:tab/>etq_for = etq</text:span></text:p>
      <text:p text:style-name="P155"><text:span text:style-name="T275"><text:tab/><text:tab/></text:span><text:span text:style-name="T276">parh2= false (supongo? no estaba)</text:span></text:p>
      <text:p text:style-name="P155"><text:span text:style-name="T276"><text:tab/><text:tab/></text:span><text:span text:style-name="T277">parh3 = false</text:span></text:p>
      <text:p text:style-name="P146"><text:span text:style-name="T275"><text:tab/>}</text:span></text:p>
      <text:p text:style-name="P146"><text:span text:style-name="T275"><text:tab/></text:span>id<text:span text:style-name="T275">(out: lex)</text:span></text:p>
      <text:p text:style-name="P146"><text:span text:style-name="T275"><text:tab/>igual()</text:span></text:p>
      <text:p text:style-name="P181">Expresion<text:span text:style-name="T276">(in: parh2; out: tipo2, modo2)</text:span></text:p>
      <text:p text:style-name="P181">to<text:span text:style-name="T276">()</text:span></text:p>
      <text:p text:style-name="P86">{</text:p>
      <text:p text:style-name="P86"><text:span text:style-name="Fuente_20_de_20_párrafo_20_predeter."><text:span text:style-name="T118"><text:tab/></text:span></text:span><text:span text:style-name="Fuente_20_de_20_párrafo_20_predeter."><text:span text:style-name="T119">etq += 1</text:span></text:span></text:p>
      <text:p text:style-name="P86"><text:span text:style-name="Fuente_20_de_20_párrafo_20_predeter."><text:span text:style-name="T119"><text:tab/>cod += desapila-dir ts[lex].dir</text:span></text:span></text:p>
      <text:p text:style-name="P86">}</text:p>
      <text:p text:style-name="P181">Expresion<text:span text:style-name="T276">(in: parh</text:span><text:span text:style-name="T277">3</text:span><text:span text:style-name="T276">, out: tipo</text:span><text:span text:style-name="T277">3</text:span><text:span text:style-name="T276">,modo</text:span><text:span text:style-name="T277">3</text:span><text:span text:style-name="T276">)</text:span></text:p>
      <text:p text:style-name="P181">do<text:span text:style-name="T276">()</text:span></text:p>
      <text:p text:style-name="P181"><text:span text:style-name="T276">{</text:span></text:p>
      <text:p text:style-name="P87"><text:tab/><text:span text:style-name="Fuente_20_de_20_párrafo_20_predeter."><text:span text:style-name="T121">etq+=4</text:span></text:span></text:p>
      <text:p text:style-name="P87"><text:span text:style-name="Fuente_20_de_20_párrafo_20_predeter."><text:span text:style-name="T121"><text:tab/>cod+= dup</text:span></text:span></text:p>
      <text:p text:style-name="P87"><text:span text:style-name="Fuente_20_de_20_párrafo_20_predeter."><text:span text:style-name="T121"><text:tab/>cod+= apilar-dir ts[lex].dir</text:span></text:span></text:p>
      <text:p text:style-name="P87"><text:span text:style-name="Fuente_20_de_20_párrafo_20_predeter."><text:span text:style-name="T121"><text:tab/>cod+= igual</text:span></text:span></text:p>
      <text:p text:style-name="P87"><text:span text:style-name="Fuente_20_de_20_párrafo_20_predeter."><text:span text:style-name="T121"><text:tab/>cod+= </text:span></text:span><text:span text:style-name="Fuente_20_de_20_párrafo_20_predeter."><text:span text:style-name="T214">noop</text:span></text:span></text:p>
      <text:p text:style-name="P87"><text:span text:style-name="Fuente_20_de_20_párrafo_20_predeter."><text:span text:style-name="T214"><text:tab/>aux = etq</text:span></text:span></text:p>
      <text:p text:style-name="P86">}</text:p>
      <text:p text:style-name="P86">Instruccion<text:span text:style-name="T276">(out: error</text:span><text:span text:style-name="T277">4</text:span><text:span text:style-name="T276">)</text:span></text:p>
      <text:p text:style-name="P86">{</text:p>
      <text:p text:style-name="P86"><text:tab/><text:span text:style-name="T17">error1 = </text:span><text:span text:style-name="T18">error4 v (tipo2 != &lt;t:natural&gt; AND tipo2 != &lt;t:integer&gt;) v</text:span></text:p>
      <text:p text:style-name="P86"><text:span text:style-name="T18"><text:tab/><text:tab/><text:tab/>(tipo3 != &lt;t:natural&gt; AND tipo2 != &lt;t:integer&gt;) v</text:span></text:p>
      <text:p text:style-name="P86"><text:span text:style-name="T18"><text:tab/><text:tab/><text:tab/>(ts[lex].tipo != &lt;t:natural&gt; AND ts[lex].tipo != &lt;t:integer&gt;</text:span></text:p>
      <text:p text:style-name="P193"><text:span text:style-name="T17"><text:tab/>inserta(cod, ir-v(etq -1), aux)</text:span></text:p>
      <text:p text:style-name="P87"><text:span text:style-name="Fuente_20_de_20_párrafo_20_predeter."><text:span text:style-name="T120"><text:tab/></text:span></text:span></text:p>
      <text:p text:style-name="P87"><text:span text:style-name="Fuente_20_de_20_párrafo_20_predeter."><text:span text:style-name="T122"><text:tab/>cod += apila-dir ts[lex].dir</text:span></text:span></text:p>
      <text:p text:style-name="P87"><text:span text:style-name="Fuente_20_de_20_párrafo_20_predeter."><text:span text:style-name="T122"><text:tab/>cod += apilar 1</text:span></text:span></text:p>
      <text:p text:style-name="P87"><text:span text:style-name="Fuente_20_de_20_párrafo_20_predeter."><text:span text:style-name="T122"><text:tab/>cod += sumar</text:span></text:span></text:p>
      <text:p text:style-name="P87"><text:span text:style-name="Fuente_20_de_20_párrafo_20_predeter."><text:span text:style-name="T122"><text:tab/>cod += desapila-dir ts[lex].dir</text:span></text:span></text:p>
      <text:p text:style-name="P183"><text:span text:style-name="Fuente_20_de_20_párrafo_20_predeter."><text:span text:style-name="T122"><text:tab/>cod +=</text:span></text:span><text:span text:style-name="Fuente_20_de_20_párrafo_20_predeter."><text:span text:style-name="T215"> ir-a(</text:span></text:span><text:span text:style-name="Fuente_20_de_20_párrafo_20_predeter."><text:span text:style-name="T216">aux</text:span></text:span><text:span text:style-name="Fuente_20_de_20_párrafo_20_predeter."><text:span text:style-name="T215">) //</text:span></text:span><text:span text:style-name="Fuente_20_de_20_párrafo_20_predeter."><text:span text:style-name="T216">creo q está bien asi</text:span></text:span></text:p>
      <text:p text:style-name="P183"><text:span text:style-name="Fuente_20_de_20_párrafo_20_predeter."><text:span text:style-name="T122"><text:tab/>cod += pop</text:span></text:span></text:p>
      <text:p text:style-name="P183"><text:span text:style-name="Fuente_20_de_20_párrafo_20_predeter."><text:span text:style-name="T122"><text:tab/>etq += 6</text:span></text:span></text:p>
      <text:p text:style-name="P87"><text:span text:style-name="Fuente_20_de_20_párrafo_20_predeter."><text:span text:style-name="T120"><text:tab/>InsFor.etq <text:s text:c="7"/>= Instruccion.etq + 6</text:span></text:span></text:p>
      <text:p text:style-name="P86">}</text:p>
      <text:p text:style-name="P35"/>
      <text:p text:style-name="P147">InsNew<text:span text:style-name="T278">(out: erro1)</text:span> → </text:p>
      <text:p text:style-name="P147"><text:tab/>new<text:span text:style-name="T278">()</text:span></text:p>
      <text:p text:style-name="P86">Mem<text:span text:style-name="T278">(out: tipo2)(</text:span></text:p>
      <text:p text:style-name="P86">{</text:p>
      <text:p text:style-name="P86"><text:span text:style-name="Fuente_20_de_20_párrafo_20_predeter."><text:span text:style-name="T67"><text:tab/>error</text:span></text:span><text:span text:style-name="Fuente_20_de_20_párrafo_20_predeter."><text:span text:style-name="T71">1</text:span></text:span><text:span text:style-name="Fuente_20_de_20_párrafo_20_predeter."><text:span text:style-name="T67"> = </text:span></text:span><text:span text:style-name="Fuente_20_de_20_párrafo_20_predeter."><text:span text:style-name="T71">ti</text:span></text:span><text:span text:style-name="Fuente_20_de_20_párrafo_20_predeter."><text:span text:style-name="T67">po</text:span></text:span><text:span text:style-name="Fuente_20_de_20_párrafo_20_predeter."><text:span text:style-name="T71">2</text:span></text:span><text:span text:style-name="Fuente_20_de_20_párrafo_20_predeter."><text:span text:style-name="T67"> != &lt;t:puntero&gt;</text:span></text:span></text:p>
      <text:p text:style-name="P86"><text:span text:style-name="Fuente_20_de_20_párrafo_20_predeter."><text:span text:style-name="T67"><text:tab/></text:span></text:span><text:span text:style-name="Fuente_20_de_20_párrafo_20_predeter."><text:span text:style-name="T71">etq += 2</text:span></text:span></text:p>
      <text:p text:style-name="P86"><text:span text:style-name="Fuente_20_de_20_párrafo_20_predeter."><text:span text:style-name="T71"><text:tab/>cod += new</text:span></text:span></text:p>
      <text:p text:style-name="P87"><text:tab/><text:tab/><text:tab/>si <text:span text:style-name="T278">t</text:span>ipo<text:span text:style-name="T278">2</text:span>.tbase = ref</text:p>
      <text:p text:style-name="P87"><text:tab/><text:tab/><text:tab/><text:tab/><text:span text:style-name="T279">ts</text:span>[tipo<text:span text:style-name="T279">2</text:span>.tbase.id].tam</text:p>
      <text:p text:style-name="P184"><text:tab/><text:tab/><text:tab/>si no</text:p>
      <text:p text:style-name="P184"><text:tab/><text:tab/><text:tab/><text:tab/>1</text:p>
      <text:p text:style-name="P87"><text:soft-page-break/><text:tab/><text:tab/> <text:s text:c="7"/>)</text:p>
      <text:p text:style-name="P198"><text:span text:style-name="Fuente_20_de_20_párrafo_20_predeter."><text:span text:style-name="T3"><text:tab/><text:tab/>cod+= desapila-ind</text:span></text:span></text:p>
      <text:p text:style-name="P86">}</text:p>
      <text:p text:style-name="P35"/>
      <text:p text:style-name="P148">InsDis<text:span text:style-name="T279">(out: error1)</text:span> → </text:p>
      <text:p text:style-name="P148"><text:tab/>dispose <text:span text:style-name="T279">()</text:span></text:p>
      <text:p text:style-name="P86">Mem<text:span text:style-name="T279">(out: tipo2)</text:span></text:p>
      <text:p text:style-name="P86">{</text:p>
      <text:p text:style-name="P86"><text:span text:style-name="Fuente_20_de_20_párrafo_20_predeter."><text:span text:style-name="T67"><text:tab/>InsDis.error = Mem.tipo.t != &lt;t:puntero&gt;</text:span></text:span></text:p>
      <text:p text:style-name="P86"><text:span text:style-name="Fuente_20_de_20_párrafo_20_predeter."><text:span text:style-name="T67"><text:tab/>InsDis.etq <text:s/>= Mem.etq + 1</text:span></text:span></text:p>
      <text:p text:style-name="P86"><text:span text:style-name="Fuente_20_de_20_párrafo_20_predeter."><text:span text:style-name="T67"><text:tab/>InsDis.cod <text:s/>=</text:span></text:span></text:p>
      <text:p text:style-name="P86"><text:span text:style-name="Fuente_20_de_20_párrafo_20_predeter."><text:span text:style-name="T67"><text:tab/><text:tab/>Mem.cod ||</text:span></text:span></text:p>
      <text:p text:style-name="P86"><text:span text:style-name="Fuente_20_de_20_párrafo_20_predeter."><text:span text:style-name="T67"><text:tab/><text:tab/>del(</text:span></text:span></text:p>
      <text:p text:style-name="P86"><text:span text:style-name="Fuente_20_de_20_párrafo_20_predeter."><text:span text:style-name="T67"><text:tab/><text:tab/><text:tab/>si Mem.tipo.tbase = ref</text:span></text:span></text:p>
      <text:p text:style-name="P86"><text:span text:style-name="Fuente_20_de_20_párrafo_20_predeter."><text:span text:style-name="T67"><text:tab/><text:tab/><text:tab/><text:tab/>InsDis.tsh[Mem.tipo.tbase.id].tam</text:span></text:span></text:p>
      <text:p text:style-name="P86"><text:span text:style-name="Fuente_20_de_20_párrafo_20_predeter."><text:span text:style-name="T67"><text:tab/><text:tab/><text:tab/>si no</text:span></text:span></text:p>
      <text:p text:style-name="P86"><text:span text:style-name="Fuente_20_de_20_párrafo_20_predeter."><text:span text:style-name="T67"><text:tab/><text:tab/><text:tab/><text:tab/>1</text:span></text:span></text:p>
      <text:p text:style-name="P86"><text:span text:style-name="Fuente_20_de_20_párrafo_20_predeter."><text:span text:style-name="T67"><text:tab/><text:tab/> <text:s text:c="7"/>)</text:span></text:span></text:p>
      <text:p text:style-name="P86">}</text:p>
      <text:p text:style-name="P35"/>
      <text:p text:style-name="P34"/>
      <text:p text:style-name="P20">Mem<text:span text:style-name="T279">(out: tipo2)</text:span> → id </text:p>
      <text:p text:style-name="P66">{</text:p>
      <text:p text:style-name="P19"><text:tab/><text:tab/>MemRec.tsh = Mem.tsh</text:p>
      <text:p text:style-name="P19"><text:tab/><text:tab/>MemRec.tipoh = si existe(Mem.tsh, id.lex)</text:p>
      <text:p text:style-name="P19"><text:tab/><text:tab/><text:tab/><text:tab/><text:tab/><text:tab/>si Mem.tsh[id.lex].clase = var</text:p>
      <text:p text:style-name="P19"><text:tab/><text:tab/><text:tab/><text:tab/><text:tab/><text:tab/><text:tab/>ref!(Mem.tsh[id.lex].tipo,Mem.tsh)</text:p>
      <text:p text:style-name="P19"><text:tab/><text:tab/><text:tab/><text:tab/><text:tab/><text:tab/>sino &lt;t:error&gt;</text:p>
      <text:p text:style-name="P65"><text:tab/><text:tab/><text:tab/><text:tab/>sino &lt;t:error&gt;</text:p>
      <text:p text:style-name="P65"><text:span text:style-name="Fuente_20_de_20_párrafo_20_predeter."><text:span text:style-name="T22"><text:tab/>MemRec.etqh = Mem.etqh + longAcessoVar(Mem.tsh[id.lex])</text:span></text:span></text:p>
      <text:p text:style-name="P65"><text:span text:style-name="Fuente_20_de_20_párrafo_20_predeter."><text:span text:style-name="T22"><text:tab/>MemRec.codh = accesoVar(Mem.tsh[id.lex])</text:span></text:span></text:p>
      <text:p text:style-name="P66">}</text:p>
      <text:p text:style-name="P66">MemRec</text:p>
      <text:p text:style-name="P66">{</text:p>
      <text:p text:style-name="P66"><text:tab/><text:span text:style-name="T3">Mem.tipo = MemRec.tipo</text:span></text:p>
      <text:p text:style-name="P38"><text:span text:style-name="Fuente_20_de_20_párrafo_20_predeter."><text:span text:style-name="T37"><text:tab/><text:tab/>Mem.cod = <text:s/>MemRec.cod</text:span></text:span></text:p>
      <text:p text:style-name="P65"><text:span text:style-name="Fuente_20_de_20_párrafo_20_predeter."><text:span text:style-name="T22"><text:tab/>Mem.etq = MemRec.etq</text:span></text:span></text:p>
      <text:p text:style-name="P66">}</text:p>
      <text:p text:style-name="P19"/>
      <text:p text:style-name="P20"/>
      <text:p text:style-name="P20">MemRec → '^'</text:p>
      <text:p text:style-name="P66">{</text:p>
      <text:p text:style-name="P65"><text:tab/>MemRec1.tsh = MemRec0.tsh</text:p>
      <text:p text:style-name="P65"><text:tab/>MemRec1.tipoh = si (MemRec0.tipoh.t = puntero</text:p>
      <text:p text:style-name="P65"><text:tab/><text:tab/><text:tab/><text:tab/><text:tab/>ref!(MemRec0.tipoh.tbase,MemRec0.tsh)</text:p>
      <text:p text:style-name="P65"><text:tab/><text:tab/><text:tab/><text:tab/> <text:s/>sino &lt;t:error&gt;</text:p>
      <text:p text:style-name="P65"><text:tab/><text:span text:style-name="Fuente_20_de_20_párrafo_20_predeter."><text:span text:style-name="T22">MemRec1.etqh = MemRec0.etqh + 1</text:span></text:span></text:p>
      <text:p text:style-name="P65"><text:span text:style-name="Fuente_20_de_20_párrafo_20_predeter."><text:span text:style-name="T22"><text:tab/>MemRec1.codh = MemRec0.codh || apila-ind</text:span></text:span></text:p>
      <text:p text:style-name="P66">}</text:p>
      <text:p text:style-name="P66">MemRec</text:p>
      <text:p text:style-name="P66">{</text:p>
      <text:p text:style-name="P66"><text:tab/><text:span text:style-name="T3">MemRec0.tipo = MemRec1.tipo</text:span></text:p>
      <text:p text:style-name="P65"><text:span text:style-name="Fuente_20_de_20_párrafo_20_predeter."><text:span text:style-name="T22"><text:tab/>MemRec0.etq = MemRec1.etq</text:span></text:span></text:p>
      <text:p text:style-name="P65"><text:span text:style-name="Fuente_20_de_20_párrafo_20_predeter."><text:span text:style-name="T22"><text:tab/>MemRec0.cod = MemRec1.cod</text:span></text:span></text:p>
      <text:p text:style-name="P66">}</text:p>
      <text:p text:style-name="P20"><text:tab/></text:p>
      <text:p text:style-name="P20">MemRec → '['</text:p>
      <text:p text:style-name="P66">{</text:p>
      <text:p text:style-name="P66"><text:tab/><text:span text:style-name="T3">Expresion.tsh = MemRec0.tsh</text:span></text:p>
      <text:p text:style-name="P66"><text:span text:style-name="Fuente_20_de_20_párrafo_20_predeter."><text:span text:style-name="T23"><text:tab/>Expresion.etq = MemRec0.etqh</text:span></text:span></text:p>
      <text:p text:style-name="P66"><text:soft-page-break/>}</text:p>
      <text:p text:style-name="P66">Expresion']' </text:p>
      <text:p text:style-name="P66">{</text:p>
      <text:p text:style-name="P65"><text:tab/>MemRec1.tsh = MemRec0.tsh</text:p>
      <text:p text:style-name="P66"><text:span text:style-name="Fuente_20_de_20_párrafo_20_predeter."><text:span text:style-name="T23"><text:tab/>MemRec1.etqh = Expresion.etq + 3</text:span></text:span></text:p>
      <text:p text:style-name="P66"><text:span text:style-name="Fuente_20_de_20_párrafo_20_predeter."><text:span text:style-name="T23"><text:tab/>MemRec1.codh = MemRec0.codh || Exp.cod || apila Mem1.tipo.tbase.tam || multiplica || suma</text:span></text:span></text:p>
      <text:p text:style-name="P65"><text:tab/>MemRec1.tipoh = si MemRec0.tipo.t = array AND Expresion.tipo.t = num</text:p>
      <text:p text:style-name="P65"><text:tab/><text:tab/><text:tab/><text:tab/><text:tab/>ref!(MemRec0.tipoh.tbase,MemRec0.tsh)</text:p>
      <text:p text:style-name="P65"><text:tab/><text:tab/><text:tab/><text:tab/> <text:s/>sino &lt;t:error&gt;</text:p>
      <text:p text:style-name="P66">}</text:p>
      <text:p text:style-name="P66">MemRec</text:p>
      <text:p text:style-name="P66">{</text:p>
      <text:p text:style-name="P65"><text:tab/>MemRec0.tipo = MemRec1.tipo</text:p>
      <text:p text:style-name="P38"><text:span text:style-name="Fuente_20_de_20_párrafo_20_predeter."><text:span text:style-name="T37"><text:tab/><text:tab/>MemRec0.etq = MemRec1.etq</text:span></text:span></text:p>
      <text:p text:style-name="P66"><text:span text:style-name="Fuente_20_de_20_párrafo_20_predeter."><text:span text:style-name="T23"><text:tab/>Memrec0.cod = MemRec1.cod</text:span></text:span></text:p>
      <text:p text:style-name="P66">}</text:p>
      <text:p text:style-name="P20"><text:tab/></text:p>
      <text:p text:style-name="P38"><text:span text:style-name="Fuente_20_de_20_párrafo_20_predeter."><text:span text:style-name="T37"><text:tab/></text:span></text:span></text:p>
      <text:p text:style-name="P38"><text:span text:style-name="Fuente_20_de_20_párrafo_20_predeter."><text:span text:style-name="T37"/></text:span></text:p>
      <text:p text:style-name="P20"><text:span text:style-name="Fuente_20_de_20_párrafo_20_predeter."><text:span text:style-name="T37"/></text:span></text:p>
      <text:p text:style-name="P19"><text:tab/></text:p>
      <text:p text:style-name="P20">MemRec → '.'id</text:p>
      <text:p text:style-name="P66">{</text:p>
      <text:p text:style-name="P65"><text:tab/>MemRec1.tsh = MemRec0.tsh</text:p>
      <text:p text:style-name="P66"><text:span text:style-name="Fuente_20_de_20_párrafo_20_predeter."><text:span text:style-name="T23"><text:tab/>MemRec1.etqh = MemRec0.etqh + 2</text:span></text:span></text:p>
      <text:p text:style-name="P66"><text:tab/><text:span text:style-name="T3">MemRec1.tipoh =<text:tab/> si MemRec0.tipoh.t = rec</text:span></text:p>
      <text:p text:style-name="P19"><text:tab/><text:tab/><text:tab/><text:tab/><text:tab/><text:tab/><text:tab/>si campo?(MemRec0.tipoh.campos, id.lex)</text:p>
      <text:p text:style-name="P19"><text:tab/><text:tab/><text:tab/><text:tab/><text:tab/><text:tab/><text:tab/><text:tab/>ref!(MemRec0.tipoh.campos[id.lex].tipo, MemRec0.tsh)</text:p>
      <text:p text:style-name="P19"><text:tab/><text:tab/><text:tab/><text:tab/><text:tab/><text:tab/><text:tab/>sino &lt;t:error&gt;</text:p>
      <text:p text:style-name="P65"><text:tab/><text:tab/><text:tab/><text:tab/><text:tab/>sino &lt;t:error&gt;</text:p>
      <text:p text:style-name="P65"><text:tab/><text:span text:style-name="Fuente_20_de_20_párrafo_20_predeter."><text:span text:style-name="T22">MemRec1.codh = MemRec0.codh || apila(MemRec0.tipo.campos[id.lex].desp || suma</text:span></text:span></text:p>
      <text:p text:style-name="P66">}</text:p>
      <text:p text:style-name="P66">MemRec</text:p>
      <text:p text:style-name="P66">{</text:p>
      <text:p text:style-name="P65"><text:tab/>MemRec0.tipo = MemRec1.tipo</text:p>
      <text:p text:style-name="P65"><text:span text:style-name="Fuente_20_de_20_párrafo_20_predeter."><text:span text:style-name="T22"><text:tab/>MemRec0.etq = MemRec1.etq</text:span></text:span></text:p>
      <text:p text:style-name="P65"><text:span text:style-name="Fuente_20_de_20_párrafo_20_predeter."><text:span text:style-name="T22"><text:tab/>Memrec0.cod = MemRec1.cod</text:span></text:span></text:p>
      <text:p text:style-name="P66">}</text:p>
      <text:p text:style-name="P19"/>
      <text:p text:style-name="P19"><text:tab/></text:p>
      <text:p text:style-name="P20">MemRec → λ</text:p>
      <text:p text:style-name="P66">{</text:p>
      <text:p text:style-name="P71"><text:tab/>MemRec.tipo = MemRec.tipoh</text:p>
      <text:p text:style-name="P38"><text:span text:style-name="Fuente_20_de_20_párrafo_20_predeter."><text:span text:style-name="T37"><text:tab/><text:tab/>MemRec.etq = MemRec.etqh</text:span></text:span></text:p>
      <text:p text:style-name="P71"><text:span text:style-name="Fuente_20_de_20_párrafo_20_predeter."><text:span text:style-name="T21"><text:tab/>MemRec.cod = MemRec.codh</text:span></text:span></text:p>
      <text:p text:style-name="P70">}</text:p>
      <text:p text:style-name="P21"/>
      <text:p text:style-name="P20"><text:span text:style-name="Fuente_20_de_20_párrafo_20_predeter.">Expresion → </text:span></text:p>
      <text:p text:style-name="P66"><text:span text:style-name="Fuente_20_de_20_párrafo_20_predeter.">{</text:span></text:p>
      <text:p text:style-name="P66"><text:span text:style-name="Fuente_20_de_20_párrafo_20_predeter."><text:tab/></text:span><text:span text:style-name="Fuente_20_de_20_párrafo_20_predeter."><text:span text:style-name="T196">ExpresionNiv1.tsh = Expresion.tsh</text:span></text:span></text:p>
      <text:p text:style-name="P66"><text:span text:style-name="Fuente_20_de_20_párrafo_20_predeter."><text:span text:style-name="T23"><text:tab/>ExpresionNiv1.etqh = Expresion.etqh</text:span></text:span></text:p>
      <text:p text:style-name="P66"><text:span text:style-name="Fuente_20_de_20_párrafo_20_predeter."><text:span text:style-name="T23"><text:tab/>ExpresionNiv1.parh = </text:span></text:span><text:span text:style-name="Fuente_20_de_20_párrafo_20_predeter."><text:span text:style-name="T26">Expresion.parh</text:span></text:span><text:span text:style-name="Fuente_20_de_20_párrafo_20_predeter."><text:span text:style-name="T23"> </text:span></text:span><text:span text:style-name="Fuente_20_de_20_párrafo_20_predeter."><text:span text:style-name="T22">&lt;--</text:span></text:span><text:span text:style-name="Fuente_20_de_20_párrafo_20_predeter."><text:span text:style-name="T204">(cuidado debería ser false si ExpresionFact no es vacía, <text:tab/><text:tab/><text:tab/><text:tab/><text:tab/><text:tab/><text:tab/><text:tab/><text:tab/>pero cómo saber?)</text:span></text:span></text:p>
      <text:p text:style-name="P66"><text:span text:style-name="Fuente_20_de_20_párrafo_20_predeter."><text:tab/></text:span></text:p>
      <text:p text:style-name="P66"><text:span text:style-name="Fuente_20_de_20_párrafo_20_predeter.">}</text:span></text:p>
      <text:p text:style-name="P66"><text:span text:style-name="Fuente_20_de_20_párrafo_20_predeter.">ExpresiónNiv1</text:span></text:p>
      <text:p text:style-name="P66"><text:span text:style-name="Fuente_20_de_20_párrafo_20_predeter.">{</text:span></text:p>
      <text:p text:style-name="P66"><text:span text:style-name="Fuente_20_de_20_párrafo_20_predeter."><text:span text:style-name="T3"><text:tab/></text:span></text:span><text:span text:style-name="Fuente_20_de_20_párrafo_20_predeter."><text:span text:style-name="T196">ExpresionFact.tipoh = ExpresionNiv1.tipo</text:span></text:span></text:p>
      <text:p text:style-name="P72"><text:span text:style-name="Fuente_20_de_20_párrafo_20_predeter."><text:span text:style-name="T3"><text:tab/></text:span></text:span><text:span text:style-name="Fuente_20_de_20_párrafo_20_predeter."><text:span text:style-name="T65">ExpresionFact.tsh = Expresion.tsh</text:span></text:span></text:p>
      <text:p text:style-name="P62"><text:span text:style-name="Fuente_20_de_20_párrafo_20_predeter."><text:span text:style-name="T3"><text:tab/>ExpresionFact.modoh = ExpresionNiv1.modo</text:span></text:span></text:p>
      <text:p text:style-name="P38"><text:soft-page-break/><text:span text:style-name="Fuente_20_de_20_párrafo_20_predeter."><text:span text:style-name="T37"><text:tab/><text:tab/>ExpresionFact.etqh = ExpresionNiv1.etq &lt;--(estaba Expresion.etqh)</text:span></text:span></text:p>
      <text:p text:style-name="P38"><text:span text:style-name="Fuente_20_de_20_párrafo_20_predeter."><text:span text:style-name="T37"><text:tab/><text:tab/>ExpresionFact.codh = ExpresionNiv1.cod</text:span></text:span></text:p>
      <text:p text:style-name="P66"><text:span text:style-name="Fuente_20_de_20_párrafo_20_predeter."><text:span text:style-name="T60">}</text:span></text:span></text:p>
      <text:p text:style-name="P66"><text:span text:style-name="Fuente_20_de_20_párrafo_20_predeter.">ExpresiónFact</text:span></text:p>
      <text:p text:style-name="P66"><text:span text:style-name="Fuente_20_de_20_párrafo_20_predeter.">{</text:span></text:p>
      <text:p text:style-name="P66"><text:span text:style-name="Fuente_20_de_20_párrafo_20_predeter."><text:span text:style-name="T3"><text:tab/></text:span></text:span><text:span text:style-name="Fuente_20_de_20_párrafo_20_predeter."><text:span text:style-name="T63">Expresion.tipo = ExpresionFact.tipo</text:span></text:span></text:p>
      <text:p text:style-name="P66"><text:span text:style-name="Fuente_20_de_20_párrafo_20_predeter."><text:span text:style-name="T63"><text:tab/>Expresion.modo=ExpresionFact.modo</text:span></text:span></text:p>
      <text:p text:style-name="P72"><text:span text:style-name="Fuente_20_de_20_párrafo_20_predeter."><text:span text:style-name="T44"><text:tab/>Expresion.cod = ExpresionFact.cod</text:span></text:span></text:p>
      <text:p text:style-name="P78"><text:span text:style-name="Fuente_20_de_20_párrafo_20_predeter."><text:span text:style-name="T2">}</text:span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3"><text:span text:style-name="Fuente_20_de_20_párrafo_20_predeter."><text:span text:style-name="T65"/></text:span></text:p>
      <text:p text:style-name="P20"><text:span text:style-name="Fuente_20_de_20_párrafo_20_predeter."><text:span text:style-name="T60">ExpresionFact → OpNiv0 </text:span></text:span></text:p>
      <text:p text:style-name="P66"><text:span text:style-name="Fuente_20_de_20_párrafo_20_predeter."><text:span text:style-name="T60">{</text:span></text:span></text:p>
      <text:p text:style-name="P66"><text:span text:style-name="Fuente_20_de_20_párrafo_20_predeter."><text:span text:style-name="T60"><text:tab/></text:span></text:span><text:span text:style-name="Fuente_20_de_20_párrafo_20_predeter."><text:span text:style-name="T63">ExpresionNiv1.tsh = ExpresionFact.tsh</text:span></text:span></text:p>
      <text:p text:style-name="P38"><text:span text:style-name="Fuente_20_de_20_párrafo_20_predeter."><text:span text:style-name="T37"><text:tab/><text:tab/>ExpresionNiv1.parh= false</text:span></text:span></text:p>
      <text:p text:style-name="P66"><text:span text:style-name="Fuente_20_de_20_párrafo_20_predeter."><text:span text:style-name="T23"><text:tab/>ExpresionNiv1.etqh = ExpresionFact.etqh</text:span></text:span></text:p>
      <text:p text:style-name="P66"><text:span text:style-name="Fuente_20_de_20_párrafo_20_predeter."><text:span text:style-name="T60">}</text:span></text:span></text:p>
      <text:p text:style-name="P66"><text:span text:style-name="Fuente_20_de_20_párrafo_20_predeter."><text:span text:style-name="T60">ExpresionNiv1</text:span></text:span></text:p>
      <text:p text:style-name="P66"><text:span text:style-name="Fuente_20_de_20_párrafo_20_predeter."><text:span text:style-name="T60">{</text:span></text:span></text:p>
      <text:p text:style-name="P56"><text:tab/><text:span text:style-name="T188">ExpresionFact.tipo = si (ExpresionFact.tipoh = &lt;t:error&gt; v ExpresionNiv1.tipo = &lt;t:error&gt;) v</text:span></text:p>
      <text:p text:style-name="P9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94"><text:tab/><text:tab/><text:tab/> <text:s text:c="5"/>( ExpresionFact.tipoh =/= &lt;t:character&gt; ᴧ ExpresionNiv1.tipo = &lt;t:character&gt;)</text:p>
      <text:p text:style-name="P94"><text:tab/><text:tab/> <text:tab/> <text:s text:c="5"/>(ExpresionFact.tipoh = &lt;t:boolean&gt; ᴧ ExpresionNiv1.tipo =/= &lt;t:boolean&gt;) v</text:p>
      <text:p text:style-name="P94"><text:tab/><text:tab/><text:tab/> <text:s text:c="5"/>( ExpresionFact.tipoh =/= &lt;t:boolean&gt; ᴧ ExpresionNiv1.tipo = &lt;t:boolean&gt;))</text:p>
      <text:p text:style-name="P94"><text:tab/><text:tab/><text:tab/> <text:s text:c="13"/>error</text:p>
      <text:p text:style-name="P94"><text:tab/><text:tab/><text:tab/> <text:s/>sino <text:s/>boolean</text:p>
      <text:p text:style-name="P73"><text:span text:style-name="Fuente_20_de_20_párrafo_20_predeter."><text:span text:style-name="T3"><text:tab/>ExpresionFact.modo = val</text:span></text:span></text:p>
      <text:p text:style-name="P38"><text:span text:style-name="Fuente_20_de_20_párrafo_20_predeter."><text:span text:style-name="T37"><text:tab/></text:span></text:span></text:p>
      <text:p text:style-name="P38"><text:span text:style-name="Fuente_20_de_20_párrafo_20_predeter."><text:span text:style-name="T37"><text:tab/><text:tab/>ExpresionFact.cod =</text:span></text:span></text:p>
      <text:p text:style-name="P38"><text:span text:style-name="Fuente_20_de_20_párrafo_20_predeter."><text:span text:style-name="T37"><text:tab/><text:tab/><text:tab/>ExpresijonFact.codh ||</text:span></text:span></text:p>
      <text:p text:style-name="P38"><text:span text:style-name="Fuente_20_de_20_párrafo_20_predeter."><text:span text:style-name="T37"><text:tab/><text:tab/><text:tab/>ExpresionNiv1.cod ||</text:span></text:span></text:p>
      <text:p text:style-name="P38"><text:span text:style-name="Fuente_20_de_20_párrafo_20_predeter."><text:span text:style-name="T37"><text:tab/><text:tab/><text:tab/>case (OpNiv0)</text:span></text:span></text:p>
      <text:p text:style-name="P38"><text:span text:style-name="Fuente_20_de_20_párrafo_20_predeter."><text:span text:style-name="T37"><text:tab/><text:tab/><text:tab/><text:tab/>menor: menor</text:span></text:span></text:p>
      <text:p text:style-name="P38"><text:span text:style-name="Fuente_20_de_20_párrafo_20_predeter."><text:span text:style-name="T37"><text:tab/><text:tab/><text:tab/><text:tab/>mayor: mayor</text:span></text:span></text:p>
      <text:p text:style-name="P38"><text:span text:style-name="Fuente_20_de_20_párrafo_20_predeter."><text:span text:style-name="T37"><text:tab/><text:tab/><text:tab/><text:tab/>menor-ig: menorIg</text:span></text:span></text:p>
      <text:p text:style-name="P38"><text:span text:style-name="Fuente_20_de_20_párrafo_20_predeter."><text:span text:style-name="T37"><text:tab/><text:tab/><text:tab/><text:tab/>mayor-ig: mayorIg</text:span></text:span></text:p>
      <text:p text:style-name="P38"><text:span text:style-name="Fuente_20_de_20_párrafo_20_predeter."><text:span text:style-name="T37"><text:tab/><text:tab/><text:tab/><text:tab/>igual : igual</text:span></text:span></text:p>
      <text:p text:style-name="P38"><text:span text:style-name="Fuente_20_de_20_párrafo_20_predeter."><text:span text:style-name="T37"><text:tab/><text:tab/><text:tab/><text:tab/>no-igual: no-igual</text:span></text:span></text:p>
      <text:p text:style-name="P73"><text:span text:style-name="Fuente_20_de_20_párrafo_20_predeter."><text:span text:style-name="T23"/></text:span></text:p>
      <text:p text:style-name="P73"><text:span text:style-name="Fuente_20_de_20_párrafo_20_predeter."><text:span text:style-name="T23"><text:tab/>ExpresionFact.etq = ExpresionNiv1.etq + 1</text:span></text:span></text:p>
      <text:p text:style-name="P66"><text:span text:style-name="Fuente_20_de_20_párrafo_20_predeter."><text:span text:style-name="T60">}</text:span></text:span></text:p>
      <text:p text:style-name="P22"><text:span text:style-name="Fuente_20_de_20_párrafo_20_predeter."><text:span text:style-name="T63"><text:tab/></text:span></text:span></text:p>
      <text:p text:style-name="P20"><text:span text:style-name="Fuente_20_de_20_párrafo_20_predeter.">ExpresionFact → λ</text:span></text:p>
      <text:p text:style-name="P66"><text:span text:style-name="Fuente_20_de_20_párrafo_20_predeter.">{</text:span></text:p>
      <text:p text:style-name="P66"><text:span text:style-name="Fuente_20_de_20_párrafo_20_predeter."><text:span text:style-name="T3"><text:tab/>ExpresionFact.modo = ExpresionFact.modoh</text:span></text:span></text:p>
      <text:p text:style-name="P64"><text:span text:style-name="Fuente_20_de_20_párrafo_20_predeter."><text:span text:style-name="T3"><text:tab/>ExpresionFact.tipo = ExpresionFact.tipoh</text:span></text:span></text:p>
      <text:p text:style-name="P38"><text:span text:style-name="Fuente_20_de_20_párrafo_20_predeter."><text:span text:style-name="T37"><text:tab/><text:tab/>ExpresionFact.cod = ExpresionFact.codh</text:span></text:span></text:p>
      <text:p text:style-name="P64"><text:span text:style-name="Fuente_20_de_20_párrafo_20_predeter."><text:span text:style-name="T58"><text:tab/>ExpresionFact.etq = ExpresionFact.etqh</text:span></text:span></text:p>
      <text:p text:style-name="P56"><text:span text:style-name="Fuente_20_de_20_párrafo_20_predeter.">}</text:span></text:p>
      <text:p text:style-name="P24"/>
      <text:p text:style-name="P10"><text:soft-page-break/>ExpresiónNiv1 → </text:p>
      <text:p text:style-name="P95">{</text:p>
      <text:p text:style-name="P96"><text:tab/>ExpresionNiv2.tsh = ExpresionNiv1.tsh</text:p>
      <text:p text:style-name="P100"><text:span text:style-name="Fuente_20_de_20_párrafo_20_predeter."><text:span text:style-name="T44"><text:tab/>ExpresionNiv2.etqh = ExpresionNiv1.etqh</text:span></text:span></text:p>
      <text:p text:style-name="P96"><text:span text:style-name="Fuente_20_de_20_párrafo_20_predeter."><text:span text:style-name="T22"><text:tab/>ExpresionNiv2.parh = ExpresionNiv1.parh </text:span></text:span><text:span text:style-name="Fuente_20_de_20_párrafo_20_predeter."><text:span text:style-name="T205">(deberia ser false si ExprNiv1Rec no es vacio)</text:span></text:span></text:p>
      <text:p text:style-name="P95">}</text:p>
      <text:p text:style-name="P95">ExpresiónNiv2</text:p>
      <text:p text:style-name="P95">{</text:p>
      <text:p text:style-name="P95"><text:tab/><text:span text:style-name="Fuente_20_de_20_párrafo_20_predeter."><text:span text:style-name="T3">ExpresionNiv1Rec.tsh = ExpresionNiv1.tsh</text:span></text:span><text:span text:style-name="Fuente_20_de_20_párrafo_20_predeter."><text:tab/></text:span></text:p>
      <text:p text:style-name="P100"><text:span text:style-name="Fuente_20_de_20_párrafo_20_predeter."><text:span text:style-name="T197"><text:tab/></text:span></text:span><text:span text:style-name="Fuente_20_de_20_párrafo_20_predeter."><text:span text:style-name="T198">ExpresionNiv1Rec.tipoh = ExpresiónNiv2.tipo.</text:span></text:span></text:p>
      <text:p text:style-name="P95"><text:span text:style-name="Fuente_20_de_20_párrafo_20_predeter."><text:span text:style-name="T3"><text:tab/>ExpresionNiv1Rec.modoh = ExpresionNiv2.modo</text:span></text:span></text:p>
      <text:p text:style-name="P95"><text:span text:style-name="Fuente_20_de_20_párrafo_20_predeter."><text:span text:style-name="T23"><text:tab/>ExpresionNiv1Rec.etqh = ExpresionNiv2.etq</text:span></text:span></text:p>
      <text:p text:style-name="P95"><text:span text:style-name="Fuente_20_de_20_párrafo_20_predeter."><text:span text:style-name="T23"><text:s/><text:tab/>ExpresionNiv1Rec.codh = ExpresionNiv2.cod</text:span></text:span></text:p>
      <text:p text:style-name="P95">}</text:p>
      <text:p text:style-name="P95">ExpresionNiv1Rec</text:p>
      <text:p text:style-name="P95">{</text:p>
      <text:p text:style-name="P96"><text:tab/>ExpresionNiv1.tipo = ExpresiónNiv2Rec.tipo</text:p>
      <text:p text:style-name="P100"><text:span text:style-name="Fuente_20_de_20_párrafo_20_predeter."><text:span text:style-name="T37"><text:tab/>ExpresionNiv1.cod = ExpresionNiv1Rec.cod</text:span></text:span></text:p>
      <text:p text:style-name="P100"><text:span text:style-name="Fuente_20_de_20_párrafo_20_predeter."><text:span text:style-name="T37"><text:tab/>ExpresionNiv1.etq = ExpresionNiv1Rec.etq</text:span></text:span></text:p>
      <text:p text:style-name="P96"><text:span text:style-name="Fuente_20_de_20_párrafo_20_predeter."><text:span text:style-name="T22"><text:tab/>ExpresionNiv1.modo = ExpresionNiv1Rec.modo</text:span></text:span></text:p>
      <text:p text:style-name="P95">}</text:p>
      <text:p text:style-name="P10">ExpresiónNiv1Rec → OpNiv1 </text:p>
      <text:p text:style-name="P95">{</text:p>
      <text:p text:style-name="P94"><text:span text:style-name="Fuente_20_de_20_párrafo_20_predeter."><text:span text:style-name="T3"><text:tab/>ExpresionNiv2.tsh = ExpresionNiv1Rec</text:span></text:span><text:span text:style-name="Fuente_20_de_20_párrafo_20_predeter."><text:span text:style-name="T223">o</text:span></text:span><text:span text:style-name="Fuente_20_de_20_párrafo_20_predeter."><text:span text:style-name="T3">.tsh</text:span></text:span></text:p>
      <text:p text:style-name="P94"><text:span text:style-name="Fuente_20_de_20_párrafo_20_predeter."><text:span text:style-name="T23"><text:tab/>ExpresionNiv2.parh = false</text:span></text:span></text:p>
      <text:p text:style-name="P94"><text:span text:style-name="Fuente_20_de_20_párrafo_20_predeter."><text:span text:style-name="T23"><text:tab/>if (opNiv1.op == or):</text:span></text:span></text:p>
      <text:p text:style-name="P94"><text:span text:style-name="Fuente_20_de_20_párrafo_20_predeter."><text:span text:style-name="T23"><text:tab/><text:tab/>ExpresionNiv2.etqh = ExpresionNiv1Rec0.etqh + 3</text:span></text:span></text:p>
      <text:p text:style-name="P94"><text:span text:style-name="Fuente_20_de_20_párrafo_20_predeter."><text:span text:style-name="T23"><text:tab/>else</text:span></text:span></text:p>
      <text:p text:style-name="P94"><text:span text:style-name="Fuente_20_de_20_párrafo_20_predeter."><text:span text:style-name="T23"><text:tab/><text:tab/>ExpresionNiv2.etqh = ExpresionNiv1Rec0.etqh</text:span></text:span></text:p>
      <text:p text:style-name="P95">}</text:p>
      <text:p text:style-name="P95">ExpresiónNiv2</text:p>
      <text:p text:style-name="P95">{</text:p>
      <text:p text:style-name="P95"><text:span text:style-name="Fuente_20_de_20_párrafo_20_predeter."><text:span text:style-name="T3"><text:tab/>ExpresionNiv1Rec1.tsh = ExpresionNiv1Rec0.tsh</text:span></text:span></text:p>
      <text:p text:style-name="P95"><text:span text:style-name="Fuente_20_de_20_párrafo_20_predeter."><text:span text:style-name="T3"><text:tab/>ExpresionNiv1Rec1.modoh = ExpresionNiv1Rec0.modh</text:span></text:span></text:p>
      <text:p text:style-name="P100"><text:span text:style-name="Fuente_20_de_20_párrafo_20_predeter."><text:span text:style-name="T197"><text:tab/></text:span></text:span><text:span text:style-name="Fuente_20_de_20_párrafo_20_predeter."><text:span text:style-name="T198">ExpresionNiv1Rec1.tipoh =</text:span></text:span></text:p>
      <text:p text:style-name="P100"><text:span text:style-name="Fuente_20_de_20_párrafo_20_predeter."><text:span text:style-name="T198"><text:tab/><text:tab/>si (ExpresionNiv1Rec</text:span></text:span><text:span text:style-name="Fuente_20_de_20_párrafo_20_predeter."><text:span text:style-name="T224">o</text:span></text:span><text:span text:style-name="Fuente_20_de_20_párrafo_20_predeter."><text:span text:style-name="T198">.tipoh = </text:span></text:span><text:bookmark-start text:name="__DdeLink__14763_1844718597"/><text:span text:style-name="Fuente_20_de_20_párrafo_20_predeter."><text:span text:style-name="T198">&lt;t:</text:span></text:span><text:bookmark-end text:name="__DdeLink__14763_1844718597"/><text:span text:style-name="Fuente_20_de_20_párrafo_20_predeter."><text:span text:style-name="T198">error&gt; v ExpresionNiv2.tipo = &lt;t:error&gt; v</text:span></text:span></text:p>
      <text:p text:style-name="P100"><text:span text:style-name="Fuente_20_de_20_párrafo_20_predeter."><text:span text:style-name="T198"><text:tab/><text:tab/> <text:s text:c="4"/>ExpresionNiv1Rec</text:span></text:span><text:span text:style-name="Fuente_20_de_20_párrafo_20_predeter."><text:span text:style-name="T224">o</text:span></text:span><text:span text:style-name="Fuente_20_de_20_párrafo_20_predeter."><text:span text:style-name="T198">.tipoh = &lt;t:character&gt; v ExpresionNiv2.tipo = &lt;t:character&gt; v</text:span></text:span></text:p>
      <text:p text:style-name="P100"><text:span text:style-name="Fuente_20_de_20_párrafo_20_predeter."><text:span text:style-name="T198"><text:tab/><text:tab/> <text:s text:c="3"/>(ExpresionNiv1Rec</text:span></text:span><text:span text:style-name="Fuente_20_de_20_párrafo_20_predeter."><text:span text:style-name="T224">o</text:span></text:span><text:span text:style-name="Fuente_20_de_20_párrafo_20_predeter."><text:span text:style-name="T198">.tipoh = &lt;t:boolean&gt; ᴧ ExpresionNiv2.tipo =/= &lt;t:boolean&gt;) v</text:span></text:span></text:p>
      <text:p text:style-name="P100"><text:span text:style-name="Fuente_20_de_20_párrafo_20_predeter."><text:span text:style-name="T198"><text:tab/> <text:s text:c="13"/>(ExpresionNiv1Rec</text:span></text:span><text:span text:style-name="Fuente_20_de_20_párrafo_20_predeter."><text:span text:style-name="T224">o</text:span></text:span><text:span text:style-name="Fuente_20_de_20_párrafo_20_predeter."><text:span text:style-name="T198">.tipoh =/= </text:span></text:span><text:bookmark-start text:name="__DdeLink__14767_1844718597"/><text:span text:style-name="Fuente_20_de_20_párrafo_20_predeter."><text:span text:style-name="T198">&lt;t:</text:span></text:span><text:bookmark-end text:name="__DdeLink__14767_1844718597"/><text:span text:style-name="Fuente_20_de_20_párrafo_20_predeter."><text:span text:style-name="T198">boolean&gt; ᴧ ExpresionNiv2.tipo = &lt;t:boolean&gt;))</text:span></text:span></text:p>
      <text:p text:style-name="P94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94"><text:tab/><text:tab/>sino case (OpNiv1.op)</text:p>
      <text:p text:style-name="P94"><text:tab/><text:tab/><text:tab/>suma,resta:</text:p>
      <text:p text:style-name="P100"><text:span text:style-name="Fuente_20_de_20_párrafo_20_predeter."><text:span text:style-name="T198"><text:tab/><text:tab/><text:tab/> <text:s text:c="8"/>si (ExpresionNiv1Rec</text:span></text:span><text:span text:style-name="Fuente_20_de_20_párrafo_20_predeter."><text:span text:style-name="T224">o</text:span></text:span><text:span text:style-name="Fuente_20_de_20_párrafo_20_predeter."><text:span text:style-name="T198">.tipoh=&lt;t:float&gt; v ExpresionNiv2.tipo = &lt;t:float&gt;)</text:span></text:span></text:p>
      <text:p text:style-name="P94"><text:tab/><text:tab/><text:tab/><text:tab/><text:span text:style-name="Fuente_20_de_20_párrafo_20_predeter.">&lt;t:</text:span>float&gt;</text:p>
      <text:p text:style-name="P100"><text:span text:style-name="Fuente_20_de_20_párrafo_20_predeter."><text:span text:style-name="T198"><text:tab/><text:tab/><text:tab/> <text:s text:c="8"/>sino si (ExpresionNiv1Rec</text:span></text:span><text:span text:style-name="Fuente_20_de_20_párrafo_20_predeter."><text:span text:style-name="T224">o</text:span></text:span><text:span text:style-name="Fuente_20_de_20_párrafo_20_predeter."><text:span text:style-name="T198">.tipoh = &lt;t:integer&gt; v ExpresionNiv2.tipo = &lt;t:integer&gt;)</text:span></text:span></text:p>
      <text:p text:style-name="P94"><text:tab/><text:tab/><text:tab/><text:tab/> <text:span text:style-name="Fuente_20_de_20_párrafo_20_predeter.">&lt;t:</text:span>integer&gt;</text:p>
      <text:p text:style-name="P100"><text:span text:style-name="Fuente_20_de_20_párrafo_20_predeter."><text:span text:style-name="T198"><text:tab/><text:tab/><text:tab/> <text:s text:c="8"/>sino si (ExpresionNiv1Rec</text:span></text:span><text:span text:style-name="Fuente_20_de_20_párrafo_20_predeter."><text:span text:style-name="T224">o</text:span></text:span><text:span text:style-name="Fuente_20_de_20_párrafo_20_predeter."><text:span text:style-name="T198">.tipoh = &lt;t:natural&gt; ᴧ ExpresionNiv2.tipo = &lt;t:natural&gt;)</text:span></text:span></text:p>
      <text:p text:style-name="P94"><text:tab/><text:tab/><text:tab/><text:tab/> <text:span text:style-name="Fuente_20_de_20_párrafo_20_predeter.">&lt;t:</text:span>natural&gt;</text:p>
      <text:p text:style-name="P94"><text:tab/><text:tab/><text:tab/> <text:s text:c="16"/><text:span text:style-name="Fuente_20_de_20_párrafo_20_predeter.">&lt;t:</text:span>sino error&gt;</text:p>
      <text:p text:style-name="P94"><text:tab/><text:tab/><text:tab/>o: <text:s/></text:p>
      <text:p text:style-name="P100"><text:span text:style-name="Fuente_20_de_20_párrafo_20_predeter."><text:span text:style-name="T198"><text:tab/><text:tab/><text:tab/> <text:s text:c="8"/>si (ExpresionNiv1Rec</text:span></text:span><text:span text:style-name="Fuente_20_de_20_párrafo_20_predeter."><text:span text:style-name="T224">o</text:span></text:span><text:span text:style-name="Fuente_20_de_20_párrafo_20_predeter."><text:span text:style-name="T198">.tipoh = &lt;t:boolean&gt; ᴧ ExpresionNiv2.tipo = &lt;t:boolean&gt;)</text:span></text:span></text:p>
      <text:p text:style-name="P94"><text:tab/><text:tab/><text:tab/><text:tab/> <text:s text:c="3"/><text:span text:style-name="Fuente_20_de_20_párrafo_20_predeter.">&lt;t:</text:span>boolean&gt;</text:p>
      <text:p text:style-name="P94"><text:span text:style-name="T3"><text:tab/><text:tab/><text:tab/> <text:s text:c="8"/>sino </text:span><text:span text:style-name="Fuente_20_de_20_párrafo_20_predeter."><text:span text:style-name="T3">&lt;t:</text:span></text:span><text:span text:style-name="T3">error&gt;</text:span></text:p>
      <text:p text:style-name="P100"><text:span text:style-name="Fuente_20_de_20_párrafo_20_predeter."><text:span text:style-name="T37"><text:tab/>ExpresionNiv1Rec1.modoh = val<text:tab/></text:span></text:span></text:p>
      <text:p text:style-name="P100"><text:span text:style-name="Fuente_20_de_20_párrafo_20_predeter."><text:span text:style-name="T37"><text:tab/>ExpresionNiv1Rec1.tipoh = ExpresionNiv2.tipo</text:span></text:span></text:p>
      <text:p text:style-name="P100"><text:bookmark-start text:name="__DdeLink__28956_213522392"/><text:span text:style-name="Fuente_20_de_20_párrafo_20_predeter."><text:span text:style-name="T37"><text:tab/>if (opNiv1.op == or):</text:span></text:span><text:bookmark-end text:name="__DdeLink__28956_213522392"/></text:p>
      <text:p text:style-name="P100"><text:span text:style-name="Fuente_20_de_20_párrafo_20_predeter."><text:span text:style-name="T37"><text:tab/><text:tab/>ExpresionNiv1Rec1.codh =</text:span></text:span></text:p>
      <text:p text:style-name="P100"><text:span text:style-name="Fuente_20_de_20_párrafo_20_predeter."><text:span text:style-name="T37"><text:tab/><text:tab/><text:tab/>ExpresionNiv1Rec0.codh ||</text:span></text:span></text:p>
      <text:p text:style-name="P100"><text:span text:style-name="Fuente_20_de_20_párrafo_20_predeter."><text:span text:style-name="T37"><text:tab/><text:tab/><text:tab/>dup ||</text:span></text:span></text:p>
      <text:p text:style-name="P100"><text:span text:style-name="Fuente_20_de_20_párrafo_20_predeter."><text:span text:style-name="T37"><text:tab/><text:tab/><text:tab/>ir-v (ExpresionNiv2.etq) ||</text:span></text:span></text:p>
      <text:p text:style-name="P100"><text:soft-page-break/><text:span text:style-name="Fuente_20_de_20_párrafo_20_predeter."><text:span text:style-name="T37"><text:tab/><text:tab/><text:tab/>desapila ||</text:span></text:span></text:p>
      <text:p text:style-name="P100"><text:span text:style-name="Fuente_20_de_20_párrafo_20_predeter."><text:span text:style-name="T37"><text:tab/><text:tab/><text:tab/>ExpresionNiv2.cod</text:span></text:span></text:p>
      <text:p text:style-name="P100"><text:span text:style-name="Fuente_20_de_20_párrafo_20_predeter."><text:span text:style-name="T37"><text:tab/><text:tab/>ExpresionNiv1Rec1.etqh = ExpresionNiv2.etq</text:span></text:span></text:p>
      <text:p text:style-name="P100"><text:span text:style-name="Fuente_20_de_20_párrafo_20_predeter."><text:span text:style-name="T37"><text:tab/>else:<text:tab/></text:span></text:span></text:p>
      <text:p text:style-name="P100"><text:span text:style-name="Fuente_20_de_20_párrafo_20_predeter."><text:span text:style-name="T37"><text:tab/><text:tab/>ExpresionNiv1Rec1.etqh = ExpresionNiv2.etq + 1</text:span></text:span></text:p>
      <text:p text:style-name="P100"><text:span text:style-name="Fuente_20_de_20_párrafo_20_predeter."><text:span text:style-name="T37"><text:tab/><text:tab/>ExpresionNiv1Rec1.codh = </text:span></text:span></text:p>
      <text:p text:style-name="P100"><text:span text:style-name="Fuente_20_de_20_párrafo_20_predeter."><text:span text:style-name="T37"><text:tab/><text:tab/><text:tab/>ExpresionNiv1Rec0.codh ||</text:span></text:span></text:p>
      <text:p text:style-name="P100"><text:span text:style-name="Fuente_20_de_20_párrafo_20_predeter."><text:span text:style-name="T37"><text:tab/><text:tab/><text:tab/>ExpresionNiv2.cod ||</text:span></text:span></text:p>
      <text:p text:style-name="P100"><text:span text:style-name="Fuente_20_de_20_párrafo_20_predeter."><text:span text:style-name="T37"><text:tab/><text:tab/><text:tab/>case (OpNiv1.op)</text:span></text:span></text:p>
      <text:p text:style-name="P100"><text:span text:style-name="Fuente_20_de_20_párrafo_20_predeter."><text:span text:style-name="T37"><text:tab/><text:tab/><text:tab/><text:tab/>suma: sumar</text:span></text:span></text:p>
      <text:p text:style-name="P94"><text:span text:style-name="Fuente_20_de_20_párrafo_20_predeter."><text:span text:style-name="T23"><text:tab/><text:tab/><text:tab/><text:tab/>resta: restar</text:span></text:span></text:p>
      <text:p text:style-name="P95">}</text:p>
      <text:p text:style-name="P95">ExpresiónNiv1Rec</text:p>
      <text:p text:style-name="P95">{</text:p>
      <text:p text:style-name="P94"><text:span text:style-name="T2"><text:tab/></text:span><text:span text:style-name="Fuente_20_de_20_párrafo_20_predeter."><text:span text:style-name="T3">ExpresionNivlRec0.tipo = ExpresionNiv1Rec1.tipo</text:span></text:span></text:p>
      <text:p text:style-name="P94"><text:span text:style-name="Fuente_20_de_20_párrafo_20_predeter."><text:span text:style-name="T3"><text:tab/>ExpresionNiv1Rec0.modo = val</text:span></text:span></text:p>
      <text:p text:style-name="P100"><text:span text:style-name="Fuente_20_de_20_párrafo_20_predeter."><text:span text:style-name="T37"><text:tab/>ExpresionNiv1Rec0.etq = ExpresionNiv1Rec1.etq</text:span></text:span></text:p>
      <text:p text:style-name="P100"><text:span text:style-name="Fuente_20_de_20_párrafo_20_predeter."><text:span text:style-name="T37"><text:tab/>ExpresionNiv1Rec0.cod = ExpresionNiv1Rec1.cod</text:span></text:span></text:p>
      <text:p text:style-name="P100">}</text:p>
      <text:p text:style-name="P38"><text:span text:style-name="Fuente_20_de_20_párrafo_20_predeter."><text:span text:style-name="T37"><text:tab/><text:tab/></text:span></text:span></text:p>
      <text:p text:style-name="P11"><text:span text:style-name="Fuente_20_de_20_párrafo_20_predeter."><text:span text:style-name="T44"/></text:span></text:p>
      <text:p text:style-name="P10">ExpresionNiv1Rec → λ</text:p>
      <text:p text:style-name="P10">{</text:p>
      <text:p text:style-name="P38"><text:span text:style-name="Fuente_20_de_20_párrafo_20_predeter."><text:span text:style-name="T197"><text:tab/></text:span></text:span><text:span text:style-name="Fuente_20_de_20_párrafo_20_predeter."><text:span text:style-name="T198">ExpresionNiv1Rec.tipo = ExpresionNiv1Rec.tipoh</text:span></text:span></text:p>
      <text:p text:style-name="P24"><text:span text:style-name="Fuente_20_de_20_párrafo_20_predeter."><text:span text:style-name="T188"><text:tab/>ExpresionNiv1Rec.modo = ExpresionNiv1Rec.modoh</text:span></text:span></text:p>
      <text:p text:style-name="P38"><text:span text:style-name="Fuente_20_de_20_párrafo_20_predeter."><text:span text:style-name="T37"><text:tab/>ExpresionNiv1Rec.etq = ExpresionNiv1Rec.etqh</text:span></text:span></text:p>
      <text:p text:style-name="P24"><text:span text:style-name="Fuente_20_de_20_párrafo_20_predeter."><text:span text:style-name="T22"><text:tab/>ExpresionNiv1Rec.cod = ExpresionNiv1Rec.codh</text:span></text:span></text:p>
      <text:p text:style-name="P24"><text:span text:style-name="Fuente_20_de_20_párrafo_20_predeter."><text:span text:style-name="T199">}</text:span></text:span></text:p>
      <text:p text:style-name="P24"/>
      <text:p text:style-name="P10">ExpresiónNiv2 → </text:p>
      <text:p text:style-name="P95">{</text:p>
      <text:p text:style-name="P96"><text:tab/>ExpresionNiv3.tsh = ExpresionNiv2.tsh</text:p>
      <text:p text:style-name="P100"><text:span text:style-name="Fuente_20_de_20_párrafo_20_predeter."><text:span text:style-name="T37"><text:tab/>ExpresionNiv3.etqh = ExpresionNiv2.etqh</text:span></text:span></text:p>
      <text:p text:style-name="P96"><text:span text:style-name="Fuente_20_de_20_párrafo_20_predeter."><text:span text:style-name="T22"><text:tab/>ExpresionNiv3.parh = ExpresionNiv2.parh</text:span></text:span><text:span text:style-name="Fuente_20_de_20_párrafo_20_predeter."><text:span text:style-name="T205"> (cuidado, debería ser false si ExpN2Rec no es vacía)</text:span></text:span></text:p>
      <text:p text:style-name="P95">}</text:p>
      <text:p text:style-name="P95">ExpresionNiv3</text:p>
      <text:p text:style-name="P95">{</text:p>
      <text:p text:style-name="P100"><text:span text:style-name="Fuente_20_de_20_párrafo_20_predeter."><text:span text:style-name="T197"><text:tab/></text:span></text:span><text:span text:style-name="Fuente_20_de_20_párrafo_20_predeter."><text:span text:style-name="T198">ExpresionNiv2Rec.tipoh = ExpresiónNiv3.tipo</text:span></text:span></text:p>
      <text:p text:style-name="P94"><text:tab/>ExpresionNiv2Rec.tsh = ExpresionNiv2.tsh</text:p>
      <text:p text:style-name="P96"><text:tab/>ExpresionNiv2Rec.modoh = ExpresionNiv3.modo</text:p>
      <text:p text:style-name="P100"><text:span text:style-name="Fuente_20_de_20_párrafo_20_predeter."><text:span text:style-name="T37"><text:tab/>ExpresionNiv2Rec.etqh = ExpresionNiv3.etq</text:span></text:span></text:p>
      <text:p text:style-name="P100"><text:span text:style-name="Fuente_20_de_20_párrafo_20_predeter."><text:span text:style-name="T37"><text:tab/>ExpresionNiv2Rec.codh = ExpresionNiv3.cod</text:span></text:span></text:p>
      <text:p text:style-name="P95">}</text:p>
      <text:p text:style-name="P95">ExpresiónNiv2Rec</text:p>
      <text:p text:style-name="P95">{</text:p>
      <text:p text:style-name="P96"><text:tab/>ExpresionNiv2.tipo = ExpresiónNiv2Rec.tipo</text:p>
      <text:p text:style-name="P100"><text:span text:style-name="Fuente_20_de_20_párrafo_20_predeter."><text:span text:style-name="T37"><text:tab/>ExpresionNiv2.cod = ExpresionNiv2Rec.cod</text:span></text:span></text:p>
      <text:p text:style-name="P100"><text:span text:style-name="Fuente_20_de_20_párrafo_20_predeter."><text:span text:style-name="T37"><text:tab/>ExpresionNiv2.modo = ExpresionNiv2Rec.modo</text:span></text:span></text:p>
      <text:p text:style-name="P96"><text:span text:style-name="Fuente_20_de_20_párrafo_20_predeter."><text:span text:style-name="T22"><text:tab/>ExpresionNiv2.etq = ExpresionNiv2Rec.etq</text:span></text:span></text:p>
      <text:p text:style-name="P95">}</text:p>
      <text:p text:style-name="P11"><text:span text:style-name="Fuente_20_de_20_párrafo_20_predeter."><text:span text:style-name="T37"/></text:span></text:p>
      <text:p text:style-name="P11"><text:tab/></text:p>
      <text:p text:style-name="P11"/>
      <text:p text:style-name="P10">ExpresiónNiv2Rec → OpNiv2 </text:p>
      <text:p text:style-name="P95">{</text:p>
      <text:p text:style-name="P95"><text:span text:style-name="Fuente_20_de_20_párrafo_20_predeter."><text:span text:style-name="T3"><text:tab/>ExpresionNiv3.tsh = ExpresionNiv2Rec0.tsh</text:span></text:span></text:p>
      <text:p text:style-name="P95"><text:span text:style-name="Fuente_20_de_20_párrafo_20_predeter."><text:span text:style-name="T23"><text:tab/>if (OpNiv2.op == and)</text:span></text:span></text:p>
      <text:p text:style-name="P95"><text:span text:style-name="Fuente_20_de_20_párrafo_20_predeter."><text:span text:style-name="T23"><text:tab/><text:tab/>ExpresionNiv3.etqh = ExpresionNiv2Rec0.etqh + 1</text:span></text:span></text:p>
      <text:p text:style-name="P95"><text:span text:style-name="Fuente_20_de_20_párrafo_20_predeter."><text:span text:style-name="T23"><text:tab/>else</text:span></text:span></text:p>
      <text:p text:style-name="P95"><text:span text:style-name="Fuente_20_de_20_párrafo_20_predeter."><text:span text:style-name="T23"><text:tab/><text:tab/>ExpresionNiv3.etqh = ExpresionNiv2Rec0.etqh</text:span></text:span></text:p>
      <text:p text:style-name="P95"><text:soft-page-break/>}</text:p>
      <text:p text:style-name="P95">ExpresiónNiv3</text:p>
      <text:p text:style-name="P95">{</text:p>
      <text:p text:style-name="P100"><text:span text:style-name="Fuente_20_de_20_párrafo_20_predeter."><text:span text:style-name="T198"><text:tab/>ExpresionNiv2Rec1.tsh = ExpresionNiv2Rec0.tsh</text:span></text:span></text:p>
      <text:p text:style-name="P100"><text:span text:style-name="Fuente_20_de_20_párrafo_20_predeter."><text:span text:style-name="T198"><text:tab/>ExpresionNiv2Rec1.modoh = val</text:span></text:span></text:p>
      <text:p text:style-name="P100"><text:span text:style-name="Fuente_20_de_20_párrafo_20_predeter."><text:span text:style-name="T198"><text:tab/>ExpresionNiv2Rec1.tipoh =</text:span></text:span></text:p>
      <text:p text:style-name="P100"><text:span text:style-name="Fuente_20_de_20_párrafo_20_predeter."><text:span text:style-name="T198"><text:tab/><text:tab/>si (ExpresionNiv2Rec</text:span></text:span><text:span text:style-name="Fuente_20_de_20_párrafo_20_predeter."><text:span text:style-name="T224">o</text:span></text:span><text:span text:style-name="Fuente_20_de_20_párrafo_20_predeter."><text:span text:style-name="T198">.tipoh = </text:span></text:span><text:bookmark-start text:name="__DdeLink__14769_1844718597"/><text:span text:style-name="Fuente_20_de_20_párrafo_20_predeter."><text:span text:style-name="T198">&lt;t:</text:span></text:span><text:bookmark-end text:name="__DdeLink__14769_1844718597"/><text:span text:style-name="Fuente_20_de_20_párrafo_20_predeter."><text:span text:style-name="T198">error</text:span></text:span><text:bookmark-start text:name="__DdeLink__14771_1844718597"/><text:span text:style-name="Fuente_20_de_20_párrafo_20_predeter."><text:span text:style-name="T198">&gt;</text:span></text:span><text:bookmark-end text:name="__DdeLink__14771_1844718597"/><text:span text:style-name="Fuente_20_de_20_párrafo_20_predeter."><text:span text:style-name="T198"> v ExpresionNiv3.tipo = &lt;t:error&gt; v</text:span></text:span></text:p>
      <text:p text:style-name="P100"><text:span text:style-name="Fuente_20_de_20_párrafo_20_predeter."><text:span text:style-name="T198"><text:s text:c="24"/>ExpresionNiv2Rec</text:span></text:span><text:span text:style-name="Fuente_20_de_20_párrafo_20_predeter."><text:span text:style-name="T224">o.</text:span></text:span><text:span text:style-name="Fuente_20_de_20_párrafo_20_predeter."><text:span text:style-name="T198">tipoh = &lt;t:character&gt; v ExpresionNiv3.tipo = &lt;t:character&gt; v</text:span></text:span></text:p>
      <text:p text:style-name="P100"><text:span text:style-name="Fuente_20_de_20_párrafo_20_predeter."><text:span text:style-name="T198"><text:tab/><text:tab/> <text:s text:c="3"/>(ExpresionNiv2Rec</text:span></text:span><text:span text:style-name="Fuente_20_de_20_párrafo_20_predeter."><text:span text:style-name="T224">o</text:span></text:span><text:span text:style-name="Fuente_20_de_20_párrafo_20_predeter."><text:span text:style-name="T198">.tipoh = &lt;t:boolean&gt; ᴧ ExpresionNiv3.tipo =/= &lt;t:boolean&gt; v</text:span></text:span></text:p>
      <text:p text:style-name="P100"><text:span text:style-name="Fuente_20_de_20_párrafo_20_predeter."><text:span text:style-name="T198"><text:tab/><text:tab/> <text:s text:c="3"/>(ExpresionNiv2Rec</text:span></text:span><text:span text:style-name="Fuente_20_de_20_párrafo_20_predeter."><text:span text:style-name="T224">o</text:span></text:span><text:span text:style-name="Fuente_20_de_20_párrafo_20_predeter."><text:span text:style-name="T198">.tipoh =/= &lt;t:boolean&gt; ᴧ ExpresionNiv3.tipo = &lt;t:boolean&gt;))</text:span></text:span></text:p>
      <text:p text:style-name="P94"><text:tab/><text:tab/> <text:s text:c="9"/><text:span text:style-name="Fuente_20_de_20_párrafo_20_predeter.">&lt;t:</text:span>error<text:span text:style-name="Fuente_20_de_20_párrafo_20_predeter.">&gt;</text:span></text:p>
      <text:p text:style-name="P94"><text:tab/><text:tab/>sino case (OpNiv2.op)</text:p>
      <text:p text:style-name="P94"><text:tab/><text:tab/><text:tab/>multiplica,divide:</text:p>
      <text:p text:style-name="P100"><text:span text:style-name="Fuente_20_de_20_párrafo_20_predeter."><text:span text:style-name="T198"><text:tab/><text:tab/><text:tab/> <text:s text:c="8"/>si (ExpresionNiv2Rec</text:span></text:span><text:span text:style-name="Fuente_20_de_20_párrafo_20_predeter."><text:span text:style-name="T224">o</text:span></text:span><text:span text:style-name="Fuente_20_de_20_párrafo_20_predeter."><text:span text:style-name="T198">.tipoh=&lt;t:float&gt; v ExpresionNiv3.tipo = &lt;t:float&gt;)</text:span></text:span></text:p>
      <text:p text:style-name="P94"><text:tab/><text:tab/><text:tab/><text:tab/> <text:s text:c="3"/>float</text:p>
      <text:p text:style-name="P100"><text:span text:style-name="Fuente_20_de_20_párrafo_20_predeter."><text:span text:style-name="T198"><text:tab/><text:tab/><text:tab/> <text:s text:c="8"/>sino si (ExpresionNiv2Rec</text:span></text:span><text:span text:style-name="Fuente_20_de_20_párrafo_20_predeter."><text:span text:style-name="T224">o</text:span></text:span><text:span text:style-name="Fuente_20_de_20_párrafo_20_predeter."><text:span text:style-name="T198">.tipoh = &lt;t:integer&gt; v ExpresionNiv3.tipo = &lt;t:integer&gt;)</text:span></text:span></text:p>
      <text:p text:style-name="P94"><text:tab/><text:tab/><text:tab/><text:tab/><text:tab/><text:span text:style-name="Fuente_20_de_20_párrafo_20_predeter.">&lt;t:</text:span>integer</text:p>
      <text:p text:style-name="P100"><text:span text:style-name="Fuente_20_de_20_párrafo_20_predeter."><text:span text:style-name="T198"><text:tab/><text:tab/><text:tab/> <text:s text:c="8"/>sino si (ExpresionNiv2Rec</text:span></text:span><text:span text:style-name="Fuente_20_de_20_párrafo_20_predeter."><text:span text:style-name="T224">o</text:span></text:span><text:span text:style-name="Fuente_20_de_20_párrafo_20_predeter."><text:span text:style-name="T198">.tipoh = &lt;t:natural&gt; ᴧ ExpresionNiv3.tipo= &lt;t:natural&gt;)</text:span></text:span></text:p>
      <text:p text:style-name="P9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94"><text:tab/><text:tab/><text:tab/> <text:s text:c="8"/>sino <text:span text:style-name="Fuente_20_de_20_párrafo_20_predeter.">&lt;t:</text:span>error<text:span text:style-name="Fuente_20_de_20_párrafo_20_predeter.">&gt;</text:span></text:p>
      <text:p text:style-name="P94"><text:tab/><text:tab/><text:tab/>modulo:</text:p>
      <text:p text:style-name="P9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P100"><text:span text:style-name="Fuente_20_de_20_párrafo_20_predeter."><text:span text:style-name="T198"><text:tab/><text:tab/><text:tab/><text:tab/>(ExpresionNiv2Rec</text:span></text:span><text:span text:style-name="Fuente_20_de_20_párrafo_20_predeter."><text:span text:style-name="T224">o</text:span></text:span><text:span text:style-name="Fuente_20_de_20_párrafo_20_predeter."><text:span text:style-name="T198">.tipoh= &lt;t:natural&gt; v ExpresionNiv2Rec0.tipoh= &lt;t:integer&gt;))<text:tab/></text:span></text:span></text:p>
      <text:p text:style-name="P100"><text:span text:style-name="Fuente_20_de_20_párrafo_20_predeter."><text:span text:style-name="T198"><text:tab/><text:tab/><text:tab/><text:tab/> <text:s text:c="5"/>ExpresionNiv2Rec</text:span></text:span><text:span text:style-name="Fuente_20_de_20_párrafo_20_predeter."><text:span text:style-name="T224">o</text:span></text:span><text:span text:style-name="Fuente_20_de_20_párrafo_20_predeter."><text:span text:style-name="T198">.tipoh</text:span></text:span></text:p>
      <text:p text:style-name="P9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94"><text:tab/><text:tab/><text:tab/>y: <text:s/></text:p>
      <text:p text:style-name="P100"><text:span text:style-name="Fuente_20_de_20_párrafo_20_predeter."><text:span text:style-name="T198"><text:tab/><text:tab/><text:tab/> <text:s text:c="8"/>si (ExpresionNiv2Rec</text:span></text:span><text:span text:style-name="Fuente_20_de_20_párrafo_20_predeter."><text:span text:style-name="T224">o</text:span></text:span><text:span text:style-name="Fuente_20_de_20_párrafo_20_predeter."><text:span text:style-name="T198">.tipoh = &lt;t:boolean&gt; ᴧ ExpresionNiv3.tipo = &lt;t:boolean&gt;)</text:span></text:span></text:p>
      <text:p text:style-name="P9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100"><text:tab/><text:tab/><text:tab/> <text:s text:c="8"/>sino <text:span text:style-name="Fuente_20_de_20_párrafo_20_predeter.">&lt;t:</text:span>error<text:span text:style-name="Fuente_20_de_20_párrafo_20_predeter.">&gt;</text:span></text:p>
      <text:p text:style-name="P100"><text:span text:style-name="Fuente_20_de_20_párrafo_20_predeter."><text:span text:style-name="T37"><text:tab/></text:span></text:span><text:bookmark-start text:name="__DdeLink__28983_213522392"/><text:span text:style-name="Fuente_20_de_20_párrafo_20_predeter."><text:span text:style-name="T37">if (OpNiv2.op == and)</text:span></text:span><text:bookmark-end text:name="__DdeLink__28983_213522392"/></text:p>
      <text:p text:style-name="P100"><text:span text:style-name="Fuente_20_de_20_párrafo_20_predeter."><text:span text:style-name="T37"><text:tab/><text:tab/>ExpresionNiv2Rec1.cod = </text:span></text:span></text:p>
      <text:p text:style-name="P100"><text:span text:style-name="Fuente_20_de_20_párrafo_20_predeter."><text:span text:style-name="T37"><text:tab/><text:tab/><text:tab/>ExpresionNiv2Rec0.codh ||</text:span></text:span></text:p>
      <text:p text:style-name="P100"><text:span text:style-name="Fuente_20_de_20_párrafo_20_predeter."><text:span text:style-name="T37"><text:tab/><text:tab/><text:tab/>ir-f(ExpresionNiv3.etq + 1) ||</text:span></text:span></text:p>
      <text:p text:style-name="P100"><text:span text:style-name="Fuente_20_de_20_párrafo_20_predeter."><text:span text:style-name="T37"><text:tab/><text:tab/><text:tab/>ExpresionNiv3.cod ||</text:span></text:span></text:p>
      <text:p text:style-name="P100"><text:span text:style-name="Fuente_20_de_20_párrafo_20_predeter."><text:span text:style-name="T37"><text:tab/><text:tab/><text:tab/>ir-a(ExpresionNiv3.etq + 2) ||</text:span></text:span></text:p>
      <text:p text:style-name="P100"><text:span text:style-name="Fuente_20_de_20_párrafo_20_predeter."><text:span text:style-name="T37"><text:tab/><text:tab/><text:tab/>apila(0)</text:span></text:span></text:p>
      <text:p text:style-name="P100"><text:span text:style-name="Fuente_20_de_20_párrafo_20_predeter."><text:span text:style-name="T37"><text:tab/><text:tab/>ExpresionNiv2Rec1.etqh = ExpresionNiv3.etq + 2</text:span></text:span></text:p>
      <text:p text:style-name="P100"><text:span text:style-name="Fuente_20_de_20_párrafo_20_predeter."><text:span text:style-name="T37"/></text:span></text:p>
      <text:p text:style-name="P100"><text:span text:style-name="Fuente_20_de_20_párrafo_20_predeter."><text:span text:style-name="T37"><text:tab/>else:</text:span></text:span></text:p>
      <text:p text:style-name="P100"><text:span text:style-name="Fuente_20_de_20_párrafo_20_predeter."><text:span text:style-name="T37"><text:tab/><text:tab/>ExpresionNiv2Rec1.cod = </text:span></text:span></text:p>
      <text:p text:style-name="P100"><text:span text:style-name="Fuente_20_de_20_párrafo_20_predeter."><text:span text:style-name="T37"><text:tab/><text:tab/><text:tab/>ExpresionNiv2Rec0.codh ||</text:span></text:span></text:p>
      <text:p text:style-name="P100"><text:span text:style-name="Fuente_20_de_20_párrafo_20_predeter."><text:span text:style-name="T37"><text:tab/><text:tab/><text:tab/>ExpresionNiv3.cod ||</text:span></text:span></text:p>
      <text:p text:style-name="P100"><text:span text:style-name="Fuente_20_de_20_párrafo_20_predeter."><text:span text:style-name="T37"><text:tab/><text:tab/><text:tab/>case (OpNiv2.op)</text:span></text:span></text:p>
      <text:p text:style-name="P100"><text:span text:style-name="Fuente_20_de_20_párrafo_20_predeter."><text:span text:style-name="T37"><text:tab/><text:tab/><text:tab/><text:tab/>Multiplica: mul</text:span></text:span></text:p>
      <text:p text:style-name="P100"><text:span text:style-name="Fuente_20_de_20_párrafo_20_predeter."><text:span text:style-name="T37"><text:tab/><text:tab/><text:tab/><text:tab/>Divide: div</text:span></text:span></text:p>
      <text:p text:style-name="P100"><text:span text:style-name="Fuente_20_de_20_párrafo_20_predeter."><text:span text:style-name="T37"><text:tab/><text:tab/><text:tab/><text:tab/>Modulo: Mod</text:span></text:span></text:p>
      <text:p text:style-name="P95"><text:span text:style-name="Fuente_20_de_20_párrafo_20_predeter."><text:span text:style-name="T23"><text:tab/><text:tab/>ExpresionNiv3Rec1.etqh = ExpresionNiv3.etq + 1</text:span></text:span></text:p>
      <text:p text:style-name="P95"><text:span text:style-name="Fuente_20_de_20_párrafo_20_predeter."><text:span text:style-name="T3"/></text:span></text:p>
      <text:p text:style-name="P95">}</text:p>
      <text:p text:style-name="P95">ExpresiónNiv2Rec</text:p>
      <text:p text:style-name="P95">{</text:p>
      <text:p text:style-name="P95"><text:span text:style-name="Fuente_20_de_20_párrafo_20_predeter."><text:span text:style-name="T3"><text:tab/>ExpresionNiv2Rec0.tipo = ExpresionNiv2Rec1.tipo</text:span></text:span></text:p>
      <text:p text:style-name="P100"><text:span text:style-name="Fuente_20_de_20_párrafo_20_predeter."><text:span text:style-name="T37"><text:tab/>ExpresionNiv2Rec0.cod = ExpresionNiv2Rec1.cod</text:span></text:span></text:p>
      <text:p text:style-name="P100"><text:span text:style-name="Fuente_20_de_20_párrafo_20_predeter."><text:span text:style-name="T37"><text:tab/>ExpresionNiv2Rec0.modo = ExpresionNiv2Rec1.modo</text:span></text:span></text:p>
      <text:p text:style-name="P95"><text:span text:style-name="Fuente_20_de_20_párrafo_20_predeter."><text:span text:style-name="T23"><text:tab/>ExpresionNiv2Rec0.etq = ExpresionNiv2Rec1.etq</text:span></text:span></text:p>
      <text:p text:style-name="P95">}</text:p>
      <text:p text:style-name="P11"/>
      <text:p text:style-name="P10">ExpresiónNiv2Rec → λ</text:p>
      <text:p text:style-name="P95">{</text:p>
      <text:p text:style-name="P94"><text:soft-page-break/><text:tab/>ExpresionNiv2Rec.tipo = ExpresionNiv2Rec.tipoh</text:p>
      <text:p text:style-name="P94"><text:tab/>ExpresionNiv2Rec.modo = ExpresionNiv2Rec.modh</text:p>
      <text:p text:style-name="P100"><text:span text:style-name="Fuente_20_de_20_párrafo_20_predeter."><text:span text:style-name="T37"><text:tab/>ExpresionNiv2Rec.cod = ExpresionNiv2Rec.codh</text:span></text:span></text:p>
      <text:p text:style-name="P78"><text:span text:style-name="Fuente_20_de_20_párrafo_20_predeter."><text:span text:style-name="T22"><text:tab/>ExpresionNiv2Rec.etq = ExpresionNiv2Rec.etqh</text:span></text:span></text:p>
      <text:p text:style-name="P78"><text:span text:style-name="Fuente_20_de_20_párrafo_20_predeter."><text:span text:style-name="T31">}</text:span></text:span></text:p>
      <text:p text:style-name="P24"/>
      <text:p text:style-name="P10">ExpresionNiv3 → </text:p>
      <text:p text:style-name="P95">{</text:p>
      <text:p text:style-name="P95"><text:span text:style-name="Fuente_20_de_20_párrafo_20_predeter."><text:span text:style-name="T3"><text:tab/>ExpresiónNiv4.tsh = ExpresiónNiv3.tsh</text:span></text:span></text:p>
      <text:p text:style-name="P100"><text:span text:style-name="Fuente_20_de_20_párrafo_20_predeter."><text:span text:style-name="T37"><text:tab/>ExpresionNiv4.etqh = ExpresionNiv3.etqh</text:span></text:span></text:p>
      <text:p text:style-name="P95"><text:span text:style-name="Fuente_20_de_20_párrafo_20_predeter."><text:span text:style-name="T23"><text:tab/>ExpresionNiv4.parh = ExpresionNiv3.h </text:span></text:span><text:span text:style-name="Fuente_20_de_20_párrafo_20_predeter."><text:span text:style-name="T204">(debería ser false si ExpresionNiv3Fact no es vacio)</text:span></text:span></text:p>
      <text:p text:style-name="P95">}</text:p>
      <text:p text:style-name="P95">ExpresionNiv4</text:p>
      <text:p text:style-name="P95">{</text:p>
      <text:p text:style-name="P94"><text:tab/>ExpresiónNiv3Fact.tsh = ExpresiónNiv3.tsh</text:p>
      <text:p text:style-name="P96"><text:tab/>ExpresionNiv3Fact.tipoh = ExpresiónNiv4.tipo</text:p>
      <text:p text:style-name="P96"><text:tab/>ExpresionNiv3Fact.modoh = ExpresionNiv4.modo</text:p>
      <text:p text:style-name="P100"><text:span text:style-name="Fuente_20_de_20_párrafo_20_predeter."><text:span text:style-name="T37"><text:tab/>ExpresionNiv3Fact.codh = ExpresionNiv4.cod</text:span></text:span></text:p>
      <text:p text:style-name="P100"><text:span text:style-name="Fuente_20_de_20_párrafo_20_predeter."><text:span text:style-name="T37"><text:tab/>Expresionniv3Fact.etqh = ExpresionNiv4.etq</text:span></text:span></text:p>
      <text:p text:style-name="P95">}</text:p>
      <text:p text:style-name="P95">ExpresionNiv3Fact</text:p>
      <text:p text:style-name="P95">{</text:p>
      <text:p text:style-name="P96"><text:tab/>ExpresionNiv3.tipo = ExpresionNiv3Fact.tipo</text:p>
      <text:p text:style-name="P100"><text:span text:style-name="Fuente_20_de_20_párrafo_20_predeter."><text:span text:style-name="T37"><text:tab/>ExpresionNiv3.etq = ExpresionNiv3Fact.etq</text:span></text:span></text:p>
      <text:p text:style-name="P96"><text:span text:style-name="Fuente_20_de_20_párrafo_20_predeter."><text:span text:style-name="T22"><text:tab/>ExpresionNiv3.cod = ExpresionNiv3Fact.cod</text:span></text:span></text:p>
      <text:p text:style-name="P95">}</text:p>
      <text:p text:style-name="P38"><text:span text:style-name="Fuente_20_de_20_párrafo_20_predeter."><text:span text:style-name="T197"><text:tab/></text:span></text:span></text:p>
      <text:p text:style-name="P11"/>
      <text:p text:style-name="P11"/>
      <text:p text:style-name="P10">ExpresionNiv3Fact → OpNiv3 </text:p>
      <text:p text:style-name="P95">{</text:p>
      <text:p text:style-name="P95"><text:span text:style-name="Fuente_20_de_20_párrafo_20_predeter."><text:span text:style-name="T3"><text:tab/>ExpresiónNiv3.tsh = ExpresiónNiv3Fact.tsh</text:span></text:span></text:p>
      <text:p text:style-name="P38"><text:span text:style-name="Fuente_20_de_20_párrafo_20_predeter."><text:span text:style-name="T37"><text:tab/><text:tab/>ExpresionNiv3.etqh = ExpresionNiv3Fact.etqh</text:span></text:span></text:p>
      <text:p text:style-name="P95"><text:span text:style-name="Fuente_20_de_20_párrafo_20_predeter."><text:span text:style-name="T23"><text:tab/>ExpresionNiv3.parh = false</text:span></text:span></text:p>
      <text:p text:style-name="P95">}</text:p>
      <text:p text:style-name="P95">ExpresiónNiv3</text:p>
      <text:p text:style-name="P95">{</text:p>
      <text:p text:style-name="P100"><text:span text:style-name="Fuente_20_de_20_párrafo_20_predeter."><text:span text:style-name="T198"><text:tab/>ExpresionNiv3Fact.modo = val</text:span></text:span></text:p>
      <text:p text:style-name="P100"><text:span text:style-name="Fuente_20_de_20_párrafo_20_predeter."><text:span text:style-name="T197"><text:tab/></text:span></text:span><text:span text:style-name="Fuente_20_de_20_párrafo_20_predeter."><text:span text:style-name="T198">ExpresionNiv3Fact.tipo =</text:span></text:span></text:p>
      <text:p text:style-name="P94"><text:tab/><text:tab/>si (ExpresionNiv3Fact.tipoh = &lt;t:error&gt; v ExpresionNiv3.tipo = &lt;t:error&gt; v</text:p>
      <text:p text:style-name="P94"><text:s text:c="33"/>ExpresionNiv3Fact.tipoh =/= &lt;t:natural&gt; v ExpresionNiv3.tipo =/= &lt;t:natural&gt;)</text:p>
      <text:p text:style-name="P94"><text:tab/><text:tab/> <text:s text:c="6"/>&lt;t:error&gt;</text:p>
      <text:p text:style-name="P96"><text:tab/><text:tab/>sino &lt;t:natural&gt;</text:p>
      <text:p text:style-name="P38"><text:span text:style-name="Fuente_20_de_20_párrafo_20_predeter."><text:span text:style-name="T37"><text:tab/><text:tab/>ExpresionNiv3Fact.cod =</text:span></text:span></text:p>
      <text:p text:style-name="P38"><text:span text:style-name="Fuente_20_de_20_párrafo_20_predeter."><text:span text:style-name="T37"><text:tab/><text:tab/><text:tab/>case (OpNiv3.op)</text:span></text:span></text:p>
      <text:p text:style-name="P38"><text:span text:style-name="Fuente_20_de_20_párrafo_20_predeter."><text:span text:style-name="T37"><text:tab/><text:tab/><text:tab/><text:tab/>shl: ExpresionNiv3Fact.codh || ExpresionNiv3.cod || shl</text:span></text:span></text:p>
      <text:p text:style-name="P38"><text:span text:style-name="Fuente_20_de_20_párrafo_20_predeter."><text:span text:style-name="T37"><text:tab/><text:tab/><text:tab/><text:tab/>shr: ExpresionNiv3Fact.codh || ExpresionNiv3.cod || shr</text:span></text:span></text:p>
      <text:p text:style-name="P38"><text:span text:style-name="Fuente_20_de_20_párrafo_20_predeter."><text:span text:style-name="T37"><text:tab/><text:tab/>ExpresionNiv3Fact.modo=val</text:span></text:span></text:p>
      <text:p text:style-name="P96"><text:span text:style-name="Fuente_20_de_20_párrafo_20_predeter."><text:span text:style-name="T22"><text:tab/>ExpresionNiv3Fact.etq = ExpresionNiv3.etq + 1</text:span></text:span></text:p>
      <text:p text:style-name="P95">}</text:p>
      <text:p text:style-name="P38"><text:span text:style-name="Fuente_20_de_20_párrafo_20_predeter."><text:span text:style-name="T197"><text:tab/></text:span></text:span><text:bookmark-start text:name="__DdeLink__29002_213522392"/><text:bookmark-end text:name="__DdeLink__29002_213522392"/></text:p>
      <text:p text:style-name="P11"><text:span text:style-name="Fuente_20_de_20_párrafo_20_predeter."><text:span text:style-name="T198"/></text:span></text:p>
      <text:p text:style-name="P10">ExpresionNiv3Fact → λ</text:p>
      <text:p text:style-name="P95">{</text:p>
      <text:p text:style-name="P97"><text:span text:style-name="Fuente_20_de_20_párrafo_20_predeter."><text:span text:style-name="T226"><text:tab/></text:span></text:span><text:span text:style-name="Fuente_20_de_20_párrafo_20_predeter."><text:span text:style-name="T227">ExpresionNiv3Fact.tipo = ExpresionNiv3Fact.tipoh</text:span></text:span></text:p>
      <text:p text:style-name="P100"><text:span text:style-name="Fuente_20_de_20_párrafo_20_predeter."><text:span text:style-name="T227"><text:tab/>ExpresionNiv3Fact.modo = ExpresionNiv3Fact.modoh</text:span></text:span></text:p>
      <text:p text:style-name="P38"><text:span text:style-name="Fuente_20_de_20_párrafo_20_predeter."><text:span text:style-name="T37"><text:tab/><text:tab/>ExpresionNiv3Fact.cod = {}</text:span></text:span></text:p>
      <text:p text:style-name="P97"><text:span text:style-name="Fuente_20_de_20_párrafo_20_predeter."><text:span text:style-name="T37"><text:tab/>ExpresionNiv3Fact.etq = ExpresionNiv3Fact.etqh</text:span></text:span></text:p>
      <text:p text:style-name="P97"><text:span text:style-name="Fuente_20_de_20_párrafo_20_predeter."><text:span text:style-name="T226">}</text:span></text:span></text:p>
      <text:p text:style-name="P24"/>
      <text:p text:style-name="P24"><text:soft-page-break/></text:p>
      <text:p text:style-name="P25">ExpresiónNiv4 → OpNiv4 </text:p>
      <text:p text:style-name="P77">{</text:p>
      <text:p text:style-name="P38"><text:span text:style-name="Fuente_20_de_20_párrafo_20_predeter."><text:span text:style-name="T227"><text:tab/><text:tab/>ExpresionNiv41.tsh = ExpresionNiv4o.tsh</text:span></text:span></text:p>
      <text:p text:style-name="P38"><text:span text:style-name="Fuente_20_de_20_párrafo_20_predeter."><text:span text:style-name="T227"><text:tab/><text:tab/>ExpresionNiv41.modo = val</text:span></text:span></text:p>
      <text:p text:style-name="P38"><text:span text:style-name="Fuente_20_de_20_párrafo_20_predeter."><text:span text:style-name="T227"><text:tab/><text:tab/>ExpresionNiv41.etqh = ExpresionNiv4.etqh</text:span></text:span></text:p>
      <text:p text:style-name="P38"><text:span text:style-name="Fuente_20_de_20_párrafo_20_predeter."><text:span text:style-name="T227"><text:tab/><text:tab/>ExpresionNiv41.parh = false</text:span></text:span></text:p>
      <text:p text:style-name="P77">}</text:p>
      <text:p text:style-name="P77">ExpresiónNiv4</text:p>
      <text:p text:style-name="P77">{</text:p>
      <text:p text:style-name="P75"><text:tab/>ExpresionNiv40.etq <text:s/>= ExpresionNiv41.etq + 1</text:p>
      <text:p text:style-name="P38"><text:span text:style-name="Fuente_20_de_20_párrafo_20_predeter."><text:span text:style-name="T227"><text:tab/><text:tab/>ExpresionNiv40.tipo =</text:span></text:span></text:p>
      <text:p text:style-name="P38"><text:span text:style-name="Fuente_20_de_20_párrafo_20_predeter."><text:span text:style-name="T227"><text:tab/><text:tab/><text:tab/>si (ExpresionNiv4</text:span></text:span><text:span text:style-name="Fuente_20_de_20_párrafo_20_predeter."><text:span text:style-name="T229">1</text:span></text:span><text:span text:style-name="Fuente_20_de_20_párrafo_20_predeter."><text:span text:style-name="T227">.tipo = </text:span></text:span><text:span text:style-name="Fuente_20_de_20_párrafo_20_predeter."><text:span text:style-name="T232">&lt;t:error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 <text:s text:c="9"/></text:span></text:span><text:span text:style-name="Fuente_20_de_20_párrafo_20_predeter."><text:span text:style-name="T232">&lt;t:error&gt;</text:span></text:span></text:p>
      <text:p text:style-name="P24"><text:tab/><text:tab/><text:tab/>sino case (OpNiv4.op)</text:p>
      <text:p text:style-name="P24"><text:tab/><text:tab/><text:tab/><text:tab/>no:</text:p>
      <text:p text:style-name="P38"><text:span text:style-name="Fuente_20_de_20_párrafo_20_predeter."><text:span text:style-name="T227"><text:tab/><text:tab/><text:tab/><text:tab/> <text:s text:c="8"/>si (ExpresionNiv4</text:span></text:span><text:span text:style-name="Fuente_20_de_20_párrafo_20_predeter."><text:span text:style-name="T229">1</text:span></text:span><text:span text:style-name="Fuente_20_de_20_párrafo_20_predeter."><text:span text:style-name="T227">.tipo=</text:span></text:span><text:span text:style-name="Fuente_20_de_20_párrafo_20_predeter."><text:span text:style-name="T232">&lt;t:boolean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text:tab/><text:tab/> </text:span></text:span><text:span text:style-name="Fuente_20_de_20_párrafo_20_predeter."><text:span text:style-name="T232"><text:s text:c="3"/>&lt;t:boolean&gt;</text:span></text:span></text:p>
      <text:p text:style-name="P38"><text:span text:style-name="Fuente_20_de_20_párrafo_20_predeter."><text:span text:style-name="T227"><text:tab/><text:tab/><text:tab/><text:tab/> <text:s text:c="8"/>sino <text:s text:c="2"/></text:span></text:span><text:span text:style-name="Fuente_20_de_20_párrafo_20_predeter."><text:span text:style-name="T232">&lt;t:error&gt;</text:span></text:span></text:p>
      <text:p text:style-name="P24"><text:tab/><text:tab/><text:tab/><text:tab/>menos:</text:p>
      <text:p text:style-name="P38"><text:span text:style-name="Fuente_20_de_20_párrafo_20_predeter."><text:span text:style-name="T227"><text:tab/><text:tab/><text:tab/> <text:s text:c="8"/><text:tab/>si (ExpresionNiv4</text:span></text:span><text:span text:style-name="Fuente_20_de_20_párrafo_20_predeter."><text:span text:style-name="T229">1</text:span></text:span><text:span text:style-name="Fuente_20_de_20_párrafo_20_predeter."><text:span text:style-name="T227">.tipo=&lt;</text:span></text:span><text:span text:style-name="Fuente_20_de_20_párrafo_20_predeter."><text:span text:style-name="T232">t:float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text:tab/> <text:s text:c="3"/></text:span></text:span><text:span text:style-name="Fuente_20_de_20_párrafo_20_predeter."><text:span text:style-name="T232">&lt;t:float&gt;</text:span></text:span></text:p>
      <text:p text:style-name="P38"><text:span text:style-name="Fuente_20_de_20_párrafo_20_predeter."><text:span text:style-name="T227"><text:tab/><text:tab/><text:tab/><text:tab/> <text:s text:c="8"/>sino si (ExpresionNiv4</text:span></text:span><text:span text:style-name="Fuente_20_de_20_párrafo_20_predeter."><text:span text:style-name="T229">1</text:span></text:span><text:span text:style-name="Fuente_20_de_20_párrafo_20_predeter."><text:span text:style-name="T227">.tipo=</text:span></text:span><text:span text:style-name="Fuente_20_de_20_párrafo_20_predeter."><text:span text:style-name="T232">&lt;t:integer</text:span></text:span><text:span text:style-name="Fuente_20_de_20_párrafo_20_predeter."><text:span text:style-name="T227">&gt; v ExpresionNiv4</text:span></text:span><text:span text:style-name="Fuente_20_de_20_párrafo_20_predeter."><text:span text:style-name="T229">1</text:span></text:span><text:span text:style-name="Fuente_20_de_20_párrafo_20_predeter."><text:span text:style-name="T227">.tipo = </text:span></text:span><text:span text:style-name="Fuente_20_de_20_párrafo_20_predeter."><text:span text:style-name="T232">&lt;t:natural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text:tab/><text:tab/></text:span></text:span><text:span text:style-name="Fuente_20_de_20_párrafo_20_predeter."><text:span text:style-name="T232">&lt;t:integer&gt;</text:span></text:span></text:p>
      <text:p text:style-name="P38"><text:span text:style-name="Fuente_20_de_20_párrafo_20_predeter."><text:span text:style-name="T227"><text:tab/><text:tab/><text:tab/><text:tab/> <text:s text:c="8"/>sino </text:span></text:span><text:span text:style-name="Fuente_20_de_20_párrafo_20_predeter."><text:span text:style-name="T232">&lt;t:error&gt;</text:span></text:span></text:p>
      <text:p text:style-name="P38"><text:span text:style-name="Fuente_20_de_20_párrafo_20_predeter."><text:span text:style-name="T227"><text:tab/><text:tab/><text:tab/><text:tab/></text:span></text:span><text:span text:style-name="Fuente_20_de_20_párrafo_20_predeter."><text:span text:style-name="T228">cast-float:</text:span></text:span></text:p>
      <text:p text:style-name="P38"><text:span text:style-name="Fuente_20_de_20_párrafo_20_predeter."><text:span text:style-name="T228"><text:tab/><text:tab/><text:tab/><text:tab/> <text:s text:c="8"/>si (ExpresionNiv4</text:span></text:span><text:span text:style-name="Fuente_20_de_20_párrafo_20_predeter."><text:span text:style-name="T230">1</text:span></text:span><text:span text:style-name="Fuente_20_de_20_párrafo_20_predeter."><text:span text:style-name="T228">.tipo=/= </text:span></text:span><text:span text:style-name="Fuente_20_de_20_párrafo_20_predeter."><text:span text:style-name="T233">&lt;t:boolean&gt;</text:span></text:span><text:span text:style-name="Fuente_20_de_20_párrafo_20_predeter."><text:span text:style-name="T228">)</text:span></text:span></text:p>
      <text:p text:style-name="P38"><text:span text:style-name="Fuente_20_de_20_párrafo_20_predeter."><text:span text:style-name="T228"><text:tab/><text:tab/><text:tab/><text:tab/><text:tab/> <text:s/></text:span></text:span><text:span text:style-name="Fuente_20_de_20_párrafo_20_predeter."><text:span text:style-name="T233"><text:s text:c="2"/>&lt;t:float&gt;</text:span></text:span></text:p>
      <text:p text:style-name="P38"><text:span text:style-name="Fuente_20_de_20_párrafo_20_predeter."><text:span text:style-name="T228"><text:tab/><text:tab/><text:tab/><text:tab/> <text:s text:c="8"/></text:span></text:span><text:span text:style-name="Fuente_20_de_20_párrafo_20_predeter."><text:span text:style-name="T227">sino </text:span></text:span><text:span text:style-name="Fuente_20_de_20_párrafo_20_predeter."><text:span text:style-name="T232">&lt;t:error&gt;</text:span></text:span></text:p>
      <text:p text:style-name="P24"><text:tab/><text:tab/><text:tab/><text:tab/>cast-int:</text:p>
      <text:p text:style-name="P38"><text:span text:style-name="Fuente_20_de_20_párrafo_20_predeter."><text:span text:style-name="T227"><text:tab/><text:tab/><text:tab/><text:tab/> <text:s text:c="8"/>si (ExpresionNiv4</text:span></text:span><text:span text:style-name="Fuente_20_de_20_párrafo_20_predeter."><text:span text:style-name="T229">1</text:span></text:span><text:span text:style-name="Fuente_20_de_20_párrafo_20_predeter."><text:span text:style-name="T227">.tipo=/= </text:span></text:span><text:span text:style-name="Fuente_20_de_20_párrafo_20_predeter."><text:span text:style-name="T232">&lt;t:boolean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text:tab/> <text:s text:c="2"/></text:span></text:span><text:span text:style-name="Fuente_20_de_20_párrafo_20_predeter."><text:span text:style-name="T232"><text:s/>&lt;t:integer&gt;</text:span></text:span></text:p>
      <text:p text:style-name="P38"><text:span text:style-name="Fuente_20_de_20_párrafo_20_predeter."><text:span text:style-name="T227"><text:tab/><text:tab/><text:tab/><text:tab/> <text:s text:c="8"/>sino </text:span></text:span><text:span text:style-name="Fuente_20_de_20_párrafo_20_predeter."><text:span text:style-name="T232">&lt;t:error&gt;</text:span></text:span></text:p>
      <text:p text:style-name="P24"><text:tab/><text:tab/><text:tab/><text:tab/>cast-nat:</text:p>
      <text:p text:style-name="P38"><text:span text:style-name="Fuente_20_de_20_párrafo_20_predeter."><text:span text:style-name="T227"><text:tab/><text:tab/><text:tab/> <text:s text:c="2"/><text:tab/> <text:s text:c="8"/>si (ExpresionNiv4</text:span></text:span><text:span text:style-name="Fuente_20_de_20_párrafo_20_predeter."><text:span text:style-name="T229">1</text:span></text:span><text:span text:style-name="Fuente_20_de_20_párrafo_20_predeter."><text:span text:style-name="T227">.tipo=</text:span></text:span><text:span text:style-name="Fuente_20_de_20_párrafo_20_predeter."><text:span text:style-name="T232">&lt;t:natural&gt;</text:span></text:span><text:span text:style-name="Fuente_20_de_20_párrafo_20_predeter."><text:span text:style-name="T227"> v ExpresionNiv4</text:span></text:span><text:span text:style-name="Fuente_20_de_20_párrafo_20_predeter."><text:span text:style-name="T229">1</text:span></text:span><text:span text:style-name="Fuente_20_de_20_párrafo_20_predeter."><text:span text:style-name="T227">.tipo=&lt;</text:span></text:span><text:span text:style-name="Fuente_20_de_20_párrafo_20_predeter."><text:span text:style-name="T232">t:character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text:tab/></text:span></text:span><text:span text:style-name="Fuente_20_de_20_párrafo_20_predeter."><text:span text:style-name="T232"> <text:s text:c="2"/>&lt;t:natural&gt;</text:span></text:span></text:p>
      <text:p text:style-name="P38"><text:span text:style-name="Fuente_20_de_20_párrafo_20_predeter."><text:span text:style-name="T227"><text:tab/><text:tab/><text:tab/><text:tab/> <text:s text:c="8"/>sino </text:span></text:span><text:span text:style-name="Fuente_20_de_20_párrafo_20_predeter."><text:span text:style-name="T232">&lt;t:error&gt;</text:span></text:span></text:p>
      <text:p text:style-name="P24"><text:tab/><text:tab/><text:tab/><text:tab/>cast-char:</text:p>
      <text:p text:style-name="P38"><text:span text:style-name="Fuente_20_de_20_párrafo_20_predeter."><text:span text:style-name="T227"><text:tab/><text:tab/><text:tab/><text:tab/> <text:s text:c="8"/>si (ExpresionNiv4</text:span></text:span><text:span text:style-name="Fuente_20_de_20_párrafo_20_predeter."><text:span text:style-name="T229">1</text:span></text:span><text:span text:style-name="Fuente_20_de_20_párrafo_20_predeter."><text:span text:style-name="T227">.tipo=</text:span></text:span><text:span text:style-name="Fuente_20_de_20_párrafo_20_predeter."><text:span text:style-name="T232">&lt;t:natural&gt;</text:span></text:span><text:span text:style-name="Fuente_20_de_20_párrafo_20_predeter."><text:span text:style-name="T227"> v ExpresionNiv4</text:span></text:span><text:span text:style-name="Fuente_20_de_20_párrafo_20_predeter."><text:span text:style-name="T229">1</text:span></text:span><text:span text:style-name="Fuente_20_de_20_párrafo_20_predeter."><text:span text:style-name="T227">.tipo=</text:span></text:span><text:span text:style-name="Fuente_20_de_20_párrafo_20_predeter."><text:span text:style-name="T232">&lt;t:character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text:tab/> <text:s/></text:span></text:span><text:span text:style-name="Fuente_20_de_20_párrafo_20_predeter."><text:span text:style-name="T232"><text:s/>&lt;t:character&gt;</text:span></text:span></text:p>
      <text:p text:style-name="P38"><text:span text:style-name="Fuente_20_de_20_párrafo_20_predeter."><text:span text:style-name="T227"><text:tab/><text:tab/><text:tab/><text:tab/> <text:s text:c="8"/>sino </text:span></text:span><text:span text:style-name="Fuente_20_de_20_párrafo_20_predeter."><text:span text:style-name="T232">&lt;t:error&gt;</text:span></text:span></text:p>
      <text:p text:style-name="P38"><text:span text:style-name="Fuente_20_de_20_párrafo_20_predeter."><text:span text:style-name="T232"><text:tab/><text:tab/>ExpresionNiv40.cod =</text:span></text:span></text:p>
      <text:p text:style-name="P38"><text:span text:style-name="Fuente_20_de_20_párrafo_20_predeter."><text:span text:style-name="T232"><text:tab/><text:tab/><text:tab/>case (OpNiv4.op)</text:span></text:span></text:p>
      <text:p text:style-name="P38"><text:span text:style-name="Fuente_20_de_20_párrafo_20_predeter."><text:span text:style-name="T232"><text:tab/><text:tab/><text:tab/><text:tab/>no:</text:span></text:span></text:p>
      <text:p text:style-name="P38"><text:span text:style-name="Fuente_20_de_20_párrafo_20_predeter."><text:span text:style-name="T232"><text:tab/><text:tab/><text:tab/><text:tab/><text:tab/>ExpresionNiv41.cod || no</text:span></text:span></text:p>
      <text:p text:style-name="P38"><text:span text:style-name="Fuente_20_de_20_párrafo_20_predeter."><text:span text:style-name="T232"><text:tab/><text:tab/><text:tab/><text:tab/>negativo:</text:span></text:span></text:p>
      <text:p text:style-name="P38"><text:span text:style-name="Fuente_20_de_20_párrafo_20_predeter."><text:span text:style-name="T232"><text:tab/><text:tab/><text:tab/><text:tab/><text:tab/>ExpresionNiv41.cod || negativo</text:span></text:span></text:p>
      <text:p text:style-name="P38"><text:span text:style-name="Fuente_20_de_20_párrafo_20_predeter."><text:span text:style-name="T232"><text:tab/><text:tab/><text:tab/><text:tab/>cast-float:</text:span></text:span></text:p>
      <text:p text:style-name="P38"><text:span text:style-name="Fuente_20_de_20_párrafo_20_predeter."><text:span text:style-name="T232"><text:tab/><text:tab/><text:tab/><text:tab/><text:tab/>ExpresionNiv41.cod || CastFloat</text:span></text:span></text:p>
      <text:p text:style-name="P38"><text:span text:style-name="Fuente_20_de_20_párrafo_20_predeter."><text:span text:style-name="T232"><text:tab/><text:tab/><text:tab/><text:tab/>cast-int:</text:span></text:span></text:p>
      <text:p text:style-name="P38"><text:span text:style-name="Fuente_20_de_20_párrafo_20_predeter."><text:span text:style-name="T232"><text:tab/><text:tab/><text:tab/><text:tab/><text:tab/>ExpresionNiv41.cod || CastInt</text:span></text:span></text:p>
      <text:p text:style-name="P38"><text:span text:style-name="Fuente_20_de_20_párrafo_20_predeter."><text:span text:style-name="T232"><text:tab/><text:tab/><text:tab/><text:tab/>cast-nat:</text:span></text:span></text:p>
      <text:p text:style-name="P38"><text:span text:style-name="Fuente_20_de_20_párrafo_20_predeter."><text:span text:style-name="T232"><text:tab/><text:tab/><text:tab/><text:tab/><text:tab/>ExpresionNiv41.cod || CastNat</text:span></text:span></text:p>
      <text:p text:style-name="P38"><text:span text:style-name="Fuente_20_de_20_párrafo_20_predeter."><text:span text:style-name="T232"><text:tab/><text:tab/><text:tab/><text:tab/>cast-char:</text:span></text:span></text:p>
      <text:p text:style-name="P38"><text:span text:style-name="Fuente_20_de_20_párrafo_20_predeter."><text:span text:style-name="T232"><text:tab/><text:tab/><text:tab/><text:tab/><text:tab/>ExpresionNiv41.cod || CastChar</text:span></text:span></text:p>
      <text:p text:style-name="P77">}</text:p>
      <text:p text:style-name="P25">ExpresiónNiv4 → '|'</text:p>
      <text:p text:style-name="P77"><text:soft-page-break/>{</text:p>
      <text:p text:style-name="P75"><text:tab/>Expresion.tsh = ExpresionNiv4.tsh</text:p>
      <text:p text:style-name="P75"><text:tab/>Expresion.etqh <text:s text:c="4"/>= ExpresionNiv4.etqh</text:p>
      <text:p text:style-name="P75"><text:tab/>Expresion.parh <text:s text:c="4"/>= false</text:p>
      <text:p text:style-name="P77">}</text:p>
      <text:p text:style-name="P77">Expresión '|'</text:p>
      <text:p text:style-name="P77">{</text:p>
      <text:p text:style-name="P38"><text:span text:style-name="Fuente_20_de_20_párrafo_20_predeter."><text:span text:style-name="T226"><text:tab/><text:tab/></text:span></text:span><text:span text:style-name="Fuente_20_de_20_párrafo_20_predeter."><text:span text:style-name="T227">ExpresionNiv4.tipo =</text:span></text:span></text:p>
      <text:p text:style-name="P38"><text:span text:style-name="Fuente_20_de_20_párrafo_20_predeter."><text:span text:style-name="T227"><text:tab/><text:tab/><text:tab/>si (Expresion.tipo =</text:span></text:span><text:span text:style-name="Fuente_20_de_20_párrafo_20_predeter."><text:span text:style-name="T232"> &lt;t:error&gt;</text:span></text:span><text:span text:style-name="Fuente_20_de_20_párrafo_20_predeter."><text:span text:style-name="T227"> v Expresion.tipo=</text:span></text:span><text:span text:style-name="Fuente_20_de_20_párrafo_20_predeter."><text:span text:style-name="T232">&lt;t:boolean&gt;</text:span></text:span><text:span text:style-name="Fuente_20_de_20_párrafo_20_predeter."><text:span text:style-name="T227"> v Expresion.tipo=</text:span></text:span><text:span text:style-name="Fuente_20_de_20_párrafo_20_predeter."><text:span text:style-name="T232">&lt;t:character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/text:span></text:span><text:span text:style-name="Fuente_20_de_20_párrafo_20_predeter."><text:span text:style-name="T232"><text:tab/> <text:s text:c="9"/><text:tab/>&lt;t:error&gt;</text:span></text:span></text:p>
      <text:p text:style-name="P38"><text:span text:style-name="Fuente_20_de_20_párrafo_20_predeter."><text:span text:style-name="T227"><text:tab/><text:tab/><text:tab/>sino si (Expresion.tipo = </text:span></text:span><text:span text:style-name="Fuente_20_de_20_párrafo_20_predeter."><text:span text:style-name="T232">&lt;t:float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/text:span></text:span><text:span text:style-name="Fuente_20_de_20_párrafo_20_predeter."><text:span text:style-name="T232">&lt;t:float&gt;</text:span></text:span></text:p>
      <text:p text:style-name="P38"><text:span text:style-name="Fuente_20_de_20_párrafo_20_predeter."><text:span text:style-name="T227"><text:tab/><text:tab/><text:tab/>sino si (Expresion.tipo = </text:span></text:span><text:span text:style-name="Fuente_20_de_20_párrafo_20_predeter."><text:span text:style-name="T232">&lt;t:natural&gt; </text:span></text:span><text:span text:style-name="Fuente_20_de_20_párrafo_20_predeter."><text:span text:style-name="T227">v Expresion.tipo = </text:span></text:span><text:span text:style-name="Fuente_20_de_20_párrafo_20_predeter."><text:span text:style-name="T232">&lt;t:integer&gt;</text:span></text:span><text:span text:style-name="Fuente_20_de_20_párrafo_20_predeter."><text:span text:style-name="T227">)</text:span></text:span></text:p>
      <text:p text:style-name="P38"><text:span text:style-name="Fuente_20_de_20_párrafo_20_predeter."><text:span text:style-name="T227"><text:tab/><text:tab/><text:tab/><text:tab/></text:span></text:span><text:span text:style-name="Fuente_20_de_20_párrafo_20_predeter."><text:span text:style-name="T232">&lt;t:natural&gt;</text:span></text:span></text:p>
      <text:p text:style-name="P38"><text:span text:style-name="Fuente_20_de_20_párrafo_20_predeter."><text:span text:style-name="T227"><text:tab/><text:tab/><text:tab/>sino <text:tab/></text:span></text:span><text:span text:style-name="Fuente_20_de_20_párrafo_20_predeter."><text:span text:style-name="T232">&lt;t:error&gt;</text:span></text:span></text:p>
      <text:p text:style-name="P116"><text:tab/><text:tab/>ExpresionNiv4.cod <text:s/>= Expresion.cod || abs</text:p>
      <text:p text:style-name="P116"><text:tab/><text:tab/>ExpresionNiv4.modo = Expresion.val</text:p>
      <text:p text:style-name="P116"><text:tab/><text:tab/>ExpresionNiv4.etq <text:s/>= Expresion.etq</text:p>
      <text:p text:style-name="P77">}</text:p>
      <text:p text:style-name="P77"/>
      <text:p text:style-name="P25">ExpresiónNiv4 → '('</text:p>
      <text:p text:style-name="P77">{</text:p>
      <text:p text:style-name="P75"><text:tab/>Expresion.tsh = ExpresionNiv4.tsh</text:p>
      <text:p text:style-name="P98"><text:tab/>Expresion.etqh <text:s text:c="4"/>= ExpresionNiv4.etqh</text:p>
      <text:p text:style-name="P98"><text:tab/>Expresion.parh <text:s text:c="4"/>= ExpresionNiv4.parh</text:p>
      <text:p text:style-name="P77">}</text:p>
      <text:p text:style-name="P77">Expresión ')'</text:p>
      <text:p text:style-name="P77">{</text:p>
      <text:p text:style-name="P38"><text:span text:style-name="Fuente_20_de_20_párrafo_20_predeter."><text:span text:style-name="T226"><text:tab/><text:tab/></text:span></text:span><text:span text:style-name="Fuente_20_de_20_párrafo_20_predeter."><text:span text:style-name="T227">ExpresionNiv4.tipo = Expresion.tipo</text:span></text:span></text:p>
      <text:p text:style-name="P99"><text:tab/><text:span text:style-name="T3">ExpresionNiv4.modo = Expresion.modo</text:span></text:p>
      <text:p text:style-name="P98"><text:tab/>ExpresionNiv4.cod <text:s/>= Expresion.cod<text:bookmark-start text:name="__DdeLink__29024_213522392"/><text:bookmark-end text:name="__DdeLink__29024_213522392"/></text:p>
      <text:p text:style-name="P98"><text:tab/>ExpresionNiv4.etq <text:s/>= Expresion.etq</text:p>
      <text:p text:style-name="P77">}</text:p>
      <text:p text:style-name="P77"/>
      <text:p text:style-name="P25">ExpresiónNiv4 → </text:p>
      <text:p text:style-name="P77">{</text:p>
      <text:p text:style-name="P117"><text:tab/><text:tab/>Literal.etqh = ExpresionNiv4.etqh</text:p>
      <text:p text:style-name="P115"><text:span text:style-name="Fuente_20_de_20_párrafo_20_predeter."><text:span text:style-name="T2"><text:tab/><text:tab/></text:span></text:span><text:span text:style-name="Fuente_20_de_20_párrafo_20_predeter.">Literal.tsh = ExpresiónNiv4.tsh</text:span></text:p>
      <text:p text:style-name="P77">}</text:p>
      <text:p text:style-name="P77">Literal</text:p>
      <text:p text:style-name="P77">{</text:p>
      <text:p text:style-name="P115"><text:tab/><text:tab/>ExpresionNiv4.cod <text:s/>= Literal.cod</text:p>
      <text:p text:style-name="P115"><text:tab/><text:tab/>ExpresionNiv4.modo = var</text:p>
      <text:p text:style-name="P115"><text:tab/><text:tab/>ExpresionNiv4.etq <text:s/>= Literal.etq</text:p>
      <text:p text:style-name="P115"><text:span text:style-name="Fuente_20_de_20_párrafo_20_predeter."><text:span text:style-name="T2"><text:tab/><text:tab/></text:span></text:span><text:span text:style-name="Fuente_20_de_20_párrafo_20_predeter.">ExpresionNiv4.tipo = Literal.tipo</text:span></text:p>
      <text:p text:style-name="P77">}</text:p>
      <text:p text:style-name="P77"/>
      <text:p text:style-name="P37">ExpresionNiv4 → </text:p>
      <text:p text:style-name="P99">{</text:p>
      <text:p text:style-name="P66"><text:span text:style-name="Fuente_20_de_20_párrafo_20_predeter."><text:span text:style-name="T3"><text:tab/>Mem.tsh = ExpresionNiv4.tsh</text:span></text:span></text:p>
      <text:p text:style-name="P66"><text:span text:style-name="Fuente_20_de_20_párrafo_20_predeter."><text:span text:style-name="T3"><text:tab/>Mem.etqh <text:s text:c="7"/>= ExpresionNiv4.etqh</text:span></text:span></text:p>
      <text:p text:style-name="P99">}</text:p>
      <text:p text:style-name="P99">Mem</text:p>
      <text:p text:style-name="P99">{</text:p>
      <text:p text:style-name="P98"><text:tab/>ExpresionNiv4.cod <text:s text:c="3"/>=</text:p>
      <text:p text:style-name="P98"><text:tab/> <text:s text:c="3"/>si esCompatibleConTipoBasico(Mem.tipo,ExpresionNiv4.tsh) /\ not ExpresionNiv4.parh</text:p>
      <text:p text:style-name="P98"><text:tab/> <text:s text:c="7"/>Mem.cod || apila-ind</text:p>
      <text:p text:style-name="P98"><text:tab/> <text:s text:c="3"/>si no</text:p>
      <text:p text:style-name="P98"><text:tab/> <text:s text:c="7"/>Mem.cod</text:p>
      <text:p text:style-name="P98"><text:tab/>ExpresionNiv4.etq <text:s text:c="4"/>=</text:p>
      <text:p text:style-name="P98"><text:soft-page-break/><text:tab/> <text:s text:c="3"/>si esCompatibleConTipoBasico(Mem.tipo,ExpresionNiv4.tsh) /\ not ExpresionNiv4.parh</text:p>
      <text:p text:style-name="P98"><text:tab/> <text:s text:c="7"/>Mem.etq + 1</text:p>
      <text:p text:style-name="P98"><text:tab/> <text:s text:c="3"/>si no</text:p>
      <text:p text:style-name="P98"><text:s/><text:tab/> <text:s text:c="6"/>Mem.etq</text:p>
      <text:p text:style-name="P99"><text:span text:style-name="Fuente_20_de_20_párrafo_20_predeter."><text:span text:style-name="T3"><text:tab/>ExpresionNiv4</text:span></text:span><text:span text:style-name="T67">.modo = var</text:span></text:p>
      <text:p text:style-name="P66"><text:span text:style-name="Fuente_20_de_20_párrafo_20_predeter."><text:tab/></text:span><text:span text:style-name="Fuente_20_de_20_párrafo_20_predeter."><text:span text:style-name="T3">ExpresionNiv4.tipo = Mem.tipo</text:span></text:span></text:p>
      <text:p text:style-name="P99">}</text:p>
      <text:p text:style-name="P26"/>
      <text:p text:style-name="P25">Literal → litNat</text:p>
      <text:p text:style-name="P77">{</text:p>
      <text:p text:style-name="P78"><text:tab/>Literal.cod = apila LitNat.lex</text:p>
      <text:p text:style-name="P78"><text:tab/>Literal.etq = Literal.etqh + 1</text:p>
      <text:p text:style-name="P78"><text:span text:style-name="Fuente_20_de_20_párrafo_20_predeter."><text:tab/>Literal.tipo = </text:span><text:span text:style-name="Fuente_20_de_20_párrafo_20_predeter."><text:span text:style-name="T231">&lt;t:natural&gt;</text:span></text:span></text:p>
      <text:p text:style-name="P78"><text:span text:style-name="T2">}</text:span> <text:s text:c="3"/></text:p>
      <text:p text:style-name="P25">Literal → litFlo</text:p>
      <text:p text:style-name="P77">{</text:p>
      <text:p text:style-name="P78"><text:tab/>Literal.cod = apila litFlo.lex</text:p>
      <text:p text:style-name="P78"><text:tab/>Literal.etq = Literal.etqh + 1</text:p>
      <text:p text:style-name="P78"><text:span text:style-name="Fuente_20_de_20_párrafo_20_predeter."><text:span text:style-name="T217"><text:tab/>Literal.tipo = </text:span></text:span><text:span text:style-name="Fuente_20_de_20_párrafo_20_predeter."><text:span text:style-name="T234">&lt;t:float&gt;</text:span></text:span></text:p>
      <text:p text:style-name="P78"><text:span text:style-name="T2">}</text:span> <text:s text:c="3"/></text:p>
      <text:p text:style-name="P78"/>
      <text:p text:style-name="P25">Literal → litTrue</text:p>
      <text:p text:style-name="P77">{</text:p>
      <text:p text:style-name="P78"><text:tab/>Literal.cod = apila true</text:p>
      <text:p text:style-name="P78"><text:tab/>Literal.etq = Literal.etqh + 1</text:p>
      <text:p text:style-name="P78"><text:span text:style-name="Fuente_20_de_20_párrafo_20_predeter."><text:span text:style-name="T217"><text:tab/>Literal.tipo = </text:span></text:span><text:span text:style-name="Fuente_20_de_20_párrafo_20_predeter."><text:span text:style-name="T234">&lt;t:boolean&gt;</text:span></text:span></text:p>
      <text:p text:style-name="P77">}</text:p>
      <text:p text:style-name="P24"><text:s text:c="4"/></text:p>
      <text:p text:style-name="P25">Literal → litFalse</text:p>
      <text:p text:style-name="P77">{</text:p>
      <text:p text:style-name="P78"><text:tab/>Literal.cod = apila false</text:p>
      <text:p text:style-name="P78"><text:tab/>Literal.etq = Literal.etqh + 1</text:p>
      <text:p text:style-name="P78"><text:tab/><text:span text:style-name="Fuente_20_de_20_párrafo_20_predeter."><text:span text:style-name="T217">Literal.tipo = </text:span></text:span><text:span text:style-name="Fuente_20_de_20_párrafo_20_predeter."><text:span text:style-name="T234">&lt;t:boolean&gt;</text:span></text:span></text:p>
      <text:p text:style-name="P77">}</text:p>
      <text:p text:style-name="P24"><text:s text:c="4"/></text:p>
      <text:p text:style-name="P25">Literal → litCha</text:p>
      <text:p text:style-name="P77">{</text:p>
      <text:p text:style-name="P78"><text:tab/>Literal.cod = apila litCha.lex</text:p>
      <text:p text:style-name="P78"><text:tab/>Literal.etq = Literal.etqh + 1</text:p>
      <text:p text:style-name="P78"><text:span text:style-name="Fuente_20_de_20_párrafo_20_predeter."><text:span text:style-name="T217"><text:tab/>Literal.tipo = </text:span></text:span><text:span text:style-name="Fuente_20_de_20_párrafo_20_predeter."><text:span text:style-name="T234">&lt;t:character&gt;</text:span></text:span></text:p>
      <text:p text:style-name="P77">}</text:p>
      <text:p text:style-name="P8"/>
      <text:p text:style-name="P50">OpNiv0 → &lt;</text:p>
      <text:p text:style-name="P50"><text:tab/><text:span text:style-name="T3">{OpNiv0.op = menor}</text:span></text:p>
      <text:p text:style-name="P50">OpNiv0 → &gt;<text:tab/></text:p>
      <text:p text:style-name="P50"><text:tab/><text:span text:style-name="T3">{OpNiv0.op = mayor}</text:span></text:p>
      <text:p text:style-name="P50">OpNiv0 → &lt;=</text:p>
      <text:p text:style-name="P50"><text:tab/><text:span text:style-name="T3">{OpNiv0.op = menor-ig}</text:span></text:p>
      <text:p text:style-name="P50">OpNiv0 → &gt;=</text:p>
      <text:p text:style-name="P50"><text:tab/><text:span text:style-name="T3">{OpNiv0.op = mayor-ig}</text:span></text:p>
      <text:p text:style-name="P50">OpNiv0 → =</text:p>
      <text:p text:style-name="P50"><text:tab/><text:span text:style-name="T3">{OpNiv0.op = igual}</text:span></text:p>
      <text:p text:style-name="P50">OpNiv0 → =/=</text:p>
      <text:p text:style-name="P50"><text:tab/><text:span text:style-name="T3">{OpNiv0.op = no-igual}</text:span></text:p>
      <text:p text:style-name="P50">OpNiv1 → +</text:p>
      <text:p text:style-name="P50"><text:tab/><text:span text:style-name="T3">{OpNiv1.op = suma}</text:span></text:p>
      <text:p text:style-name="P50">OpNiv1 → -</text:p>
      <text:p text:style-name="P50"><text:tab/><text:span text:style-name="T3">{OpNiv1.op = resta}</text:span></text:p>
      <text:p text:style-name="P50">OpNiv1 → or</text:p>
      <text:p text:style-name="P50"><text:soft-page-break/><text:tab/><text:span text:style-name="T3">{OpNiv1.op = o}</text:span></text:p>
      <text:p text:style-name="P50">OpNiv2 → *</text:p>
      <text:p text:style-name="P50"><text:tab/><text:span text:style-name="T3">{OpNiv2.op = multiplica}</text:span></text:p>
      <text:p text:style-name="P50">OpNiv2 → /</text:p>
      <text:p text:style-name="P50"><text:tab/><text:span text:style-name="T3">{OpNiv2.op = divide}</text:span></text:p>
      <text:p text:style-name="P50">OpNiv2 → %</text:p>
      <text:p text:style-name="P50"><text:tab/><text:span text:style-name="T3">{OpNiv2.op = modulo}</text:span></text:p>
      <text:p text:style-name="P50">OpNiv2 → and</text:p>
      <text:p text:style-name="P50"><text:tab/><text:span text:style-name="T3">{OpNiv2.op = y}</text:span></text:p>
      <text:p text:style-name="P9">OpNiv3 → &gt;&gt;</text:p>
      <text:p text:style-name="P9"><text:tab/><text:span text:style-name="T3">{OpNiv3.op = shl}</text:span></text:p>
      <text:p text:style-name="P9">OpNiv3 → &lt;&lt;</text:p>
      <text:p text:style-name="P9"><text:tab/><text:span text:style-name="T3">{OpNiv3.op = shr}</text:span></text:p>
      <text:p text:style-name="P9">OpNiv4 → not</text:p>
      <text:p text:style-name="P9"><text:tab/><text:span text:style-name="T3">{OpNiv4.op = no}</text:span></text:p>
      <text:p text:style-name="P9">OpNiv4 → -</text:p>
      <text:p text:style-name="P9"><text:tab/><text:span text:style-name="T3">{OpNiv4.op = menos}</text:span></text:p>
      <text:p text:style-name="P9">OpNiv4 → (float)</text:p>
      <text:p text:style-name="P9"><text:tab/><text:span text:style-name="T3">{OpNiv4.op = cast-float}</text:span></text:p>
      <text:p text:style-name="P9">OpNiv4 → (int)</text:p>
      <text:p text:style-name="P9"><text:tab/><text:span text:style-name="T3">{OpNiv4.op = cast-int}</text:span></text:p>
      <text:p text:style-name="P9">OpNiv4 → (nat)</text:p>
      <text:p text:style-name="P9"><text:tab/><text:span text:style-name="T3">{OpNiv4.op = cast-nat}</text:span></text:p>
      <text:p text:style-name="P9">OpNiv4 → (char)</text:p>
      <text:p text:style-name="P49"><text:tab/>{OpNiv4.op = cast-char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horndale AMT" svg:font-family="'Thorndale AMT'"/>
    <style:font-face style:name="Thorndale AMT1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ctor </meta:initial-creator>
    <meta:creation-date>2010-01-16T14:07:23</meta:creation-date>
    <dc:date>2010-05-14T11:17:57</dc:date>
    <meta:editing-duration>PT30H26M57S</meta:editing-duration>
    <meta:editing-cycles>37</meta:editing-cycles>
    <meta:generator>OpenOffice.org/3.2$Linux OpenOffice.org_project/320m21$Build-9319</meta:generator>
    <dc:creator>Hector </dc:creator>
    <meta:document-statistic meta:table-count="0" meta:image-count="0" meta:object-count="0" meta:page-count="24" meta:paragraph-count="1241" meta:word-count="3409" meta:character-count="27039"/>
  </office:meta>
</office:document-meta>
</file>